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NewPSMT" svg:font-family="CourierNewPSMT"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tarSymbol" svg:font-family="StarSymbol"/>
    <style:font-face style:name="StarSymbol1" svg:font-family="Star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au1" style:family="table">
      <style:table-properties style:width="17.136cm" fo:margin-left="0cm" fo:margin-top="0cm" fo:margin-bottom="0cm" table:align="left" style:writing-mode="lr-tb"/>
    </style:style>
    <style:style style:name="Tableau1.A" style:family="table-column">
      <style:table-column-properties style:column-width="2.985cm"/>
    </style:style>
    <style:style style:name="Tableau1.B" style:family="table-column">
      <style:table-column-properties style:column-width="7.006cm"/>
    </style:style>
    <style:style style:name="Tableau1.C" style:family="table-column">
      <style:table-column-properties style:column-width="3.678cm"/>
    </style:style>
    <style:style style:name="Tableau1.D" style:family="table-column">
      <style:table-column-properties style:column-width="3.468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none" fo:border-right="none" fo:border-top="1.5pt solid #000000" fo:border-bottom="none" style:writing-mode="lr-tb"/>
    </style:style>
    <style:style style:name="Tableau1.A2" style:family="table-cell">
      <style:table-cell-properties fo:padding-left="0.191cm" fo:padding-right="0.191cm" fo:padding-top="0cm" fo:padding-bottom="0cm" fo:border="none" style:writing-mode="lr-tb"/>
    </style:style>
    <style:style style:name="Tableau1.A3" style:family="table-cell">
      <style:table-cell-properties fo:padding-left="0.191cm" fo:padding-right="0.191cm" fo:padding-top="0cm" fo:padding-bottom="0cm" fo:border-left="none" fo:border-right="none" fo:border-top="none" fo:border-bottom="1.5pt solid #000000" style:writing-mode="lr-tb"/>
    </style:style>
    <style:style style:name="Tableau2" style:family="table">
      <style:table-properties style:width="17.029cm" fo:margin-top="0cm" fo:margin-bottom="0cm" table:align="center" style:writing-mode="lr-tb"/>
    </style:style>
    <style:style style:name="Tableau2.A" style:family="table-column">
      <style:table-column-properties style:column-width="2.256cm"/>
    </style:style>
    <style:style style:name="Tableau2.B" style:family="table-column">
      <style:table-column-properties style:column-width="10.994cm"/>
    </style:style>
    <style:style style:name="Tableau2.C" style:family="table-column">
      <style:table-column-properties style:column-width="1.296cm"/>
    </style:style>
    <style:style style:name="Tableau2.D" style:family="table-column">
      <style:table-column-properties style:column-width="1.321cm"/>
    </style:style>
    <style:style style:name="Tableau2.E" style:family="table-column">
      <style:table-column-properties style:column-width="1.161cm"/>
    </style:style>
    <style:style style:name="Tableau2.1" style:family="table-row">
      <style:table-row-properties style:min-row-height="0.6cm" fo:keep-together="auto"/>
    </style:style>
    <style:style style:name="Tableau2.A1" style:family="table-cell">
      <style:table-cell-properties fo:background-color="transparent" fo:padding="0.097cm" fo:border-left="none" fo:border-right="0.5pt solid #000000" fo:border-top="none" fo:border-bottom="0.5pt solid #000000">
        <style:background-image/>
      </style:table-cell-properties>
    </style:style>
    <style:style style:name="Tableau2.B1" style:family="table-cell">
      <style:table-cell-properties style:vertical-align="middle" fo:background-color="#70ac2e" fo:padding="0.097cm" fo:border-left="0.5pt solid #000000" fo:border-right="none" fo:border-top="0.25pt solid #000000" fo:border-bottom="0.25pt solid #000000">
        <style:background-image/>
      </style:table-cell-properties>
    </style:style>
    <style:style style:name="Tableau2.C1" style:family="table-cell">
      <style:table-cell-properties style:vertical-align="middle" fo:background-color="#70ac2e" fo:padding="0.097cm" fo:border="0.25pt solid #000000">
        <style:background-image/>
      </style:table-cell-properties>
    </style:style>
    <style:style style:name="Tableau2.D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2.2" style:family="table-row">
      <style:table-row-properties style:min-row-height="0.397cm" fo:keep-together="auto"/>
    </style:style>
    <style:style style:name="Tableau2.A2" style:family="table-cell">
      <style:table-cell-properties style:vertical-align="middle" fo:background-color="transparent" fo:padding="0.097cm" fo:border-left="0.25pt solid #000000" fo:border-right="none" fo:border-top="0.5pt solid #000000" fo:border-bottom="0.25pt solid #000000">
        <style:background-image/>
      </style:table-cell-properties>
    </style:style>
    <style:style style:name="Tableau2.B2" style:family="table-cell">
      <style:table-cell-properties fo:background-color="#f2f2f2" fo:padding="0.097cm" fo:border-left="0.25pt solid #000000" fo:border-right="none" fo:border-top="none" fo:border-bottom="0.25pt solid #000000">
        <style:background-image/>
      </style:table-cell-properties>
    </style:style>
    <style:style style:name="Tableau2.C2"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2.D2" style:family="table-cell">
      <style:table-cell-properties fo:background-color="#92d050" fo:padding="0.097cm" fo:border-left="0.25pt solid #000000" fo:border-right="none" fo:border-top="none" fo:border-bottom="0.25pt solid #000000">
        <style:background-image/>
      </style:table-cell-properties>
    </style:style>
    <style:style style:name="Tableau2.E2" style:family="table-cell">
      <style:table-cell-properties style:vertical-align="middle" fo:background-color="#f2f2f2" fo:padding="0.097cm" fo:border-left="0.25pt solid #000000" fo:border-right="0.25pt solid #000000" fo:border-top="none" fo:border-bottom="0.25pt solid #000000">
        <style:background-image/>
      </style:table-cell-properties>
    </style:style>
    <style:style style:name="Tableau2.3" style:family="table-row">
      <style:table-row-properties fo:keep-together="auto"/>
    </style:style>
    <style:style style:name="Tableau2.A3" style:family="table-cell">
      <style:table-cell-properties fo:background-color="transparent" fo:padding="0.097cm" fo:border-left="0.25pt solid #000000" fo:border-right="none" fo:border-top="none" fo:border-bottom="0.25pt solid #000000">
        <style:background-image/>
      </style:table-cell-properties>
    </style:style>
    <style:style style:name="Tableau2.B3" style:family="table-cell">
      <style:table-cell-properties fo:background-color="transparent" fo:padding="0.097cm" fo:border-left="0.25pt solid #000000" fo:border-right="none" fo:border-top="none" fo:border-bottom="0.25pt solid #000000">
        <style:background-image/>
      </style:table-cell-properties>
    </style:style>
    <style:style style:name="Tableau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D3" style:family="table-cell">
      <style:table-cell-properties fo:background-color="#92d050" fo:padding="0.097cm" fo:border-left="0.25pt solid #000000" fo:border-right="none" fo:border-top="none" fo:border-bottom="0.25pt solid #000000">
        <style:background-image/>
      </style:table-cell-properties>
    </style:style>
    <style:style style:name="Tableau2.E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au2.4" style:family="table-row">
      <style:table-row-properties fo:keep-together="auto"/>
    </style:style>
    <style:style style:name="Tableau2.A4" style:family="table-cell">
      <style:table-cell-properties fo:background-color="transparent" fo:padding="0.097cm" fo:border-left="0.25pt solid #000000" fo:border-right="none" fo:border-top="none" fo:border-bottom="0.25pt solid #000000">
        <style:background-image/>
      </style:table-cell-properties>
    </style:style>
    <style:style style:name="Tableau2.B4" style:family="table-cell">
      <style:table-cell-properties fo:background-color="#f2f2f2" fo:padding="0.097cm" fo:border-left="0.25pt solid #000000" fo:border-right="none" fo:border-top="none" fo:border-bottom="0.25pt solid #000000">
        <style:background-image/>
      </style:table-cell-properties>
    </style:style>
    <style:style style:name="Tableau2.C4"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2.D4" style:family="table-cell">
      <style:table-cell-properties fo:background-color="#92d050" fo:padding="0.097cm" fo:border-left="0.25pt solid #000000" fo:border-right="none" fo:border-top="none" fo:border-bottom="0.25pt solid #000000">
        <style:background-image/>
      </style:table-cell-properties>
    </style:style>
    <style:style style:name="Tableau2.5" style:family="table-row">
      <style:table-row-properties fo:keep-together="auto"/>
    </style:style>
    <style:style style:name="Tableau2.A5" style:family="table-cell">
      <style:table-cell-properties fo:background-color="transparent" fo:padding="0.097cm" fo:border-left="0.25pt solid #000000" fo:border-right="none" fo:border-top="none" fo:border-bottom="0.25pt solid #000000">
        <style:background-image/>
      </style:table-cell-properties>
    </style:style>
    <style:style style:name="Tableau2.B5" style:family="table-cell">
      <style:table-cell-properties fo:background-color="transparent" fo:padding="0.097cm" fo:border-left="0.25pt solid #000000" fo:border-right="none" fo:border-top="none" fo:border-bottom="0.25pt solid #000000">
        <style:background-image/>
      </style:table-cell-properties>
    </style:style>
    <style:style style:name="Tableau2.C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D5" style:family="table-cell">
      <style:table-cell-properties fo:background-color="#92d050" fo:padding="0.097cm" fo:border-left="0.25pt solid #000000" fo:border-right="none" fo:border-top="none" fo:border-bottom="0.25pt solid #000000">
        <style:background-image/>
      </style:table-cell-properties>
    </style:style>
    <style:style style:name="Tableau2.6" style:family="table-row">
      <style:table-row-properties fo:keep-together="auto"/>
    </style:style>
    <style:style style:name="Tableau2.A6" style:family="table-cell">
      <style:table-cell-properties fo:background-color="transparent" fo:padding="0.097cm" fo:border-left="0.25pt solid #000000" fo:border-right="none" fo:border-top="none" fo:border-bottom="0.25pt solid #000000">
        <style:background-image/>
      </style:table-cell-properties>
    </style:style>
    <style:style style:name="Tableau2.B6" style:family="table-cell">
      <style:table-cell-properties fo:background-color="#f2f2f2" fo:padding="0.097cm" fo:border-left="0.25pt solid #000000" fo:border-right="none" fo:border-top="none" fo:border-bottom="0.25pt solid #000000">
        <style:background-image/>
      </style:table-cell-properties>
    </style:style>
    <style:style style:name="Tableau2.C6"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2.D6" style:family="table-cell">
      <style:table-cell-properties fo:background-color="#92d050" fo:padding="0.097cm" fo:border-left="0.25pt solid #000000" fo:border-right="none" fo:border-top="none" fo:border-bottom="0.25pt solid #000000">
        <style:background-image/>
      </style:table-cell-properties>
    </style:style>
    <style:style style:name="Tableau2.7" style:family="table-row">
      <style:table-row-properties fo:keep-together="auto"/>
    </style:style>
    <style:style style:name="Tableau2.A7" style:family="table-cell">
      <style:table-cell-properties style:vertical-align="middle" fo:background-color="#f2f2f2" fo:padding="0.097cm" fo:border-left="0.25pt solid #000000" fo:border-right="none" fo:border-top="none" fo:border-bottom="0.25pt solid #000000">
        <style:background-image/>
      </style:table-cell-properties>
    </style:style>
    <style:style style:name="Tableau2.B7" style:family="table-cell">
      <style:table-cell-properties fo:background-color="transparent" fo:padding="0.097cm" fo:border-left="0.25pt solid #000000" fo:border-right="none" fo:border-top="none" fo:border-bottom="0.25pt solid #000000">
        <style:background-image/>
      </style:table-cell-properties>
    </style:style>
    <style:style style:name="Tableau2.C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D7" style:family="table-cell">
      <style:table-cell-properties fo:background-color="#92d050" fo:padding="0.097cm" fo:border-left="0.25pt solid #000000" fo:border-right="none" fo:border-top="none" fo:border-bottom="0.25pt solid #000000">
        <style:background-image/>
      </style:table-cell-properties>
    </style:style>
    <style:style style:name="Tableau2.8" style:family="table-row">
      <style:table-row-properties fo:keep-together="auto"/>
    </style:style>
    <style:style style:name="Tableau2.A8" style:family="table-cell">
      <style:table-cell-properties fo:background-color="#f2f2f2" fo:padding="0.097cm" fo:border-left="0.25pt solid #000000" fo:border-right="none" fo:border-top="none" fo:border-bottom="0.25pt solid #000000">
        <style:background-image/>
      </style:table-cell-properties>
    </style:style>
    <style:style style:name="Tableau2.B8" style:family="table-cell">
      <style:table-cell-properties fo:background-color="#f2f2f2" fo:padding="0.097cm" fo:border-left="0.25pt solid #000000" fo:border-right="none" fo:border-top="none" fo:border-bottom="0.25pt solid #000000">
        <style:background-image/>
      </style:table-cell-properties>
    </style:style>
    <style:style style:name="Tableau2.C8"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2.D8" style:family="table-cell">
      <style:table-cell-properties fo:background-color="#92d050" fo:padding="0.097cm" fo:border-left="0.25pt solid #000000" fo:border-right="none" fo:border-top="none" fo:border-bottom="0.25pt solid #000000">
        <style:background-image/>
      </style:table-cell-properties>
    </style:style>
    <style:style style:name="Tableau2.9" style:family="table-row">
      <style:table-row-properties fo:keep-together="auto"/>
    </style:style>
    <style:style style:name="Tableau2.A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au2.B9" style:family="table-cell">
      <style:table-cell-properties fo:background-color="transparent" fo:padding="0.097cm" fo:border-left="0.25pt solid #000000" fo:border-right="none" fo:border-top="none" fo:border-bottom="0.25pt solid #000000">
        <style:background-image/>
      </style:table-cell-properties>
    </style:style>
    <style:style style:name="Tableau2.C9"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D9" style:family="table-cell">
      <style:table-cell-properties fo:background-color="#92d050" fo:padding="0.097cm" fo:border-left="0.25pt solid #000000" fo:border-right="none" fo:border-top="none" fo:border-bottom="0.25pt solid #000000">
        <style:background-image/>
      </style:table-cell-properties>
    </style:style>
    <style:style style:name="Tableau2.10" style:family="table-row">
      <style:table-row-properties fo:keep-together="auto"/>
    </style:style>
    <style:style style:name="Tableau2.A10" style:family="table-cell">
      <style:table-cell-properties fo:background-color="transparent" fo:padding="0.097cm" fo:border-left="0.25pt solid #000000" fo:border-right="none" fo:border-top="none" fo:border-bottom="none">
        <style:background-image/>
      </style:table-cell-properties>
    </style:style>
    <style:style style:name="Tableau2.B10"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2.C10" style:family="table-cell">
      <style:table-cell-properties fo:background-color="#f2f2f2" fo:padding="0.097cm" fo:border="0.25pt solid #000000">
        <style:background-image/>
      </style:table-cell-properties>
    </style:style>
    <style:style style:name="Tableau2.D10"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E10" style:family="table-cell">
      <style:table-cell-properties style:vertical-align="middle" fo:background-color="#f2f2f2" fo:padding="0.097cm" fo:border="0.25pt solid #000000">
        <style:background-image/>
      </style:table-cell-properties>
    </style:style>
    <style:style style:name="Tableau2.11" style:family="table-row">
      <style:table-row-properties fo:keep-together="auto"/>
    </style:style>
    <style:style style:name="Tableau2.A11" style:family="table-cell">
      <style:table-cell-properties fo:background-color="transparent" fo:padding="0.097cm" fo:border-left="0.25pt solid #000000" fo:border-right="none" fo:border-top="none" fo:border-bottom="0.25pt solid #000000">
        <style:background-image/>
      </style:table-cell-properties>
    </style:style>
    <style:style style:name="Tableau2.B1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C11" style:family="table-cell">
      <style:table-cell-properties fo:background-color="transparent" fo:padding="0.097cm" fo:border="0.25pt solid #000000">
        <style:background-image/>
      </style:table-cell-properties>
    </style:style>
    <style:style style:name="Tableau2.D11"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E11" style:family="table-cell">
      <style:table-cell-properties style:vertical-align="middle" fo:background-color="transparent" fo:padding="0.097cm" fo:border="0.25pt solid #000000">
        <style:background-image/>
      </style:table-cell-properties>
    </style:style>
    <style:style style:name="Tableau2.12" style:family="table-row">
      <style:table-row-properties fo:keep-together="auto"/>
    </style:style>
    <style:style style:name="Tableau2.A12" style:family="table-cell">
      <style:table-cell-properties style:vertical-align="middle" fo:background-color="#f2f2f2" fo:padding="0.097cm" fo:border-left="0.25pt solid #000000" fo:border-right="none" fo:border-top="0.25pt solid #000000" fo:border-bottom="0.25pt solid #000000">
        <style:background-image/>
      </style:table-cell-properties>
    </style:style>
    <style:style style:name="Tableau2.B12"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2.C12" style:family="table-cell">
      <style:table-cell-properties fo:background-color="#f2f2f2" fo:padding="0.097cm" fo:border="0.25pt solid #000000">
        <style:background-image/>
      </style:table-cell-properties>
    </style:style>
    <style:style style:name="Tableau2.D12"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3" style:family="table-row">
      <style:table-row-properties fo:keep-together="auto"/>
    </style:style>
    <style:style style:name="Tableau2.A13" style:family="table-cell">
      <style:table-cell-properties fo:background-color="#f2f2f2" fo:padding="0.097cm" fo:border-left="0.25pt solid #000000" fo:border-right="none" fo:border-top="none" fo:border-bottom="none">
        <style:background-image/>
      </style:table-cell-properties>
    </style:style>
    <style:style style:name="Tableau2.B13"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C13" style:family="table-cell">
      <style:table-cell-properties fo:background-color="transparent" fo:padding="0.097cm" fo:border="0.25pt solid #000000">
        <style:background-image/>
      </style:table-cell-properties>
    </style:style>
    <style:style style:name="Tableau2.D13"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4" style:family="table-row">
      <style:table-row-properties fo:keep-together="auto"/>
    </style:style>
    <style:style style:name="Tableau2.A14" style:family="table-cell">
      <style:table-cell-properties fo:background-color="#f2f2f2" fo:padding="0.097cm" fo:border-left="0.25pt solid #000000" fo:border-right="none" fo:border-top="none" fo:border-bottom="none">
        <style:background-image/>
      </style:table-cell-properties>
    </style:style>
    <style:style style:name="Tableau2.B14"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2.C14" style:family="table-cell">
      <style:table-cell-properties fo:background-color="#f2f2f2" fo:padding="0.097cm" fo:border="0.25pt solid #000000">
        <style:background-image/>
      </style:table-cell-properties>
    </style:style>
    <style:style style:name="Tableau2.D14"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5" style:family="table-row">
      <style:table-row-properties fo:keep-together="auto"/>
    </style:style>
    <style:style style:name="Tableau2.A15" style:family="table-cell">
      <style:table-cell-properties fo:background-color="#f2f2f2" fo:padding="0.097cm" fo:border-left="0.25pt solid #000000" fo:border-right="none" fo:border-top="none" fo:border-bottom="none">
        <style:background-image/>
      </style:table-cell-properties>
    </style:style>
    <style:style style:name="Tableau2.B15"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C15" style:family="table-cell">
      <style:table-cell-properties fo:background-color="transparent" fo:padding="0.097cm" fo:border="0.25pt solid #000000">
        <style:background-image/>
      </style:table-cell-properties>
    </style:style>
    <style:style style:name="Tableau2.D15"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6" style:family="table-row">
      <style:table-row-properties fo:keep-together="auto"/>
    </style:style>
    <style:style style:name="Tableau2.A16" style:family="table-cell">
      <style:table-cell-properties fo:background-color="#f2f2f2" fo:padding="0.097cm" fo:border-left="0.25pt solid #000000" fo:border-right="none" fo:border-top="none" fo:border-bottom="none">
        <style:background-image/>
      </style:table-cell-properties>
    </style:style>
    <style:style style:name="Tableau2.B16"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2.C16" style:family="table-cell">
      <style:table-cell-properties fo:background-color="#f2f2f2" fo:padding="0.097cm" fo:border="0.25pt solid #000000">
        <style:background-image/>
      </style:table-cell-properties>
    </style:style>
    <style:style style:name="Tableau2.D16"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7" style:family="table-row">
      <style:table-row-properties fo:keep-together="auto"/>
    </style:style>
    <style:style style:name="Tableau2.A17" style:family="table-cell">
      <style:table-cell-properties fo:background-color="#f2f2f2" fo:padding="0.097cm" fo:border-left="0.25pt solid #000000" fo:border-right="none" fo:border-top="none" fo:border-bottom="none">
        <style:background-image/>
      </style:table-cell-properties>
    </style:style>
    <style:style style:name="Tableau2.B17"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C17" style:family="table-cell">
      <style:table-cell-properties fo:background-color="transparent" fo:padding="0.097cm" fo:border="0.25pt solid #000000">
        <style:background-image/>
      </style:table-cell-properties>
    </style:style>
    <style:style style:name="Tableau2.D17"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8" style:family="table-row">
      <style:table-row-properties fo:keep-together="auto"/>
    </style:style>
    <style:style style:name="Tableau2.A18" style:family="table-cell">
      <style:table-cell-properties fo:background-color="#f2f2f2" fo:padding="0.097cm" fo:border-left="0.25pt solid #000000" fo:border-right="none" fo:border-top="none" fo:border-bottom="none">
        <style:background-image/>
      </style:table-cell-properties>
    </style:style>
    <style:style style:name="Tableau2.B18"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2.C18" style:family="table-cell">
      <style:table-cell-properties fo:background-color="#f2f2f2" fo:padding="0.097cm" fo:border="0.25pt solid #000000">
        <style:background-image/>
      </style:table-cell-properties>
    </style:style>
    <style:style style:name="Tableau2.D18"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19" style:family="table-row">
      <style:table-row-properties fo:keep-together="auto"/>
    </style:style>
    <style:style style:name="Tableau2.A19" style:family="table-cell">
      <style:table-cell-properties fo:background-color="#f2f2f2" fo:padding="0.097cm" fo:border-left="0.25pt solid #000000" fo:border-right="none" fo:border-top="none" fo:border-bottom="none">
        <style:background-image/>
      </style:table-cell-properties>
    </style:style>
    <style:style style:name="Tableau2.B19"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C19" style:family="table-cell">
      <style:table-cell-properties fo:background-color="transparent" fo:padding="0.097cm" fo:border="0.25pt solid #000000">
        <style:background-image/>
      </style:table-cell-properties>
    </style:style>
    <style:style style:name="Tableau2.D19"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2.20" style:family="table-row">
      <style:table-row-properties fo:keep-together="auto"/>
    </style:style>
    <style:style style:name="Tableau2.A20" style:family="table-cell">
      <style:table-cell-properties fo:background-color="#f2f2f2" fo:padding="0.097cm" fo:border-left="0.25pt solid #000000" fo:border-right="none" fo:border-top="none" fo:border-bottom="0.25pt solid #000000">
        <style:background-image/>
      </style:table-cell-properties>
    </style:style>
    <style:style style:name="Tableau2.B20"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2.C20" style:family="table-cell">
      <style:table-cell-properties fo:background-color="#f2f2f2" fo:padding="0.097cm" fo:border="0.25pt solid #000000">
        <style:background-image/>
      </style:table-cell-properties>
    </style:style>
    <style:style style:name="Tableau2.D20"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3" style:family="table">
      <style:table-properties style:width="14.995cm" fo:margin-left="1cm" fo:margin-top="0cm" fo:margin-bottom="0cm" table:align="left" style:writing-mode="lr-tb"/>
    </style:style>
    <style:style style:name="Tableau3.A" style:family="table-column">
      <style:table-column-properties style:column-width="5.382cm"/>
    </style:style>
    <style:style style:name="Tableau3.B" style:family="table-column">
      <style:table-column-properties style:column-width="1.84cm"/>
    </style:style>
    <style:style style:name="Tableau3.C" style:family="table-column">
      <style:table-column-properties style:column-width="2.094cm"/>
    </style:style>
    <style:style style:name="Tableau3.D" style:family="table-column">
      <style:table-column-properties style:column-width="1.857cm"/>
    </style:style>
    <style:style style:name="Tableau3.E" style:family="table-column">
      <style:table-column-properties style:column-width="1.954cm"/>
    </style:style>
    <style:style style:name="Tableau3.F" style:family="table-column">
      <style:table-column-properties style:column-width="1.868cm"/>
    </style:style>
    <style:style style:name="Tableau3.1" style:family="table-row">
      <style:table-row-properties style:min-row-height="0.369cm" fo:keep-together="auto"/>
    </style:style>
    <style:style style:name="Tableau3.A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3.B1" style:family="table-cell">
      <style:table-cell-properties fo:background-color="#70ac2e" fo:padding="0.097cm" fo:border="0.25pt solid #000000">
        <style:background-image/>
      </style:table-cell-properties>
    </style:style>
    <style:style style:name="Tableau3.E1" style:family="table-cell">
      <style:table-cell-properties style:vertical-align="middle" fo:background-color="#70ac2e" fo:padding="0.097cm" fo:border="0.25pt solid #000000">
        <style:background-image/>
      </style:table-cell-properties>
    </style:style>
    <style:style style:name="Tableau3.2" style:family="table-row">
      <style:table-row-properties style:min-row-height="0.6cm" fo:keep-together="auto"/>
    </style:style>
    <style:style style:name="Tableau3.A2" style:family="table-cell">
      <style:table-cell-properties fo:background-color="#92d050" fo:padding="0.097cm" fo:border-left="0.25pt solid #000000" fo:border-right="none" fo:border-top="none" fo:border-bottom="0.25pt solid #000000">
        <style:background-image/>
      </style:table-cell-properties>
    </style:style>
    <style:style style:name="Tableau3.B2" style:family="table-cell">
      <style:table-cell-properties fo:background-color="#70ac2e" fo:padding="0.097cm" fo:border-left="0.25pt solid #000000" fo:border-right="none" fo:border-top="0.25pt solid #000000" fo:border-bottom="0.25pt solid #000000">
        <style:background-image/>
      </style:table-cell-properties>
    </style:style>
    <style:style style:name="Tableau3.C2" style:family="table-cell">
      <style:table-cell-properties fo:background-color="#70ac2e" fo:padding="0.097cm" fo:border="0.25pt solid #000000">
        <style:background-image/>
      </style:table-cell-properties>
    </style:style>
    <style:style style:name="Tableau3.D2" style:family="table-cell">
      <style:table-cell-properties style:vertical-align="middle" fo:background-color="#92d050" fo:padding="0.097cm" fo:border-left="0.25pt solid #000000" fo:border-right="none" fo:border-top="none" fo:border-bottom="0.25pt solid #000000">
        <style:background-image/>
      </style:table-cell-properties>
    </style:style>
    <style:style style:name="Tableau3.E2" style:family="table-cell">
      <style:table-cell-properties fo:background-color="#92d050" fo:padding="0.097cm" fo:border-left="0.25pt solid #000000" fo:border-right="0.25pt solid #000000" fo:border-top="none" fo:border-bottom="0.25pt solid #000000">
        <style:background-image/>
      </style:table-cell-properties>
    </style:style>
    <style:style style:name="Tableau3.F2" style:family="table-cell">
      <style:table-cell-properties fo:background-color="#92d050" fo:padding="0.097cm" fo:border-left="0.25pt solid #000000" fo:border-right="0.25pt solid #000000" fo:border-top="none" fo:border-bottom="0.25pt solid #000000">
        <style:background-image/>
      </style:table-cell-properties>
    </style:style>
    <style:style style:name="Tableau3.3" style:family="table-row">
      <style:table-row-properties style:min-row-height="0.988cm" fo:keep-together="auto"/>
    </style:style>
    <style:style style:name="Tableau3.A3" style:family="table-cell">
      <style:table-cell-properties style:vertical-align="middle" fo:padding="0.097cm" fo:border-left="0.25pt solid #000000" fo:border-right="none" fo:border-top="0.25pt solid #000000" fo:border-bottom="0.25pt solid #000000"/>
    </style:style>
    <style:style style:name="Tableau3.B3" style:family="table-cell">
      <style:table-cell-properties style:vertical-align="middle" fo:padding="0.097cm" fo:border-left="0.25pt solid #000000" fo:border-right="none" fo:border-top="0.25pt solid #000000" fo:border-bottom="0.25pt solid #000000"/>
    </style:style>
    <style:style style:name="Tableau3.C3" style:family="table-cell">
      <style:table-cell-properties style:vertical-align="middle" fo:background-color="#92d050" fo:padding="0.097cm" fo:border="0.25pt solid #000000">
        <style:background-image/>
      </style:table-cell-properties>
    </style:style>
    <style:style style:name="Tableau3.D3" style:family="table-cell">
      <style:table-cell-properties style:vertical-align="middle" fo:background-color="#92d050" fo:padding="0.097cm" fo:border-left="0.25pt solid #000000" fo:border-right="none" fo:border-top="0.25pt solid #000000" fo:border-bottom="0.25pt solid #000000">
        <style:background-image/>
      </style:table-cell-properties>
    </style:style>
    <style:style style:name="Tableau3.F3" style:family="table-cell">
      <style:table-cell-properties style:vertical-align="middle" fo:background-color="#f2f2f2" fo:padding="0.097cm" fo:border="0.25pt solid #000000">
        <style:background-image/>
      </style:table-cell-properties>
    </style:style>
    <style:style style:name="Tableau3.4" style:family="table-row">
      <style:table-row-properties style:min-row-height="0.035cm" fo:keep-together="auto"/>
    </style:style>
    <style:style style:name="Tableau3.A4" style:family="table-cell">
      <style:table-cell-properties style:vertical-align="middle" fo:padding="0.097cm" fo:border-left="0.25pt solid #000000" fo:border-right="none" fo:border-top="0.25pt solid #000000" fo:border-bottom="0.25pt solid #000000"/>
    </style:style>
    <style:style style:name="Tableau3.B4" style:family="table-cell">
      <style:table-cell-properties style:vertical-align="middle" fo:padding="0.097cm" fo:border-left="0.25pt solid #000000" fo:border-right="none" fo:border-top="0.25pt solid #000000" fo:border-bottom="0.25pt solid #000000"/>
    </style:style>
    <style:style style:name="Tableau3.D4" style:family="table-cell">
      <style:table-cell-properties style:vertical-align="middle" fo:padding="0.097cm" fo:border-left="0.25pt solid #000000" fo:border-right="none" fo:border-top="0.25pt solid #000000" fo:border-bottom="0.25pt solid #000000"/>
    </style:style>
    <style:style style:name="Tableau3.E4" style:family="table-cell">
      <style:table-cell-properties style:vertical-align="middle" fo:padding="0.097cm" fo:border="0.25pt solid #000000"/>
    </style:style>
    <style:style style:name="Tableau3.A5" style:family="table-cell">
      <style:table-cell-properties style:vertical-align="middle" fo:padding="0.097cm" fo:border-left="0.25pt solid #000000" fo:border-right="none" fo:border-top="0.25pt solid #000000" fo:border-bottom="0.25pt solid #000000"/>
    </style:style>
    <style:style style:name="Tableau3.B5" style:family="table-cell">
      <style:table-cell-properties style:vertical-align="middle" fo:background-color="#ffffff" fo:padding="0.097cm" fo:border-left="0.25pt solid #000000" fo:border-right="none" fo:border-top="0.25pt solid #000000" fo:border-bottom="0.25pt solid #000000">
        <style:background-image/>
      </style:table-cell-properties>
    </style:style>
    <style:style style:name="Tableau3.D5" style:family="table-cell">
      <style:table-cell-properties style:vertical-align="middle" fo:padding="0.097cm" fo:border-left="0.25pt solid #000000" fo:border-right="none" fo:border-top="0.25pt solid #000000" fo:border-bottom="0.25pt solid #000000"/>
    </style:style>
    <style:style style:name="Tableau3.E5" style:family="table-cell">
      <style:table-cell-properties style:vertical-align="middle" fo:padding="0.097cm" fo:border="0.25pt solid #000000"/>
    </style:style>
    <style:style style:name="Tableau3.A6" style:family="table-cell">
      <style:table-cell-properties style:vertical-align="middle" fo:padding="0.097cm" fo:border-left="0.25pt solid #000000" fo:border-right="none" fo:border-top="0.25pt solid #000000" fo:border-bottom="0.25pt solid #000000"/>
    </style:style>
    <style:style style:name="Tableau3.D6" style:family="table-cell">
      <style:table-cell-properties style:vertical-align="middle" fo:padding="0.097cm" fo:border-left="0.25pt solid #000000" fo:border-right="none" fo:border-top="0.25pt solid #000000" fo:border-bottom="0.25pt solid #000000"/>
    </style:style>
    <style:style style:name="Tableau3.E6" style:family="table-cell">
      <style:table-cell-properties style:vertical-align="middle" fo:padding="0.097cm" fo:border="0.25pt solid #000000"/>
    </style:style>
    <style:style style:name="Tableau3.A7" style:family="table-cell">
      <style:table-cell-properties style:vertical-align="middle" fo:padding="0.097cm" fo:border-left="0.25pt solid #000000" fo:border-right="none" fo:border-top="0.25pt solid #000000" fo:border-bottom="0.25pt solid #000000"/>
    </style:style>
    <style:style style:name="Tableau3.B7" style:family="table-cell">
      <style:table-cell-properties style:vertical-align="middle" fo:padding="0.097cm" fo:border-left="0.25pt solid #000000" fo:border-right="none" fo:border-top="0.25pt solid #000000" fo:border-bottom="0.25pt solid #000000"/>
    </style:style>
    <style:style style:name="Tableau3.E7" style:family="table-cell">
      <style:table-cell-properties style:vertical-align="middle" fo:padding="0.097cm" fo:border="0.25pt solid #000000"/>
    </style:style>
    <style:style style:name="Tableau3.8" style:family="table-row">
      <style:table-row-properties style:min-row-height="0.383cm" fo:keep-together="auto"/>
    </style:style>
    <style:style style:name="Tableau3.A8" style:family="table-cell">
      <style:table-cell-properties style:vertical-align="middle" fo:background-color="#f2f2f2" fo:padding="0.097cm" fo:border-left="0.25pt solid #000000" fo:border-right="none" fo:border-top="0.25pt solid #000000" fo:border-bottom="0.25pt solid #000000">
        <style:background-image/>
      </style:table-cell-properties>
    </style:style>
    <style:style style:name="Tableau4" style:family="table">
      <style:table-properties style:width="17.029cm" fo:margin-top="0cm" fo:margin-bottom="0cm" table:align="center" style:writing-mode="lr-tb"/>
    </style:style>
    <style:style style:name="Tableau4.A" style:family="table-column">
      <style:table-column-properties style:column-width="2.256cm"/>
    </style:style>
    <style:style style:name="Tableau4.B" style:family="table-column">
      <style:table-column-properties style:column-width="10.994cm"/>
    </style:style>
    <style:style style:name="Tableau4.C" style:family="table-column">
      <style:table-column-properties style:column-width="1.296cm"/>
    </style:style>
    <style:style style:name="Tableau4.D" style:family="table-column">
      <style:table-column-properties style:column-width="1.321cm"/>
    </style:style>
    <style:style style:name="Tableau4.E" style:family="table-column">
      <style:table-column-properties style:column-width="1.161cm"/>
    </style:style>
    <style:style style:name="Tableau4.1" style:family="table-row">
      <style:table-row-properties style:min-row-height="0.6cm" fo:keep-together="auto"/>
    </style:style>
    <style:style style:name="Tableau4.A1" style:family="table-cell">
      <style:table-cell-properties fo:background-color="transparent" fo:padding="0.097cm" fo:border-left="none" fo:border-right="0.5pt solid #000000" fo:border-top="none" fo:border-bottom="0.5pt solid #000000">
        <style:background-image/>
      </style:table-cell-properties>
    </style:style>
    <style:style style:name="Tableau4.B1" style:family="table-cell">
      <style:table-cell-properties style:vertical-align="middle" fo:background-color="#70ac2e" fo:padding="0.097cm" fo:border-left="0.5pt solid #000000" fo:border-right="none" fo:border-top="0.25pt solid #000000" fo:border-bottom="0.25pt solid #000000">
        <style:background-image/>
      </style:table-cell-properties>
    </style:style>
    <style:style style:name="Tableau4.C1" style:family="table-cell">
      <style:table-cell-properties style:vertical-align="middle" fo:background-color="#70ac2e" fo:padding="0.097cm" fo:border="0.25pt solid #000000">
        <style:background-image/>
      </style:table-cell-properties>
    </style:style>
    <style:style style:name="Tableau4.D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4.2" style:family="table-row">
      <style:table-row-properties style:min-row-height="0.397cm" fo:keep-together="auto"/>
    </style:style>
    <style:style style:name="Tableau4.A2" style:family="table-cell">
      <style:table-cell-properties style:vertical-align="middle" fo:background-color="transparent" fo:padding="0.097cm" fo:border-left="0.25pt solid #000000" fo:border-right="none" fo:border-top="0.5pt solid #000000" fo:border-bottom="0.25pt solid #000000">
        <style:background-image/>
      </style:table-cell-properties>
    </style:style>
    <style:style style:name="Tableau4.B2" style:family="table-cell">
      <style:table-cell-properties fo:background-color="#f2f2f2" fo:padding="0.097cm" fo:border-left="0.25pt solid #000000" fo:border-right="none" fo:border-top="none" fo:border-bottom="0.25pt solid #000000">
        <style:background-image/>
      </style:table-cell-properties>
    </style:style>
    <style:style style:name="Tableau4.C2"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4.D2" style:family="table-cell">
      <style:table-cell-properties fo:background-color="#92d050" fo:padding="0.097cm" fo:border-left="0.25pt solid #000000" fo:border-right="none" fo:border-top="none" fo:border-bottom="0.25pt solid #000000">
        <style:background-image/>
      </style:table-cell-properties>
    </style:style>
    <style:style style:name="Tableau4.E2" style:family="table-cell">
      <style:table-cell-properties style:vertical-align="middle" fo:background-color="#f2f2f2" fo:padding="0.097cm" fo:border-left="0.25pt solid #000000" fo:border-right="0.25pt solid #000000" fo:border-top="none" fo:border-bottom="0.25pt solid #000000">
        <style:background-image/>
      </style:table-cell-properties>
    </style:style>
    <style:style style:name="Tableau4.3" style:family="table-row">
      <style:table-row-properties fo:keep-together="auto"/>
    </style:style>
    <style:style style:name="Tableau4.A3" style:family="table-cell">
      <style:table-cell-properties fo:background-color="transparent" fo:padding="0.097cm" fo:border-left="0.25pt solid #000000" fo:border-right="none" fo:border-top="none" fo:border-bottom="0.25pt solid #000000">
        <style:background-image/>
      </style:table-cell-properties>
    </style:style>
    <style:style style:name="Tableau4.B3" style:family="table-cell">
      <style:table-cell-properties fo:background-color="transparent" fo:padding="0.097cm" fo:border-left="0.25pt solid #000000" fo:border-right="none" fo:border-top="none" fo:border-bottom="0.25pt solid #000000">
        <style:background-image/>
      </style:table-cell-properties>
    </style:style>
    <style:style style:name="Tableau4.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4.D3" style:family="table-cell">
      <style:table-cell-properties fo:background-color="#92d050" fo:padding="0.097cm" fo:border-left="0.25pt solid #000000" fo:border-right="none" fo:border-top="none" fo:border-bottom="0.25pt solid #000000">
        <style:background-image/>
      </style:table-cell-properties>
    </style:style>
    <style:style style:name="Tableau4.E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au4.4" style:family="table-row">
      <style:table-row-properties fo:keep-together="auto"/>
    </style:style>
    <style:style style:name="Tableau4.A4" style:family="table-cell">
      <style:table-cell-properties fo:background-color="transparent" fo:padding="0.097cm" fo:border-left="0.25pt solid #000000" fo:border-right="none" fo:border-top="none" fo:border-bottom="0.25pt solid #000000">
        <style:background-image/>
      </style:table-cell-properties>
    </style:style>
    <style:style style:name="Tableau4.B4" style:family="table-cell">
      <style:table-cell-properties fo:background-color="#f2f2f2" fo:padding="0.097cm" fo:border-left="0.25pt solid #000000" fo:border-right="none" fo:border-top="none" fo:border-bottom="0.25pt solid #000000">
        <style:background-image/>
      </style:table-cell-properties>
    </style:style>
    <style:style style:name="Tableau4.C4"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4.D4" style:family="table-cell">
      <style:table-cell-properties fo:background-color="#92d050" fo:padding="0.097cm" fo:border-left="0.25pt solid #000000" fo:border-right="none" fo:border-top="none" fo:border-bottom="0.25pt solid #000000">
        <style:background-image/>
      </style:table-cell-properties>
    </style:style>
    <style:style style:name="Tableau4.5" style:family="table-row">
      <style:table-row-properties fo:keep-together="auto"/>
    </style:style>
    <style:style style:name="Tableau4.A5" style:family="table-cell">
      <style:table-cell-properties fo:background-color="transparent" fo:padding="0.097cm" fo:border-left="0.25pt solid #000000" fo:border-right="none" fo:border-top="none" fo:border-bottom="0.25pt solid #000000">
        <style:background-image/>
      </style:table-cell-properties>
    </style:style>
    <style:style style:name="Tableau4.B5" style:family="table-cell">
      <style:table-cell-properties fo:background-color="transparent" fo:padding="0.097cm" fo:border-left="0.25pt solid #000000" fo:border-right="none" fo:border-top="none" fo:border-bottom="0.25pt solid #000000">
        <style:background-image/>
      </style:table-cell-properties>
    </style:style>
    <style:style style:name="Tableau4.C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4.D5" style:family="table-cell">
      <style:table-cell-properties fo:background-color="#92d050" fo:padding="0.097cm" fo:border-left="0.25pt solid #000000" fo:border-right="none" fo:border-top="none" fo:border-bottom="0.25pt solid #000000">
        <style:background-image/>
      </style:table-cell-properties>
    </style:style>
    <style:style style:name="Tableau4.6" style:family="table-row">
      <style:table-row-properties fo:keep-together="auto"/>
    </style:style>
    <style:style style:name="Tableau4.A6" style:family="table-cell">
      <style:table-cell-properties fo:background-color="transparent" fo:padding="0.097cm" fo:border-left="0.25pt solid #000000" fo:border-right="none" fo:border-top="none" fo:border-bottom="0.25pt solid #000000">
        <style:background-image/>
      </style:table-cell-properties>
    </style:style>
    <style:style style:name="Tableau4.B6" style:family="table-cell">
      <style:table-cell-properties fo:background-color="#f2f2f2" fo:padding="0.097cm" fo:border-left="0.25pt solid #000000" fo:border-right="none" fo:border-top="none" fo:border-bottom="0.25pt solid #000000">
        <style:background-image/>
      </style:table-cell-properties>
    </style:style>
    <style:style style:name="Tableau4.C6"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4.D6" style:family="table-cell">
      <style:table-cell-properties fo:background-color="#92d050" fo:padding="0.097cm" fo:border-left="0.25pt solid #000000" fo:border-right="none" fo:border-top="none" fo:border-bottom="0.25pt solid #000000">
        <style:background-image/>
      </style:table-cell-properties>
    </style:style>
    <style:style style:name="Tableau4.7" style:family="table-row">
      <style:table-row-properties fo:keep-together="auto"/>
    </style:style>
    <style:style style:name="Tableau4.A7" style:family="table-cell">
      <style:table-cell-properties style:vertical-align="middle" fo:background-color="#f2f2f2" fo:padding="0.097cm" fo:border-left="0.25pt solid #000000" fo:border-right="none" fo:border-top="none" fo:border-bottom="0.25pt solid #000000">
        <style:background-image/>
      </style:table-cell-properties>
    </style:style>
    <style:style style:name="Tableau4.B7" style:family="table-cell">
      <style:table-cell-properties fo:background-color="transparent" fo:padding="0.097cm" fo:border-left="0.25pt solid #000000" fo:border-right="none" fo:border-top="none" fo:border-bottom="0.25pt solid #000000">
        <style:background-image/>
      </style:table-cell-properties>
    </style:style>
    <style:style style:name="Tableau4.C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4.D7" style:family="table-cell">
      <style:table-cell-properties fo:background-color="#92d050" fo:padding="0.097cm" fo:border-left="0.25pt solid #000000" fo:border-right="none" fo:border-top="none" fo:border-bottom="0.25pt solid #000000">
        <style:background-image/>
      </style:table-cell-properties>
    </style:style>
    <style:style style:name="Tableau4.8" style:family="table-row">
      <style:table-row-properties fo:keep-together="auto"/>
    </style:style>
    <style:style style:name="Tableau4.A8" style:family="table-cell">
      <style:table-cell-properties fo:background-color="#f2f2f2" fo:padding="0.097cm" fo:border-left="0.25pt solid #000000" fo:border-right="none" fo:border-top="none" fo:border-bottom="0.25pt solid #000000">
        <style:background-image/>
      </style:table-cell-properties>
    </style:style>
    <style:style style:name="Tableau4.B8" style:family="table-cell">
      <style:table-cell-properties fo:background-color="#f2f2f2" fo:padding="0.097cm" fo:border-left="0.25pt solid #000000" fo:border-right="none" fo:border-top="none" fo:border-bottom="0.25pt solid #000000">
        <style:background-image/>
      </style:table-cell-properties>
    </style:style>
    <style:style style:name="Tableau4.C8" style:family="table-cell">
      <style:table-cell-properties fo:background-color="#f2f2f2" fo:padding="0.097cm" fo:border-left="0.25pt solid #000000" fo:border-right="0.25pt solid #000000" fo:border-top="none" fo:border-bottom="0.25pt solid #000000">
        <style:background-image/>
      </style:table-cell-properties>
    </style:style>
    <style:style style:name="Tableau4.D8" style:family="table-cell">
      <style:table-cell-properties fo:background-color="#92d050" fo:padding="0.097cm" fo:border-left="0.25pt solid #000000" fo:border-right="none" fo:border-top="none" fo:border-bottom="0.25pt solid #000000">
        <style:background-image/>
      </style:table-cell-properties>
    </style:style>
    <style:style style:name="Tableau4.9" style:family="table-row">
      <style:table-row-properties fo:keep-together="auto"/>
    </style:style>
    <style:style style:name="Tableau4.A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au4.B9" style:family="table-cell">
      <style:table-cell-properties fo:background-color="transparent" fo:padding="0.097cm" fo:border-left="0.25pt solid #000000" fo:border-right="none" fo:border-top="none" fo:border-bottom="0.25pt solid #000000">
        <style:background-image/>
      </style:table-cell-properties>
    </style:style>
    <style:style style:name="Tableau4.C9"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4.D9" style:family="table-cell">
      <style:table-cell-properties fo:background-color="#92d050" fo:padding="0.097cm" fo:border-left="0.25pt solid #000000" fo:border-right="none" fo:border-top="none" fo:border-bottom="0.25pt solid #000000">
        <style:background-image/>
      </style:table-cell-properties>
    </style:style>
    <style:style style:name="Tableau4.10" style:family="table-row">
      <style:table-row-properties fo:keep-together="auto"/>
    </style:style>
    <style:style style:name="Tableau4.A10" style:family="table-cell">
      <style:table-cell-properties fo:background-color="transparent" fo:padding="0.097cm" fo:border-left="0.25pt solid #000000" fo:border-right="none" fo:border-top="none" fo:border-bottom="none">
        <style:background-image/>
      </style:table-cell-properties>
    </style:style>
    <style:style style:name="Tableau4.B10"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4.C10" style:family="table-cell">
      <style:table-cell-properties fo:background-color="#f2f2f2" fo:padding="0.097cm" fo:border="0.25pt solid #000000">
        <style:background-image/>
      </style:table-cell-properties>
    </style:style>
    <style:style style:name="Tableau4.D10"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E10" style:family="table-cell">
      <style:table-cell-properties style:vertical-align="middle" fo:background-color="#f2f2f2" fo:padding="0.097cm" fo:border="0.25pt solid #000000">
        <style:background-image/>
      </style:table-cell-properties>
    </style:style>
    <style:style style:name="Tableau4.11" style:family="table-row">
      <style:table-row-properties fo:keep-together="auto"/>
    </style:style>
    <style:style style:name="Tableau4.A11" style:family="table-cell">
      <style:table-cell-properties fo:background-color="transparent" fo:padding="0.097cm" fo:border-left="0.25pt solid #000000" fo:border-right="none" fo:border-top="none" fo:border-bottom="0.25pt solid #000000">
        <style:background-image/>
      </style:table-cell-properties>
    </style:style>
    <style:style style:name="Tableau4.B1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C11" style:family="table-cell">
      <style:table-cell-properties fo:background-color="transparent" fo:padding="0.097cm" fo:border="0.25pt solid #000000">
        <style:background-image/>
      </style:table-cell-properties>
    </style:style>
    <style:style style:name="Tableau4.D11"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E11" style:family="table-cell">
      <style:table-cell-properties style:vertical-align="middle" fo:background-color="transparent" fo:padding="0.097cm" fo:border="0.25pt solid #000000">
        <style:background-image/>
      </style:table-cell-properties>
    </style:style>
    <style:style style:name="Tableau4.12" style:family="table-row">
      <style:table-row-properties fo:keep-together="auto"/>
    </style:style>
    <style:style style:name="Tableau4.A12" style:family="table-cell">
      <style:table-cell-properties style:vertical-align="middle" fo:background-color="#f2f2f2" fo:padding="0.097cm" fo:border-left="0.25pt solid #000000" fo:border-right="none" fo:border-top="0.25pt solid #000000" fo:border-bottom="0.25pt solid #000000">
        <style:background-image/>
      </style:table-cell-properties>
    </style:style>
    <style:style style:name="Tableau4.B12"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4.C12" style:family="table-cell">
      <style:table-cell-properties fo:background-color="#f2f2f2" fo:padding="0.097cm" fo:border="0.25pt solid #000000">
        <style:background-image/>
      </style:table-cell-properties>
    </style:style>
    <style:style style:name="Tableau4.D12"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3" style:family="table-row">
      <style:table-row-properties fo:keep-together="auto"/>
    </style:style>
    <style:style style:name="Tableau4.A13" style:family="table-cell">
      <style:table-cell-properties fo:background-color="#f2f2f2" fo:padding="0.097cm" fo:border-left="0.25pt solid #000000" fo:border-right="none" fo:border-top="none" fo:border-bottom="none">
        <style:background-image/>
      </style:table-cell-properties>
    </style:style>
    <style:style style:name="Tableau4.B13"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C13" style:family="table-cell">
      <style:table-cell-properties fo:background-color="transparent" fo:padding="0.097cm" fo:border="0.25pt solid #000000">
        <style:background-image/>
      </style:table-cell-properties>
    </style:style>
    <style:style style:name="Tableau4.D13"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4" style:family="table-row">
      <style:table-row-properties fo:keep-together="auto"/>
    </style:style>
    <style:style style:name="Tableau4.A14" style:family="table-cell">
      <style:table-cell-properties fo:background-color="#f2f2f2" fo:padding="0.097cm" fo:border-left="0.25pt solid #000000" fo:border-right="none" fo:border-top="none" fo:border-bottom="none">
        <style:background-image/>
      </style:table-cell-properties>
    </style:style>
    <style:style style:name="Tableau4.B14"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4.C14" style:family="table-cell">
      <style:table-cell-properties fo:background-color="#f2f2f2" fo:padding="0.097cm" fo:border="0.25pt solid #000000">
        <style:background-image/>
      </style:table-cell-properties>
    </style:style>
    <style:style style:name="Tableau4.D14"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5" style:family="table-row">
      <style:table-row-properties fo:keep-together="auto"/>
    </style:style>
    <style:style style:name="Tableau4.A15" style:family="table-cell">
      <style:table-cell-properties fo:background-color="#f2f2f2" fo:padding="0.097cm" fo:border-left="0.25pt solid #000000" fo:border-right="none" fo:border-top="none" fo:border-bottom="none">
        <style:background-image/>
      </style:table-cell-properties>
    </style:style>
    <style:style style:name="Tableau4.B15"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C15" style:family="table-cell">
      <style:table-cell-properties fo:background-color="transparent" fo:padding="0.097cm" fo:border="0.25pt solid #000000">
        <style:background-image/>
      </style:table-cell-properties>
    </style:style>
    <style:style style:name="Tableau4.D15"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6" style:family="table-row">
      <style:table-row-properties fo:keep-together="auto"/>
    </style:style>
    <style:style style:name="Tableau4.A16" style:family="table-cell">
      <style:table-cell-properties fo:background-color="#f2f2f2" fo:padding="0.097cm" fo:border-left="0.25pt solid #000000" fo:border-right="none" fo:border-top="none" fo:border-bottom="none">
        <style:background-image/>
      </style:table-cell-properties>
    </style:style>
    <style:style style:name="Tableau4.B16"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4.C16" style:family="table-cell">
      <style:table-cell-properties fo:background-color="#f2f2f2" fo:padding="0.097cm" fo:border="0.25pt solid #000000">
        <style:background-image/>
      </style:table-cell-properties>
    </style:style>
    <style:style style:name="Tableau4.D16"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7" style:family="table-row">
      <style:table-row-properties fo:keep-together="auto"/>
    </style:style>
    <style:style style:name="Tableau4.A17" style:family="table-cell">
      <style:table-cell-properties fo:background-color="#f2f2f2" fo:padding="0.097cm" fo:border-left="0.25pt solid #000000" fo:border-right="none" fo:border-top="none" fo:border-bottom="none">
        <style:background-image/>
      </style:table-cell-properties>
    </style:style>
    <style:style style:name="Tableau4.B17"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C17" style:family="table-cell">
      <style:table-cell-properties fo:background-color="transparent" fo:padding="0.097cm" fo:border="0.25pt solid #000000">
        <style:background-image/>
      </style:table-cell-properties>
    </style:style>
    <style:style style:name="Tableau4.D17"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8" style:family="table-row">
      <style:table-row-properties fo:keep-together="auto"/>
    </style:style>
    <style:style style:name="Tableau4.A18" style:family="table-cell">
      <style:table-cell-properties fo:background-color="#f2f2f2" fo:padding="0.097cm" fo:border-left="0.25pt solid #000000" fo:border-right="none" fo:border-top="none" fo:border-bottom="none">
        <style:background-image/>
      </style:table-cell-properties>
    </style:style>
    <style:style style:name="Tableau4.B18"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4.C18" style:family="table-cell">
      <style:table-cell-properties fo:background-color="#f2f2f2" fo:padding="0.097cm" fo:border="0.25pt solid #000000">
        <style:background-image/>
      </style:table-cell-properties>
    </style:style>
    <style:style style:name="Tableau4.D18"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19" style:family="table-row">
      <style:table-row-properties fo:keep-together="auto"/>
    </style:style>
    <style:style style:name="Tableau4.A19" style:family="table-cell">
      <style:table-cell-properties fo:background-color="#f2f2f2" fo:padding="0.097cm" fo:border-left="0.25pt solid #000000" fo:border-right="none" fo:border-top="none" fo:border-bottom="none">
        <style:background-image/>
      </style:table-cell-properties>
    </style:style>
    <style:style style:name="Tableau4.B19"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C19" style:family="table-cell">
      <style:table-cell-properties fo:background-color="transparent" fo:padding="0.097cm" fo:border="0.25pt solid #000000">
        <style:background-image/>
      </style:table-cell-properties>
    </style:style>
    <style:style style:name="Tableau4.D19"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4.20" style:family="table-row">
      <style:table-row-properties fo:keep-together="auto"/>
    </style:style>
    <style:style style:name="Tableau4.A20" style:family="table-cell">
      <style:table-cell-properties fo:background-color="#f2f2f2" fo:padding="0.097cm" fo:border-left="0.25pt solid #000000" fo:border-right="none" fo:border-top="none" fo:border-bottom="0.25pt solid #000000">
        <style:background-image/>
      </style:table-cell-properties>
    </style:style>
    <style:style style:name="Tableau4.B20"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4.C20" style:family="table-cell">
      <style:table-cell-properties fo:background-color="#f2f2f2" fo:padding="0.097cm" fo:border="0.25pt solid #000000">
        <style:background-image/>
      </style:table-cell-properties>
    </style:style>
    <style:style style:name="Tableau4.D20" style:family="table-cell">
      <style:table-cell-properties fo:background-color="#92d050" fo:padding="0.097cm" fo:border-left="0.25pt solid #000000" fo:border-right="none" fo:border-top="0.25pt solid #000000" fo:border-bottom="0.25pt solid #000000">
        <style:background-image/>
      </style:table-cell-properties>
    </style:style>
    <style:style style:name="Tableau5" style:family="table">
      <style:table-properties style:width="17.002cm" fo:margin-left="0cm" fo:margin-top="0cm" fo:margin-bottom="0cm" table:align="left" style:writing-mode="lr-tb"/>
    </style:style>
    <style:style style:name="Tableau5.A" style:family="table-column">
      <style:table-column-properties style:column-width="1.75cm"/>
    </style:style>
    <style:style style:name="Tableau5.B" style:family="table-column">
      <style:table-column-properties style:column-width="1.997cm"/>
    </style:style>
    <style:style style:name="Tableau5.C" style:family="table-column">
      <style:table-column-properties style:column-width="2.17cm"/>
    </style:style>
    <style:style style:name="Tableau5.D" style:family="table-column">
      <style:table-column-properties style:column-width="1.785cm"/>
    </style:style>
    <style:style style:name="Tableau5.E" style:family="table-column">
      <style:table-column-properties style:column-width="1.337cm"/>
    </style:style>
    <style:style style:name="Tableau5.F" style:family="table-column">
      <style:table-column-properties style:column-width="0.194cm"/>
    </style:style>
    <style:style style:name="Tableau5.G" style:family="table-column">
      <style:table-column-properties style:column-width="1.168cm"/>
    </style:style>
    <style:style style:name="Tableau5.H" style:family="table-column">
      <style:table-column-properties style:column-width="1.415cm"/>
    </style:style>
    <style:style style:name="Tableau5.I" style:family="table-column">
      <style:table-column-properties style:column-width="1.937cm"/>
    </style:style>
    <style:style style:name="Tableau5.J" style:family="table-column">
      <style:table-column-properties style:column-width="3.251cm"/>
    </style:style>
    <style:style style:name="Tableau5.1" style:family="table-row">
      <style:table-row-properties style:min-row-height="0.383cm" fo:keep-together="auto"/>
    </style:style>
    <style:style style:name="Tableau5.A1" style:family="table-cell">
      <style:table-cell-properties fo:background-color="transparent" fo:padding="0.097cm" fo:border-left="none" fo:border-right="0.5pt solid #000000" fo:border-top="none" fo:border-bottom="none">
        <style:background-image/>
      </style:table-cell-properties>
    </style:style>
    <style:style style:name="Tableau5.B1" style:family="table-cell">
      <style:table-cell-properties style:vertical-align="middle" fo:background-color="#70ac2e" fo:padding="0.097cm" fo:border="0.5pt solid #000000">
        <style:background-image/>
      </style:table-cell-properties>
    </style:style>
    <style:style style:name="Tableau5.C1" style:family="table-cell">
      <style:table-cell-properties fo:background-color="#70ac2e" fo:padding="0.097cm" fo:border-left="0.25pt solid #000000" fo:border-right="0.25pt solid #000000" fo:border-top="0.25pt solid #000000" fo:border-bottom="none">
        <style:background-image/>
      </style:table-cell-properties>
    </style:style>
    <style:style style:name="Tableau5.J1" style:family="table-cell">
      <style:table-cell-properties style:vertical-align="middle" fo:background-color="#70ac2e" fo:padding="0.097cm" fo:border-left="0.25pt solid #000000" fo:border-right="0.25pt solid #000000" fo:border-top="0.25pt solid #000000" fo:border-bottom="none">
        <style:background-image/>
      </style:table-cell-properties>
    </style:style>
    <style:style style:name="Tableau5.C2" style:family="table-cell">
      <style:table-cell-properties style:vertical-align="middle" fo:background-color="#70ac2e" fo:padding="0.097cm" fo:border-left="0.25pt solid #000000" fo:border-right="0.5pt solid #000000" fo:border-top="0.25pt solid #000000" fo:border-bottom="none">
        <style:background-image/>
      </style:table-cell-properties>
    </style:style>
    <style:style style:name="Tableau5.D2" style:family="table-cell">
      <style:table-cell-properties style:vertical-align="middle" fo:background-color="#70ac2e" fo:padding="0.097cm" fo:border-left="0.5pt solid #000000" fo:border-right="0.5pt solid #000000" fo:border-top="0.5pt solid #000000" fo:border-bottom="none">
        <style:background-image/>
      </style:table-cell-properties>
    </style:style>
    <style:style style:name="Tableau5.J2" style:family="table-cell">
      <style:table-cell-properties fo:background-color="#70ac2e" fo:padding="0.097cm" fo:border-left="0.5pt solid #000000" fo:border-right="0.25pt solid #000000" fo:border-top="none" fo:border-bottom="none">
        <style:background-image/>
      </style:table-cell-properties>
    </style:style>
    <style:style style:name="Tableau5.A3" style:family="table-cell">
      <style:table-cell-properties fo:background-color="transparent" fo:padding="0.097cm" fo:border-left="none" fo:border-right="0.5pt solid #000000" fo:border-top="none" fo:border-bottom="0.5pt solid #000000">
        <style:background-image/>
      </style:table-cell-properties>
    </style:style>
    <style:style style:name="Tableau5.C3" style:family="table-cell">
      <style:table-cell-properties fo:background-color="#70ac2e" fo:padding="0.097cm" fo:border-left="0.25pt solid #000000" fo:border-right="0.5pt solid #000000" fo:border-top="none" fo:border-bottom="none">
        <style:background-image/>
      </style:table-cell-properties>
    </style:style>
    <style:style style:name="Tableau5.D3" style:family="table-cell">
      <style:table-cell-properties style:vertical-align="middle" fo:background-color="#70ac2e" fo:padding="0.097cm" fo:border-left="0.5pt solid #000000" fo:border-right="none" fo:border-top="none" fo:border-bottom="0.5pt solid #000000">
        <style:background-image/>
      </style:table-cell-properties>
    </style:style>
    <style:style style:name="Tableau5.E3" style:family="table-cell">
      <style:table-cell-properties style:vertical-align="middle" fo:background-color="#70ac2e" fo:padding="0.097cm" fo:border-left="none" fo:border-right="none" fo:border-top="none" fo:border-bottom="0.5pt solid #000000">
        <style:background-image/>
      </style:table-cell-properties>
    </style:style>
    <style:style style:name="Tableau5.I3" style:family="table-cell">
      <style:table-cell-properties style:vertical-align="middle" fo:background-color="#70ac2e" fo:padding="0.097cm" fo:border-left="none" fo:border-right="0.5pt solid #000000" fo:border-top="none" fo:border-bottom="0.5pt solid #000000">
        <style:background-image/>
      </style:table-cell-properties>
    </style:style>
    <style:style style:name="Tableau5.J3" style:family="table-cell">
      <style:table-cell-properties fo:background-color="#70ac2e" fo:padding="0.097cm" fo:border-left="0.5pt solid #000000" fo:border-right="0.25pt solid #000000" fo:border-top="none" fo:border-bottom="none">
        <style:background-image/>
      </style:table-cell-properties>
    </style:style>
    <style:style style:name="Tableau5.4" style:family="table-row">
      <style:table-row-properties style:min-row-height="0.476cm" fo:keep-together="auto"/>
    </style:style>
    <style:style style:name="Tableau5.A4" style:family="table-cell">
      <style:table-cell-properties style:vertical-align="middle" fo:padding="0.097cm" fo:border="0.5pt solid #000000"/>
    </style:style>
    <style:style style:name="Tableau5.B4" style:family="table-cell">
      <style:table-cell-properties style:vertical-align="middle" fo:padding="0.097cm" fo:border-left="0.5pt solid #000000" fo:border-right="none" fo:border-top="0.5pt solid #000000" fo:border-bottom="0.25pt solid #000000"/>
    </style:style>
    <style:style style:name="Tableau5.C4" style:family="table-cell">
      <style:table-cell-properties style:vertical-align="middle" fo:background-color="transparent" fo:padding="0.097cm" fo:border-left="0.25pt solid #000000" fo:border-right="0.25pt solid #000000" fo:border-top="0.25pt solid #000000" fo:border-bottom="0.5pt solid #000000">
        <style:background-image/>
      </style:table-cell-properties>
    </style:style>
    <style:style style:name="Tableau5.A5" style:family="table-cell">
      <style:table-cell-properties style:vertical-align="middle" fo:padding="0.097cm" fo:border="0.5pt solid #000000"/>
    </style:style>
    <style:style style:name="Tableau5.B5" style:family="table-cell">
      <style:table-cell-properties style:vertical-align="middle" fo:padding="0.097cm" fo:border-left="0.5pt solid #000000" fo:border-right="none" fo:border-top="none" fo:border-bottom="0.25pt solid #000000"/>
    </style:style>
    <style:style style:name="Tableau5.C5" style:family="table-cell">
      <style:table-cell-properties fo:background-color="transparent" fo:padding="0.097cm" fo:border-left="0.25pt solid #000000" fo:border-right="none" fo:border-top="0.25pt solid #000000" fo:border-bottom="0.5pt solid #000000">
        <style:background-image/>
      </style:table-cell-properties>
    </style:style>
    <style:style style:name="Tableau5.D5" style:family="table-cell">
      <style:table-cell-properties style:vertical-align="middle" fo:background-color="#92d050" fo:padding="0.097cm" fo:border-left="0.25pt solid #000000" fo:border-right="0.25pt solid #000000" fo:border-top="0.25pt solid #000000" fo:border-bottom="0.5pt solid #000000">
        <style:background-image/>
      </style:table-cell-properties>
    </style:style>
    <style:style style:name="Tableau5.H5" style:family="table-cell">
      <style:table-cell-properties style:vertical-align="middle" fo:background-color="#d9d9d9" fo:padding="0.097cm" fo:border-left="0.25pt solid #000000" fo:border-right="0.25pt solid #000000" fo:border-top="0.25pt solid #000000" fo:border-bottom="0.5pt solid #000000">
        <style:background-image/>
      </style:table-cell-properties>
    </style:style>
    <style:style style:name="Tableau5.J5" style:family="table-cell">
      <style:table-cell-properties fo:background-color="transparent" fo:padding="0.097cm" fo:border-left="0.25pt solid #000000" fo:border-right="0.25pt solid #000000" fo:border-top="none" fo:border-bottom="0.5pt solid #000000">
        <style:background-image/>
      </style:table-cell-properties>
    </style:style>
    <style:style style:name="Tableau5.6" style:family="table-row">
      <style:table-row-properties style:min-row-height="0.538cm" fo:keep-together="auto"/>
    </style:style>
    <style:style style:name="Tableau5.A6" style:family="table-cell">
      <style:table-cell-properties fo:padding="0.097cm" fo:border="0.5pt solid #000000"/>
    </style:style>
    <style:style style:name="Tableau5.B6" style:family="table-cell">
      <style:table-cell-properties style:vertical-align="middle" fo:background-color="#f2f2f2" fo:padding="0.097cm" fo:border-left="0.5pt solid #000000" fo:border-right="0.5pt solid #000000" fo:border-top="0.25pt solid #000000" fo:border-bottom="0.25pt solid #000000">
        <style:background-image/>
      </style:table-cell-properties>
    </style:style>
    <style:style style:name="Tableau5.C6" style:family="table-cell">
      <style:table-cell-properties style:vertical-align="middle" fo:background-color="#f2f2f2" fo:padding="0.097cm" fo:border="0.5pt solid #000000">
        <style:background-image/>
      </style:table-cell-properties>
    </style:style>
    <style:style style:name="Tableau5.A7" style:family="table-cell">
      <style:table-cell-properties fo:padding="0.097cm" fo:border="0.5pt solid #000000"/>
    </style:style>
    <style:style style:name="Tableau5.B7" style:family="table-cell">
      <style:table-cell-properties style:vertical-align="middle" fo:background-color="#f2f2f2" fo:padding="0.097cm" fo:border-left="0.5pt solid #000000" fo:border-right="0.5pt solid #000000" fo:border-top="none" fo:border-bottom="0.25pt solid #000000">
        <style:background-image/>
      </style:table-cell-properties>
    </style:style>
    <style:style style:name="Tableau5.C7" style:family="table-cell">
      <style:table-cell-properties fo:background-color="#f2f2f2" fo:padding="0.097cm" fo:border="0.5pt solid #000000">
        <style:background-image/>
      </style:table-cell-properties>
    </style:style>
    <style:style style:name="Tableau5.D7" style:family="table-cell">
      <style:table-cell-properties style:vertical-align="middle" fo:background-color="#92d050" fo:padding="0.097cm" fo:border="0.5pt solid #000000">
        <style:background-image/>
      </style:table-cell-properties>
    </style:style>
    <style:style style:name="Tableau5.H7" style:family="table-cell">
      <style:table-cell-properties style:vertical-align="middle" fo:background-color="#fbd4b4" fo:padding="0.097cm" fo:border="0.5pt solid #000000">
        <style:background-image/>
      </style:table-cell-properties>
    </style:style>
    <style:style style:name="Tableau5.J7" style:family="table-cell">
      <style:table-cell-properties fo:background-color="#f2f2f2" fo:padding="0.097cm" fo:border-left="0.5pt solid #000000" fo:border-right="0.5pt solid #000000" fo:border-top="none" fo:border-bottom="0.5pt solid #000000">
        <style:background-image/>
      </style:table-cell-properties>
    </style:style>
    <style:style style:name="Tableau5.8" style:family="table-row">
      <style:table-row-properties style:min-row-height="0.453cm" fo:keep-together="auto"/>
    </style:style>
    <style:style style:name="Tableau5.A8" style:family="table-cell">
      <style:table-cell-properties fo:padding="0.097cm" fo:border="0.5pt solid #000000"/>
    </style:style>
    <style:style style:name="Tableau5.B8" style:family="table-cell">
      <style:table-cell-properties style:vertical-align="middle" fo:padding="0.097cm" fo:border-left="0.5pt solid #000000" fo:border-right="0.5pt solid #000000" fo:border-top="0.25pt solid #000000" fo:border-bottom="0.25pt solid #000000"/>
    </style:style>
    <style:style style:name="Tableau5.C8" style:family="table-cell">
      <style:table-cell-properties style:vertical-align="middle" fo:background-color="transparent" fo:padding="0.097cm" fo:border="0.5pt solid #000000">
        <style:background-image/>
      </style:table-cell-properties>
    </style:style>
    <style:style style:name="Tableau5.A9" style:family="table-cell">
      <style:table-cell-properties fo:padding="0.097cm" fo:border="0.5pt solid #000000"/>
    </style:style>
    <style:style style:name="Tableau5.B9" style:family="table-cell">
      <style:table-cell-properties style:vertical-align="middle" fo:padding="0.097cm" fo:border-left="0.5pt solid #000000" fo:border-right="0.5pt solid #000000" fo:border-top="none" fo:border-bottom="0.25pt solid #000000"/>
    </style:style>
    <style:style style:name="Tableau5.C9" style:family="table-cell">
      <style:table-cell-properties fo:background-color="transparent" fo:padding="0.097cm" fo:border="0.5pt solid #000000">
        <style:background-image/>
      </style:table-cell-properties>
    </style:style>
    <style:style style:name="Tableau5.H9" style:family="table-cell">
      <style:table-cell-properties style:vertical-align="middle" fo:background-color="#d9d9d9" fo:padding="0.097cm" fo:border="0.5pt solid #000000">
        <style:background-image/>
      </style:table-cell-properties>
    </style:style>
    <style:style style:name="Tableau5.J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5.10" style:family="table-row">
      <style:table-row-properties style:min-row-height="0.464cm" fo:keep-together="auto"/>
    </style:style>
    <style:style style:name="Tableau5.A10" style:family="table-cell">
      <style:table-cell-properties fo:padding="0.097cm" fo:border="0.5pt solid #000000"/>
    </style:style>
    <style:style style:name="Tableau5.A11" style:family="table-cell">
      <style:table-cell-properties fo:padding="0.097cm" fo:border="0.5pt solid #000000"/>
    </style:style>
    <style:style style:name="Tableau5.C11" style:family="table-cell">
      <style:table-cell-properties fo:background-color="#f2f2f2" fo:padding="0.097cm" fo:border="0.5pt solid #000000">
        <style:background-image/>
      </style:table-cell-properties>
    </style:style>
    <style:style style:name="Tableau5.J11" style:family="table-cell">
      <style:table-cell-properties fo:background-color="#f2f2f2" fo:padding="0.097cm" fo:border-left="0.5pt solid #000000" fo:border-right="0.5pt solid #000000" fo:border-top="none" fo:border-bottom="0.5pt solid #000000">
        <style:background-image/>
      </style:table-cell-properties>
    </style:style>
    <style:style style:name="Tableau5.12" style:family="table-row">
      <style:table-row-properties style:min-row-height="0.533cm" fo:keep-together="auto"/>
    </style:style>
    <style:style style:name="Tableau5.A12" style:family="table-cell">
      <style:table-cell-properties fo:padding="0.097cm" fo:border="0.5pt solid #000000"/>
    </style:style>
    <style:style style:name="Tableau5.B12" style:family="table-cell">
      <style:table-cell-properties style:vertical-align="middle" fo:padding="0.097cm" fo:border-left="0.5pt solid #000000" fo:border-right="0.5pt solid #000000" fo:border-top="0.25pt solid #000000" fo:border-bottom="0.25pt solid #000000"/>
    </style:style>
    <style:style style:name="Tableau5.A13" style:family="table-cell">
      <style:table-cell-properties fo:padding="0.097cm" fo:border="0.5pt solid #000000"/>
    </style:style>
    <style:style style:name="Tableau5.B13" style:family="table-cell">
      <style:table-cell-properties style:vertical-align="middle" fo:padding="0.097cm" fo:border-left="0.5pt solid #000000" fo:border-right="0.5pt solid #000000" fo:border-top="none" fo:border-bottom="0.25pt solid #000000"/>
    </style:style>
    <style:style style:name="Tableau5.C13" style:family="table-cell">
      <style:table-cell-properties fo:background-color="transparent" fo:padding="0.097cm" fo:border="0.5pt solid #000000">
        <style:background-image/>
      </style:table-cell-properties>
    </style:style>
    <style:style style:name="Tableau5.G13" style:family="table-cell">
      <style:table-cell-properties style:vertical-align="middle" fo:background-color="#c6d9f1" fo:padding="0.097cm" fo:border="0.5pt solid #000000">
        <style:background-image/>
      </style:table-cell-properties>
    </style:style>
    <style:style style:name="Tableau5.J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5.14" style:family="table-row">
      <style:table-row-properties style:min-row-height="0.601cm" fo:keep-together="auto"/>
    </style:style>
    <style:style style:name="Tableau5.A14" style:family="table-cell">
      <style:table-cell-properties style:vertical-align="middle" fo:padding="0.097cm" fo:border="0.5pt solid #000000"/>
    </style:style>
    <style:style style:name="Tableau5.A15" style:family="table-cell">
      <style:table-cell-properties style:vertical-align="middle" fo:padding="0.097cm" fo:border-left="0.5pt solid #000000" fo:border-right="0.5pt solid #000000" fo:border-top="none" fo:border-bottom="none"/>
    </style:style>
    <style:style style:name="Tableau5.C15" style:family="table-cell">
      <style:table-cell-properties fo:background-color="#f2f2f2" fo:padding="0.097cm" fo:border="0.5pt solid #000000">
        <style:background-image/>
      </style:table-cell-properties>
    </style:style>
    <style:style style:name="Tableau5.J15" style:family="table-cell">
      <style:table-cell-properties fo:background-color="#f2f2f2" fo:padding="0.097cm" fo:border-left="0.5pt solid #000000" fo:border-right="0.5pt solid #000000" fo:border-top="none" fo:border-bottom="0.5pt solid #000000">
        <style:background-image/>
      </style:table-cell-properties>
    </style:style>
    <style:style style:name="Tableau5.16" style:family="table-row">
      <style:table-row-properties style:min-row-height="0.649cm" fo:keep-together="auto"/>
    </style:style>
    <style:style style:name="Tableau5.A16" style:family="table-cell">
      <style:table-cell-properties fo:padding="0.097cm" fo:border-left="0.5pt solid #000000" fo:border-right="0.5pt solid #000000" fo:border-top="none" fo:border-bottom="none"/>
    </style:style>
    <style:style style:name="Tableau5.B16" style:family="table-cell">
      <style:table-cell-properties style:vertical-align="middle" fo:padding="0.097cm" fo:border-left="0.5pt solid #000000" fo:border-right="0.5pt solid #000000" fo:border-top="0.25pt solid #000000" fo:border-bottom="0.25pt solid #000000"/>
    </style:style>
    <style:style style:name="Tableau5.A17" style:family="table-cell">
      <style:table-cell-properties fo:padding="0.097cm" fo:border-left="0.5pt solid #000000" fo:border-right="0.5pt solid #000000" fo:border-top="none" fo:border-bottom="none"/>
    </style:style>
    <style:style style:name="Tableau5.B17" style:family="table-cell">
      <style:table-cell-properties style:vertical-align="middle" fo:padding="0.097cm" fo:border-left="0.5pt solid #000000" fo:border-right="0.5pt solid #000000" fo:border-top="none" fo:border-bottom="0.25pt solid #000000"/>
    </style:style>
    <style:style style:name="Tableau5.C17" style:family="table-cell">
      <style:table-cell-properties fo:background-color="transparent" fo:padding="0.097cm" fo:border="0.5pt solid #000000">
        <style:background-image/>
      </style:table-cell-properties>
    </style:style>
    <style:style style:name="Tableau5.J1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5.18" style:family="table-row">
      <style:table-row-properties style:min-row-height="0.536cm" fo:keep-together="auto"/>
    </style:style>
    <style:style style:name="Tableau5.A18" style:family="table-cell">
      <style:table-cell-properties fo:padding="0.097cm" fo:border-left="0.5pt solid #000000" fo:border-right="0.5pt solid #000000" fo:border-top="none" fo:border-bottom="none"/>
    </style:style>
    <style:style style:name="Tableau5.A19" style:family="table-cell">
      <style:table-cell-properties fo:padding="0.097cm" fo:border-left="0.5pt solid #000000" fo:border-right="0.5pt solid #000000" fo:border-top="none" fo:border-bottom="none"/>
    </style:style>
    <style:style style:name="Tableau5.C19" style:family="table-cell">
      <style:table-cell-properties fo:background-color="#f2f2f2" fo:padding="0.097cm" fo:border="0.5pt solid #000000">
        <style:background-image/>
      </style:table-cell-properties>
    </style:style>
    <style:style style:name="Tableau5.J19" style:family="table-cell">
      <style:table-cell-properties fo:background-color="#f2f2f2" fo:padding="0.097cm" fo:border-left="0.5pt solid #000000" fo:border-right="0.5pt solid #000000" fo:border-top="none" fo:border-bottom="0.5pt solid #000000">
        <style:background-image/>
      </style:table-cell-properties>
    </style:style>
    <style:style style:name="Tableau5.20" style:family="table-row">
      <style:table-row-properties style:min-row-height="0.547cm" fo:keep-together="auto"/>
    </style:style>
    <style:style style:name="Tableau5.A20" style:family="table-cell">
      <style:table-cell-properties fo:padding="0.097cm" fo:border-left="0.5pt solid #000000" fo:border-right="0.5pt solid #000000" fo:border-top="none" fo:border-bottom="none"/>
    </style:style>
    <style:style style:name="Tableau5.B20" style:family="table-cell">
      <style:table-cell-properties style:vertical-align="middle" fo:padding="0.097cm" fo:border-left="0.5pt solid #000000" fo:border-right="0.5pt solid #000000" fo:border-top="0.25pt solid #000000" fo:border-bottom="0.25pt solid #000000"/>
    </style:style>
    <style:style style:name="Tableau5.A21" style:family="table-cell">
      <style:table-cell-properties fo:padding="0.097cm" fo:border-left="0.5pt solid #000000" fo:border-right="0.5pt solid #000000" fo:border-top="none" fo:border-bottom="0.5pt solid #000000"/>
    </style:style>
    <style:style style:name="Tableau5.B21" style:family="table-cell">
      <style:table-cell-properties style:vertical-align="middle" fo:padding="0.097cm" fo:border-left="0.5pt solid #000000" fo:border-right="0.5pt solid #000000" fo:border-top="none" fo:border-bottom="0.25pt solid #000000"/>
    </style:style>
    <style:style style:name="Tableau5.C21" style:family="table-cell">
      <style:table-cell-properties fo:background-color="transparent" fo:padding="0.097cm" fo:border="0.5pt solid #000000">
        <style:background-image/>
      </style:table-cell-properties>
    </style:style>
    <style:style style:name="Tableau5.J2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6" style:family="table">
      <style:table-properties style:width="16.748cm" fo:margin-top="0cm" fo:margin-bottom="0cm" table:align="center" style:writing-mode="lr-tb"/>
    </style:style>
    <style:style style:name="Tableau6.A" style:family="table-column">
      <style:table-column-properties style:column-width="8.747cm"/>
    </style:style>
    <style:style style:name="Tableau6.B" style:family="table-column">
      <style:table-column-properties style:column-width="1.907cm"/>
    </style:style>
    <style:style style:name="Tableau6.C" style:family="table-column">
      <style:table-column-properties style:column-width="6.094cm"/>
    </style:style>
    <style:style style:name="Tableau6.1" style:family="table-row">
      <style:table-row-properties style:min-row-height="0.6cm" fo:keep-together="auto"/>
    </style:style>
    <style:style style:name="Tableau6.A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6.C1" style:family="table-cell">
      <style:table-cell-properties style:vertical-align="middle" fo:background-color="#70ac2e" fo:padding="0.097cm" fo:border="0.25pt solid #000000">
        <style:background-image/>
      </style:table-cell-properties>
    </style:style>
    <style:style style:name="Tableau6.2" style:family="table-row">
      <style:table-row-properties style:min-row-height="0.397cm" fo:keep-together="auto"/>
    </style:style>
    <style:style style:name="Tableau6.A2" style:family="table-cell">
      <style:table-cell-properties fo:padding="0.097cm" fo:border-left="0.25pt solid #000000" fo:border-right="none" fo:border-top="none" fo:border-bottom="0.25pt solid #000000"/>
    </style:style>
    <style:style style:name="Tableau6.B2" style:family="table-cell">
      <style:table-cell-properties fo:padding="0.097cm" fo:border-left="0.25pt solid #000000" fo:border-right="none" fo:border-top="none" fo:border-bottom="0.25pt solid #000000"/>
    </style:style>
    <style:style style:name="Tableau6.C2" style:family="table-cell">
      <style:table-cell-properties style:vertical-align="middle" fo:padding="0.097cm" fo:border-left="0.25pt solid #000000" fo:border-right="0.25pt solid #000000" fo:border-top="none" fo:border-bottom="0.25pt solid #000000"/>
    </style:style>
    <style:style style:name="Tableau6.A3" style:family="table-cell">
      <style:table-cell-properties fo:background-color="#f2f2f2" fo:padding="0.097cm" fo:border-left="0.25pt solid #000000" fo:border-right="none" fo:border-top="none" fo:border-bottom="0.25pt solid #000000">
        <style:background-image/>
      </style:table-cell-properties>
    </style:style>
    <style:style style:name="Tableau6.B3" style:family="table-cell">
      <style:table-cell-properties fo:background-color="#f2f2f2" fo:padding="0.097cm" fo:border-left="0.25pt solid #000000" fo:border-right="none" fo:border-top="none" fo:border-bottom="0.25pt solid #000000">
        <style:background-image/>
      </style:table-cell-properties>
    </style:style>
    <style:style style:name="Tableau6.C3" style:family="table-cell">
      <style:table-cell-properties style:vertical-align="middle" fo:background-color="#f2f2f2" fo:padding="0.097cm" fo:border-left="0.25pt solid #000000" fo:border-right="0.25pt solid #000000" fo:border-top="none" fo:border-bottom="0.25pt solid #000000">
        <style:background-image/>
      </style:table-cell-properties>
    </style:style>
    <style:style style:name="Tableau6.4" style:family="table-row">
      <style:table-row-properties fo:keep-together="auto"/>
    </style:style>
    <style:style style:name="Tableau6.A4" style:family="table-cell">
      <style:table-cell-properties fo:padding="0.097cm" fo:border-left="0.25pt solid #000000" fo:border-right="none" fo:border-top="none" fo:border-bottom="0.25pt solid #000000"/>
    </style:style>
    <style:style style:name="Tableau6.B4" style:family="table-cell">
      <style:table-cell-properties fo:padding="0.097cm" fo:border-left="0.25pt solid #000000" fo:border-right="none" fo:border-top="none" fo:border-bottom="0.25pt solid #000000"/>
    </style:style>
    <style:style style:name="Tableau6.C4" style:family="table-cell">
      <style:table-cell-properties style:vertical-align="middle" fo:padding="0.097cm" fo:border-left="0.25pt solid #000000" fo:border-right="0.25pt solid #000000" fo:border-top="none" fo:border-bottom="0.25pt solid #000000"/>
    </style:style>
    <style:style style:name="Tableau6.5" style:family="table-row">
      <style:table-row-properties fo:keep-together="auto"/>
    </style:style>
    <style:style style:name="Tableau6.A5" style:family="table-cell">
      <style:table-cell-properties fo:background-color="#f2f2f2" fo:padding="0.097cm" fo:border-left="0.25pt solid #000000" fo:border-right="none" fo:border-top="none" fo:border-bottom="0.25pt solid #000000">
        <style:background-image/>
      </style:table-cell-properties>
    </style:style>
    <style:style style:name="Tableau6.B5" style:family="table-cell">
      <style:table-cell-properties fo:background-color="#f2f2f2" fo:padding="0.097cm" fo:border-left="0.25pt solid #000000" fo:border-right="none" fo:border-top="none" fo:border-bottom="0.25pt solid #000000">
        <style:background-image/>
      </style:table-cell-properties>
    </style:style>
    <style:style style:name="Tableau6.6" style:family="table-row">
      <style:table-row-properties fo:keep-together="auto"/>
    </style:style>
    <style:style style:name="Tableau6.A6" style:family="table-cell">
      <style:table-cell-properties fo:padding="0.097cm" fo:border-left="0.25pt solid #000000" fo:border-right="none" fo:border-top="none" fo:border-bottom="0.25pt solid #000000"/>
    </style:style>
    <style:style style:name="Tableau6.B6" style:family="table-cell">
      <style:table-cell-properties fo:padding="0.097cm" fo:border-left="0.25pt solid #000000" fo:border-right="none" fo:border-top="none" fo:border-bottom="0.25pt solid #000000"/>
    </style:style>
    <style:style style:name="Tableau6.C6" style:family="table-cell">
      <style:table-cell-properties style:vertical-align="middle" fo:padding="0.097cm" fo:border-left="0.25pt solid #000000" fo:border-right="0.25pt solid #000000" fo:border-top="none" fo:border-bottom="0.25pt solid #000000"/>
    </style:style>
    <style:style style:name="Tableau6.7" style:family="table-row">
      <style:table-row-properties fo:keep-together="auto"/>
    </style:style>
    <style:style style:name="Tableau6.A7" style:family="table-cell">
      <style:table-cell-properties fo:background-color="#f2f2f2" fo:padding="0.097cm" fo:border-left="0.25pt solid #000000" fo:border-right="none" fo:border-top="none" fo:border-bottom="0.25pt solid #000000">
        <style:background-image/>
      </style:table-cell-properties>
    </style:style>
    <style:style style:name="Tableau6.B7" style:family="table-cell">
      <style:table-cell-properties fo:background-color="#f2f2f2" fo:padding="0.097cm" fo:border-left="0.25pt solid #000000" fo:border-right="none" fo:border-top="none" fo:border-bottom="0.25pt solid #000000">
        <style:background-image/>
      </style:table-cell-properties>
    </style:style>
    <style:style style:name="Tableau6.8" style:family="table-row">
      <style:table-row-properties fo:keep-together="auto"/>
    </style:style>
    <style:style style:name="Tableau6.A8" style:family="table-cell">
      <style:table-cell-properties fo:padding="0.097cm" fo:border-left="0.25pt solid #000000" fo:border-right="none" fo:border-top="none" fo:border-bottom="0.25pt solid #000000"/>
    </style:style>
    <style:style style:name="Tableau6.B8" style:family="table-cell">
      <style:table-cell-properties fo:padding="0.097cm" fo:border-left="0.25pt solid #000000" fo:border-right="none" fo:border-top="none" fo:border-bottom="0.25pt solid #000000"/>
    </style:style>
    <style:style style:name="Tableau6.C8" style:family="table-cell">
      <style:table-cell-properties style:vertical-align="middle" fo:padding="0.097cm" fo:border-left="0.25pt solid #000000" fo:border-right="0.25pt solid #000000" fo:border-top="none" fo:border-bottom="0.25pt solid #000000"/>
    </style:style>
    <style:style style:name="Tableau6.9" style:family="table-row">
      <style:table-row-properties fo:keep-together="auto"/>
    </style:style>
    <style:style style:name="Tableau6.A9"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6.B9" style:family="table-cell">
      <style:table-cell-properties fo:background-color="#f2f2f2" fo:padding="0.097cm" fo:border-left="0.25pt solid #000000" fo:border-right="none" fo:border-top="0.25pt solid #000000" fo:border-bottom="0.25pt solid #000000">
        <style:background-image/>
      </style:table-cell-properties>
    </style:style>
    <style:style style:name="Tableau6.C9" style:family="table-cell">
      <style:table-cell-properties style:vertical-align="middle" fo:background-color="#f2f2f2" fo:padding="0.097cm" fo:border="0.25pt solid #000000">
        <style:background-image/>
      </style:table-cell-properties>
    </style:style>
    <style:style style:name="Tableau7" style:family="table">
      <style:table-properties style:width="16.748cm" fo:margin-top="0cm" fo:margin-bottom="0cm" table:align="center" style:writing-mode="lr-tb"/>
    </style:style>
    <style:style style:name="Tableau7.A" style:family="table-column">
      <style:table-column-properties style:column-width="1.993cm"/>
    </style:style>
    <style:style style:name="Tableau7.B" style:family="table-column">
      <style:table-column-properties style:column-width="5.962cm"/>
    </style:style>
    <style:style style:name="Tableau7.C" style:family="table-column">
      <style:table-column-properties style:column-width="6.793cm"/>
    </style:style>
    <style:style style:name="Tableau7.D" style:family="table-column">
      <style:table-column-properties style:column-width="2cm"/>
    </style:style>
    <style:style style:name="Tableau7.1" style:family="table-row">
      <style:table-row-properties style:min-row-height="0.6cm" fo:keep-together="auto"/>
    </style:style>
    <style:style style:name="Tableau7.A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7.C1" style:family="table-cell">
      <style:table-cell-properties style:vertical-align="middle" fo:background-color="#70ac2e" fo:padding="0.097cm" fo:border="0.25pt solid #000000">
        <style:background-image/>
      </style:table-cell-properties>
    </style:style>
    <style:style style:name="Tableau7.2" style:family="table-row">
      <style:table-row-properties style:min-row-height="0.397cm" fo:keep-together="auto"/>
    </style:style>
    <style:style style:name="Tableau7.A2" style:family="table-cell">
      <style:table-cell-properties style:vertical-align="middle" fo:background-color="#f2f2f2" fo:padding="0.097cm" fo:border-left="0.25pt solid #000000" fo:border-right="none" fo:border-top="none" fo:border-bottom="0.25pt solid #000000">
        <style:background-image/>
      </style:table-cell-properties>
    </style:style>
    <style:style style:name="Tableau7.C2" style:family="table-cell">
      <style:table-cell-properties style:vertical-align="middle" fo:background-color="#f2f2f2" fo:padding="0.097cm" fo:border-left="0.25pt solid #000000" fo:border-right="0.25pt solid #000000" fo:border-top="none" fo:border-bottom="0.25pt solid #000000">
        <style:background-image/>
      </style:table-cell-properties>
    </style:style>
    <style:style style:name="Tableau7.A3" style:family="table-cell">
      <style:table-cell-properties style:vertical-align="middle" fo:padding="0.097cm" fo:border-left="0.25pt solid #000000" fo:border-right="none" fo:border-top="none" fo:border-bottom="0.25pt solid #000000"/>
    </style:style>
    <style:style style:name="Tableau7.B3" style:family="table-cell">
      <style:table-cell-properties style:vertical-align="middle" fo:padding="0.097cm" fo:border-left="0.25pt solid #000000" fo:border-right="none" fo:border-top="none" fo:border-bottom="0.25pt solid #000000"/>
    </style:style>
    <style:style style:name="Tableau7.C3" style:family="table-cell">
      <style:table-cell-properties style:vertical-align="middle" fo:padding="0.097cm" fo:border-left="0.25pt solid #000000" fo:border-right="0.25pt solid #000000" fo:border-top="none" fo:border-bottom="0.25pt solid #000000"/>
    </style:style>
    <style:style style:name="Tableau7.D3" style:family="table-cell">
      <style:table-cell-properties style:vertical-align="middle" fo:padding="0.097cm" fo:border-left="0.25pt solid #000000" fo:border-right="0.25pt solid #000000" fo:border-top="none" fo:border-bottom="0.25pt solid #000000"/>
    </style:style>
    <style:style style:name="Tableau7.5" style:family="table-row">
      <style:table-row-properties fo:keep-together="auto"/>
    </style:style>
    <style:style style:name="Tableau7.A5" style:family="table-cell">
      <style:table-cell-properties style:vertical-align="middle" fo:padding="0.097cm" fo:border-left="0.25pt solid #000000" fo:border-right="none" fo:border-top="none" fo:border-bottom="0.25pt solid #000000"/>
    </style:style>
    <style:style style:name="Tableau7.B5" style:family="table-cell">
      <style:table-cell-properties style:vertical-align="middle" fo:padding="0.097cm" fo:border-left="0.25pt solid #000000" fo:border-right="none" fo:border-top="none" fo:border-bottom="0.25pt solid #000000"/>
    </style:style>
    <style:style style:name="Tableau7.C5" style:family="table-cell">
      <style:table-cell-properties style:vertical-align="middle" fo:padding="0.097cm" fo:border-left="0.25pt solid #000000" fo:border-right="0.25pt solid #000000" fo:border-top="none" fo:border-bottom="0.25pt solid #000000"/>
    </style:style>
    <style:style style:name="Tableau7.D5" style:family="table-cell">
      <style:table-cell-properties style:vertical-align="middle" fo:padding="0.097cm" fo:border-left="0.25pt solid #000000" fo:border-right="0.25pt solid #000000" fo:border-top="none" fo:border-bottom="0.25pt solid #000000"/>
    </style:style>
    <style:style style:name="Tableau7.6" style:family="table-row">
      <style:table-row-properties fo:keep-together="auto"/>
    </style:style>
    <style:style style:name="Tableau7.7" style:family="table-row">
      <style:table-row-properties fo:keep-together="auto"/>
    </style:style>
    <style:style style:name="Tableau7.A7" style:family="table-cell">
      <style:table-cell-properties style:vertical-align="middle" fo:padding="0.097cm" fo:border-left="0.25pt solid #000000" fo:border-right="none" fo:border-top="none" fo:border-bottom="0.25pt solid #000000"/>
    </style:style>
    <style:style style:name="Tableau7.B7" style:family="table-cell">
      <style:table-cell-properties style:vertical-align="middle" fo:padding="0.097cm" fo:border-left="0.25pt solid #000000" fo:border-right="none" fo:border-top="none" fo:border-bottom="0.25pt solid #000000"/>
    </style:style>
    <style:style style:name="Tableau7.C7" style:family="table-cell">
      <style:table-cell-properties style:vertical-align="middle" fo:padding="0.097cm" fo:border-left="0.25pt solid #000000" fo:border-right="0.25pt solid #000000" fo:border-top="none" fo:border-bottom="0.25pt solid #000000"/>
    </style:style>
    <style:style style:name="Tableau7.D7" style:family="table-cell">
      <style:table-cell-properties style:vertical-align="middle" fo:padding="0.097cm" fo:border-left="0.25pt solid #000000" fo:border-right="0.25pt solid #000000" fo:border-top="none" fo:border-bottom="0.25pt solid #000000"/>
    </style:style>
    <style:style style:name="Tableau7.8" style:family="table-row">
      <style:table-row-properties fo:keep-together="auto"/>
    </style:style>
    <style:style style:name="Tableau7.9" style:family="table-row">
      <style:table-row-properties fo:keep-together="auto"/>
    </style:style>
    <style:style style:name="Tableau7.A9" style:family="table-cell">
      <style:table-cell-properties style:vertical-align="middle" fo:padding="0.097cm" fo:border-left="0.25pt solid #000000" fo:border-right="none" fo:border-top="none" fo:border-bottom="0.25pt solid #000000"/>
    </style:style>
    <style:style style:name="Tableau7.B9" style:family="table-cell">
      <style:table-cell-properties style:vertical-align="middle" fo:padding="0.097cm" fo:border-left="0.25pt solid #000000" fo:border-right="none" fo:border-top="none" fo:border-bottom="0.25pt solid #000000"/>
    </style:style>
    <style:style style:name="Tableau7.C9" style:family="table-cell">
      <style:table-cell-properties style:vertical-align="middle" fo:padding="0.097cm" fo:border-left="0.25pt solid #000000" fo:border-right="0.25pt solid #000000" fo:border-top="none" fo:border-bottom="0.25pt solid #000000"/>
    </style:style>
    <style:style style:name="Tableau7.D9" style:family="table-cell">
      <style:table-cell-properties style:vertical-align="middle" fo:padding="0.097cm" fo:border-left="0.25pt solid #000000" fo:border-right="0.25pt solid #000000" fo:border-top="none" fo:border-bottom="0.25pt solid #000000"/>
    </style:style>
    <style:style style:name="Tableau7.10" style:family="table-row">
      <style:table-row-properties fo:keep-together="auto"/>
    </style:style>
    <style:style style:name="Tableau7.A10" style:family="table-cell">
      <style:table-cell-properties style:vertical-align="middle" fo:background-color="#f2f2f2" fo:padding="0.097cm" fo:border-left="0.25pt solid #000000" fo:border-right="none" fo:border-top="0.25pt solid #000000" fo:border-bottom="0.25pt solid #000000">
        <style:background-image/>
      </style:table-cell-properties>
    </style:style>
    <style:style style:name="Tableau7.C10" style:family="table-cell">
      <style:table-cell-properties style:vertical-align="middle" fo:background-color="#f2f2f2" fo:padding="0.097cm" fo:border="0.25pt solid #000000">
        <style:background-image/>
      </style:table-cell-properties>
    </style:style>
    <style:style style:name="Tableau7.11" style:family="table-row">
      <style:table-row-properties fo:keep-together="auto"/>
    </style:style>
    <style:style style:name="Tableau7.A1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au7.C11" style:family="table-cell">
      <style:table-cell-properties style:vertical-align="middle" fo:background-color="transparent" fo:padding="0.097cm" fo:border="0.25pt solid #000000">
        <style:background-image/>
      </style:table-cell-properties>
    </style:style>
    <style:style style:name="Tableau7.12" style:family="table-row">
      <style:table-row-properties fo:keep-together="auto"/>
    </style:style>
    <style:style style:name="Tableau7.13" style:family="table-row">
      <style:table-row-properties fo:keep-together="auto"/>
    </style:style>
    <style:style style:name="Tableau7.A13" style:family="table-cell">
      <style:table-cell-properties style:vertical-align="middle" fo:background-color="#ffffff" fo:padding="0.097cm" fo:border-left="0.25pt solid #000000" fo:border-right="none" fo:border-top="0.25pt solid #000000" fo:border-bottom="0.5pt solid #000000">
        <style:background-image/>
      </style:table-cell-properties>
    </style:style>
    <style:style style:name="Tableau7.C13" style:family="table-cell">
      <style:table-cell-properties style:vertical-align="middle" fo:background-color="#ffffff" fo:padding="0.097cm" fo:border-left="0.25pt solid #000000" fo:border-right="0.25pt solid #000000" fo:border-top="0.25pt solid #000000" fo:border-bottom="0.5pt solid #000000">
        <style:background-image/>
      </style:table-cell-properties>
    </style:style>
    <style:style style:name="Tableau7.D13" style:family="table-cell">
      <style:table-cell-properties style:vertical-align="middle" fo:background-color="#ffffff" fo:padding="0.097cm" fo:border="0.25pt solid #000000">
        <style:background-image/>
      </style:table-cell-properties>
    </style:style>
    <style:style style:name="Tableau7.14" style:family="table-row">
      <style:table-row-properties fo:keep-together="auto"/>
    </style:style>
    <style:style style:name="Tableau7.A14"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7.B14" style:family="table-cell">
      <style:table-cell-properties style:vertical-align="middle" fo:background-color="transparent" fo:padding="0.097cm" fo:border-left="none" fo:border-right="0.5pt solid #000000" fo:border-top="0.5pt solid #000000" fo:border-bottom="none">
        <style:background-image/>
      </style:table-cell-properties>
    </style:style>
    <style:style style:name="Tableau7.C14" style:family="table-cell">
      <style:table-cell-properties style:vertical-align="middle" fo:background-color="transparent" fo:padding="0.097cm" fo:border="0.5pt solid #000000">
        <style:background-image/>
      </style:table-cell-properties>
    </style:style>
    <style:style style:name="Tableau7.D14" style:family="table-cell">
      <style:table-cell-properties style:vertical-align="middle" fo:background-color="#f2f2f2" fo:padding="0.097cm" fo:border-left="0.5pt solid #000000" fo:border-right="0.25pt solid #000000" fo:border-top="0.25pt solid #000000" fo:border-bottom="0.25pt solid #000000">
        <style:background-image/>
      </style:table-cell-properties>
    </style:style>
    <style:style style:name="Tableau7.15" style:family="table-row">
      <style:table-row-properties fo:keep-together="auto"/>
    </style:style>
    <style:style style:name="Tableau7.A15" style:family="table-cell">
      <style:table-cell-properties style:vertical-align="middle" fo:background-color="transparent" fo:padding="0.097cm" fo:border="none">
        <style:background-image/>
      </style:table-cell-properties>
    </style:style>
    <style:style style:name="Tableau7.B15" style:family="table-cell">
      <style:table-cell-properties style:vertical-align="middle" fo:background-color="transparent" fo:padding="0.097cm" fo:border-left="none" fo:border-right="0.5pt solid #000000" fo:border-top="none" fo:border-bottom="none">
        <style:background-image/>
      </style:table-cell-properties>
    </style:style>
    <style:style style:name="Tableau8" style:family="table">
      <style:table-properties style:width="16.676cm" fo:margin-left="-0.182cm" fo:margin-top="0cm" fo:margin-bottom="0cm" table:align="left" style:writing-mode="lr-tb"/>
    </style:style>
    <style:style style:name="Tableau8.A" style:family="table-column">
      <style:table-column-properties style:column-width="2.616cm"/>
    </style:style>
    <style:style style:name="Tableau8.B" style:family="table-column">
      <style:table-column-properties style:column-width="7.86cm"/>
    </style:style>
    <style:style style:name="Tableau8.C" style:family="table-column">
      <style:table-column-properties style:column-width="1.393cm"/>
    </style:style>
    <style:style style:name="Tableau8.D" style:family="table-column">
      <style:table-column-properties style:column-width="1.164cm"/>
    </style:style>
    <style:style style:name="Tableau8.E" style:family="table-column">
      <style:table-column-properties style:column-width="1.199cm"/>
    </style:style>
    <style:style style:name="Tableau8.F" style:family="table-column">
      <style:table-column-properties style:column-width="1.284cm"/>
    </style:style>
    <style:style style:name="Tableau8.G" style:family="table-column">
      <style:table-column-properties style:column-width="1.159cm"/>
    </style:style>
    <style:style style:name="Tableau8.1" style:family="table-row">
      <style:table-row-properties fo:keep-together="auto"/>
    </style:style>
    <style:style style:name="Tableau8.A1" style:family="table-cell">
      <style:table-cell-properties style:vertical-align="middle" fo:background-color="#70ac2e" fo:padding-left="0.191cm" fo:padding-right="0.191cm" fo:padding-top="0cm" fo:padding-bottom="0cm" fo:border="0.5pt solid #000000">
        <style:background-image/>
      </style:table-cell-properties>
    </style:style>
    <style:style style:name="Tableau8.A2" style:family="table-cell">
      <style:table-cell-properties style:vertical-align="middle" fo:padding-left="0.191cm" fo:padding-right="0.191cm" fo:padding-top="0cm" fo:padding-bottom="0cm" fo:border="0.5pt solid #000000"/>
    </style:style>
    <style:style style:name="Tableau8.B2" style:family="table-cell">
      <style:table-cell-properties fo:padding-left="0.191cm" fo:padding-right="0.191cm" fo:padding-top="0cm" fo:padding-bottom="0cm" fo:border="0.5pt solid #000000"/>
    </style:style>
    <style:style style:name="Tableau8.C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8.E2" style:family="table-cell">
      <style:table-cell-properties style:vertical-align="middle" fo:background-color="#92d050" fo:padding-left="0.191cm" fo:padding-right="0.191cm" fo:padding-top="0cm" fo:padding-bottom="0cm" fo:border="0.5pt solid #000000">
        <style:background-image/>
      </style:table-cell-properties>
    </style:style>
    <style:style style:name="Tableau8.A3" style:family="table-cell">
      <style:table-cell-properties style:vertical-align="middle" fo:padding-left="0.191cm" fo:padding-right="0.191cm" fo:padding-top="0cm" fo:padding-bottom="0cm" fo:border="0.5pt solid #000000"/>
    </style:style>
    <style:style style:name="Tableau8.B3" style:family="table-cell">
      <style:table-cell-properties fo:padding-left="0.191cm" fo:padding-right="0.191cm" fo:padding-top="0cm" fo:padding-bottom="0cm" fo:border="0.5pt solid #000000"/>
    </style:style>
    <style:style style:name="Tableau8.A4" style:family="table-cell">
      <style:table-cell-properties style:vertical-align="middle" fo:background-color="#f2f2f2" fo:padding-left="0.191cm" fo:padding-right="0.191cm" fo:padding-top="0cm" fo:padding-bottom="0cm" fo:border="0.5pt solid #000000">
        <style:background-image/>
      </style:table-cell-properties>
    </style:style>
    <style:style style:name="Tableau8.B4" style:family="table-cell">
      <style:table-cell-properties fo:background-color="#f2f2f2" fo:padding-left="0.191cm" fo:padding-right="0.191cm" fo:padding-top="0cm" fo:padding-bottom="0cm" fo:border="0.5pt solid #000000">
        <style:background-image/>
      </style:table-cell-properties>
    </style:style>
    <style:style style:name="Tableau8.B5" style:family="table-cell">
      <style:table-cell-properties fo:background-color="#f2f2f2" fo:padding-left="0.191cm" fo:padding-right="0.191cm" fo:padding-top="0cm" fo:padding-bottom="0cm" fo:border="0.5pt solid #000000">
        <style:background-image/>
      </style:table-cell-properties>
    </style:style>
    <style:style style:name="Tableau8.B6" style:family="table-cell">
      <style:table-cell-properties fo:background-color="#f2f2f2" fo:padding-left="0.191cm" fo:padding-right="0.191cm" fo:padding-top="0cm" fo:padding-bottom="0cm" fo:border="0.5pt solid #000000">
        <style:background-image/>
      </style:table-cell-properties>
    </style:style>
    <style:style style:name="Tableau8.A7" style:family="table-cell">
      <style:table-cell-properties style:vertical-align="middle" fo:padding-left="0.191cm" fo:padding-right="0.191cm" fo:padding-top="0cm" fo:padding-bottom="0cm" fo:border="0.5pt solid #000000"/>
    </style:style>
    <style:style style:name="Tableau8.B7" style:family="table-cell">
      <style:table-cell-properties fo:padding-left="0.191cm" fo:padding-right="0.191cm" fo:padding-top="0cm" fo:padding-bottom="0cm" fo:border="0.5pt solid #000000"/>
    </style:style>
    <style:style style:name="Tableau8.A8" style:family="table-cell">
      <style:table-cell-properties style:vertical-align="middle" fo:padding-left="0.191cm" fo:padding-right="0.191cm" fo:padding-top="0cm" fo:padding-bottom="0cm" fo:border="0.5pt solid #000000"/>
    </style:style>
    <style:style style:name="Tableau8.B8" style:family="table-cell">
      <style:table-cell-properties fo:padding-left="0.191cm" fo:padding-right="0.191cm" fo:padding-top="0cm" fo:padding-bottom="0cm" fo:border="0.5pt solid #000000"/>
    </style:style>
    <style:style style:name="Tableau8.A9" style:family="table-cell">
      <style:table-cell-properties style:vertical-align="middle" fo:padding-left="0.191cm" fo:padding-right="0.191cm" fo:padding-top="0cm" fo:padding-bottom="0cm" fo:border="0.5pt solid #000000"/>
    </style:style>
    <style:style style:name="Tableau8.B9" style:family="table-cell">
      <style:table-cell-properties fo:padding-left="0.191cm" fo:padding-right="0.191cm" fo:padding-top="0cm" fo:padding-bottom="0cm" fo:border="0.5pt solid #000000"/>
    </style:style>
    <style:style style:name="Tableau8.A10" style:family="table-cell">
      <style:table-cell-properties style:vertical-align="middle" fo:padding-left="0.191cm" fo:padding-right="0.191cm" fo:padding-top="0cm" fo:padding-bottom="0cm" fo:border="0.5pt solid #000000"/>
    </style:style>
    <style:style style:name="Tableau8.B10" style:family="table-cell">
      <style:table-cell-properties fo:padding-left="0.191cm" fo:padding-right="0.191cm" fo:padding-top="0cm" fo:padding-bottom="0cm" fo:border="0.5pt solid #000000"/>
    </style:style>
    <style:style style:name="Tableau8.A11" style:family="table-cell">
      <style:table-cell-properties style:vertical-align="middle" fo:padding-left="0.191cm" fo:padding-right="0.191cm" fo:padding-top="0cm" fo:padding-bottom="0cm" fo:border="0.5pt solid #000000"/>
    </style:style>
    <style:style style:name="Tableau8.B11" style:family="table-cell">
      <style:table-cell-properties fo:padding-left="0.191cm" fo:padding-right="0.191cm" fo:padding-top="0cm" fo:padding-bottom="0cm" fo:border="0.5pt solid #000000"/>
    </style:style>
    <style:style style:name="Tableau8.B12" style:family="table-cell">
      <style:table-cell-properties fo:background-color="#f2f2f2" fo:padding-left="0.191cm" fo:padding-right="0.191cm" fo:padding-top="0cm" fo:padding-bottom="0cm" fo:border="0.5pt solid #000000">
        <style:background-image/>
      </style:table-cell-properties>
    </style:style>
    <style:style style:name="Tableau8.B13" style:family="table-cell">
      <style:table-cell-properties fo:background-color="#f2f2f2" fo:padding-left="0.191cm" fo:padding-right="0.191cm" fo:padding-top="0cm" fo:padding-bottom="0cm" fo:border="0.5pt solid #000000">
        <style:background-image/>
      </style:table-cell-properties>
    </style:style>
    <style:style style:name="Tableau8.B14" style:family="table-cell">
      <style:table-cell-properties fo:background-color="#f2f2f2" fo:padding-left="0.191cm" fo:padding-right="0.191cm" fo:padding-top="0cm" fo:padding-bottom="0cm" fo:border="0.5pt solid #000000">
        <style:background-image/>
      </style:table-cell-properties>
    </style:style>
    <style:style style:name="Tableau8.B15" style:family="table-cell">
      <style:table-cell-properties fo:background-color="#f2f2f2" fo:padding-left="0.191cm" fo:padding-right="0.191cm" fo:padding-top="0cm" fo:padding-bottom="0cm" fo:border="0.5pt solid #000000">
        <style:background-image/>
      </style:table-cell-properties>
    </style:style>
    <style:style style:name="Tableau8.A16" style:family="table-cell">
      <style:table-cell-properties style:vertical-align="middle" fo:padding-left="0.191cm" fo:padding-right="0.191cm" fo:padding-top="0cm" fo:padding-bottom="0cm" fo:border="0.5pt solid #000000"/>
    </style:style>
    <style:style style:name="Tableau8.B16" style:family="table-cell">
      <style:table-cell-properties fo:padding-left="0.191cm" fo:padding-right="0.191cm" fo:padding-top="0cm" fo:padding-bottom="0cm" fo:border="0.5pt solid #000000"/>
    </style:style>
    <style:style style:name="Tableau8.A17" style:family="table-cell">
      <style:table-cell-properties style:vertical-align="middle" fo:padding-left="0.191cm" fo:padding-right="0.191cm" fo:padding-top="0cm" fo:padding-bottom="0cm" fo:border="0.5pt solid #000000"/>
    </style:style>
    <style:style style:name="Tableau8.B17" style:family="table-cell">
      <style:table-cell-properties fo:padding-left="0.191cm" fo:padding-right="0.191cm" fo:padding-top="0cm" fo:padding-bottom="0cm" fo:border="0.5pt solid #000000"/>
    </style:style>
    <style:style style:name="Tableau8.A18" style:family="table-cell">
      <style:table-cell-properties style:vertical-align="middle" fo:padding-left="0.191cm" fo:padding-right="0.191cm" fo:padding-top="0cm" fo:padding-bottom="0cm" fo:border="0.5pt solid #000000"/>
    </style:style>
    <style:style style:name="Tableau8.B18" style:family="table-cell">
      <style:table-cell-properties fo:padding-left="0.191cm" fo:padding-right="0.191cm" fo:padding-top="0cm" fo:padding-bottom="0cm" fo:border="0.5pt solid #000000"/>
    </style:style>
    <style:style style:name="Tableau8.B19" style:family="table-cell">
      <style:table-cell-properties fo:background-color="#f2f2f2" fo:padding-left="0.191cm" fo:padding-right="0.191cm" fo:padding-top="0cm" fo:padding-bottom="0cm" fo:border="0.5pt solid #000000">
        <style:background-image/>
      </style:table-cell-properties>
    </style:style>
    <style:style style:name="Tableau8.A20" style:family="table-cell">
      <style:table-cell-properties fo:background-color="#f2f2f2" fo:padding-left="0.191cm" fo:padding-right="0.191cm" fo:padding-top="0cm" fo:padding-bottom="0cm" fo:border="0.5pt solid #000000">
        <style:background-image/>
      </style:table-cell-properties>
    </style:style>
    <style:style style:name="Tableau8.B20" style:family="table-cell">
      <style:table-cell-properties fo:background-color="#f2f2f2" fo:padding-left="0.191cm" fo:padding-right="0.191cm" fo:padding-top="0cm" fo:padding-bottom="0cm" fo:border="0.5pt solid #000000">
        <style:background-image/>
      </style:table-cell-properties>
    </style:style>
    <style:style style:name="Tableau8.A21" style:family="table-cell">
      <style:table-cell-properties fo:background-color="#f2f2f2" fo:padding-left="0.191cm" fo:padding-right="0.191cm" fo:padding-top="0cm" fo:padding-bottom="0cm" fo:border="0.5pt solid #000000">
        <style:background-image/>
      </style:table-cell-properties>
    </style:style>
    <style:style style:name="Tableau8.B21" style:family="table-cell">
      <style:table-cell-properties fo:background-color="#f2f2f2" fo:padding-left="0.191cm" fo:padding-right="0.191cm" fo:padding-top="0cm" fo:padding-bottom="0cm" fo:border="0.5pt solid #000000">
        <style:background-image/>
      </style:table-cell-properties>
    </style:style>
    <style:style style:name="Tableau8.A22" style:family="table-cell">
      <style:table-cell-properties fo:background-color="#f2f2f2" fo:padding-left="0.191cm" fo:padding-right="0.191cm" fo:padding-top="0cm" fo:padding-bottom="0cm" fo:border="0.5pt solid #000000">
        <style:background-image/>
      </style:table-cell-properties>
    </style:style>
    <style:style style:name="Tableau8.B22" style:family="table-cell">
      <style:table-cell-properties fo:background-color="#f2f2f2" fo:padding-left="0.191cm" fo:padding-right="0.191cm" fo:padding-top="0cm" fo:padding-bottom="0cm" fo:border="0.5pt solid #000000">
        <style:background-image/>
      </style:table-cell-properties>
    </style:style>
    <style:style style:name="Tableau9" style:family="table">
      <style:table-properties style:width="16.78cm" fo:margin-left="0.004cm" fo:margin-top="0cm" fo:margin-bottom="0cm" table:align="left" style:writing-mode="lr-tb"/>
    </style:style>
    <style:style style:name="Tableau9.A" style:family="table-column">
      <style:table-column-properties style:column-width="1.503cm"/>
    </style:style>
    <style:style style:name="Tableau9.B" style:family="table-column">
      <style:table-column-properties style:column-width="1.755cm"/>
    </style:style>
    <style:style style:name="Tableau9.C" style:family="table-column">
      <style:table-column-properties style:column-width="2.415cm"/>
    </style:style>
    <style:style style:name="Tableau9.D" style:family="table-column">
      <style:table-column-properties style:column-width="3.471cm"/>
    </style:style>
    <style:style style:name="Tableau9.E" style:family="table-column">
      <style:table-column-properties style:column-width="2.577cm"/>
    </style:style>
    <style:style style:name="Tableau9.F" style:family="table-column">
      <style:table-column-properties style:column-width="1.543cm"/>
    </style:style>
    <style:style style:name="Tableau9.G" style:family="table-column">
      <style:table-column-properties style:column-width="1.603cm"/>
    </style:style>
    <style:style style:name="Tableau9.H" style:family="table-column">
      <style:table-column-properties style:column-width="1.912cm"/>
    </style:style>
    <style:style style:name="Tableau9.1" style:family="table-row">
      <style:table-row-properties style:min-row-height="0.6cm" fo:keep-together="auto"/>
    </style:style>
    <style:style style:name="Tableau9.A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9.B1" style:family="table-cell">
      <style:table-cell-properties style:vertical-align="middle" fo:background-color="#70ac2e" fo:padding="0.097cm" fo:border="0.25pt solid #000000">
        <style:background-image/>
      </style:table-cell-properties>
    </style:style>
    <style:style style:name="Tableau9.2" style:family="table-row">
      <style:table-row-properties style:min-row-height="0.397cm" fo:keep-together="auto"/>
    </style:style>
    <style:style style:name="Tableau9.A2" style:family="table-cell">
      <style:table-cell-properties fo:padding="0.097cm" fo:border-left="0.25pt solid #000000" fo:border-right="none" fo:border-top="0.25pt solid #000000" fo:border-bottom="0.5pt solid #000000"/>
    </style:style>
    <style:style style:name="Tableau9.B2" style:family="table-cell">
      <style:table-cell-properties fo:padding="0.097cm" fo:border-left="0.25pt solid #000000" fo:border-right="0.25pt solid #000000" fo:border-top="0.25pt solid #000000" fo:border-bottom="0.5pt solid #000000"/>
    </style:style>
    <style:style style:name="Tableau9.C2" style:family="table-cell">
      <style:table-cell-properties fo:padding="0.097cm" fo:border-left="0.25pt solid #000000" fo:border-right="none" fo:border-top="0.25pt solid #000000" fo:border-bottom="0.5pt solid #000000"/>
    </style:style>
    <style:style style:name="Tableau9.D2" style:family="table-cell">
      <style:table-cell-properties fo:padding="0.097cm" fo:border-left="0.25pt solid #000000" fo:border-right="none" fo:border-top="0.25pt solid #000000" fo:border-bottom="0.5pt solid #000000"/>
    </style:style>
    <style:style style:name="Tableau9.E2" style:family="table-cell">
      <style:table-cell-properties fo:padding="0.097cm" fo:border-left="0.25pt solid #000000" fo:border-right="none" fo:border-top="0.25pt solid #000000" fo:border-bottom="0.5pt solid #000000"/>
    </style:style>
    <style:style style:name="Tableau9.F2" style:family="table-cell">
      <style:table-cell-properties fo:padding="0.097cm" fo:border-left="0.25pt solid #000000" fo:border-right="none" fo:border-top="0.25pt solid #000000" fo:border-bottom="0.5pt solid #000000"/>
    </style:style>
    <style:style style:name="Tableau9.G2" style:family="table-cell">
      <style:table-cell-properties fo:background-color="transparent" fo:padding="0.097cm" fo:border-left="0.25pt solid #000000" fo:border-right="none" fo:border-top="0.25pt solid #000000" fo:border-bottom="0.5pt solid #000000">
        <style:background-image/>
      </style:table-cell-properties>
    </style:style>
    <style:style style:name="Tableau9.H2" style:family="table-cell">
      <style:table-cell-properties fo:padding="0.097cm" fo:border-left="0.25pt solid #000000" fo:border-right="0.25pt solid #000000" fo:border-top="0.25pt solid #000000" fo:border-bottom="0.5pt solid #000000"/>
    </style:style>
    <style:style style:name="Tableau9.A3" style:family="table-cell">
      <style:table-cell-properties fo:padding="0.097cm" fo:border-left="0.25pt solid #000000" fo:border-right="none" fo:border-top="0.5pt solid #000000" fo:border-bottom="0.5pt solid #000000"/>
    </style:style>
    <style:style style:name="Tableau9.B3" style:family="table-cell">
      <style:table-cell-properties fo:padding="0.097cm" fo:border-left="0.25pt solid #000000" fo:border-right="0.25pt solid #000000" fo:border-top="0.5pt solid #000000" fo:border-bottom="0.5pt solid #000000"/>
    </style:style>
    <style:style style:name="Tableau9.C3" style:family="table-cell">
      <style:table-cell-properties fo:padding="0.097cm" fo:border-left="0.25pt solid #000000" fo:border-right="none" fo:border-top="0.5pt solid #000000" fo:border-bottom="0.5pt solid #000000"/>
    </style:style>
    <style:style style:name="Tableau9.D3" style:family="table-cell">
      <style:table-cell-properties fo:padding="0.097cm" fo:border-left="0.25pt solid #000000" fo:border-right="none" fo:border-top="0.5pt solid #000000" fo:border-bottom="0.5pt solid #000000"/>
    </style:style>
    <style:style style:name="Tableau9.E3" style:family="table-cell">
      <style:table-cell-properties fo:padding="0.097cm" fo:border-left="0.25pt solid #000000" fo:border-right="none" fo:border-top="0.5pt solid #000000" fo:border-bottom="0.5pt solid #000000"/>
    </style:style>
    <style:style style:name="Tableau9.F3" style:family="table-cell">
      <style:table-cell-properties fo:padding="0.097cm" fo:border-left="0.25pt solid #000000" fo:border-right="none" fo:border-top="0.5pt solid #000000" fo:border-bottom="0.5pt solid #000000"/>
    </style:style>
    <style:style style:name="Tableau9.G3"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3" style:family="table-cell">
      <style:table-cell-properties fo:padding="0.097cm" fo:border-left="0.25pt solid #000000" fo:border-right="0.25pt solid #000000" fo:border-top="0.5pt solid #000000" fo:border-bottom="0.5pt solid #000000"/>
    </style:style>
    <style:style style:name="Tableau9.A4" style:family="table-cell">
      <style:table-cell-properties fo:padding="0.097cm" fo:border-left="0.25pt solid #000000" fo:border-right="none" fo:border-top="0.5pt solid #000000" fo:border-bottom="0.5pt solid #000000"/>
    </style:style>
    <style:style style:name="Tableau9.B4" style:family="table-cell">
      <style:table-cell-properties fo:padding="0.097cm" fo:border-left="0.25pt solid #000000" fo:border-right="0.25pt solid #000000" fo:border-top="0.5pt solid #000000" fo:border-bottom="0.5pt solid #000000"/>
    </style:style>
    <style:style style:name="Tableau9.C4" style:family="table-cell">
      <style:table-cell-properties fo:padding="0.097cm" fo:border-left="0.25pt solid #000000" fo:border-right="none" fo:border-top="0.5pt solid #000000" fo:border-bottom="0.5pt solid #000000"/>
    </style:style>
    <style:style style:name="Tableau9.D4" style:family="table-cell">
      <style:table-cell-properties fo:padding="0.097cm" fo:border-left="0.25pt solid #000000" fo:border-right="none" fo:border-top="0.5pt solid #000000" fo:border-bottom="0.5pt solid #000000"/>
    </style:style>
    <style:style style:name="Tableau9.E4" style:family="table-cell">
      <style:table-cell-properties fo:padding="0.097cm" fo:border-left="0.25pt solid #000000" fo:border-right="none" fo:border-top="0.5pt solid #000000" fo:border-bottom="0.5pt solid #000000"/>
    </style:style>
    <style:style style:name="Tableau9.F4" style:family="table-cell">
      <style:table-cell-properties fo:padding="0.097cm" fo:border-left="0.25pt solid #000000" fo:border-right="none" fo:border-top="0.5pt solid #000000" fo:border-bottom="0.5pt solid #000000"/>
    </style:style>
    <style:style style:name="Tableau9.G4"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4" style:family="table-cell">
      <style:table-cell-properties fo:padding="0.097cm" fo:border-left="0.25pt solid #000000" fo:border-right="0.25pt solid #000000" fo:border-top="0.5pt solid #000000" fo:border-bottom="0.5pt solid #000000"/>
    </style:style>
    <style:style style:name="Tableau9.A5" style:family="table-cell">
      <style:table-cell-properties fo:padding="0.097cm" fo:border-left="0.25pt solid #000000" fo:border-right="none" fo:border-top="0.5pt solid #000000" fo:border-bottom="0.5pt solid #000000"/>
    </style:style>
    <style:style style:name="Tableau9.B5" style:family="table-cell">
      <style:table-cell-properties fo:padding="0.097cm" fo:border-left="0.25pt solid #000000" fo:border-right="0.25pt solid #000000" fo:border-top="0.5pt solid #000000" fo:border-bottom="0.5pt solid #000000"/>
    </style:style>
    <style:style style:name="Tableau9.C5" style:family="table-cell">
      <style:table-cell-properties fo:padding="0.097cm" fo:border-left="0.25pt solid #000000" fo:border-right="none" fo:border-top="0.5pt solid #000000" fo:border-bottom="0.5pt solid #000000"/>
    </style:style>
    <style:style style:name="Tableau9.D5" style:family="table-cell">
      <style:table-cell-properties fo:padding="0.097cm" fo:border-left="0.25pt solid #000000" fo:border-right="none" fo:border-top="0.5pt solid #000000" fo:border-bottom="0.5pt solid #000000"/>
    </style:style>
    <style:style style:name="Tableau9.E5" style:family="table-cell">
      <style:table-cell-properties fo:padding="0.097cm" fo:border-left="0.25pt solid #000000" fo:border-right="none" fo:border-top="0.5pt solid #000000" fo:border-bottom="0.5pt solid #000000"/>
    </style:style>
    <style:style style:name="Tableau9.F5" style:family="table-cell">
      <style:table-cell-properties fo:padding="0.097cm" fo:border-left="0.25pt solid #000000" fo:border-right="none" fo:border-top="0.5pt solid #000000" fo:border-bottom="0.5pt solid #000000"/>
    </style:style>
    <style:style style:name="Tableau9.G5"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5" style:family="table-cell">
      <style:table-cell-properties fo:padding="0.097cm" fo:border-left="0.25pt solid #000000" fo:border-right="0.25pt solid #000000" fo:border-top="0.5pt solid #000000" fo:border-bottom="0.5pt solid #000000"/>
    </style:style>
    <style:style style:name="Tableau9.A6" style:family="table-cell">
      <style:table-cell-properties fo:padding="0.097cm" fo:border-left="0.25pt solid #000000" fo:border-right="none" fo:border-top="0.5pt solid #000000" fo:border-bottom="0.5pt solid #000000"/>
    </style:style>
    <style:style style:name="Tableau9.B6" style:family="table-cell">
      <style:table-cell-properties fo:padding="0.097cm" fo:border-left="0.25pt solid #000000" fo:border-right="0.25pt solid #000000" fo:border-top="0.5pt solid #000000" fo:border-bottom="0.5pt solid #000000"/>
    </style:style>
    <style:style style:name="Tableau9.C6" style:family="table-cell">
      <style:table-cell-properties fo:padding="0.097cm" fo:border-left="0.25pt solid #000000" fo:border-right="none" fo:border-top="0.5pt solid #000000" fo:border-bottom="0.5pt solid #000000"/>
    </style:style>
    <style:style style:name="Tableau9.D6" style:family="table-cell">
      <style:table-cell-properties fo:padding="0.097cm" fo:border-left="0.25pt solid #000000" fo:border-right="none" fo:border-top="0.5pt solid #000000" fo:border-bottom="0.5pt solid #000000"/>
    </style:style>
    <style:style style:name="Tableau9.E6" style:family="table-cell">
      <style:table-cell-properties fo:padding="0.097cm" fo:border-left="0.25pt solid #000000" fo:border-right="none" fo:border-top="0.5pt solid #000000" fo:border-bottom="0.5pt solid #000000"/>
    </style:style>
    <style:style style:name="Tableau9.F6" style:family="table-cell">
      <style:table-cell-properties fo:padding="0.097cm" fo:border-left="0.25pt solid #000000" fo:border-right="none" fo:border-top="0.5pt solid #000000" fo:border-bottom="0.5pt solid #000000"/>
    </style:style>
    <style:style style:name="Tableau9.G6"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6" style:family="table-cell">
      <style:table-cell-properties fo:padding="0.097cm" fo:border-left="0.25pt solid #000000" fo:border-right="0.25pt solid #000000" fo:border-top="0.5pt solid #000000" fo:border-bottom="0.5pt solid #000000"/>
    </style:style>
    <style:style style:name="Tableau9.A7" style:family="table-cell">
      <style:table-cell-properties fo:padding="0.097cm" fo:border-left="0.25pt solid #000000" fo:border-right="none" fo:border-top="0.5pt solid #000000" fo:border-bottom="0.5pt solid #000000"/>
    </style:style>
    <style:style style:name="Tableau9.B7" style:family="table-cell">
      <style:table-cell-properties fo:padding="0.097cm" fo:border-left="0.25pt solid #000000" fo:border-right="0.25pt solid #000000" fo:border-top="0.5pt solid #000000" fo:border-bottom="0.5pt solid #000000"/>
    </style:style>
    <style:style style:name="Tableau9.C7" style:family="table-cell">
      <style:table-cell-properties fo:padding="0.097cm" fo:border-left="0.25pt solid #000000" fo:border-right="none" fo:border-top="0.5pt solid #000000" fo:border-bottom="0.5pt solid #000000"/>
    </style:style>
    <style:style style:name="Tableau9.D7" style:family="table-cell">
      <style:table-cell-properties fo:padding="0.097cm" fo:border-left="0.25pt solid #000000" fo:border-right="none" fo:border-top="0.5pt solid #000000" fo:border-bottom="0.5pt solid #000000"/>
    </style:style>
    <style:style style:name="Tableau9.E7" style:family="table-cell">
      <style:table-cell-properties fo:padding="0.097cm" fo:border-left="0.25pt solid #000000" fo:border-right="none" fo:border-top="0.5pt solid #000000" fo:border-bottom="0.5pt solid #000000"/>
    </style:style>
    <style:style style:name="Tableau9.F7" style:family="table-cell">
      <style:table-cell-properties fo:padding="0.097cm" fo:border-left="0.25pt solid #000000" fo:border-right="none" fo:border-top="0.5pt solid #000000" fo:border-bottom="0.5pt solid #000000"/>
    </style:style>
    <style:style style:name="Tableau9.G7"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7" style:family="table-cell">
      <style:table-cell-properties fo:padding="0.097cm" fo:border-left="0.25pt solid #000000" fo:border-right="0.25pt solid #000000" fo:border-top="0.5pt solid #000000" fo:border-bottom="0.5pt solid #000000"/>
    </style:style>
    <style:style style:name="Tableau9.A8" style:family="table-cell">
      <style:table-cell-properties fo:padding="0.097cm" fo:border-left="0.25pt solid #000000" fo:border-right="none" fo:border-top="0.5pt solid #000000" fo:border-bottom="0.5pt solid #000000"/>
    </style:style>
    <style:style style:name="Tableau9.B8" style:family="table-cell">
      <style:table-cell-properties fo:padding="0.097cm" fo:border-left="0.25pt solid #000000" fo:border-right="0.25pt solid #000000" fo:border-top="0.5pt solid #000000" fo:border-bottom="0.5pt solid #000000"/>
    </style:style>
    <style:style style:name="Tableau9.C8" style:family="table-cell">
      <style:table-cell-properties fo:padding="0.097cm" fo:border-left="0.25pt solid #000000" fo:border-right="none" fo:border-top="0.5pt solid #000000" fo:border-bottom="0.5pt solid #000000"/>
    </style:style>
    <style:style style:name="Tableau9.D8" style:family="table-cell">
      <style:table-cell-properties fo:padding="0.097cm" fo:border-left="0.25pt solid #000000" fo:border-right="none" fo:border-top="0.5pt solid #000000" fo:border-bottom="0.5pt solid #000000"/>
    </style:style>
    <style:style style:name="Tableau9.E8" style:family="table-cell">
      <style:table-cell-properties fo:padding="0.097cm" fo:border-left="0.25pt solid #000000" fo:border-right="none" fo:border-top="0.5pt solid #000000" fo:border-bottom="0.5pt solid #000000"/>
    </style:style>
    <style:style style:name="Tableau9.F8" style:family="table-cell">
      <style:table-cell-properties fo:padding="0.097cm" fo:border-left="0.25pt solid #000000" fo:border-right="none" fo:border-top="0.5pt solid #000000" fo:border-bottom="0.5pt solid #000000"/>
    </style:style>
    <style:style style:name="Tableau9.G8"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8" style:family="table-cell">
      <style:table-cell-properties fo:padding="0.097cm" fo:border-left="0.25pt solid #000000" fo:border-right="0.25pt solid #000000" fo:border-top="0.5pt solid #000000" fo:border-bottom="0.5pt solid #000000"/>
    </style:style>
    <style:style style:name="Tableau9.A9" style:family="table-cell">
      <style:table-cell-properties fo:padding="0.097cm" fo:border-left="0.25pt solid #000000" fo:border-right="none" fo:border-top="0.5pt solid #000000" fo:border-bottom="0.5pt solid #000000"/>
    </style:style>
    <style:style style:name="Tableau9.B9" style:family="table-cell">
      <style:table-cell-properties fo:padding="0.097cm" fo:border-left="0.25pt solid #000000" fo:border-right="0.25pt solid #000000" fo:border-top="0.5pt solid #000000" fo:border-bottom="0.5pt solid #000000"/>
    </style:style>
    <style:style style:name="Tableau9.C9" style:family="table-cell">
      <style:table-cell-properties fo:padding="0.097cm" fo:border-left="0.25pt solid #000000" fo:border-right="none" fo:border-top="0.5pt solid #000000" fo:border-bottom="0.5pt solid #000000"/>
    </style:style>
    <style:style style:name="Tableau9.D9" style:family="table-cell">
      <style:table-cell-properties fo:padding="0.097cm" fo:border-left="0.25pt solid #000000" fo:border-right="none" fo:border-top="0.5pt solid #000000" fo:border-bottom="0.5pt solid #000000"/>
    </style:style>
    <style:style style:name="Tableau9.E9" style:family="table-cell">
      <style:table-cell-properties fo:padding="0.097cm" fo:border-left="0.25pt solid #000000" fo:border-right="none" fo:border-top="0.5pt solid #000000" fo:border-bottom="0.5pt solid #000000"/>
    </style:style>
    <style:style style:name="Tableau9.F9" style:family="table-cell">
      <style:table-cell-properties fo:padding="0.097cm" fo:border-left="0.25pt solid #000000" fo:border-right="none" fo:border-top="0.5pt solid #000000" fo:border-bottom="0.5pt solid #000000"/>
    </style:style>
    <style:style style:name="Tableau9.G9"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9" style:family="table-cell">
      <style:table-cell-properties fo:padding="0.097cm" fo:border-left="0.25pt solid #000000" fo:border-right="0.25pt solid #000000" fo:border-top="0.5pt solid #000000" fo:border-bottom="0.5pt solid #000000"/>
    </style:style>
    <style:style style:name="Tableau9.A10"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B10"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C10"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D10"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E10"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F10"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G10"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H10"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A11" style:family="table-cell">
      <style:table-cell-properties fo:padding="0.097cm" fo:border-left="0.25pt solid #000000" fo:border-right="none" fo:border-top="0.5pt solid #000000" fo:border-bottom="0.5pt solid #000000"/>
    </style:style>
    <style:style style:name="Tableau9.B11" style:family="table-cell">
      <style:table-cell-properties fo:padding="0.097cm" fo:border-left="0.25pt solid #000000" fo:border-right="0.25pt solid #000000" fo:border-top="0.5pt solid #000000" fo:border-bottom="0.5pt solid #000000"/>
    </style:style>
    <style:style style:name="Tableau9.C11" style:family="table-cell">
      <style:table-cell-properties fo:padding="0.097cm" fo:border-left="0.25pt solid #000000" fo:border-right="none" fo:border-top="0.5pt solid #000000" fo:border-bottom="0.5pt solid #000000"/>
    </style:style>
    <style:style style:name="Tableau9.D11" style:family="table-cell">
      <style:table-cell-properties fo:padding="0.097cm" fo:border-left="0.25pt solid #000000" fo:border-right="none" fo:border-top="0.5pt solid #000000" fo:border-bottom="0.5pt solid #000000"/>
    </style:style>
    <style:style style:name="Tableau9.E11" style:family="table-cell">
      <style:table-cell-properties fo:padding="0.097cm" fo:border-left="0.25pt solid #000000" fo:border-right="none" fo:border-top="0.5pt solid #000000" fo:border-bottom="0.5pt solid #000000"/>
    </style:style>
    <style:style style:name="Tableau9.F11" style:family="table-cell">
      <style:table-cell-properties fo:padding="0.097cm" fo:border-left="0.25pt solid #000000" fo:border-right="none" fo:border-top="0.5pt solid #000000" fo:border-bottom="0.5pt solid #000000"/>
    </style:style>
    <style:style style:name="Tableau9.G11"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1" style:family="table-cell">
      <style:table-cell-properties fo:padding="0.097cm" fo:border-left="0.25pt solid #000000" fo:border-right="0.25pt solid #000000" fo:border-top="0.5pt solid #000000" fo:border-bottom="0.5pt solid #000000"/>
    </style:style>
    <style:style style:name="Tableau9.A12" style:family="table-cell">
      <style:table-cell-properties fo:padding="0.097cm" fo:border-left="0.25pt solid #000000" fo:border-right="none" fo:border-top="0.5pt solid #000000" fo:border-bottom="0.5pt solid #000000"/>
    </style:style>
    <style:style style:name="Tableau9.B12" style:family="table-cell">
      <style:table-cell-properties fo:padding="0.097cm" fo:border-left="0.25pt solid #000000" fo:border-right="0.25pt solid #000000" fo:border-top="0.5pt solid #000000" fo:border-bottom="0.5pt solid #000000"/>
    </style:style>
    <style:style style:name="Tableau9.C12" style:family="table-cell">
      <style:table-cell-properties fo:padding="0.097cm" fo:border-left="0.25pt solid #000000" fo:border-right="none" fo:border-top="0.5pt solid #000000" fo:border-bottom="0.5pt solid #000000"/>
    </style:style>
    <style:style style:name="Tableau9.D12" style:family="table-cell">
      <style:table-cell-properties fo:padding="0.097cm" fo:border-left="0.25pt solid #000000" fo:border-right="none" fo:border-top="0.5pt solid #000000" fo:border-bottom="0.5pt solid #000000"/>
    </style:style>
    <style:style style:name="Tableau9.E12" style:family="table-cell">
      <style:table-cell-properties fo:padding="0.097cm" fo:border-left="0.25pt solid #000000" fo:border-right="none" fo:border-top="0.5pt solid #000000" fo:border-bottom="0.5pt solid #000000"/>
    </style:style>
    <style:style style:name="Tableau9.F12" style:family="table-cell">
      <style:table-cell-properties fo:padding="0.097cm" fo:border-left="0.25pt solid #000000" fo:border-right="none" fo:border-top="0.5pt solid #000000" fo:border-bottom="0.5pt solid #000000"/>
    </style:style>
    <style:style style:name="Tableau9.G12"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2" style:family="table-cell">
      <style:table-cell-properties fo:padding="0.097cm" fo:border-left="0.25pt solid #000000" fo:border-right="0.25pt solid #000000" fo:border-top="0.5pt solid #000000" fo:border-bottom="0.5pt solid #000000"/>
    </style:style>
    <style:style style:name="Tableau9.A13" style:family="table-cell">
      <style:table-cell-properties fo:padding="0.097cm" fo:border-left="0.25pt solid #000000" fo:border-right="none" fo:border-top="0.5pt solid #000000" fo:border-bottom="0.5pt solid #000000"/>
    </style:style>
    <style:style style:name="Tableau9.B13" style:family="table-cell">
      <style:table-cell-properties fo:padding="0.097cm" fo:border-left="0.25pt solid #000000" fo:border-right="0.25pt solid #000000" fo:border-top="0.5pt solid #000000" fo:border-bottom="0.5pt solid #000000"/>
    </style:style>
    <style:style style:name="Tableau9.C13" style:family="table-cell">
      <style:table-cell-properties fo:padding="0.097cm" fo:border-left="0.25pt solid #000000" fo:border-right="none" fo:border-top="0.5pt solid #000000" fo:border-bottom="0.5pt solid #000000"/>
    </style:style>
    <style:style style:name="Tableau9.D13" style:family="table-cell">
      <style:table-cell-properties fo:padding="0.097cm" fo:border-left="0.25pt solid #000000" fo:border-right="none" fo:border-top="0.5pt solid #000000" fo:border-bottom="0.5pt solid #000000"/>
    </style:style>
    <style:style style:name="Tableau9.E13" style:family="table-cell">
      <style:table-cell-properties fo:padding="0.097cm" fo:border-left="0.25pt solid #000000" fo:border-right="none" fo:border-top="0.5pt solid #000000" fo:border-bottom="0.5pt solid #000000"/>
    </style:style>
    <style:style style:name="Tableau9.F13" style:family="table-cell">
      <style:table-cell-properties fo:padding="0.097cm" fo:border-left="0.25pt solid #000000" fo:border-right="none" fo:border-top="0.5pt solid #000000" fo:border-bottom="0.5pt solid #000000"/>
    </style:style>
    <style:style style:name="Tableau9.G13"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3" style:family="table-cell">
      <style:table-cell-properties fo:padding="0.097cm" fo:border-left="0.25pt solid #000000" fo:border-right="0.25pt solid #000000" fo:border-top="0.5pt solid #000000" fo:border-bottom="0.5pt solid #000000"/>
    </style:style>
    <style:style style:name="Tableau9.A14" style:family="table-cell">
      <style:table-cell-properties fo:padding="0.097cm" fo:border-left="0.25pt solid #000000" fo:border-right="none" fo:border-top="0.5pt solid #000000" fo:border-bottom="0.5pt solid #000000"/>
    </style:style>
    <style:style style:name="Tableau9.B14" style:family="table-cell">
      <style:table-cell-properties fo:padding="0.097cm" fo:border-left="0.25pt solid #000000" fo:border-right="0.25pt solid #000000" fo:border-top="0.5pt solid #000000" fo:border-bottom="0.5pt solid #000000"/>
    </style:style>
    <style:style style:name="Tableau9.C14" style:family="table-cell">
      <style:table-cell-properties fo:padding="0.097cm" fo:border-left="0.25pt solid #000000" fo:border-right="none" fo:border-top="0.5pt solid #000000" fo:border-bottom="0.5pt solid #000000"/>
    </style:style>
    <style:style style:name="Tableau9.D14" style:family="table-cell">
      <style:table-cell-properties fo:padding="0.097cm" fo:border-left="0.25pt solid #000000" fo:border-right="none" fo:border-top="0.5pt solid #000000" fo:border-bottom="0.5pt solid #000000"/>
    </style:style>
    <style:style style:name="Tableau9.E14" style:family="table-cell">
      <style:table-cell-properties fo:padding="0.097cm" fo:border-left="0.25pt solid #000000" fo:border-right="none" fo:border-top="0.5pt solid #000000" fo:border-bottom="0.5pt solid #000000"/>
    </style:style>
    <style:style style:name="Tableau9.F14" style:family="table-cell">
      <style:table-cell-properties fo:padding="0.097cm" fo:border-left="0.25pt solid #000000" fo:border-right="none" fo:border-top="0.5pt solid #000000" fo:border-bottom="0.5pt solid #000000"/>
    </style:style>
    <style:style style:name="Tableau9.G14"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4" style:family="table-cell">
      <style:table-cell-properties fo:padding="0.097cm" fo:border-left="0.25pt solid #000000" fo:border-right="0.25pt solid #000000" fo:border-top="0.5pt solid #000000" fo:border-bottom="0.5pt solid #000000"/>
    </style:style>
    <style:style style:name="Tableau9.A15"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B15"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C15"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D15"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E15"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F15"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G15"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H15"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A1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B16"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C1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D1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E1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F1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G1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H16"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A17" style:family="table-cell">
      <style:table-cell-properties fo:padding="0.097cm" fo:border-left="0.25pt solid #000000" fo:border-right="none" fo:border-top="0.5pt solid #000000" fo:border-bottom="0.5pt solid #000000"/>
    </style:style>
    <style:style style:name="Tableau9.B17" style:family="table-cell">
      <style:table-cell-properties fo:padding="0.097cm" fo:border-left="0.25pt solid #000000" fo:border-right="0.25pt solid #000000" fo:border-top="0.5pt solid #000000" fo:border-bottom="0.5pt solid #000000"/>
    </style:style>
    <style:style style:name="Tableau9.C17" style:family="table-cell">
      <style:table-cell-properties fo:padding="0.097cm" fo:border-left="0.25pt solid #000000" fo:border-right="none" fo:border-top="0.5pt solid #000000" fo:border-bottom="0.5pt solid #000000"/>
    </style:style>
    <style:style style:name="Tableau9.D17" style:family="table-cell">
      <style:table-cell-properties fo:padding="0.097cm" fo:border-left="0.25pt solid #000000" fo:border-right="none" fo:border-top="0.5pt solid #000000" fo:border-bottom="0.5pt solid #000000"/>
    </style:style>
    <style:style style:name="Tableau9.E17" style:family="table-cell">
      <style:table-cell-properties fo:padding="0.097cm" fo:border-left="0.25pt solid #000000" fo:border-right="none" fo:border-top="0.5pt solid #000000" fo:border-bottom="0.5pt solid #000000"/>
    </style:style>
    <style:style style:name="Tableau9.F17" style:family="table-cell">
      <style:table-cell-properties fo:padding="0.097cm" fo:border-left="0.25pt solid #000000" fo:border-right="none" fo:border-top="0.5pt solid #000000" fo:border-bottom="0.5pt solid #000000"/>
    </style:style>
    <style:style style:name="Tableau9.G17"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7" style:family="table-cell">
      <style:table-cell-properties fo:padding="0.097cm" fo:border-left="0.25pt solid #000000" fo:border-right="0.25pt solid #000000" fo:border-top="0.5pt solid #000000" fo:border-bottom="0.5pt solid #000000"/>
    </style:style>
    <style:style style:name="Tableau9.A18" style:family="table-cell">
      <style:table-cell-properties fo:padding="0.097cm" fo:border-left="0.25pt solid #000000" fo:border-right="none" fo:border-top="0.5pt solid #000000" fo:border-bottom="0.5pt solid #000000"/>
    </style:style>
    <style:style style:name="Tableau9.B18" style:family="table-cell">
      <style:table-cell-properties fo:padding="0.097cm" fo:border-left="0.25pt solid #000000" fo:border-right="0.25pt solid #000000" fo:border-top="0.5pt solid #000000" fo:border-bottom="0.5pt solid #000000"/>
    </style:style>
    <style:style style:name="Tableau9.C18" style:family="table-cell">
      <style:table-cell-properties fo:padding="0.097cm" fo:border-left="0.25pt solid #000000" fo:border-right="none" fo:border-top="0.5pt solid #000000" fo:border-bottom="0.5pt solid #000000"/>
    </style:style>
    <style:style style:name="Tableau9.D18" style:family="table-cell">
      <style:table-cell-properties fo:padding="0.097cm" fo:border-left="0.25pt solid #000000" fo:border-right="none" fo:border-top="0.5pt solid #000000" fo:border-bottom="0.5pt solid #000000"/>
    </style:style>
    <style:style style:name="Tableau9.E18" style:family="table-cell">
      <style:table-cell-properties fo:padding="0.097cm" fo:border-left="0.25pt solid #000000" fo:border-right="none" fo:border-top="0.5pt solid #000000" fo:border-bottom="0.5pt solid #000000"/>
    </style:style>
    <style:style style:name="Tableau9.F18" style:family="table-cell">
      <style:table-cell-properties fo:padding="0.097cm" fo:border-left="0.25pt solid #000000" fo:border-right="none" fo:border-top="0.5pt solid #000000" fo:border-bottom="0.5pt solid #000000"/>
    </style:style>
    <style:style style:name="Tableau9.G18"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8" style:family="table-cell">
      <style:table-cell-properties fo:padding="0.097cm" fo:border-left="0.25pt solid #000000" fo:border-right="0.25pt solid #000000" fo:border-top="0.5pt solid #000000" fo:border-bottom="0.5pt solid #000000"/>
    </style:style>
    <style:style style:name="Tableau9.A19" style:family="table-cell">
      <style:table-cell-properties fo:padding="0.097cm" fo:border-left="0.25pt solid #000000" fo:border-right="none" fo:border-top="0.5pt solid #000000" fo:border-bottom="0.5pt solid #000000"/>
    </style:style>
    <style:style style:name="Tableau9.B19" style:family="table-cell">
      <style:table-cell-properties fo:padding="0.097cm" fo:border-left="0.25pt solid #000000" fo:border-right="0.25pt solid #000000" fo:border-top="0.5pt solid #000000" fo:border-bottom="0.5pt solid #000000"/>
    </style:style>
    <style:style style:name="Tableau9.C19" style:family="table-cell">
      <style:table-cell-properties fo:padding="0.097cm" fo:border-left="0.25pt solid #000000" fo:border-right="none" fo:border-top="0.5pt solid #000000" fo:border-bottom="0.5pt solid #000000"/>
    </style:style>
    <style:style style:name="Tableau9.D19" style:family="table-cell">
      <style:table-cell-properties fo:padding="0.097cm" fo:border-left="0.25pt solid #000000" fo:border-right="none" fo:border-top="0.5pt solid #000000" fo:border-bottom="0.5pt solid #000000"/>
    </style:style>
    <style:style style:name="Tableau9.E19" style:family="table-cell">
      <style:table-cell-properties fo:padding="0.097cm" fo:border-left="0.25pt solid #000000" fo:border-right="none" fo:border-top="0.5pt solid #000000" fo:border-bottom="0.5pt solid #000000"/>
    </style:style>
    <style:style style:name="Tableau9.F19" style:family="table-cell">
      <style:table-cell-properties fo:padding="0.097cm" fo:border-left="0.25pt solid #000000" fo:border-right="none" fo:border-top="0.5pt solid #000000" fo:border-bottom="0.5pt solid #000000"/>
    </style:style>
    <style:style style:name="Tableau9.G19"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19" style:family="table-cell">
      <style:table-cell-properties fo:padding="0.097cm" fo:border-left="0.25pt solid #000000" fo:border-right="0.25pt solid #000000" fo:border-top="0.5pt solid #000000" fo:border-bottom="0.5pt solid #000000"/>
    </style:style>
    <style:style style:name="Tableau9.A20" style:family="table-cell">
      <style:table-cell-properties fo:padding="0.097cm" fo:border-left="0.25pt solid #000000" fo:border-right="none" fo:border-top="0.5pt solid #000000" fo:border-bottom="0.5pt solid #000000"/>
    </style:style>
    <style:style style:name="Tableau9.B20" style:family="table-cell">
      <style:table-cell-properties fo:padding="0.097cm" fo:border-left="0.25pt solid #000000" fo:border-right="0.25pt solid #000000" fo:border-top="0.5pt solid #000000" fo:border-bottom="0.5pt solid #000000"/>
    </style:style>
    <style:style style:name="Tableau9.C20" style:family="table-cell">
      <style:table-cell-properties fo:padding="0.097cm" fo:border-left="0.25pt solid #000000" fo:border-right="none" fo:border-top="0.5pt solid #000000" fo:border-bottom="0.5pt solid #000000"/>
    </style:style>
    <style:style style:name="Tableau9.D20" style:family="table-cell">
      <style:table-cell-properties fo:padding="0.097cm" fo:border-left="0.25pt solid #000000" fo:border-right="none" fo:border-top="0.5pt solid #000000" fo:border-bottom="0.5pt solid #000000"/>
    </style:style>
    <style:style style:name="Tableau9.E20" style:family="table-cell">
      <style:table-cell-properties fo:padding="0.097cm" fo:border-left="0.25pt solid #000000" fo:border-right="none" fo:border-top="0.5pt solid #000000" fo:border-bottom="0.5pt solid #000000"/>
    </style:style>
    <style:style style:name="Tableau9.F20" style:family="table-cell">
      <style:table-cell-properties fo:padding="0.097cm" fo:border-left="0.25pt solid #000000" fo:border-right="none" fo:border-top="0.5pt solid #000000" fo:border-bottom="0.5pt solid #000000"/>
    </style:style>
    <style:style style:name="Tableau9.G20"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20" style:family="table-cell">
      <style:table-cell-properties fo:padding="0.097cm" fo:border-left="0.25pt solid #000000" fo:border-right="0.25pt solid #000000" fo:border-top="0.5pt solid #000000" fo:border-bottom="0.5pt solid #000000"/>
    </style:style>
    <style:style style:name="Tableau9.A21" style:family="table-cell">
      <style:table-cell-properties fo:padding="0.097cm" fo:border-left="0.25pt solid #000000" fo:border-right="none" fo:border-top="0.5pt solid #000000" fo:border-bottom="0.5pt solid #000000"/>
    </style:style>
    <style:style style:name="Tableau9.B21" style:family="table-cell">
      <style:table-cell-properties fo:padding="0.097cm" fo:border-left="0.25pt solid #000000" fo:border-right="0.25pt solid #000000" fo:border-top="0.5pt solid #000000" fo:border-bottom="0.5pt solid #000000"/>
    </style:style>
    <style:style style:name="Tableau9.C21" style:family="table-cell">
      <style:table-cell-properties fo:padding="0.097cm" fo:border-left="0.25pt solid #000000" fo:border-right="none" fo:border-top="0.5pt solid #000000" fo:border-bottom="0.5pt solid #000000"/>
    </style:style>
    <style:style style:name="Tableau9.D21" style:family="table-cell">
      <style:table-cell-properties fo:padding="0.097cm" fo:border-left="0.25pt solid #000000" fo:border-right="none" fo:border-top="0.5pt solid #000000" fo:border-bottom="0.5pt solid #000000"/>
    </style:style>
    <style:style style:name="Tableau9.E21" style:family="table-cell">
      <style:table-cell-properties fo:padding="0.097cm" fo:border-left="0.25pt solid #000000" fo:border-right="none" fo:border-top="0.5pt solid #000000" fo:border-bottom="0.5pt solid #000000"/>
    </style:style>
    <style:style style:name="Tableau9.F21" style:family="table-cell">
      <style:table-cell-properties fo:padding="0.097cm" fo:border-left="0.25pt solid #000000" fo:border-right="none" fo:border-top="0.5pt solid #000000" fo:border-bottom="0.5pt solid #000000"/>
    </style:style>
    <style:style style:name="Tableau9.G21"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21" style:family="table-cell">
      <style:table-cell-properties fo:padding="0.097cm" fo:border-left="0.25pt solid #000000" fo:border-right="0.25pt solid #000000" fo:border-top="0.5pt solid #000000" fo:border-bottom="0.5pt solid #000000"/>
    </style:style>
    <style:style style:name="Tableau9.A22" style:family="table-cell">
      <style:table-cell-properties fo:padding="0.097cm" fo:border-left="0.25pt solid #000000" fo:border-right="none" fo:border-top="0.5pt solid #000000" fo:border-bottom="0.5pt solid #000000"/>
    </style:style>
    <style:style style:name="Tableau9.B22" style:family="table-cell">
      <style:table-cell-properties fo:padding="0.097cm" fo:border-left="0.25pt solid #000000" fo:border-right="0.25pt solid #000000" fo:border-top="0.5pt solid #000000" fo:border-bottom="0.5pt solid #000000"/>
    </style:style>
    <style:style style:name="Tableau9.C22" style:family="table-cell">
      <style:table-cell-properties fo:padding="0.097cm" fo:border-left="0.25pt solid #000000" fo:border-right="none" fo:border-top="0.5pt solid #000000" fo:border-bottom="0.5pt solid #000000"/>
    </style:style>
    <style:style style:name="Tableau9.D22" style:family="table-cell">
      <style:table-cell-properties fo:padding="0.097cm" fo:border-left="0.25pt solid #000000" fo:border-right="none" fo:border-top="0.5pt solid #000000" fo:border-bottom="0.5pt solid #000000"/>
    </style:style>
    <style:style style:name="Tableau9.E22" style:family="table-cell">
      <style:table-cell-properties fo:padding="0.097cm" fo:border-left="0.25pt solid #000000" fo:border-right="none" fo:border-top="0.5pt solid #000000" fo:border-bottom="0.5pt solid #000000"/>
    </style:style>
    <style:style style:name="Tableau9.F22" style:family="table-cell">
      <style:table-cell-properties fo:padding="0.097cm" fo:border-left="0.25pt solid #000000" fo:border-right="none" fo:border-top="0.5pt solid #000000" fo:border-bottom="0.5pt solid #000000"/>
    </style:style>
    <style:style style:name="Tableau9.G22"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22" style:family="table-cell">
      <style:table-cell-properties fo:padding="0.097cm" fo:border-left="0.25pt solid #000000" fo:border-right="0.25pt solid #000000" fo:border-top="0.5pt solid #000000" fo:border-bottom="0.5pt solid #000000"/>
    </style:style>
    <style:style style:name="Tableau9.A23" style:family="table-cell">
      <style:table-cell-properties fo:padding="0.097cm" fo:border-left="0.25pt solid #000000" fo:border-right="none" fo:border-top="0.5pt solid #000000" fo:border-bottom="0.5pt solid #000000"/>
    </style:style>
    <style:style style:name="Tableau9.B23" style:family="table-cell">
      <style:table-cell-properties fo:padding="0.097cm" fo:border-left="0.25pt solid #000000" fo:border-right="0.25pt solid #000000" fo:border-top="0.5pt solid #000000" fo:border-bottom="0.5pt solid #000000"/>
    </style:style>
    <style:style style:name="Tableau9.C23" style:family="table-cell">
      <style:table-cell-properties fo:padding="0.097cm" fo:border-left="0.25pt solid #000000" fo:border-right="none" fo:border-top="0.5pt solid #000000" fo:border-bottom="0.5pt solid #000000"/>
    </style:style>
    <style:style style:name="Tableau9.D23" style:family="table-cell">
      <style:table-cell-properties fo:padding="0.097cm" fo:border-left="0.25pt solid #000000" fo:border-right="none" fo:border-top="0.5pt solid #000000" fo:border-bottom="0.5pt solid #000000"/>
    </style:style>
    <style:style style:name="Tableau9.E23" style:family="table-cell">
      <style:table-cell-properties fo:padding="0.097cm" fo:border-left="0.25pt solid #000000" fo:border-right="none" fo:border-top="0.5pt solid #000000" fo:border-bottom="0.5pt solid #000000"/>
    </style:style>
    <style:style style:name="Tableau9.F23" style:family="table-cell">
      <style:table-cell-properties fo:padding="0.097cm" fo:border-left="0.25pt solid #000000" fo:border-right="none" fo:border-top="0.5pt solid #000000" fo:border-bottom="0.5pt solid #000000"/>
    </style:style>
    <style:style style:name="Tableau9.G23"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23" style:family="table-cell">
      <style:table-cell-properties fo:padding="0.097cm" fo:border-left="0.25pt solid #000000" fo:border-right="0.25pt solid #000000" fo:border-top="0.5pt solid #000000" fo:border-bottom="0.5pt solid #000000"/>
    </style:style>
    <style:style style:name="Tableau9.A24" style:family="table-cell">
      <style:table-cell-properties fo:padding="0.097cm" fo:border-left="0.25pt solid #000000" fo:border-right="none" fo:border-top="0.5pt solid #000000" fo:border-bottom="0.5pt solid #000000"/>
    </style:style>
    <style:style style:name="Tableau9.B24" style:family="table-cell">
      <style:table-cell-properties fo:padding="0.097cm" fo:border-left="0.25pt solid #000000" fo:border-right="0.25pt solid #000000" fo:border-top="0.5pt solid #000000" fo:border-bottom="0.5pt solid #000000"/>
    </style:style>
    <style:style style:name="Tableau9.C24" style:family="table-cell">
      <style:table-cell-properties fo:padding="0.097cm" fo:border-left="0.25pt solid #000000" fo:border-right="none" fo:border-top="0.5pt solid #000000" fo:border-bottom="0.5pt solid #000000"/>
    </style:style>
    <style:style style:name="Tableau9.D24" style:family="table-cell">
      <style:table-cell-properties fo:padding="0.097cm" fo:border-left="0.25pt solid #000000" fo:border-right="none" fo:border-top="0.5pt solid #000000" fo:border-bottom="0.5pt solid #000000"/>
    </style:style>
    <style:style style:name="Tableau9.E24" style:family="table-cell">
      <style:table-cell-properties fo:padding="0.097cm" fo:border-left="0.25pt solid #000000" fo:border-right="none" fo:border-top="0.5pt solid #000000" fo:border-bottom="0.5pt solid #000000"/>
    </style:style>
    <style:style style:name="Tableau9.F24" style:family="table-cell">
      <style:table-cell-properties fo:padding="0.097cm" fo:border-left="0.25pt solid #000000" fo:border-right="none" fo:border-top="0.5pt solid #000000" fo:border-bottom="0.5pt solid #000000"/>
    </style:style>
    <style:style style:name="Tableau9.G24"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24" style:family="table-cell">
      <style:table-cell-properties fo:padding="0.097cm" fo:border-left="0.25pt solid #000000" fo:border-right="0.25pt solid #000000" fo:border-top="0.5pt solid #000000" fo:border-bottom="0.5pt solid #000000"/>
    </style:style>
    <style:style style:name="Tableau9.A25" style:family="table-cell">
      <style:table-cell-properties fo:padding="0.097cm" fo:border-left="0.25pt solid #000000" fo:border-right="none" fo:border-top="0.5pt solid #000000" fo:border-bottom="0.5pt solid #000000"/>
    </style:style>
    <style:style style:name="Tableau9.B25" style:family="table-cell">
      <style:table-cell-properties fo:padding="0.097cm" fo:border-left="0.25pt solid #000000" fo:border-right="0.25pt solid #000000" fo:border-top="0.5pt solid #000000" fo:border-bottom="0.5pt solid #000000"/>
    </style:style>
    <style:style style:name="Tableau9.C25" style:family="table-cell">
      <style:table-cell-properties fo:padding="0.097cm" fo:border-left="0.25pt solid #000000" fo:border-right="none" fo:border-top="0.5pt solid #000000" fo:border-bottom="0.5pt solid #000000"/>
    </style:style>
    <style:style style:name="Tableau9.D25" style:family="table-cell">
      <style:table-cell-properties fo:padding="0.097cm" fo:border-left="0.25pt solid #000000" fo:border-right="none" fo:border-top="0.5pt solid #000000" fo:border-bottom="0.5pt solid #000000"/>
    </style:style>
    <style:style style:name="Tableau9.E25" style:family="table-cell">
      <style:table-cell-properties fo:padding="0.097cm" fo:border-left="0.25pt solid #000000" fo:border-right="none" fo:border-top="0.5pt solid #000000" fo:border-bottom="0.5pt solid #000000"/>
    </style:style>
    <style:style style:name="Tableau9.F25" style:family="table-cell">
      <style:table-cell-properties fo:padding="0.097cm" fo:border-left="0.25pt solid #000000" fo:border-right="none" fo:border-top="0.5pt solid #000000" fo:border-bottom="0.5pt solid #000000"/>
    </style:style>
    <style:style style:name="Tableau9.G25" style:family="table-cell">
      <style:table-cell-properties fo:background-color="transparent" fo:padding="0.097cm" fo:border-left="0.25pt solid #000000" fo:border-right="none" fo:border-top="0.5pt solid #000000" fo:border-bottom="0.5pt solid #000000">
        <style:background-image/>
      </style:table-cell-properties>
    </style:style>
    <style:style style:name="Tableau9.H25" style:family="table-cell">
      <style:table-cell-properties fo:padding="0.097cm" fo:border-left="0.25pt solid #000000" fo:border-right="0.25pt solid #000000" fo:border-top="0.5pt solid #000000" fo:border-bottom="0.5pt solid #000000"/>
    </style:style>
    <style:style style:name="Tableau9.A2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B26"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9.C2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D2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E2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F2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G26" style:family="table-cell">
      <style:table-cell-properties fo:background-color="#c6d9f1" fo:padding="0.097cm" fo:border-left="0.25pt solid #000000" fo:border-right="none" fo:border-top="0.5pt solid #000000" fo:border-bottom="0.5pt solid #000000">
        <style:background-image/>
      </style:table-cell-properties>
    </style:style>
    <style:style style:name="Tableau9.H26" style:family="table-cell">
      <style:table-cell-properties fo:background-color="#c6d9f1" fo:padding="0.097cm" fo:border-left="0.25pt solid #000000" fo:border-right="0.25pt solid #000000" fo:border-top="0.5pt solid #000000" fo:border-bottom="0.5pt solid #000000">
        <style:background-image/>
      </style:table-cell-properties>
    </style:style>
    <style:style style:name="Tableau10" style:family="table">
      <style:table-properties style:width="17.974cm" fo:margin-left="0.123cm" fo:margin-top="0cm" fo:margin-bottom="0cm" fo:break-before="page" table:align="left" style:writing-mode="lr-tb"/>
    </style:style>
    <style:style style:name="Tableau10.A" style:family="table-column">
      <style:table-column-properties style:column-width="17.974cm"/>
    </style:style>
    <style:style style:name="Tableau10.1" style:family="table-row">
      <style:table-row-properties style:min-row-height="0.466cm" fo:keep-together="auto"/>
    </style:style>
    <style:style style:name="Tableau10.A1" style:family="table-cell">
      <style:table-cell-properties style:vertical-align="bottom" fo:padding-left="0.123cm" fo:padding-right="0.123cm" fo:padding-top="0cm" fo:padding-bottom="0cm" fo:border="none"/>
    </style:style>
    <style:style style:name="Tableau11" style:family="table">
      <style:table-properties style:width="16.182cm" fo:margin-top="0cm" fo:margin-bottom="0cm" table:align="center" style:writing-mode="lr-tb"/>
    </style:style>
    <style:style style:name="Tableau11.A" style:family="table-column">
      <style:table-column-properties style:column-width="2.021cm"/>
    </style:style>
    <style:style style:name="Tableau11.B" style:family="table-column">
      <style:table-column-properties style:column-width="1.695cm"/>
    </style:style>
    <style:style style:name="Tableau11.C" style:family="table-column">
      <style:table-column-properties style:column-width="1.528cm"/>
    </style:style>
    <style:style style:name="Tableau11.G" style:family="table-column">
      <style:table-column-properties style:column-width="1.961cm"/>
    </style:style>
    <style:style style:name="Tableau11.I" style:family="table-column">
      <style:table-column-properties style:column-width="1.18cm"/>
    </style:style>
    <style:style style:name="Tableau11.J" style:family="table-column">
      <style:table-column-properties style:column-width="1.252cm"/>
    </style:style>
    <style:style style:name="Tableau11.1" style:family="table-row">
      <style:table-row-properties style:min-row-height="0.6cm" fo:keep-together="auto"/>
    </style:style>
    <style:style style:name="Tableau11.A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11.B1" style:family="table-cell">
      <style:table-cell-properties style:vertical-align="middle" fo:background-color="#70ac2e" fo:padding="0.097cm" fo:border="0.25pt solid #000000">
        <style:background-image/>
      </style:table-cell-properties>
    </style:style>
    <style:style style:name="Tableau11.G1" style:family="table-cell">
      <style:table-cell-properties fo:background-color="#70ac2e" fo:padding="0.097cm" fo:border-left="0.25pt solid #000000" fo:border-right="none" fo:border-top="0.25pt solid #000000" fo:border-bottom="0.25pt solid #000000">
        <style:background-image/>
      </style:table-cell-properties>
    </style:style>
    <style:style style:name="Tableau11.2" style:family="table-row">
      <style:table-row-properties style:min-row-height="0.397cm" fo:keep-together="auto"/>
    </style:style>
    <style:style style:name="Tableau11.A2" style:family="table-cell">
      <style:table-cell-properties fo:padding="0.097cm" fo:border-left="0.25pt solid #000000" fo:border-right="none" fo:border-top="none" fo:border-bottom="0.25pt solid #000000"/>
    </style:style>
    <style:style style:name="Tableau11.B2" style:family="table-cell">
      <style:table-cell-properties fo:padding="0.097cm" fo:border-left="0.25pt solid #000000" fo:border-right="0.25pt solid #000000" fo:border-top="none" fo:border-bottom="0.25pt solid #000000"/>
    </style:style>
    <style:style style:name="Tableau11.C2" style:family="table-cell">
      <style:table-cell-properties fo:padding="0.097cm" fo:border-left="0.25pt solid #000000" fo:border-right="none" fo:border-top="none" fo:border-bottom="0.25pt solid #000000"/>
    </style:style>
    <style:style style:name="Tableau11.D2" style:family="table-cell">
      <style:table-cell-properties fo:padding="0.097cm" fo:border-left="0.25pt solid #000000" fo:border-right="none" fo:border-top="none" fo:border-bottom="0.25pt solid #000000"/>
    </style:style>
    <style:style style:name="Tableau11.E2" style:family="table-cell">
      <style:table-cell-properties fo:padding="0.097cm" fo:border-left="0.25pt solid #000000" fo:border-right="none" fo:border-top="none" fo:border-bottom="0.25pt solid #000000"/>
    </style:style>
    <style:style style:name="Tableau11.F2" style:family="table-cell">
      <style:table-cell-properties fo:background-color="transparent" fo:padding="0.097cm" fo:border-left="0.25pt solid #000000" fo:border-right="none" fo:border-top="none" fo:border-bottom="0.25pt solid #000000">
        <style:background-image/>
      </style:table-cell-properties>
    </style:style>
    <style:style style:name="Tableau11.G2" style:family="table-cell">
      <style:table-cell-properties fo:background-color="#92d050" fo:padding="0.097cm" fo:border-left="0.25pt solid #000000" fo:border-right="none" fo:border-top="none" fo:border-bottom="0.25pt solid #000000">
        <style:background-image/>
      </style:table-cell-properties>
    </style:style>
    <style:style style:name="Tableau11.H2" style:family="table-cell">
      <style:table-cell-properties style:vertical-align="middle" fo:padding="0.097cm" fo:border-left="0.25pt solid #000000" fo:border-right="0.25pt solid #000000" fo:border-top="none" fo:border-bottom="0.25pt solid #000000"/>
    </style:style>
    <style:style style:name="Tableau11.I2" style:family="table-cell">
      <style:table-cell-properties style:vertical-align="middle" fo:padding="0.097cm" fo:border-left="0.25pt solid #000000" fo:border-right="0.25pt solid #000000" fo:border-top="none" fo:border-bottom="0.25pt solid #000000"/>
    </style:style>
    <style:style style:name="Tableau11.J2" style:family="table-cell">
      <style:table-cell-properties style:vertical-align="middle" fo:padding="0.097cm" fo:border-left="0.25pt solid #000000" fo:border-right="0.25pt solid #000000" fo:border-top="none" fo:border-bottom="0.25pt solid #000000"/>
    </style:style>
    <style:style style:name="Tableau11.3" style:family="table-row">
      <style:table-row-properties fo:keep-together="auto"/>
    </style:style>
    <style:style style:name="Tableau11.A3" style:family="table-cell">
      <style:table-cell-properties fo:padding="0.097cm" fo:border-left="0.25pt solid #000000" fo:border-right="none" fo:border-top="none" fo:border-bottom="0.25pt solid #000000"/>
    </style:style>
    <style:style style:name="Tableau11.B3" style:family="table-cell">
      <style:table-cell-properties fo:padding="0.097cm" fo:border-left="0.25pt solid #000000" fo:border-right="0.25pt solid #000000" fo:border-top="none" fo:border-bottom="0.25pt solid #000000"/>
    </style:style>
    <style:style style:name="Tableau11.C3" style:family="table-cell">
      <style:table-cell-properties fo:padding="0.097cm" fo:border-left="0.25pt solid #000000" fo:border-right="none" fo:border-top="none" fo:border-bottom="0.25pt solid #000000"/>
    </style:style>
    <style:style style:name="Tableau11.D3" style:family="table-cell">
      <style:table-cell-properties fo:padding="0.097cm" fo:border-left="0.25pt solid #000000" fo:border-right="none" fo:border-top="none" fo:border-bottom="0.25pt solid #000000"/>
    </style:style>
    <style:style style:name="Tableau11.E3" style:family="table-cell">
      <style:table-cell-properties fo:padding="0.097cm" fo:border-left="0.25pt solid #000000" fo:border-right="none" fo:border-top="none" fo:border-bottom="0.25pt solid #000000"/>
    </style:style>
    <style:style style:name="Tableau11.F3" style:family="table-cell">
      <style:table-cell-properties fo:background-color="transparent" fo:padding="0.097cm" fo:border-left="0.25pt solid #000000" fo:border-right="none" fo:border-top="none" fo:border-bottom="0.25pt solid #000000">
        <style:background-image/>
      </style:table-cell-properties>
    </style:style>
    <style:style style:name="Tableau11.G3" style:family="table-cell">
      <style:table-cell-properties fo:background-color="#92d050" fo:padding="0.097cm" fo:border-left="0.25pt solid #000000" fo:border-right="none" fo:border-top="none" fo:border-bottom="0.25pt solid #000000">
        <style:background-image/>
      </style:table-cell-properties>
    </style:style>
    <style:style style:name="Tableau11.H3" style:family="table-cell">
      <style:table-cell-properties style:vertical-align="middle" fo:padding="0.097cm" fo:border-left="0.25pt solid #000000" fo:border-right="0.25pt solid #000000" fo:border-top="none" fo:border-bottom="0.25pt solid #000000"/>
    </style:style>
    <style:style style:name="Tableau11.I3" style:family="table-cell">
      <style:table-cell-properties style:vertical-align="middle" fo:padding="0.097cm" fo:border-left="0.25pt solid #000000" fo:border-right="0.25pt solid #000000" fo:border-top="none" fo:border-bottom="0.25pt solid #000000"/>
    </style:style>
    <style:style style:name="Tableau11.J3" style:family="table-cell">
      <style:table-cell-properties style:vertical-align="middle" fo:padding="0.097cm" fo:border-left="0.25pt solid #000000" fo:border-right="0.25pt solid #000000" fo:border-top="none" fo:border-bottom="none"/>
    </style:style>
    <style:style style:name="Tableau11.4" style:family="table-row">
      <style:table-row-properties fo:keep-together="auto"/>
    </style:style>
    <style:style style:name="Tableau11.A4" style:family="table-cell">
      <style:table-cell-properties fo:padding="0.097cm" fo:border-left="0.25pt solid #000000" fo:border-right="none" fo:border-top="none" fo:border-bottom="0.25pt solid #000000"/>
    </style:style>
    <style:style style:name="Tableau11.B4" style:family="table-cell">
      <style:table-cell-properties fo:padding="0.097cm" fo:border-left="0.25pt solid #000000" fo:border-right="0.25pt solid #000000" fo:border-top="none" fo:border-bottom="0.25pt solid #000000"/>
    </style:style>
    <style:style style:name="Tableau11.C4" style:family="table-cell">
      <style:table-cell-properties fo:padding="0.097cm" fo:border-left="0.25pt solid #000000" fo:border-right="none" fo:border-top="none" fo:border-bottom="0.25pt solid #000000"/>
    </style:style>
    <style:style style:name="Tableau11.D4" style:family="table-cell">
      <style:table-cell-properties fo:padding="0.097cm" fo:border-left="0.25pt solid #000000" fo:border-right="none" fo:border-top="none" fo:border-bottom="0.25pt solid #000000"/>
    </style:style>
    <style:style style:name="Tableau11.E4" style:family="table-cell">
      <style:table-cell-properties fo:padding="0.097cm" fo:border-left="0.25pt solid #000000" fo:border-right="none" fo:border-top="none" fo:border-bottom="0.25pt solid #000000"/>
    </style:style>
    <style:style style:name="Tableau11.F4" style:family="table-cell">
      <style:table-cell-properties fo:background-color="transparent" fo:padding="0.097cm" fo:border-left="0.25pt solid #000000" fo:border-right="none" fo:border-top="none" fo:border-bottom="0.25pt solid #000000">
        <style:background-image/>
      </style:table-cell-properties>
    </style:style>
    <style:style style:name="Tableau11.G4" style:family="table-cell">
      <style:table-cell-properties fo:background-color="#92d050" fo:padding="0.097cm" fo:border-left="0.25pt solid #000000" fo:border-right="none" fo:border-top="none" fo:border-bottom="0.25pt solid #000000">
        <style:background-image/>
      </style:table-cell-properties>
    </style:style>
    <style:style style:name="Tableau11.H4" style:family="table-cell">
      <style:table-cell-properties style:vertical-align="middle" fo:padding="0.097cm" fo:border-left="0.25pt solid #000000" fo:border-right="0.25pt solid #000000" fo:border-top="none" fo:border-bottom="0.25pt solid #000000"/>
    </style:style>
    <style:style style:name="Tableau11.I4" style:family="table-cell">
      <style:table-cell-properties style:vertical-align="middle" fo:padding="0.097cm" fo:border-left="0.25pt solid #000000" fo:border-right="0.25pt solid #000000" fo:border-top="none" fo:border-bottom="0.25pt solid #000000"/>
    </style:style>
    <style:style style:name="Tableau11.J4" style:family="table-cell">
      <style:table-cell-properties style:vertical-align="middle" fo:padding="0.097cm" fo:border-left="0.25pt solid #000000" fo:border-right="0.25pt solid #000000" fo:border-top="none" fo:border-bottom="none"/>
    </style:style>
    <style:style style:name="Tableau11.5" style:family="table-row">
      <style:table-row-properties fo:keep-together="auto"/>
    </style:style>
    <style:style style:name="Tableau11.A5" style:family="table-cell">
      <style:table-cell-properties fo:padding="0.097cm" fo:border-left="0.25pt solid #000000" fo:border-right="none" fo:border-top="none" fo:border-bottom="0.25pt solid #000000"/>
    </style:style>
    <style:style style:name="Tableau11.B5" style:family="table-cell">
      <style:table-cell-properties fo:padding="0.097cm" fo:border-left="0.25pt solid #000000" fo:border-right="0.25pt solid #000000" fo:border-top="none" fo:border-bottom="0.25pt solid #000000"/>
    </style:style>
    <style:style style:name="Tableau11.C5" style:family="table-cell">
      <style:table-cell-properties fo:padding="0.097cm" fo:border-left="0.25pt solid #000000" fo:border-right="none" fo:border-top="none" fo:border-bottom="0.25pt solid #000000"/>
    </style:style>
    <style:style style:name="Tableau11.D5" style:family="table-cell">
      <style:table-cell-properties fo:padding="0.097cm" fo:border-left="0.25pt solid #000000" fo:border-right="none" fo:border-top="none" fo:border-bottom="0.25pt solid #000000"/>
    </style:style>
    <style:style style:name="Tableau11.E5" style:family="table-cell">
      <style:table-cell-properties fo:padding="0.097cm" fo:border-left="0.25pt solid #000000" fo:border-right="none" fo:border-top="none" fo:border-bottom="0.25pt solid #000000"/>
    </style:style>
    <style:style style:name="Tableau11.F5" style:family="table-cell">
      <style:table-cell-properties fo:background-color="transparent" fo:padding="0.097cm" fo:border-left="0.25pt solid #000000" fo:border-right="none" fo:border-top="none" fo:border-bottom="0.25pt solid #000000">
        <style:background-image/>
      </style:table-cell-properties>
    </style:style>
    <style:style style:name="Tableau11.G5" style:family="table-cell">
      <style:table-cell-properties fo:background-color="#92d050" fo:padding="0.097cm" fo:border-left="0.25pt solid #000000" fo:border-right="none" fo:border-top="none" fo:border-bottom="0.25pt solid #000000">
        <style:background-image/>
      </style:table-cell-properties>
    </style:style>
    <style:style style:name="Tableau11.H5" style:family="table-cell">
      <style:table-cell-properties style:vertical-align="middle" fo:padding="0.097cm" fo:border-left="0.25pt solid #000000" fo:border-right="0.25pt solid #000000" fo:border-top="none" fo:border-bottom="0.25pt solid #000000"/>
    </style:style>
    <style:style style:name="Tableau11.I5" style:family="table-cell">
      <style:table-cell-properties style:vertical-align="middle" fo:padding="0.097cm" fo:border-left="0.25pt solid #000000" fo:border-right="0.25pt solid #000000" fo:border-top="none" fo:border-bottom="0.25pt solid #000000"/>
    </style:style>
    <style:style style:name="Tableau11.J5" style:family="table-cell">
      <style:table-cell-properties style:vertical-align="middle" fo:padding="0.097cm" fo:border-left="0.25pt solid #000000" fo:border-right="0.25pt solid #000000" fo:border-top="none" fo:border-bottom="0.25pt solid #000000"/>
    </style:style>
    <style:style style:name="Tableau11.6" style:family="table-row">
      <style:table-row-properties fo:keep-together="auto"/>
    </style:style>
    <style:style style:name="Tableau11.A6" style:family="table-cell">
      <style:table-cell-properties fo:padding="0.097cm" fo:border-left="0.25pt solid #000000" fo:border-right="none" fo:border-top="none" fo:border-bottom="0.25pt solid #000000"/>
    </style:style>
    <style:style style:name="Tableau11.B6" style:family="table-cell">
      <style:table-cell-properties fo:padding="0.097cm" fo:border-left="0.25pt solid #000000" fo:border-right="0.25pt solid #000000" fo:border-top="none" fo:border-bottom="0.25pt solid #000000"/>
    </style:style>
    <style:style style:name="Tableau11.C6" style:family="table-cell">
      <style:table-cell-properties fo:padding="0.097cm" fo:border-left="0.25pt solid #000000" fo:border-right="none" fo:border-top="none" fo:border-bottom="0.25pt solid #000000"/>
    </style:style>
    <style:style style:name="Tableau11.D6" style:family="table-cell">
      <style:table-cell-properties fo:padding="0.097cm" fo:border-left="0.25pt solid #000000" fo:border-right="none" fo:border-top="none" fo:border-bottom="0.25pt solid #000000"/>
    </style:style>
    <style:style style:name="Tableau11.E6" style:family="table-cell">
      <style:table-cell-properties fo:padding="0.097cm" fo:border-left="0.25pt solid #000000" fo:border-right="none" fo:border-top="none" fo:border-bottom="0.25pt solid #000000"/>
    </style:style>
    <style:style style:name="Tableau11.F6" style:family="table-cell">
      <style:table-cell-properties fo:background-color="transparent" fo:padding="0.097cm" fo:border-left="0.25pt solid #000000" fo:border-right="none" fo:border-top="none" fo:border-bottom="0.25pt solid #000000">
        <style:background-image/>
      </style:table-cell-properties>
    </style:style>
    <style:style style:name="Tableau11.G6" style:family="table-cell">
      <style:table-cell-properties fo:background-color="#92d050" fo:padding="0.097cm" fo:border-left="0.25pt solid #000000" fo:border-right="none" fo:border-top="none" fo:border-bottom="0.25pt solid #000000">
        <style:background-image/>
      </style:table-cell-properties>
    </style:style>
    <style:style style:name="Tableau11.H6" style:family="table-cell">
      <style:table-cell-properties style:vertical-align="middle" fo:padding="0.097cm" fo:border-left="0.25pt solid #000000" fo:border-right="0.25pt solid #000000" fo:border-top="none" fo:border-bottom="0.25pt solid #000000"/>
    </style:style>
    <style:style style:name="Tableau11.I6" style:family="table-cell">
      <style:table-cell-properties style:vertical-align="middle" fo:padding="0.097cm" fo:border-left="0.25pt solid #000000" fo:border-right="0.25pt solid #000000" fo:border-top="none" fo:border-bottom="0.25pt solid #000000"/>
    </style:style>
    <style:style style:name="Tableau11.7" style:family="table-row">
      <style:table-row-properties fo:keep-together="auto"/>
    </style:style>
    <style:style style:name="Tableau11.A7" style:family="table-cell">
      <style:table-cell-properties fo:padding="0.097cm" fo:border-left="0.25pt solid #000000" fo:border-right="none" fo:border-top="none" fo:border-bottom="0.25pt solid #000000"/>
    </style:style>
    <style:style style:name="Tableau11.B7" style:family="table-cell">
      <style:table-cell-properties fo:padding="0.097cm" fo:border-left="0.25pt solid #000000" fo:border-right="0.25pt solid #000000" fo:border-top="none" fo:border-bottom="0.25pt solid #000000"/>
    </style:style>
    <style:style style:name="Tableau11.C7" style:family="table-cell">
      <style:table-cell-properties fo:padding="0.097cm" fo:border-left="0.25pt solid #000000" fo:border-right="none" fo:border-top="none" fo:border-bottom="0.25pt solid #000000"/>
    </style:style>
    <style:style style:name="Tableau11.D7" style:family="table-cell">
      <style:table-cell-properties fo:padding="0.097cm" fo:border-left="0.25pt solid #000000" fo:border-right="none" fo:border-top="none" fo:border-bottom="0.25pt solid #000000"/>
    </style:style>
    <style:style style:name="Tableau11.E7" style:family="table-cell">
      <style:table-cell-properties fo:padding="0.097cm" fo:border-left="0.25pt solid #000000" fo:border-right="none" fo:border-top="none" fo:border-bottom="0.25pt solid #000000"/>
    </style:style>
    <style:style style:name="Tableau11.F7" style:family="table-cell">
      <style:table-cell-properties fo:background-color="transparent" fo:padding="0.097cm" fo:border-left="0.25pt solid #000000" fo:border-right="none" fo:border-top="none" fo:border-bottom="0.25pt solid #000000">
        <style:background-image/>
      </style:table-cell-properties>
    </style:style>
    <style:style style:name="Tableau11.G7" style:family="table-cell">
      <style:table-cell-properties fo:background-color="#92d050" fo:padding="0.097cm" fo:border-left="0.25pt solid #000000" fo:border-right="none" fo:border-top="none" fo:border-bottom="0.25pt solid #000000">
        <style:background-image/>
      </style:table-cell-properties>
    </style:style>
    <style:style style:name="Tableau11.H7" style:family="table-cell">
      <style:table-cell-properties style:vertical-align="middle" fo:padding="0.097cm" fo:border-left="0.25pt solid #000000" fo:border-right="0.25pt solid #000000" fo:border-top="none" fo:border-bottom="0.25pt solid #000000"/>
    </style:style>
    <style:style style:name="Tableau11.I7" style:family="table-cell">
      <style:table-cell-properties style:vertical-align="middle" fo:padding="0.097cm" fo:border-left="0.25pt solid #000000" fo:border-right="0.25pt solid #000000" fo:border-top="none" fo:border-bottom="0.25pt solid #000000"/>
    </style:style>
    <style:style style:name="Tableau11.8" style:family="table-row">
      <style:table-row-properties fo:keep-together="auto"/>
    </style:style>
    <style:style style:name="Tableau11.A8" style:family="table-cell">
      <style:table-cell-properties fo:padding="0.097cm" fo:border-left="0.25pt solid #000000" fo:border-right="none" fo:border-top="none" fo:border-bottom="0.25pt solid #000000"/>
    </style:style>
    <style:style style:name="Tableau11.B8" style:family="table-cell">
      <style:table-cell-properties fo:padding="0.097cm" fo:border-left="0.25pt solid #000000" fo:border-right="0.25pt solid #000000" fo:border-top="none" fo:border-bottom="0.25pt solid #000000"/>
    </style:style>
    <style:style style:name="Tableau11.C8" style:family="table-cell">
      <style:table-cell-properties fo:padding="0.097cm" fo:border-left="0.25pt solid #000000" fo:border-right="none" fo:border-top="none" fo:border-bottom="0.25pt solid #000000"/>
    </style:style>
    <style:style style:name="Tableau11.D8" style:family="table-cell">
      <style:table-cell-properties fo:padding="0.097cm" fo:border-left="0.25pt solid #000000" fo:border-right="none" fo:border-top="none" fo:border-bottom="0.25pt solid #000000"/>
    </style:style>
    <style:style style:name="Tableau11.E8" style:family="table-cell">
      <style:table-cell-properties fo:padding="0.097cm" fo:border-left="0.25pt solid #000000" fo:border-right="none" fo:border-top="none" fo:border-bottom="0.25pt solid #000000"/>
    </style:style>
    <style:style style:name="Tableau11.F8" style:family="table-cell">
      <style:table-cell-properties fo:background-color="transparent" fo:padding="0.097cm" fo:border-left="0.25pt solid #000000" fo:border-right="none" fo:border-top="none" fo:border-bottom="0.25pt solid #000000">
        <style:background-image/>
      </style:table-cell-properties>
    </style:style>
    <style:style style:name="Tableau11.G8" style:family="table-cell">
      <style:table-cell-properties fo:background-color="#92d050" fo:padding="0.097cm" fo:border-left="0.25pt solid #000000" fo:border-right="none" fo:border-top="none" fo:border-bottom="0.25pt solid #000000">
        <style:background-image/>
      </style:table-cell-properties>
    </style:style>
    <style:style style:name="Tableau11.H8" style:family="table-cell">
      <style:table-cell-properties style:vertical-align="middle" fo:padding="0.097cm" fo:border-left="0.25pt solid #000000" fo:border-right="0.25pt solid #000000" fo:border-top="none" fo:border-bottom="0.25pt solid #000000"/>
    </style:style>
    <style:style style:name="Tableau11.I8" style:family="table-cell">
      <style:table-cell-properties style:vertical-align="middle" fo:padding="0.097cm" fo:border-left="0.25pt solid #000000" fo:border-right="0.25pt solid #000000" fo:border-top="none" fo:border-bottom="0.25pt solid #000000"/>
    </style:style>
    <style:style style:name="Tableau11.9" style:family="table-row">
      <style:table-row-properties fo:keep-together="auto"/>
    </style:style>
    <style:style style:name="Tableau11.A9" style:family="table-cell">
      <style:table-cell-properties fo:padding="0.097cm" fo:border-left="0.25pt solid #000000" fo:border-right="none" fo:border-top="none" fo:border-bottom="0.25pt solid #000000"/>
    </style:style>
    <style:style style:name="Tableau11.B9" style:family="table-cell">
      <style:table-cell-properties fo:padding="0.097cm" fo:border-left="0.25pt solid #000000" fo:border-right="0.25pt solid #000000" fo:border-top="none" fo:border-bottom="0.25pt solid #000000"/>
    </style:style>
    <style:style style:name="Tableau11.C9" style:family="table-cell">
      <style:table-cell-properties fo:padding="0.097cm" fo:border-left="0.25pt solid #000000" fo:border-right="none" fo:border-top="none" fo:border-bottom="0.25pt solid #000000"/>
    </style:style>
    <style:style style:name="Tableau11.D9" style:family="table-cell">
      <style:table-cell-properties fo:padding="0.097cm" fo:border-left="0.25pt solid #000000" fo:border-right="none" fo:border-top="none" fo:border-bottom="0.25pt solid #000000"/>
    </style:style>
    <style:style style:name="Tableau11.E9" style:family="table-cell">
      <style:table-cell-properties fo:padding="0.097cm" fo:border-left="0.25pt solid #000000" fo:border-right="none" fo:border-top="none" fo:border-bottom="0.25pt solid #000000"/>
    </style:style>
    <style:style style:name="Tableau11.F9" style:family="table-cell">
      <style:table-cell-properties fo:background-color="transparent" fo:padding="0.097cm" fo:border-left="0.25pt solid #000000" fo:border-right="none" fo:border-top="none" fo:border-bottom="0.25pt solid #000000">
        <style:background-image/>
      </style:table-cell-properties>
    </style:style>
    <style:style style:name="Tableau11.G9" style:family="table-cell">
      <style:table-cell-properties fo:background-color="#92d050" fo:padding="0.097cm" fo:border-left="0.25pt solid #000000" fo:border-right="none" fo:border-top="none" fo:border-bottom="0.25pt solid #000000">
        <style:background-image/>
      </style:table-cell-properties>
    </style:style>
    <style:style style:name="Tableau11.H9" style:family="table-cell">
      <style:table-cell-properties style:vertical-align="middle" fo:padding="0.097cm" fo:border-left="0.25pt solid #000000" fo:border-right="0.25pt solid #000000" fo:border-top="none" fo:border-bottom="0.25pt solid #000000"/>
    </style:style>
    <style:style style:name="Tableau11.I9" style:family="table-cell">
      <style:table-cell-properties style:vertical-align="middle" fo:padding="0.097cm" fo:border-left="0.25pt solid #000000" fo:border-right="0.25pt solid #000000" fo:border-top="none" fo:border-bottom="0.25pt solid #000000"/>
    </style:style>
    <style:style style:name="Tableau11.10" style:family="table-row">
      <style:table-row-properties fo:keep-together="auto"/>
    </style:style>
    <style:style style:name="Tableau11.A10" style:family="table-cell">
      <style:table-cell-properties fo:padding="0.097cm" fo:border-left="0.25pt solid #000000" fo:border-right="none" fo:border-top="none" fo:border-bottom="0.25pt solid #000000"/>
    </style:style>
    <style:style style:name="Tableau11.B10" style:family="table-cell">
      <style:table-cell-properties fo:padding="0.097cm" fo:border-left="0.25pt solid #000000" fo:border-right="0.25pt solid #000000" fo:border-top="none" fo:border-bottom="0.25pt solid #000000"/>
    </style:style>
    <style:style style:name="Tableau11.C10" style:family="table-cell">
      <style:table-cell-properties fo:padding="0.097cm" fo:border-left="0.25pt solid #000000" fo:border-right="none" fo:border-top="none" fo:border-bottom="0.25pt solid #000000"/>
    </style:style>
    <style:style style:name="Tableau11.D10" style:family="table-cell">
      <style:table-cell-properties fo:padding="0.097cm" fo:border-left="0.25pt solid #000000" fo:border-right="none" fo:border-top="none" fo:border-bottom="0.25pt solid #000000"/>
    </style:style>
    <style:style style:name="Tableau11.E10" style:family="table-cell">
      <style:table-cell-properties fo:padding="0.097cm" fo:border-left="0.25pt solid #000000" fo:border-right="none" fo:border-top="none" fo:border-bottom="0.25pt solid #000000"/>
    </style:style>
    <style:style style:name="Tableau11.F10" style:family="table-cell">
      <style:table-cell-properties fo:background-color="transparent" fo:padding="0.097cm" fo:border-left="0.25pt solid #000000" fo:border-right="none" fo:border-top="none" fo:border-bottom="0.25pt solid #000000">
        <style:background-image/>
      </style:table-cell-properties>
    </style:style>
    <style:style style:name="Tableau11.G10" style:family="table-cell">
      <style:table-cell-properties fo:background-color="#92d050" fo:padding="0.097cm" fo:border-left="0.25pt solid #000000" fo:border-right="none" fo:border-top="none" fo:border-bottom="0.25pt solid #000000">
        <style:background-image/>
      </style:table-cell-properties>
    </style:style>
    <style:style style:name="Tableau11.H10" style:family="table-cell">
      <style:table-cell-properties style:vertical-align="middle" fo:padding="0.097cm" fo:border-left="0.25pt solid #000000" fo:border-right="0.25pt solid #000000" fo:border-top="none" fo:border-bottom="0.25pt solid #000000"/>
    </style:style>
    <style:style style:name="Tableau11.I10" style:family="table-cell">
      <style:table-cell-properties style:vertical-align="middle" fo:padding="0.097cm" fo:border-left="0.25pt solid #000000" fo:border-right="0.25pt solid #000000" fo:border-top="none" fo:border-bottom="0.25pt solid #000000"/>
    </style:style>
    <style:style style:name="Tableau11.11" style:family="table-row">
      <style:table-row-properties fo:keep-together="auto"/>
    </style:style>
    <style:style style:name="Tableau11.A11" style:family="table-cell">
      <style:table-cell-properties fo:padding="0.097cm" fo:border-left="0.25pt solid #000000" fo:border-right="none" fo:border-top="none" fo:border-bottom="0.25pt solid #000000"/>
    </style:style>
    <style:style style:name="Tableau11.B11" style:family="table-cell">
      <style:table-cell-properties fo:padding="0.097cm" fo:border-left="0.25pt solid #000000" fo:border-right="0.25pt solid #000000" fo:border-top="none" fo:border-bottom="0.25pt solid #000000"/>
    </style:style>
    <style:style style:name="Tableau11.C11" style:family="table-cell">
      <style:table-cell-properties fo:padding="0.097cm" fo:border-left="0.25pt solid #000000" fo:border-right="none" fo:border-top="none" fo:border-bottom="0.25pt solid #000000"/>
    </style:style>
    <style:style style:name="Tableau11.D11" style:family="table-cell">
      <style:table-cell-properties fo:padding="0.097cm" fo:border-left="0.25pt solid #000000" fo:border-right="none" fo:border-top="none" fo:border-bottom="0.25pt solid #000000"/>
    </style:style>
    <style:style style:name="Tableau11.E11" style:family="table-cell">
      <style:table-cell-properties fo:padding="0.097cm" fo:border-left="0.25pt solid #000000" fo:border-right="none" fo:border-top="none" fo:border-bottom="0.25pt solid #000000"/>
    </style:style>
    <style:style style:name="Tableau11.F11" style:family="table-cell">
      <style:table-cell-properties fo:background-color="transparent" fo:padding="0.097cm" fo:border-left="0.25pt solid #000000" fo:border-right="none" fo:border-top="none" fo:border-bottom="0.25pt solid #000000">
        <style:background-image/>
      </style:table-cell-properties>
    </style:style>
    <style:style style:name="Tableau11.G11" style:family="table-cell">
      <style:table-cell-properties fo:background-color="#92d050" fo:padding="0.097cm" fo:border-left="0.25pt solid #000000" fo:border-right="none" fo:border-top="none" fo:border-bottom="0.25pt solid #000000">
        <style:background-image/>
      </style:table-cell-properties>
    </style:style>
    <style:style style:name="Tableau11.H11" style:family="table-cell">
      <style:table-cell-properties style:vertical-align="middle" fo:padding="0.097cm" fo:border-left="0.25pt solid #000000" fo:border-right="0.25pt solid #000000" fo:border-top="none" fo:border-bottom="0.25pt solid #000000"/>
    </style:style>
    <style:style style:name="Tableau11.I11" style:family="table-cell">
      <style:table-cell-properties style:vertical-align="middle" fo:padding="0.097cm" fo:border-left="0.25pt solid #000000" fo:border-right="0.25pt solid #000000" fo:border-top="none" fo:border-bottom="0.25pt solid #000000"/>
    </style:style>
    <style:style style:name="Tableau11.12" style:family="table-row">
      <style:table-row-properties fo:keep-together="auto"/>
    </style:style>
    <style:style style:name="Tableau11.A12" style:family="table-cell">
      <style:table-cell-properties fo:padding="0.097cm" fo:border-left="0.25pt solid #000000" fo:border-right="none" fo:border-top="none" fo:border-bottom="0.25pt solid #000000"/>
    </style:style>
    <style:style style:name="Tableau11.B12" style:family="table-cell">
      <style:table-cell-properties fo:padding="0.097cm" fo:border-left="0.25pt solid #000000" fo:border-right="0.25pt solid #000000" fo:border-top="none" fo:border-bottom="0.25pt solid #000000"/>
    </style:style>
    <style:style style:name="Tableau11.C12" style:family="table-cell">
      <style:table-cell-properties fo:padding="0.097cm" fo:border-left="0.25pt solid #000000" fo:border-right="none" fo:border-top="none" fo:border-bottom="0.25pt solid #000000"/>
    </style:style>
    <style:style style:name="Tableau11.D12" style:family="table-cell">
      <style:table-cell-properties fo:padding="0.097cm" fo:border-left="0.25pt solid #000000" fo:border-right="none" fo:border-top="none" fo:border-bottom="0.25pt solid #000000"/>
    </style:style>
    <style:style style:name="Tableau11.E12" style:family="table-cell">
      <style:table-cell-properties fo:padding="0.097cm" fo:border-left="0.25pt solid #000000" fo:border-right="none" fo:border-top="none" fo:border-bottom="0.25pt solid #000000"/>
    </style:style>
    <style:style style:name="Tableau11.F12" style:family="table-cell">
      <style:table-cell-properties fo:background-color="transparent" fo:padding="0.097cm" fo:border-left="0.25pt solid #000000" fo:border-right="none" fo:border-top="none" fo:border-bottom="0.25pt solid #000000">
        <style:background-image/>
      </style:table-cell-properties>
    </style:style>
    <style:style style:name="Tableau11.G12" style:family="table-cell">
      <style:table-cell-properties fo:background-color="#92d050" fo:padding="0.097cm" fo:border-left="0.25pt solid #000000" fo:border-right="none" fo:border-top="none" fo:border-bottom="0.25pt solid #000000">
        <style:background-image/>
      </style:table-cell-properties>
    </style:style>
    <style:style style:name="Tableau11.H12" style:family="table-cell">
      <style:table-cell-properties style:vertical-align="middle" fo:padding="0.097cm" fo:border-left="0.25pt solid #000000" fo:border-right="0.25pt solid #000000" fo:border-top="none" fo:border-bottom="0.25pt solid #000000"/>
    </style:style>
    <style:style style:name="Tableau11.I12" style:family="table-cell">
      <style:table-cell-properties style:vertical-align="middle" fo:padding="0.097cm" fo:border-left="0.25pt solid #000000" fo:border-right="0.25pt solid #000000" fo:border-top="none" fo:border-bottom="0.25pt solid #000000"/>
    </style:style>
    <style:style style:name="Tableau12" style:family="table">
      <style:table-properties style:width="8.276cm" fo:margin-left="5.258cm" fo:margin-top="0cm" fo:margin-bottom="0cm" table:align="left" style:writing-mode="lr-tb"/>
    </style:style>
    <style:style style:name="Tableau12.A" style:family="table-column">
      <style:table-column-properties style:column-width="2.311cm"/>
    </style:style>
    <style:style style:name="Tableau12.B" style:family="table-column">
      <style:table-column-properties style:column-width="1.933cm"/>
    </style:style>
    <style:style style:name="Tableau12.C" style:family="table-column">
      <style:table-column-properties style:column-width="1.75cm"/>
    </style:style>
    <style:style style:name="Tableau12.D" style:family="table-column">
      <style:table-column-properties style:column-width="2.282cm"/>
    </style:style>
    <style:style style:name="Tableau12.1" style:family="table-row">
      <style:table-row-properties style:min-row-height="0.6cm" fo:keep-together="auto"/>
    </style:style>
    <style:style style:name="Tableau12.A1" style:family="table-cell">
      <style:table-cell-properties style:vertical-align="middle" fo:background-color="#70ac2e" fo:padding="0.097cm" fo:border-left="0.25pt solid #000000" fo:border-right="none" fo:border-top="0.25pt solid #000000" fo:border-bottom="0.25pt solid #000000">
        <style:background-image/>
      </style:table-cell-properties>
    </style:style>
    <style:style style:name="Tableau12.B1" style:family="table-cell">
      <style:table-cell-properties style:vertical-align="middle" fo:background-color="#70ac2e" fo:padding="0.097cm" fo:border="0.25pt solid #000000">
        <style:background-image/>
      </style:table-cell-properties>
    </style:style>
    <style:style style:name="Tableau12.2" style:family="table-row">
      <style:table-row-properties style:min-row-height="0.739cm" fo:keep-together="auto"/>
    </style:style>
    <style:style style:name="Tableau12.A2" style:family="table-cell">
      <style:table-cell-properties style:vertical-align="middle" fo:padding="0.097cm" fo:border-left="0.25pt solid #000000" fo:border-right="none" fo:border-top="none" fo:border-bottom="0.25pt solid #000000"/>
    </style:style>
    <style:style style:name="Tableau12.B2" style:family="table-cell">
      <style:table-cell-properties style:vertical-align="middle" fo:padding="0.097cm" fo:border-left="0.25pt solid #000000" fo:border-right="0.25pt solid #000000" fo:border-top="none" fo:border-bottom="0.25pt solid #000000"/>
    </style:style>
    <style:style style:name="Tableau12.C2" style:family="table-cell">
      <style:table-cell-properties style:vertical-align="middle" fo:padding="0.097cm" fo:border-left="0.25pt solid #000000" fo:border-right="none" fo:border-top="none" fo:border-bottom="0.25pt solid #000000"/>
    </style:style>
    <style:style style:name="Tableau12.D2" style:family="table-cell">
      <style:table-cell-properties style:vertical-align="middle" fo:padding="0.097cm" fo:border-left="0.25pt solid #000000" fo:border-right="0.25pt solid #000000" fo:border-top="none" fo:border-bottom="0.25pt solid #000000"/>
    </style:style>
    <style:style style:name="Tableau12.3" style:family="table-row">
      <style:table-row-properties fo:keep-together="auto"/>
    </style:style>
    <style:style style:name="Tableau12.A3" style:family="table-cell">
      <style:table-cell-properties style:vertical-align="middle" fo:padding="0.097cm" fo:border-left="0.25pt solid #000000" fo:border-right="none" fo:border-top="none" fo:border-bottom="0.25pt solid #000000"/>
    </style:style>
    <style:style style:name="Tableau12.B3" style:family="table-cell">
      <style:table-cell-properties style:vertical-align="middle" fo:background-color="#d9d9d9" fo:padding="0.097cm" fo:border-left="0.25pt solid #000000" fo:border-right="0.25pt solid #000000" fo:border-top="none" fo:border-bottom="0.25pt solid #000000">
        <style:background-image/>
      </style:table-cell-properties>
    </style:style>
    <style:style style:name="Tableau12.C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au12.D3" style:family="table-cell">
      <style:table-cell-properties style:vertical-align="middle" fo:padding="0.097cm" fo:border-left="0.25pt solid #000000" fo:border-right="0.25pt solid #000000" fo:border-top="none" fo:border-bottom="0.25pt solid #000000"/>
    </style:style>
    <style:style style:name="Tableau12.4" style:family="table-row">
      <style:table-row-properties fo:keep-together="auto"/>
    </style:style>
    <style:style style:name="Tableau12.A4" style:family="table-cell">
      <style:table-cell-properties style:vertical-align="middle" fo:padding="0.097cm" fo:border-left="0.25pt solid #000000" fo:border-right="none" fo:border-top="none" fo:border-bottom="0.25pt solid #000000"/>
    </style:style>
    <style:style style:name="Tableau12.B4" style:family="table-cell">
      <style:table-cell-properties style:vertical-align="middle" fo:padding="0.097cm" fo:border-left="0.25pt solid #000000" fo:border-right="0.25pt solid #000000" fo:border-top="none" fo:border-bottom="0.25pt solid #000000"/>
    </style:style>
    <style:style style:name="Tableau12.C4" style:family="table-cell">
      <style:table-cell-properties style:vertical-align="middle" fo:padding="0.097cm" fo:border-left="0.25pt solid #000000" fo:border-right="none" fo:border-top="none" fo:border-bottom="0.25pt solid #000000"/>
    </style:style>
    <style:style style:name="Tableau12.D4" style:family="table-cell">
      <style:table-cell-properties style:vertical-align="middle" fo:padding="0.097cm" fo:border-left="0.25pt solid #000000" fo:border-right="0.25pt solid #000000" fo:border-top="none" fo:border-bottom="0.25pt solid #000000"/>
    </style:style>
    <style:style style:name="Tableau12.5" style:family="table-row">
      <style:table-row-properties fo:keep-together="auto"/>
    </style:style>
    <style:style style:name="Tableau12.A5" style:family="table-cell">
      <style:table-cell-properties style:vertical-align="middle" fo:padding="0.097cm" fo:border-left="0.25pt solid #000000" fo:border-right="none" fo:border-top="none" fo:border-bottom="0.25pt solid #000000"/>
    </style:style>
    <style:style style:name="Tableau12.B5" style:family="table-cell">
      <style:table-cell-properties style:vertical-align="middle" fo:padding="0.097cm" fo:border-left="0.25pt solid #000000" fo:border-right="0.25pt solid #000000" fo:border-top="none" fo:border-bottom="0.25pt solid #000000"/>
    </style:style>
    <style:style style:name="Tableau12.C5" style:family="table-cell">
      <style:table-cell-properties style:vertical-align="middle" fo:padding="0.097cm" fo:border-left="0.25pt solid #000000" fo:border-right="none" fo:border-top="none" fo:border-bottom="0.25pt solid #000000"/>
    </style:style>
    <style:style style:name="Tableau12.D5" style:family="table-cell">
      <style:table-cell-properties style:vertical-align="middle" fo:padding="0.097cm" fo:border-left="0.25pt solid #000000" fo:border-right="0.25pt solid #000000" fo:border-top="none" fo:border-bottom="0.25pt solid #000000"/>
    </style:style>
    <style:style style:name="Tableau12.6" style:family="table-row">
      <style:table-row-properties fo:keep-together="auto"/>
    </style:style>
    <style:style style:name="Tableau12.A6" style:family="table-cell">
      <style:table-cell-properties style:vertical-align="middle" fo:padding="0.097cm" fo:border-left="0.25pt solid #000000" fo:border-right="none" fo:border-top="none" fo:border-bottom="0.25pt solid #000000"/>
    </style:style>
    <style:style style:name="Tableau12.B6" style:family="table-cell">
      <style:table-cell-properties style:vertical-align="middle" fo:padding="0.097cm" fo:border-left="0.25pt solid #000000" fo:border-right="0.25pt solid #000000" fo:border-top="none" fo:border-bottom="0.25pt solid #000000"/>
    </style:style>
    <style:style style:name="Tableau12.C6" style:family="table-cell">
      <style:table-cell-properties style:vertical-align="middle" fo:padding="0.097cm" fo:border-left="0.25pt solid #000000" fo:border-right="none" fo:border-top="none" fo:border-bottom="0.25pt solid #000000"/>
    </style:style>
    <style:style style:name="Tableau12.D6" style:family="table-cell">
      <style:table-cell-properties style:vertical-align="middle" fo:padding="0.097cm" fo:border-left="0.25pt solid #000000" fo:border-right="0.25pt solid #000000" fo:border-top="none" fo:border-bottom="0.25pt solid #000000"/>
    </style:style>
    <style:style style:name="Tableau13" style:family="table">
      <style:table-properties style:width="17.002cm" fo:margin-left="0.009cm" fo:margin-top="0cm" fo:margin-bottom="0cm" table:align="left" style:writing-mode="lr-tb"/>
    </style:style>
    <style:style style:name="Tableau13.A" style:family="table-column">
      <style:table-column-properties style:column-width="2.15cm"/>
    </style:style>
    <style:style style:name="Tableau13.B" style:family="table-column">
      <style:table-column-properties style:column-width="5.119cm"/>
    </style:style>
    <style:style style:name="Tableau13.C" style:family="table-column">
      <style:table-column-properties style:column-width="9.733cm"/>
    </style:style>
    <style:style style:name="Tableau13.1" style:family="table-row">
      <style:table-row-properties style:min-row-height="0.035cm" fo:keep-together="auto"/>
    </style:style>
    <style:style style:name="Tableau13.A1" style:family="table-cell">
      <style:table-cell-properties style:vertical-align="middle" fo:background-color="#70ac2e" fo:padding-left="0.009cm" fo:padding-right="0.009cm" fo:padding-top="0cm" fo:padding-bottom="0cm" fo:border="0.5pt solid #000000">
        <style:background-image/>
      </style:table-cell-properties>
    </style:style>
    <style:style style:name="Tableau13.A2" style:family="table-cell">
      <style:table-cell-properties style:vertical-align="middle" fo:background-color="transparent" fo:padding-left="0.115cm" fo:padding-right="0.132cm" fo:padding-top="0cm" fo:padding-bottom="0.132cm" fo:border="0.5pt solid #000000">
        <style:background-image/>
      </style:table-cell-properties>
    </style:style>
    <style:style style:name="Tableau13.B2" style:family="table-cell">
      <style:table-cell-properties style:vertical-align="middle" fo:background-color="transparent" fo:padding-left="0.009cm" fo:padding-right="0.132cm" fo:padding-top="0cm" fo:padding-bottom="0.132cm" fo:border="0.5pt solid #000000">
        <style:background-image/>
      </style:table-cell-properties>
    </style:style>
    <style:style style:name="Tableau14" style:family="table">
      <style:table-properties style:width="16.182cm" fo:margin-left="-0.252cm" fo:margin-top="0cm" fo:margin-bottom="0cm" table:align="left" style:writing-mode="lr-tb"/>
    </style:style>
    <style:style style:name="Tableau14.A" style:family="table-column">
      <style:table-column-properties style:column-width="10.5cm"/>
    </style:style>
    <style:style style:name="Tableau14.B" style:family="table-column">
      <style:table-column-properties style:column-width="1.342cm"/>
    </style:style>
    <style:style style:name="Tableau14.C" style:family="table-column">
      <style:table-column-properties style:column-width="1.328cm"/>
    </style:style>
    <style:style style:name="Tableau14.D" style:family="table-column">
      <style:table-column-properties style:column-width="1.505cm"/>
    </style:style>
    <style:style style:name="Tableau14.E" style:family="table-column">
      <style:table-column-properties style:column-width="1.506cm"/>
    </style:style>
    <style:style style:name="Tableau14.1" style:family="table-row">
      <style:table-row-properties fo:keep-together="auto"/>
    </style:style>
    <style:style style:name="Tableau14.A1" style:family="table-cell">
      <style:table-cell-properties fo:background-color="#70ac2e" fo:padding="0.097cm" fo:border-left="0.25pt solid #000000" fo:border-right="none" fo:border-top="0.25pt solid #000000" fo:border-bottom="0.25pt solid #000000">
        <style:background-image/>
      </style:table-cell-properties>
    </style:style>
    <style:style style:name="Tableau14.D1" style:family="table-cell">
      <style:table-cell-properties fo:background-color="#70ac2e" fo:padding="0.097cm" fo:border="0.25pt solid #000000">
        <style:background-image/>
      </style:table-cell-properties>
    </style:style>
    <style:style style:name="Tableau14.A2" style:family="table-cell">
      <style:table-cell-properties fo:padding="0.097cm" fo:border-left="0.25pt solid #000000" fo:border-right="none" fo:border-top="none" fo:border-bottom="0.25pt solid #000000"/>
    </style:style>
    <style:style style:name="Tableau14.B2" style:family="table-cell">
      <style:table-cell-properties fo:padding="0.097cm" fo:border-left="0.25pt solid #000000" fo:border-right="none" fo:border-top="none" fo:border-bottom="0.25pt solid #000000"/>
    </style:style>
    <style:style style:name="Tableau14.C2" style:family="table-cell">
      <style:table-cell-properties fo:padding="0.097cm" fo:border-left="0.25pt solid #000000" fo:border-right="none" fo:border-top="none" fo:border-bottom="0.25pt solid #000000"/>
    </style:style>
    <style:style style:name="Tableau14.D2" style:family="table-cell">
      <style:table-cell-properties fo:background-color="#92d050" fo:padding="0.097cm" fo:border-left="0.25pt solid #000000" fo:border-right="0.25pt solid #000000" fo:border-top="none" fo:border-bottom="0.25pt solid #000000">
        <style:background-image/>
      </style:table-cell-properties>
    </style:style>
    <style:style style:name="Tableau14.A3" style:family="table-cell">
      <style:table-cell-properties fo:padding="0.097cm" fo:border-left="0.25pt solid #000000" fo:border-right="none" fo:border-top="none" fo:border-bottom="0.25pt solid #000000"/>
    </style:style>
    <style:style style:name="Tableau14.B3" style:family="table-cell">
      <style:table-cell-properties fo:padding="0.097cm" fo:border-left="0.25pt solid #000000" fo:border-right="none" fo:border-top="none" fo:border-bottom="0.25pt solid #000000"/>
    </style:style>
    <style:style style:name="Tableau14.C3" style:family="table-cell">
      <style:table-cell-properties fo:padding="0.097cm" fo:border-left="0.25pt solid #000000" fo:border-right="none" fo:border-top="none" fo:border-bottom="0.25pt solid #000000"/>
    </style:style>
    <style:style style:name="Tableau14.E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4.A4" style:family="table-cell">
      <style:table-cell-properties fo:padding="0.097cm" fo:border-left="0.25pt solid #000000" fo:border-right="none" fo:border-top="none" fo:border-bottom="0.25pt solid #000000"/>
    </style:style>
    <style:style style:name="Tableau14.B4" style:family="table-cell">
      <style:table-cell-properties fo:padding="0.097cm" fo:border-left="0.25pt solid #000000" fo:border-right="none" fo:border-top="none" fo:border-bottom="0.25pt solid #000000"/>
    </style:style>
    <style:style style:name="Tableau14.C4" style:family="table-cell">
      <style:table-cell-properties fo:background-color="#92d050" fo:padding="0.097cm" fo:border-left="0.25pt solid #000000" fo:border-right="none" fo:border-top="none" fo:border-bottom="0.25pt solid #000000">
        <style:background-image/>
      </style:table-cell-properties>
    </style:style>
    <style:style style:name="Tableau14.A5" style:family="table-cell">
      <style:table-cell-properties fo:padding="0.097cm" fo:border-left="0.25pt solid #000000" fo:border-right="none" fo:border-top="none" fo:border-bottom="0.25pt solid #000000"/>
    </style:style>
    <style:style style:name="Tableau14.C5" style:family="table-cell">
      <style:table-cell-properties fo:padding="0.097cm" fo:border-left="0.25pt solid #000000" fo:border-right="none" fo:border-top="none" fo:border-bottom="0.25pt solid #000000"/>
    </style:style>
    <style:style style:name="Tableau14.A6" style:family="table-cell">
      <style:table-cell-properties fo:padding="0.097cm" fo:border-left="0.25pt solid #000000" fo:border-right="none" fo:border-top="none" fo:border-bottom="0.25pt solid #000000"/>
    </style:style>
    <style:style style:name="Tableau14.B6" style:family="table-cell">
      <style:table-cell-properties fo:padding="0.097cm" fo:border-left="0.25pt solid #000000" fo:border-right="none" fo:border-top="none" fo:border-bottom="0.25pt solid #000000"/>
    </style:style>
    <style:style style:name="Tableau14.C6" style:family="table-cell">
      <style:table-cell-properties fo:padding="0.097cm" fo:border-left="0.25pt solid #000000" fo:border-right="none" fo:border-top="none" fo:border-bottom="0.25pt solid #000000"/>
    </style:style>
    <style:style style:name="Tableau14.A7" style:family="table-cell">
      <style:table-cell-properties fo:padding="0.097cm" fo:border-left="0.25pt solid #000000" fo:border-right="none" fo:border-top="none" fo:border-bottom="0.25pt solid #000000"/>
    </style:style>
    <style:style style:name="Tableau14.C7" style:family="table-cell">
      <style:table-cell-properties fo:padding="0.097cm" fo:border-left="0.25pt solid #000000" fo:border-right="none" fo:border-top="none" fo:border-bottom="0.25pt solid #000000"/>
    </style:style>
    <style:style style:name="Tableau14.A8" style:family="table-cell">
      <style:table-cell-properties fo:padding="0.097cm" fo:border-left="0.25pt solid #000000" fo:border-right="none" fo:border-top="none" fo:border-bottom="0.25pt solid #000000"/>
    </style:style>
    <style:style style:name="Tableau14.B8" style:family="table-cell">
      <style:table-cell-properties fo:padding="0.097cm" fo:border-left="0.25pt solid #000000" fo:border-right="none" fo:border-top="none" fo:border-bottom="0.25pt solid #000000"/>
    </style:style>
    <style:style style:name="Tableau14.D8" style:family="table-cell">
      <style:table-cell-properties fo:padding="0.097cm" fo:border-left="0.25pt solid #000000" fo:border-right="0.25pt solid #000000" fo:border-top="none" fo:border-bottom="0.25pt solid #000000"/>
    </style:style>
    <style:style style:name="Tableau14.A9" style:family="table-cell">
      <style:table-cell-properties fo:padding="0.097cm" fo:border-left="0.25pt solid #000000" fo:border-right="none" fo:border-top="none" fo:border-bottom="0.25pt solid #000000"/>
    </style:style>
    <style:style style:name="Tableau14.B9" style:family="table-cell">
      <style:table-cell-properties fo:padding="0.097cm" fo:border-left="0.25pt solid #000000" fo:border-right="none" fo:border-top="none" fo:border-bottom="0.25pt solid #000000"/>
    </style:style>
    <style:style style:name="Tableau14.D9" style:family="table-cell">
      <style:table-cell-properties fo:padding="0.097cm" fo:border-left="0.25pt solid #000000" fo:border-right="0.25pt solid #000000" fo:border-top="none" fo:border-bottom="0.25pt solid #000000"/>
    </style:style>
    <style:style style:name="Tableau14.A10" style:family="table-cell">
      <style:table-cell-properties fo:padding="0.097cm" fo:border-left="0.25pt solid #000000" fo:border-right="none" fo:border-top="none" fo:border-bottom="0.25pt solid #000000"/>
    </style:style>
    <style:style style:name="Tableau14.D10" style:family="table-cell">
      <style:table-cell-properties fo:padding="0.097cm" fo:border-left="0.25pt solid #000000" fo:border-right="0.25pt solid #000000" fo:border-top="none" fo:border-bottom="0.25pt solid #000000"/>
    </style:style>
    <style:style style:name="Tableau14.A11" style:family="table-cell">
      <style:table-cell-properties fo:padding="0.097cm" fo:border-left="0.25pt solid #000000" fo:border-right="none" fo:border-top="none" fo:border-bottom="0.25pt solid #000000"/>
    </style:style>
    <style:style style:name="Tableau14.B11" style:family="table-cell">
      <style:table-cell-properties fo:padding="0.097cm" fo:border-left="0.25pt solid #000000" fo:border-right="none" fo:border-top="none" fo:border-bottom="0.25pt solid #000000"/>
    </style:style>
    <style:style style:name="Tableau14.D11" style:family="table-cell">
      <style:table-cell-properties fo:padding="0.097cm" fo:border-left="0.25pt solid #000000" fo:border-right="0.25pt solid #000000" fo:border-top="none" fo:border-bottom="0.25pt solid #000000"/>
    </style:style>
    <style:style style:name="Tableau14.A12" style:family="table-cell">
      <style:table-cell-properties fo:padding="0.097cm" fo:border-left="0.25pt solid #000000" fo:border-right="none" fo:border-top="none" fo:border-bottom="0.25pt solid #000000"/>
    </style:style>
    <style:style style:name="Tableau14.B12" style:family="table-cell">
      <style:table-cell-properties fo:padding="0.097cm" fo:border-left="0.25pt solid #000000" fo:border-right="none" fo:border-top="none" fo:border-bottom="0.25pt solid #000000"/>
    </style:style>
    <style:style style:name="Tableau14.D12" style:family="table-cell">
      <style:table-cell-properties fo:padding="0.097cm" fo:border-left="0.25pt solid #000000" fo:border-right="0.25pt solid #000000" fo:border-top="none" fo:border-bottom="0.25pt solid #000000"/>
    </style:style>
    <style:style style:name="Tableau14.A13" style:family="table-cell">
      <style:table-cell-properties fo:padding="0.097cm" fo:border-left="0.25pt solid #000000" fo:border-right="none" fo:border-top="none" fo:border-bottom="0.25pt solid #000000"/>
    </style:style>
    <style:style style:name="Tableau14.C13" style:family="table-cell">
      <style:table-cell-properties fo:padding="0.097cm" fo:border-left="0.25pt solid #000000" fo:border-right="none" fo:border-top="none" fo:border-bottom="0.25pt solid #000000"/>
    </style:style>
    <style:style style:name="Tableau14.D13" style:family="table-cell">
      <style:table-cell-properties fo:padding="0.097cm" fo:border-left="0.25pt solid #000000" fo:border-right="0.25pt solid #000000" fo:border-top="none" fo:border-bottom="0.25pt solid #000000"/>
    </style:style>
    <style:style style:name="Tableau14.A14" style:family="table-cell">
      <style:table-cell-properties fo:padding="0.097cm" fo:border-left="0.25pt solid #000000" fo:border-right="none" fo:border-top="none" fo:border-bottom="0.25pt solid #000000"/>
    </style:style>
    <style:style style:name="Tableau14.C14" style:family="table-cell">
      <style:table-cell-properties fo:padding="0.097cm" fo:border-left="0.25pt solid #000000" fo:border-right="none" fo:border-top="none" fo:border-bottom="0.25pt solid #000000"/>
    </style:style>
    <style:style style:name="Tableau14.D14" style:family="table-cell">
      <style:table-cell-properties fo:padding="0.097cm" fo:border-left="0.25pt solid #000000" fo:border-right="0.25pt solid #000000" fo:border-top="none" fo:border-bottom="0.25pt solid #000000"/>
    </style:style>
    <style:style style:name="Tableau14.A15" style:family="table-cell">
      <style:table-cell-properties fo:padding="0.097cm" fo:border-left="0.25pt solid #000000" fo:border-right="none" fo:border-top="none" fo:border-bottom="0.25pt solid #000000"/>
    </style:style>
    <style:style style:name="Tableau14.C15" style:family="table-cell">
      <style:table-cell-properties fo:padding="0.097cm" fo:border-left="0.25pt solid #000000" fo:border-right="none" fo:border-top="none" fo:border-bottom="0.25pt solid #000000"/>
    </style:style>
    <style:style style:name="Tableau14.D15" style:family="table-cell">
      <style:table-cell-properties fo:padding="0.097cm" fo:border-left="0.25pt solid #000000" fo:border-right="0.25pt solid #000000" fo:border-top="none" fo:border-bottom="0.25pt solid #000000"/>
    </style:style>
    <style:style style:name="Tableau14.A16" style:family="table-cell">
      <style:table-cell-properties fo:padding="0.097cm" fo:border-left="0.25pt solid #000000" fo:border-right="none" fo:border-top="none" fo:border-bottom="0.25pt solid #000000"/>
    </style:style>
    <style:style style:name="Tableau14.C16" style:family="table-cell">
      <style:table-cell-properties fo:padding="0.097cm" fo:border-left="0.25pt solid #000000" fo:border-right="none" fo:border-top="none" fo:border-bottom="0.25pt solid #000000"/>
    </style:style>
    <style:style style:name="Tableau14.D16" style:family="table-cell">
      <style:table-cell-properties fo:padding="0.097cm" fo:border-left="0.25pt solid #000000" fo:border-right="0.25pt solid #000000" fo:border-top="none" fo:border-bottom="0.25pt solid #000000"/>
    </style:style>
    <style:style style:name="Tableau14.17" style:family="table-row">
      <style:table-row-properties style:min-row-height="0.224cm" fo:keep-together="auto"/>
    </style:style>
    <style:style style:name="Tableau14.A17" style:family="table-cell">
      <style:table-cell-properties fo:padding="0.097cm" fo:border-left="0.25pt solid #000000" fo:border-right="none" fo:border-top="none" fo:border-bottom="0.25pt solid #000000"/>
    </style:style>
    <style:style style:name="Tableau14.B17" style:family="table-cell">
      <style:table-cell-properties fo:padding="0.097cm" fo:border-left="0.25pt solid #000000" fo:border-right="none" fo:border-top="none" fo:border-bottom="0.25pt solid #000000"/>
    </style:style>
    <style:style style:name="Tableau14.C17" style:family="table-cell">
      <style:table-cell-properties fo:padding="0.097cm" fo:border-left="0.25pt solid #000000" fo:border-right="none" fo:border-top="none" fo:border-bottom="0.25pt solid #000000"/>
    </style:style>
    <style:style style:name="Tableau14.D17" style:family="table-cell">
      <style:table-cell-properties fo:padding="0.097cm" fo:border-left="0.25pt solid #000000" fo:border-right="0.25pt solid #000000" fo:border-top="none" fo:border-bottom="0.25pt solid #000000"/>
    </style:style>
    <style:style style:name="Tableau14.A18" style:family="table-cell">
      <style:table-cell-properties fo:padding="0.097cm" fo:border="0.5pt solid #000000"/>
    </style:style>
    <style:style style:name="Tableau14.B18" style:family="table-cell">
      <style:table-cell-properties fo:padding="0.097cm" fo:border="0.5pt solid #000000"/>
    </style:style>
    <style:style style:name="Tableau14.C18" style:family="table-cell">
      <style:table-cell-properties fo:padding="0.097cm" fo:border="0.5pt solid #000000"/>
    </style:style>
    <style:style style:name="Tableau14.D18" style:family="table-cell">
      <style:table-cell-properties fo:padding="0.097cm" fo:border="0.5pt solid #000000"/>
    </style:style>
    <style:style style:name="Tableau14.E18" style:family="table-cell">
      <style:table-cell-properties fo:background-color="#92d050" fo:padding="0.097cm" fo:border="0.5pt solid #000000">
        <style:background-image/>
      </style:table-cell-properties>
    </style:style>
    <style:style style:name="Tableau15" style:family="table">
      <style:table-properties style:width="15.797cm" fo:margin-left="-0.252cm" fo:margin-top="0cm" fo:margin-bottom="0cm" table:align="left" style:writing-mode="lr-tb"/>
    </style:style>
    <style:style style:name="Tableau15.A" style:family="table-column">
      <style:table-column-properties style:column-width="10.5cm"/>
    </style:style>
    <style:style style:name="Tableau15.B" style:family="table-column">
      <style:table-column-properties style:column-width="1.453cm"/>
    </style:style>
    <style:style style:name="Tableau15.C" style:family="table-column">
      <style:table-column-properties style:column-width="1.439cm"/>
    </style:style>
    <style:style style:name="Tableau15.D" style:family="table-column">
      <style:table-column-properties style:column-width="1.154cm"/>
    </style:style>
    <style:style style:name="Tableau15.E" style:family="table-column">
      <style:table-column-properties style:column-width="1.251cm"/>
    </style:style>
    <style:style style:name="Tableau15.1" style:family="table-row">
      <style:table-row-properties fo:keep-together="auto"/>
    </style:style>
    <style:style style:name="Tableau15.A1" style:family="table-cell">
      <style:table-cell-properties fo:background-color="#70ac2e" fo:padding="0.097cm" fo:border-left="0.25pt solid #000000" fo:border-right="none" fo:border-top="0.25pt solid #000000" fo:border-bottom="0.25pt solid #000000">
        <style:background-image/>
      </style:table-cell-properties>
    </style:style>
    <style:style style:name="Tableau15.D1" style:family="table-cell">
      <style:table-cell-properties fo:background-color="#70ac2e" fo:padding="0.097cm" fo:border="0.25pt solid #000000">
        <style:background-image/>
      </style:table-cell-properties>
    </style:style>
    <style:style style:name="Tableau15.A2" style:family="table-cell">
      <style:table-cell-properties fo:padding="0.097cm" fo:border-left="0.25pt solid #000000" fo:border-right="none" fo:border-top="none" fo:border-bottom="0.25pt solid #000000"/>
    </style:style>
    <style:style style:name="Tableau15.B2" style:family="table-cell">
      <style:table-cell-properties fo:background-color="#92d050" fo:padding="0.097cm" fo:border-left="0.25pt solid #000000" fo:border-right="none" fo:border-top="none" fo:border-bottom="0.25pt solid #000000">
        <style:background-image/>
      </style:table-cell-properties>
    </style:style>
    <style:style style:name="Tableau15.D2" style:family="table-cell">
      <style:table-cell-properties fo:background-color="#92d050" fo:padding="0.097cm" fo:border-left="0.25pt solid #000000" fo:border-right="0.25pt solid #000000" fo:border-top="none" fo:border-bottom="0.25pt solid #000000">
        <style:background-image/>
      </style:table-cell-properties>
    </style:style>
    <style:style style:name="Tableau15.E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5.A3" style:family="table-cell">
      <style:table-cell-properties fo:padding="0.097cm" fo:border-left="0.25pt solid #000000" fo:border-right="none" fo:border-top="none" fo:border-bottom="0.25pt solid #000000"/>
    </style:style>
    <style:style style:name="Tableau15.B3" style:family="table-cell">
      <style:table-cell-properties fo:padding="0.097cm" fo:border-left="0.25pt solid #000000" fo:border-right="none" fo:border-top="none" fo:border-bottom="0.25pt solid #000000"/>
    </style:style>
    <style:style style:name="Tableau15.C3" style:family="table-cell">
      <style:table-cell-properties fo:padding="0.097cm" fo:border-left="0.25pt solid #000000" fo:border-right="none" fo:border-top="none" fo:border-bottom="0.25pt solid #000000"/>
    </style:style>
    <style:style style:name="Tableau15.A4" style:family="table-cell">
      <style:table-cell-properties fo:padding="0.097cm" fo:border-left="0.25pt solid #000000" fo:border-right="none" fo:border-top="none" fo:border-bottom="0.25pt solid #000000"/>
    </style:style>
    <style:style style:name="Tableau15.A5" style:family="table-cell">
      <style:table-cell-properties fo:padding="0.097cm" fo:border-left="0.25pt solid #000000" fo:border-right="none" fo:border-top="none" fo:border-bottom="0.25pt solid #000000"/>
    </style:style>
    <style:style style:name="Tableau15.A6" style:family="table-cell">
      <style:table-cell-properties fo:padding="0.097cm" fo:border-left="0.25pt solid #000000" fo:border-right="none" fo:border-top="none" fo:border-bottom="0.25pt solid #000000"/>
    </style:style>
    <style:style style:name="Tableau15.A7" style:family="table-cell">
      <style:table-cell-properties fo:padding="0.097cm" fo:border-left="0.25pt solid #000000" fo:border-right="none" fo:border-top="none" fo:border-bottom="0.25pt solid #000000"/>
    </style:style>
    <style:style style:name="Tableau15.D7" style:family="table-cell">
      <style:table-cell-properties fo:padding="0.097cm" fo:border-left="0.25pt solid #000000" fo:border-right="0.25pt solid #000000" fo:border-top="none" fo:border-bottom="0.25pt solid #000000"/>
    </style:style>
    <style:style style:name="Tableau15.A8" style:family="table-cell">
      <style:table-cell-properties fo:padding="0.097cm" fo:border-left="0.25pt solid #000000" fo:border-right="none" fo:border-top="none" fo:border-bottom="0.25pt solid #000000"/>
    </style:style>
    <style:style style:name="Tableau15.B8" style:family="table-cell">
      <style:table-cell-properties fo:padding="0.097cm" fo:border-left="0.25pt solid #000000" fo:border-right="none" fo:border-top="none" fo:border-bottom="0.25pt solid #000000"/>
    </style:style>
    <style:style style:name="Tableau15.D8" style:family="table-cell">
      <style:table-cell-properties fo:padding="0.097cm" fo:border-left="0.25pt solid #000000" fo:border-right="0.25pt solid #000000" fo:border-top="none" fo:border-bottom="0.25pt solid #000000"/>
    </style:style>
    <style:style style:name="Tableau15.A9" style:family="table-cell">
      <style:table-cell-properties fo:padding="0.097cm" fo:border-left="0.25pt solid #000000" fo:border-right="none" fo:border-top="none" fo:border-bottom="0.25pt solid #000000"/>
    </style:style>
    <style:style style:name="Tableau15.C9" style:family="table-cell">
      <style:table-cell-properties fo:background-color="transparent" fo:padding="0.097cm" fo:border-left="0.25pt solid #000000" fo:border-right="none" fo:border-top="none" fo:border-bottom="0.25pt solid #000000">
        <style:background-image/>
      </style:table-cell-properties>
    </style:style>
    <style:style style:name="Tableau15.D9" style:family="table-cell">
      <style:table-cell-properties fo:padding="0.097cm" fo:border-left="0.25pt solid #000000" fo:border-right="0.25pt solid #000000" fo:border-top="none" fo:border-bottom="0.25pt solid #000000"/>
    </style:style>
    <style:style style:name="Tableau15.A10" style:family="table-cell">
      <style:table-cell-properties fo:padding="0.097cm" fo:border-left="0.25pt solid #000000" fo:border-right="none" fo:border-top="none" fo:border-bottom="0.25pt solid #000000"/>
    </style:style>
    <style:style style:name="Tableau15.A11" style:family="table-cell">
      <style:table-cell-properties fo:padding="0.097cm" fo:border-left="0.25pt solid #000000" fo:border-right="none" fo:border-top="none" fo:border-bottom="0.25pt solid #000000"/>
    </style:style>
    <style:style style:name="Tableau15.A12" style:family="table-cell">
      <style:table-cell-properties fo:padding="0.097cm" fo:border-left="0.25pt solid #000000" fo:border-right="none" fo:border-top="none" fo:border-bottom="0.25pt solid #000000"/>
    </style:style>
    <style:style style:name="Tableau15.B12" style:family="table-cell">
      <style:table-cell-properties fo:padding="0.097cm" fo:border-left="0.25pt solid #000000" fo:border-right="none" fo:border-top="none" fo:border-bottom="0.25pt solid #000000"/>
    </style:style>
    <style:style style:name="Tableau15.A13" style:family="table-cell">
      <style:table-cell-properties fo:padding="0.097cm" fo:border-left="0.25pt solid #000000" fo:border-right="none" fo:border-top="none" fo:border-bottom="0.25pt solid #000000"/>
    </style:style>
    <style:style style:name="Tableau15.B13" style:family="table-cell">
      <style:table-cell-properties fo:padding="0.097cm" fo:border-left="0.25pt solid #000000" fo:border-right="none" fo:border-top="none" fo:border-bottom="0.25pt solid #000000"/>
    </style:style>
    <style:style style:name="Tableau15.A14" style:family="table-cell">
      <style:table-cell-properties fo:padding="0.097cm" fo:border-left="0.25pt solid #000000" fo:border-right="none" fo:border-top="none" fo:border-bottom="0.25pt solid #000000"/>
    </style:style>
    <style:style style:name="Tableau15.A15" style:family="table-cell">
      <style:table-cell-properties fo:padding="0.097cm" fo:border-left="0.25pt solid #000000" fo:border-right="none" fo:border-top="none" fo:border-bottom="0.25pt solid #000000"/>
    </style:style>
    <style:style style:name="Tableau15.A16" style:family="table-cell">
      <style:table-cell-properties fo:padding="0.097cm" fo:border-left="0.25pt solid #000000" fo:border-right="none" fo:border-top="none" fo:border-bottom="0.25pt solid #000000"/>
    </style:style>
    <style:style style:name="Tableau15.B16" style:family="table-cell">
      <style:table-cell-properties fo:padding="0.097cm" fo:border-left="0.25pt solid #000000" fo:border-right="none" fo:border-top="none" fo:border-bottom="0.25pt solid #000000"/>
    </style:style>
    <style:style style:name="Tableau15.A17" style:family="table-cell">
      <style:table-cell-properties fo:padding="0.097cm" fo:border-left="0.25pt solid #000000" fo:border-right="none" fo:border-top="none" fo:border-bottom="0.25pt solid #000000"/>
    </style:style>
    <style:style style:name="Tableau15.B17" style:family="table-cell">
      <style:table-cell-properties fo:padding="0.097cm" fo:border-left="0.25pt solid #000000" fo:border-right="none" fo:border-top="none" fo:border-bottom="0.25pt solid #000000"/>
    </style:style>
    <style:style style:name="Tableau15.A18" style:family="table-cell">
      <style:table-cell-properties fo:padding="0.097cm" fo:border-left="0.25pt solid #000000" fo:border-right="none" fo:border-top="none" fo:border-bottom="0.25pt solid #000000"/>
    </style:style>
    <style:style style:name="Tableau15.A19" style:family="table-cell">
      <style:table-cell-properties fo:padding="0.097cm" fo:border-left="0.25pt solid #000000" fo:border-right="none" fo:border-top="none" fo:border-bottom="0.25pt solid #000000"/>
    </style:style>
    <style:style style:name="Tableau15.A20" style:family="table-cell">
      <style:table-cell-properties fo:padding="0.097cm" fo:border-left="0.25pt solid #000000" fo:border-right="none" fo:border-top="none" fo:border-bottom="0.25pt solid #000000"/>
    </style:style>
    <style:style style:name="Tableau15.A21" style:family="table-cell">
      <style:table-cell-properties fo:padding="0.097cm" fo:border-left="0.25pt solid #000000" fo:border-right="none" fo:border-top="none" fo:border-bottom="0.25pt solid #000000"/>
    </style:style>
    <style:style style:name="Tableau15.B21" style:family="table-cell">
      <style:table-cell-properties fo:padding="0.097cm" fo:border-left="0.25pt solid #000000" fo:border-right="none" fo:border-top="none" fo:border-bottom="0.25pt solid #000000"/>
    </style:style>
    <style:style style:name="Tableau15.A22" style:family="table-cell">
      <style:table-cell-properties fo:padding="0.097cm" fo:border-left="0.25pt solid #000000" fo:border-right="none" fo:border-top="none" fo:border-bottom="0.25pt solid #000000"/>
    </style:style>
    <style:style style:name="Tableau15.B22" style:family="table-cell">
      <style:table-cell-properties fo:padding="0.097cm" fo:border-left="0.25pt solid #000000" fo:border-right="none" fo:border-top="none" fo:border-bottom="0.25pt solid #000000"/>
    </style:style>
    <style:style style:name="Tableau15.A23" style:family="table-cell">
      <style:table-cell-properties fo:padding="0.097cm" fo:border-left="0.25pt solid #000000" fo:border-right="none" fo:border-top="none" fo:border-bottom="0.25pt solid #000000"/>
    </style:style>
    <style:style style:name="Tableau15.A24" style:family="table-cell">
      <style:table-cell-properties fo:padding="0.097cm" fo:border-left="0.25pt solid #000000" fo:border-right="none" fo:border-top="none" fo:border-bottom="0.25pt solid #000000"/>
    </style:style>
    <style:style style:name="Tableau15.D24" style:family="table-cell">
      <style:table-cell-properties fo:padding="0.097cm" fo:border-left="0.25pt solid #000000" fo:border-right="0.25pt solid #000000" fo:border-top="none" fo:border-bottom="0.25pt solid #000000"/>
    </style:style>
    <style:style style:name="Tableau15.A25" style:family="table-cell">
      <style:table-cell-properties fo:padding="0.097cm" fo:border-left="0.25pt solid #000000" fo:border-right="none" fo:border-top="none" fo:border-bottom="0.25pt solid #000000"/>
    </style:style>
    <style:style style:name="Tableau15.C25" style:family="table-cell">
      <style:table-cell-properties fo:padding="0.097cm" fo:border-left="0.25pt solid #000000" fo:border-right="none" fo:border-top="none" fo:border-bottom="0.25pt solid #000000"/>
    </style:style>
    <style:style style:name="Tableau15.D25" style:family="table-cell">
      <style:table-cell-properties fo:padding="0.097cm" fo:border-left="0.25pt solid #000000" fo:border-right="0.25pt solid #000000" fo:border-top="none" fo:border-bottom="0.25pt solid #000000"/>
    </style:style>
    <style:style style:name="Tableau15.A26" style:family="table-cell">
      <style:table-cell-properties fo:padding="0.097cm" fo:border-left="0.25pt solid #000000" fo:border-right="none" fo:border-top="none" fo:border-bottom="0.25pt solid #000000"/>
    </style:style>
    <style:style style:name="Tableau15.C26" style:family="table-cell">
      <style:table-cell-properties fo:padding="0.097cm" fo:border-left="0.25pt solid #000000" fo:border-right="none" fo:border-top="none" fo:border-bottom="0.25pt solid #000000"/>
    </style:style>
    <style:style style:name="Tableau15.D26" style:family="table-cell">
      <style:table-cell-properties fo:padding="0.097cm" fo:border-left="0.25pt solid #000000" fo:border-right="0.25pt solid #000000" fo:border-top="none" fo:border-bottom="0.25pt solid #000000"/>
    </style:style>
    <style:style style:name="Tableau15.A27" style:family="table-cell">
      <style:table-cell-properties fo:padding="0.097cm" fo:border-left="0.25pt solid #000000" fo:border-right="none" fo:border-top="none" fo:border-bottom="0.25pt solid #000000"/>
    </style:style>
    <style:style style:name="Tableau15.C27" style:family="table-cell">
      <style:table-cell-properties fo:padding="0.097cm" fo:border-left="0.25pt solid #000000" fo:border-right="none" fo:border-top="none" fo:border-bottom="0.25pt solid #000000"/>
    </style:style>
    <style:style style:name="Tableau15.D27" style:family="table-cell">
      <style:table-cell-properties fo:padding="0.097cm" fo:border-left="0.25pt solid #000000" fo:border-right="0.25pt solid #000000" fo:border-top="none" fo:border-bottom="0.25pt solid #000000"/>
    </style:style>
    <style:style style:name="Tableau15.A28" style:family="table-cell">
      <style:table-cell-properties fo:padding="0.097cm" fo:border-left="0.25pt solid #000000" fo:border-right="none" fo:border-top="none" fo:border-bottom="0.25pt solid #000000"/>
    </style:style>
    <style:style style:name="Tableau15.A29" style:family="table-cell">
      <style:table-cell-properties fo:padding="0.097cm" fo:border-left="0.25pt solid #000000" fo:border-right="none" fo:border-top="none" fo:border-bottom="0.25pt solid #000000"/>
    </style:style>
    <style:style style:name="Tableau15.C29" style:family="table-cell">
      <style:table-cell-properties fo:padding="0.097cm" fo:border-left="0.25pt solid #000000" fo:border-right="none" fo:border-top="none" fo:border-bottom="0.25pt solid #000000"/>
    </style:style>
    <style:style style:name="Tableau15.D29" style:family="table-cell">
      <style:table-cell-properties fo:padding="0.097cm" fo:border-left="0.25pt solid #000000" fo:border-right="0.25pt solid #000000" fo:border-top="none" fo:border-bottom="0.25pt solid #000000"/>
    </style:style>
    <style:style style:name="Tableau15.A30" style:family="table-cell">
      <style:table-cell-properties fo:padding="0.097cm" fo:border-left="0.25pt solid #000000" fo:border-right="none" fo:border-top="none" fo:border-bottom="0.25pt solid #000000"/>
    </style:style>
    <style:style style:name="Tableau15.C30" style:family="table-cell">
      <style:table-cell-properties fo:padding="0.097cm" fo:border-left="0.25pt solid #000000" fo:border-right="none" fo:border-top="none" fo:border-bottom="0.25pt solid #000000"/>
    </style:style>
    <style:style style:name="Tableau15.D30" style:family="table-cell">
      <style:table-cell-properties fo:padding="0.097cm" fo:border-left="0.25pt solid #000000" fo:border-right="0.25pt solid #000000" fo:border-top="none" fo:border-bottom="0.25pt solid #000000"/>
    </style:style>
    <style:style style:name="Tableau15.A31" style:family="table-cell">
      <style:table-cell-properties fo:padding="0.097cm" fo:border-left="0.25pt solid #000000" fo:border-right="none" fo:border-top="none" fo:border-bottom="0.25pt solid #000000"/>
    </style:style>
    <style:style style:name="Tableau15.C31" style:family="table-cell">
      <style:table-cell-properties fo:padding="0.097cm" fo:border-left="0.25pt solid #000000" fo:border-right="none" fo:border-top="none" fo:border-bottom="0.25pt solid #000000"/>
    </style:style>
    <style:style style:name="Tableau15.D31" style:family="table-cell">
      <style:table-cell-properties fo:padding="0.097cm" fo:border-left="0.25pt solid #000000" fo:border-right="0.25pt solid #000000" fo:border-top="none" fo:border-bottom="0.25pt solid #000000"/>
    </style:style>
    <style:style style:name="Tableau15.A32" style:family="table-cell">
      <style:table-cell-properties fo:padding="0.097cm" fo:border-left="0.25pt solid #000000" fo:border-right="none" fo:border-top="none" fo:border-bottom="0.25pt solid #000000"/>
    </style:style>
    <style:style style:name="Tableau15.A33" style:family="table-cell">
      <style:table-cell-properties fo:padding="0.097cm" fo:border-left="0.25pt solid #000000" fo:border-right="none" fo:border-top="none" fo:border-bottom="0.25pt solid #000000"/>
    </style:style>
    <style:style style:name="Tableau15.A34" style:family="table-cell">
      <style:table-cell-properties fo:padding="0.097cm" fo:border-left="0.25pt solid #000000" fo:border-right="none" fo:border-top="none" fo:border-bottom="0.25pt solid #000000"/>
    </style:style>
    <style:style style:name="P1" style:family="paragraph" style:parent-style-name="Standard">
      <style:paragraph-properties fo:orphans="2" fo:widows="2"/>
    </style:style>
    <style:style style:name="P2" style:family="paragraph" style:parent-style-name="Footer">
      <style:paragraph-properties fo:text-align="center" style:justify-single-word="false"/>
    </style:style>
    <style:style style:name="P3" style:family="paragraph" style:parent-style-name="Table_20_Contents">
      <style:paragraph-properties fo:margin-top="0cm" fo:margin-bottom="0cm" style:contextual-spacing="false" fo:text-align="center" style:justify-single-word="false" fo:orphans="0" fo:widows="0"/>
    </style:style>
    <style:style style:name="P4" style:family="paragraph" style:parent-style-name="Standard">
      <style:paragraph-properties fo:keep-together="always" fo:keep-with-next="always">
        <style:tab-stops>
          <style:tab-stop style:position="7.558cm"/>
        </style:tab-stops>
      </style:paragraph-properties>
    </style:style>
    <style:style style:name="P5" style:family="paragraph" style:parent-style-name="Body_20_Text_20_First_20_Indent_20_2">
      <style:paragraph-properties fo:margin-left="0cm" fo:margin-right="0cm" fo:margin-top="0cm" fo:margin-bottom="0cm" style:contextual-spacing="false" fo:line-height="0.494cm" fo:text-align="justify" style:justify-single-word="false" fo:text-indent="0cm" style:auto-text-indent="false"/>
    </style:style>
    <style:style style:name="P6" style:family="paragraph" style:parent-style-name="Default">
      <style:paragraph-properties fo:orphans="0" fo:widows="0"/>
    </style:style>
    <style:style style:name="P7" style:family="paragraph" style:parent-style-name="List_20_Paragraph">
      <style:paragraph-properties fo:margin-left="0cm" fo:margin-right="0cm" fo:orphans="0" fo:widows="0" fo:text-indent="0cm" style:auto-text-indent="false"/>
    </style:style>
    <style:style style:name="P8" style:family="paragraph" style:parent-style-name="List_20_Paragraph">
      <style:paragraph-properties fo:margin-left="-0.101cm" fo:margin-right="0cm" fo:orphans="0" fo:widows="0" fo:text-indent="0cm" style:auto-text-indent="false"/>
    </style:style>
    <style:style style:name="P9" style:family="paragraph" style:parent-style-name="List_20_Paragraph">
      <style:paragraph-properties fo:margin-left="0cm" fo:margin-right="0cm" fo:orphans="0" fo:widows="0" fo:text-indent="0cm" style:auto-text-indent="false">
        <style:tab-stops>
          <style:tab-stop style:position="0.697cm"/>
        </style:tab-stops>
      </style:paragraph-properties>
    </style:style>
    <style:style style:name="P10" style:family="paragraph" style:parent-style-name="Table_20_Contents">
      <style:paragraph-properties fo:margin-top="0cm" fo:margin-bottom="0cm" style:contextual-spacing="false" fo:orphans="0" fo:widows="0"/>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3">
      <style:paragraph-properties fo:margin-left="0cm" fo:margin-right="0cm" fo:text-indent="0cm" style:auto-text-indent="false"/>
    </style:style>
    <style:style style:name="P14" style:family="paragraph" style:parent-style-name="Standard">
      <style:paragraph-properties fo:margin-left="2cm" fo:margin-right="0cm" fo:text-align="justify" style:justify-single-word="false" fo:orphans="2" fo:widows="2" fo:text-indent="0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margin-top="0cm" fo:margin-bottom="0.212cm" style:contextual-spacing="false" fo:text-align="justify" style:justify-single-word="false"/>
    </style:style>
    <style:style style:name="P17" style:family="paragraph" style:parent-style-name="Standard">
      <style:paragraph-properties fo:text-align="justify" style:justify-single-word="false" fo:orphans="2" fo:widows="2"/>
      <style:text-properties fo:font-weight="bold" style:font-weight-asian="bold" style:font-weight-complex="bold"/>
    </style:style>
    <style:style style:name="P18" style:family="paragraph" style:parent-style-name="Standard_20__28_user_29_">
      <style:text-properties fo:font-weight="bold" style:font-weight-asian="bold" style:font-weight-complex="bold"/>
    </style:style>
    <style:style style:name="P19" style:family="paragraph" style:parent-style-name="Table_20_Contents">
      <style:paragraph-properties fo:margin-top="0cm" fo:margin-bottom="0cm" style:contextual-spacing="false" fo:orphans="0" fo:widows="0"/>
      <style:text-properties fo:font-weight="bold" style:font-weight-asian="bold" style:font-weight-complex="bold"/>
    </style:style>
    <style:style style:name="P20" style:family="paragraph" style:parent-style-name="Standard">
      <style:paragraph-properties fo:text-align="center" style:justify-single-word="false" fo:orphans="0" fo:widows="0"/>
      <style:text-properties fo:font-size="9pt" style:font-size-asian="9pt" style:font-size-complex="9pt"/>
    </style:style>
    <style:style style:name="P21" style:family="paragraph" style:parent-style-name="Table_20_Contents">
      <style:paragraph-properties fo:margin-top="0cm" fo:margin-bottom="0cm" style:contextual-spacing="false" fo:text-align="center" style:justify-single-word="false" fo:orphans="0" fo:widows="0"/>
      <style:text-properties fo:font-size="9pt" style:font-size-asian="9pt" style:font-size-complex="9pt"/>
    </style:style>
    <style:style style:name="P22" style:family="paragraph" style:parent-style-name="Table_20_Contents">
      <style:paragraph-properties fo:margin-top="0cm" fo:margin-bottom="0cm" style:contextual-spacing="false" fo:orphans="0" fo:widows="0"/>
      <style:text-properties fo:font-size="10pt" style:font-size-asian="10pt" style:font-size-complex="10pt"/>
    </style:style>
    <style:style style:name="P23" style:family="paragraph" style:parent-style-name="Default">
      <style:paragraph-properties fo:orphans="0" fo:widows="0"/>
      <style:text-properties fo:font-size="10pt" style:font-size-asian="10pt" style:font-size-complex="10pt"/>
    </style:style>
    <style:style style:name="P24" style:family="paragraph" style:parent-style-name="List_20_Paragraph">
      <style:paragraph-properties fo:margin-left="0cm" fo:margin-right="0cm" fo:orphans="0" fo:widows="0" fo:text-indent="0cm" style:auto-text-indent="false"/>
      <style:text-properties fo:font-size="10pt" style:font-size-asian="10pt" style:font-size-complex="10pt"/>
    </style:style>
    <style:style style:name="P25" style:family="paragraph" style:parent-style-name="List_20_Paragraph">
      <style:paragraph-properties fo:margin-left="0cm" fo:margin-right="0cm" fo:orphans="0" fo:widows="0" fo:text-indent="0cm" style:auto-text-indent="false">
        <style:tab-stops>
          <style:tab-stop style:position="0.697cm"/>
        </style:tab-stops>
      </style:paragraph-properties>
      <style:text-properties fo:font-size="10pt" style:font-size-asian="10pt" style:font-size-complex="10pt"/>
    </style:style>
    <style:style style:name="P26" style:family="paragraph" style:parent-style-name="Standard">
      <style:paragraph-properties fo:orphans="0" fo:widows="0"/>
      <style:text-properties fo:font-size="10pt" style:font-size-asian="10pt" style:font-size-complex="10pt"/>
    </style:style>
    <style:style style:name="P27" style:family="paragraph" style:parent-style-name="Table_20_Contents">
      <style:paragraph-properties fo:margin-top="0cm" fo:margin-bottom="0cm" style:contextual-spacing="false" fo:text-align="center" style:justify-single-word="false" fo:orphans="0" fo:widows="0"/>
      <style:text-properties fo:font-size="10pt" style:font-size-asian="10pt" style:font-size-complex="10pt"/>
    </style:style>
    <style:style style:name="P28" style:family="paragraph" style:parent-style-name="Table_20_Contents">
      <style:paragraph-properties fo:text-align="center" style:justify-single-word="false" fo:orphans="0" fo:widows="0"/>
      <style:text-properties fo:font-size="10pt" style:font-size-asian="10pt" style:font-size-complex="10pt"/>
    </style:style>
    <style:style style:name="P29" style:family="paragraph" style:parent-style-name="Table_20_Contents">
      <style:paragraph-properties fo:margin-top="0cm" fo:margin-bottom="0cm" style:contextual-spacing="false" fo:text-align="center" style:justify-single-word="false" fo:orphans="0" fo:widows="0"/>
      <style:text-properties fo:font-size="10pt" fo:font-weight="bold" style:font-size-asian="10pt" style:font-weight-asian="bold" style:font-size-complex="10pt" style:font-weight-complex="bold"/>
    </style:style>
    <style:style style:name="P30" style:family="paragraph" style:parent-style-name="Table_20_Contents">
      <style:paragraph-properties fo:margin-top="0cm" fo:margin-bottom="0cm" style:contextual-spacing="false" fo:orphans="0" fo:widows="0"/>
      <style:text-properties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fo:orphans="0" fo:widows="0"/>
      <style:text-properties fo:font-size="10pt" fo:language="en" fo:country="US" style:font-size-asian="10pt" style:font-size-complex="10pt"/>
    </style:style>
    <style:style style:name="P32" style:family="paragraph" style:parent-style-name="Table_20_Contents">
      <style:paragraph-properties fo:margin-top="0cm" fo:margin-bottom="0cm" style:contextual-spacing="false" fo:text-align="center" style:justify-single-word="false" fo:orphans="0" fo:widows="0"/>
      <style:text-properties fo:font-size="10pt" fo:language="en" fo:country="US" style:font-size-asian="10pt" style:font-size-complex="10pt"/>
    </style:style>
    <style:style style:name="P33" style:family="paragraph" style:parent-style-name="Default">
      <style:paragraph-properties fo:orphans="0" fo:widows="0"/>
      <style:text-properties fo:font-size="10pt" fo:language="en" fo:country="US" style:font-size-asian="10pt" style:font-size-complex="10pt"/>
    </style:style>
    <style:style style:name="P34" style:family="paragraph" style:parent-style-name="List_20_Paragraph">
      <style:paragraph-properties fo:margin-left="0cm" fo:margin-right="0cm" fo:orphans="0" fo:widows="0" fo:text-indent="0cm" style:auto-text-indent="false"/>
      <style:text-properties fo:font-size="10pt" fo:language="en" fo:country="US" style:font-size-asian="10pt" style:font-size-complex="10pt"/>
    </style:style>
    <style:style style:name="P35" style:family="paragraph" style:parent-style-name="List_20_Paragraph">
      <style:paragraph-properties fo:margin-left="-0.101cm" fo:margin-right="0cm" fo:orphans="0" fo:widows="0" fo:text-indent="0cm" style:auto-text-indent="false"/>
      <style:text-properties fo:font-size="10pt" fo:language="en" fo:country="US" style:font-size-asian="10pt" style:font-size-complex="10pt"/>
    </style:style>
    <style:style style:name="P36" style:family="paragraph" style:parent-style-name="List_20_Paragraph">
      <style:paragraph-properties fo:margin-left="0cm" fo:margin-right="0cm" fo:orphans="0" fo:widows="0" fo:text-indent="0cm" style:auto-text-indent="false">
        <style:tab-stops>
          <style:tab-stop style:position="0.697cm"/>
        </style:tab-stops>
      </style:paragraph-properties>
      <style:text-properties fo:font-size="10pt" fo:language="en" fo:country="US" style:font-size-asian="10pt" style:font-size-complex="10pt"/>
    </style:style>
    <style:style style:name="P37" style:family="paragraph" style:parent-style-name="Table_20_Contents">
      <style:paragraph-properties fo:margin-top="0cm" fo:margin-bottom="0cm" style:contextual-spacing="false" fo:orphans="0" fo:widows="0"/>
      <style:text-properties fo:font-size="10pt" fo:language="en" fo:country="US" style:font-size-asian="10pt" style:font-size-complex="10pt"/>
    </style:style>
    <style:style style:name="P38" style:family="paragraph" style:parent-style-name="Table_20_Contents">
      <style:paragraph-properties fo:orphans="0" fo:widows="0"/>
      <style:text-properties fo:font-size="10pt" fo:language="en" fo:country="US" style:font-size-asian="10pt" style:font-size-complex="10pt"/>
    </style:style>
    <style:style style:name="P39" style:family="paragraph" style:parent-style-name="Table_20_Contents">
      <style:paragraph-properties fo:margin-top="0cm" fo:margin-bottom="0cm" style:contextual-spacing="false" fo:orphans="0" fo:widows="0"/>
      <style:text-properties fo:font-size="10pt" fo:language="en" fo:country="US" fo:font-weight="bold" style:font-size-asian="10pt" style:font-weight-asian="bold" style:font-size-complex="10pt" style:font-weight-complex="bold"/>
    </style:style>
    <style:style style:name="P40" style:family="paragraph" style:parent-style-name="Table_20_Contents">
      <style:paragraph-properties fo:margin-top="0cm" fo:margin-bottom="0cm" style:contextual-spacing="false" fo:text-align="center" style:justify-single-word="false" fo:orphans="0" fo:widows="0"/>
      <style:text-properties fo:font-size="10pt" fo:language="en" fo:country="US" fo:font-weight="bold" style:font-size-asian="10pt" style:font-weight-asian="bold" style:font-size-complex="10pt" style:font-weight-complex="bold"/>
    </style:style>
    <style:style style:name="P41" style:family="paragraph" style:parent-style-name="Standard">
      <style:paragraph-properties fo:orphans="0" fo:widows="0"/>
      <style:text-properties style:font-name="Arial" style:font-name-complex="Arial1"/>
    </style:style>
    <style:style style:name="P42" style:family="paragraph" style:parent-style-name="Standard">
      <style:paragraph-properties fo:orphans="2" fo:widows="2"/>
      <style:text-properties style:font-name="Arial" fo:font-size="9pt" fo:letter-spacing="0.004cm" fo:font-style="italic" style:font-size-asian="9pt" style:font-style-asian="italic" style:font-name-complex="Arial1" style:font-size-complex="9pt" style:font-style-complex="italic"/>
    </style:style>
    <style:style style:name="P43" style:family="paragraph" style:parent-style-name="Standard">
      <style:paragraph-properties fo:line-height="0.494cm"/>
      <style:text-properties fo:color="#e36c0a" loext:opacity="100%" style:font-name="Arial" fo:font-size="9pt" fo:letter-spacing="0.004cm" fo:font-style="italic" style:font-size-asian="9pt" style:font-style-asian="italic" style:font-name-complex="Arial1" style:font-size-complex="9pt" style:font-style-complex="italic"/>
    </style:style>
    <style:style style:name="P44" style:family="paragraph" style:parent-style-name="Standard">
      <style:paragraph-properties fo:orphans="2" fo:widows="2"/>
      <style:text-properties fo:color="#e36c0a" loext:opacity="100%" style:font-name="Arial" fo:font-size="9pt" fo:letter-spacing="0.004cm" fo:language="en" fo:country="US" fo:font-style="italic" style:font-size-asian="9pt" style:font-style-asian="italic" style:font-name-complex="Arial1" style:font-size-complex="9pt" style:font-style-complex="italic"/>
    </style:style>
    <style:style style:name="P45" style:family="paragraph" style:parent-style-name="Text_20_body">
      <style:paragraph-properties fo:line-height="100%"/>
      <style:text-properties fo:color="#e36c0a" loext:opacity="100%" fo:letter-spacing="0.004cm" fo:language="en" fo:country="US" fo:font-style="italic" style:font-style-asian="italic" style:font-style-complex="italic"/>
    </style:style>
    <style:style style:name="P46" style:family="paragraph" style:parent-style-name="Standard">
      <style:paragraph-properties fo:orphans="2" fo:widows="2"/>
      <style:text-properties style:letter-kerning="true" style:font-name-asian="Droid Sans" style:language-asian="zh" style:country-asian="CN" style:font-name-complex="Lohit Hindi" style:language-complex="hi" style:country-complex="IN"/>
    </style:style>
    <style:style style:name="P47" style:family="paragraph" style:parent-style-name="Standard">
      <style:paragraph-properties fo:orphans="2" fo:widows="2"/>
      <style:text-properties style:use-window-font-color="true" loext:opacity="0%" style:text-underline-style="none" style:letter-kerning="true" style:font-name-asian="Droid Sans" style:language-asian="zh" style:country-asian="CN" style:font-name-complex="Lohit Hindi" style:language-complex="hi" style:country-complex="IN"/>
    </style:style>
    <style:style style:name="P48" style:family="paragraph" style:parent-style-name="Standard_20__28_user_29_">
      <style:paragraph-properties fo:margin-top="0cm" fo:margin-bottom="0.212cm" style:contextual-spacing="false" fo:orphans="0" fo:widows="0" fo:hyphenation-ladder-count="no-limit">
        <style:tab-stops>
          <style:tab-stop style:position="2.501cm"/>
          <style:tab-stop style:position="8.752cm"/>
          <style:tab-stop style:position="10.502cm"/>
        </style:tab-stops>
      </style:paragraph-properties>
      <style:text-properties fo:letter-spacing="-0.004cm" fo:language="fr" fo:country="FR" fo:hyphenate="false" fo:hyphenation-remain-char-count="2" fo:hyphenation-push-char-count="2" loext:hyphenation-no-caps="false"/>
    </style:style>
    <style:style style:name="P49" style:family="paragraph" style:parent-style-name="Standard_20__28_user_29_">
      <style:paragraph-properties fo:margin-top="0cm" fo:margin-bottom="0cm" style:contextual-spacing="false"/>
    </style:style>
    <style:style style:name="P50" style:family="paragraph" style:parent-style-name="Text_20_body">
      <style:paragraph-properties fo:margin-top="0cm" fo:margin-bottom="0cm" style:contextual-spacing="false"/>
    </style:style>
    <style:style style:name="P51" style:family="paragraph" style:parent-style-name="Standard_20__28_user_29_">
      <style:text-properties style:font-name="DejaVu Sans" fo:font-size="10.5pt" style:font-name-asian="Times New Roman1" style:font-size-asian="10.5pt" style:font-name-complex="Times New Roman1" style:font-size-complex="10.5pt"/>
    </style:style>
    <style:style style:name="P52" style:family="paragraph" style:parent-style-name="Standard_20__28_user_29_">
      <style:paragraph-properties fo:margin-left="1.251cm" fo:margin-right="0cm" fo:text-indent="0.002cm" style:auto-text-indent="false"/>
    </style:style>
    <style:style style:name="P53" style:family="paragraph" style:parent-style-name="Standard_20__28_user_29_">
      <style:paragraph-properties fo:margin-left="1.251cm" fo:margin-right="0cm" fo:text-indent="0cm" style:auto-text-indent="false"/>
    </style:style>
    <style:style style:name="P54" style:family="paragraph" style:parent-style-name="Table_20_Contents">
      <style:paragraph-properties fo:margin-top="0cm" fo:margin-bottom="0cm" style:contextual-spacing="false" fo:text-align="center" style:justify-single-word="false" fo:orphans="0" fo:widows="0"/>
      <style:text-properties fo:color="#ffffff" loext:opacity="100%" fo:font-size="10pt" fo:font-weight="bold" style:font-size-asian="10pt" style:font-weight-asian="bold" style:font-size-complex="10pt" style:font-weight-complex="bold"/>
    </style:style>
    <style:style style:name="P55" style:family="paragraph" style:parent-style-name="Standard">
      <style:paragraph-properties fo:text-align="center" style:justify-single-word="false" fo:orphans="0" fo:widows="0"/>
      <style:text-properties fo:color="#ffffff" loext:opacity="100%"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fo:orphans="0" fo:widows="0"/>
      <style:text-properties fo:color="#ffffff" loext:opacity="100%" fo:font-size="10pt" fo:font-weight="bold" style:font-size-asian="10pt" style:font-weight-asian="bold" style:font-size-complex="10pt" style:font-weight-complex="bold"/>
    </style:style>
    <style:style style:name="P57" style:family="paragraph" style:parent-style-name="Table_20_Contents">
      <style:paragraph-properties fo:margin-top="0cm" fo:margin-bottom="0cm" style:contextual-spacing="false" fo:text-align="center" style:justify-single-word="false" fo:orphans="0" fo:widows="0"/>
      <style:text-properties fo:color="#ffffff" loext:opacity="100%" fo:font-size="10pt" style:font-size-asian="10pt" style:font-size-complex="10pt"/>
    </style:style>
    <style:style style:name="P58" style:family="paragraph" style:parent-style-name="Table_20_Contents">
      <style:paragraph-properties fo:text-align="center" style:justify-single-word="false" fo:orphans="0" fo:widows="0"/>
      <style:text-properties fo:color="#ffffff" loext:opacity="100%" fo:font-size="10pt" style:font-size-asian="10pt" style:font-size-complex="10pt"/>
    </style:style>
    <style:style style:name="P59" style:family="paragraph" style:parent-style-name="Table_20_Contents">
      <style:paragraph-properties fo:text-align="center" style:justify-single-word="false" fo:orphans="0" fo:widows="0"/>
      <style:text-properties fo:color="#ffffff" loext:opacity="100%" fo:font-size="10pt" fo:language="en" fo:country="US" style:font-size-asian="10pt" style:font-size-complex="10pt"/>
    </style:style>
    <style:style style:name="P60" style:family="paragraph" style:parent-style-name="Table_20_Contents">
      <style:paragraph-properties fo:orphans="0" fo:widows="0">
        <style:tab-stops>
          <style:tab-stop style:position="0.474cm"/>
          <style:tab-stop style:position="0.654cm" style:type="center"/>
        </style:tab-stops>
      </style:paragraph-properties>
      <style:text-properties fo:color="#ffffff" loext:opacity="100%" fo:font-size="10pt" fo:language="en" fo:country="US" style:font-size-asian="10pt" style:font-size-complex="10pt"/>
    </style:style>
    <style:style style:name="P61" style:family="paragraph" style:parent-style-name="Table_20_Heading">
      <style:paragraph-properties fo:margin-top="0cm" fo:margin-bottom="0cm" style:contextual-spacing="false" fo:text-align="center" style:justify-single-word="false" fo:orphans="0" fo:widows="0"/>
      <style:text-properties fo:color="#ffffff" loext:opacity="100%" style:font-name="Calibri" fo:font-size="10pt" style:font-size-asian="10pt" style:font-name-complex="Calibri1" style:font-size-complex="10pt"/>
    </style:style>
    <style:style style:name="P62" style:family="paragraph" style:parent-style-name="Standard">
      <style:paragraph-properties fo:text-align="center" style:justify-single-word="false" fo:orphans="0" fo:widows="0"/>
      <style:text-properties fo:color="#ffffff" loext:opacity="100%" style:font-name="Wingdings1" fo:font-size="9pt" style:font-name-asian="Wingdings2" style:font-size-asian="9pt" style:font-name-complex="Wingdings2" style:font-size-complex="9pt"/>
    </style:style>
    <style:style style:name="P63" style:family="paragraph" style:parent-style-name="Heading_20_2">
      <style:paragraph-properties fo:break-before="page"/>
      <style:text-properties fo:language="en" fo:country="US"/>
    </style:style>
    <style:style style:name="P64" style:family="paragraph" style:parent-style-name="Heading_20_3">
      <style:text-properties fo:language="en" fo:country="US"/>
    </style:style>
    <style:style style:name="P65" style:family="paragraph" style:parent-style-name="List_20_Paragraph">
      <style:paragraph-properties fo:text-align="justify" style:justify-single-word="false"/>
      <style:text-properties fo:font-style="italic" style:font-style-asian="italic" style:font-style-complex="italic"/>
    </style:style>
    <style:style style:name="P66" style:family="paragraph" style:parent-style-name="Standard">
      <style:text-properties fo:color="#70ac2e" loext:opacity="100%" fo:font-weight="bold" style:font-weight-asian="bold" style:font-weight-complex="bold"/>
    </style:style>
    <style:style style:name="P67" style:family="paragraph" style:parent-style-name="Standard">
      <style:paragraph-properties fo:orphans="0" fo:widows="0"/>
      <style:text-properties fo:color="#c00000" loext:opacity="100%" fo:font-size="10pt" fo:font-weight="bold" style:font-size-asian="10pt" style:font-weight-asian="bold" style:font-size-complex="10pt" style:font-weight-complex="bold"/>
    </style:style>
    <style:style style:name="P68" style:family="paragraph" style:parent-style-name="Table_20_Contents">
      <style:paragraph-properties fo:margin-top="0cm" fo:margin-bottom="0cm" style:contextual-spacing="false" fo:orphans="0" fo:widows="0"/>
      <style:text-properties fo:color="#c00000" loext:opacity="100%" fo:font-size="10pt" fo:font-weight="bold" style:font-size-asian="10pt" style:font-weight-asian="bold" style:font-size-complex="10pt" style:font-weight-complex="bold"/>
    </style:style>
    <style:style style:name="P69" style:family="paragraph" style:parent-style-name="Table_20_Contents">
      <style:paragraph-properties fo:margin-top="0cm" fo:margin-bottom="0cm" style:contextual-spacing="false" fo:orphans="0" fo:widows="0"/>
      <style:text-properties style:font-name="Times New Roman" fo:font-size="10pt" style:font-size-asian="10pt" style:font-size-complex="10pt"/>
    </style:style>
    <style:style style:name="P70" style:family="paragraph" style:parent-style-name="Table_20_Contents">
      <style:paragraph-properties fo:margin-top="0cm" fo:margin-bottom="0cm" style:contextual-spacing="false" fo:orphans="0" fo:widows="0"/>
      <style:text-properties style:font-name="Times New Roman" fo:font-size="10pt" fo:language="en" fo:country="US" style:font-size-asian="10pt" style:font-size-complex="10pt"/>
    </style:style>
    <style:style style:name="P71" style:family="paragraph" style:parent-style-name="Text_20_body">
      <style:text-properties style:font-name="Times New Roman" fo:font-size="12pt" style:font-size-asian="12pt" style:font-size-complex="12pt"/>
    </style:style>
    <style:style style:name="P72" style:family="paragraph" style:parent-style-name="Table_20_Contents">
      <style:paragraph-properties fo:margin-top="0cm" fo:margin-bottom="0cm" style:contextual-spacing="false" fo:orphans="0" fo:widows="0"/>
      <style:text-properties fo:color="#212529" loext:opacity="100%" style:font-name="Times New Roman" fo:font-size="10pt" style:font-size-asian="10pt" style:font-size-complex="10pt"/>
    </style:style>
    <style:style style:name="P73" style:family="paragraph" style:parent-style-name="Table_20_Contents">
      <style:paragraph-properties fo:margin-top="0cm" fo:margin-bottom="0cm" style:contextual-spacing="false" fo:orphans="0" fo:widows="0"/>
      <style:text-properties fo:color="#212529" loext:opacity="100%" style:font-name="Times New Roman" fo:font-size="10pt" fo:language="en" fo:country="US" fo:font-style="italic" style:font-size-asian="10pt" style:font-style-asian="italic" style:font-size-complex="10pt"/>
    </style:style>
    <style:style style:name="P74" style:family="paragraph" style:parent-style-name="Table_20_Contents">
      <style:paragraph-properties fo:margin-top="0cm" fo:margin-bottom="0cm" style:contextual-spacing="false" fo:orphans="0" fo:widows="0"/>
      <style:text-properties fo:color="#212529" loext:opacity="100%" style:font-name="Times New Roman" fo:font-size="10pt" fo:language="en" fo:country="US" fo:font-style="italic" fo:background-color="#ffffff" style:font-size-asian="10pt" style:font-style-asian="italic" style:font-size-complex="10pt"/>
    </style:style>
    <style:style style:name="P75" style:family="paragraph" style:parent-style-name="Table_20_Contents">
      <style:paragraph-properties fo:margin-top="0cm" fo:margin-bottom="0cm" style:contextual-spacing="false" fo:orphans="0" fo:widows="0"/>
      <style:text-properties fo:color="#212529" loext:opacity="100%" style:font-name="Times New Roman" fo:font-size="10pt" fo:language="en" fo:country="US" fo:background-color="#ffffff" style:font-size-asian="10pt" style:font-size-complex="10pt" style:font-style-complex="italic"/>
    </style:style>
    <style:style style:name="P76" style:family="paragraph" style:parent-style-name="Table_20_Contents">
      <style:paragraph-properties fo:margin-top="0cm" fo:margin-bottom="0cm" style:contextual-spacing="false" fo:orphans="0" fo:widows="0"/>
      <style:text-properties fo:color="#212529" loext:opacity="100%" style:font-name="Times New Roman" fo:font-size="10pt" fo:font-style="italic" fo:background-color="#ffffff" style:font-size-asian="10pt" style:font-style-asian="italic" style:font-size-complex="10pt"/>
    </style:style>
    <style:style style:name="P77" style:family="paragraph" style:parent-style-name="Heading_20_2">
      <style:text-properties officeooo:paragraph-rsid="001ea9ee"/>
    </style:style>
    <style:style style:name="P78" style:family="paragraph" style:parent-style-name="Heading_20_1">
      <style:text-properties officeooo:paragraph-rsid="001ea9ee"/>
    </style:style>
    <style:style style:name="P79" style:family="paragraph" style:parent-style-name="Heading_20_4" style:list-style-name="WWNum24"/>
    <style:style style:name="P80" style:family="paragraph" style:parent-style-name="List_20_Paragraph" style:list-style-name="WWNum21">
      <style:paragraph-properties fo:margin-left="2cm" fo:margin-right="0cm" fo:text-align="justify" style:justify-single-word="false" fo:orphans="2" fo:widows="2" fo:hyphenation-ladder-count="no-limit" fo:text-indent="-2cm" style:auto-text-indent="false">
        <style:tab-stops>
          <style:tab-stop style:position="0.501cm" style:type="center"/>
        </style:tab-stops>
      </style:paragraph-properties>
      <style:text-properties fo:hyphenate="true" fo:hyphenation-remain-char-count="2" fo:hyphenation-push-char-count="2" loext:hyphenation-no-caps="false"/>
    </style:style>
    <style:style style:name="P81" style:family="paragraph" style:parent-style-name="List_20_Paragraph" style:list-style-name="WWNum21">
      <style:paragraph-properties fo:margin-left="2.501cm" fo:margin-right="0cm" fo:text-align="justify" style:justify-single-word="false" fo:orphans="2" fo:widows="2" fo:hyphenation-ladder-count="no-limit" fo:text-indent="-2.501cm" style:auto-text-indent="false">
        <style:tab-stops>
          <style:tab-stop style:position="0.501cm" style:type="center"/>
        </style:tab-stops>
      </style:paragraph-properties>
      <style:text-properties fo:hyphenate="true" fo:hyphenation-remain-char-count="2" fo:hyphenation-push-char-count="2" loext:hyphenation-no-caps="false"/>
    </style:style>
    <style:style style:name="P82" style:family="paragraph" style:parent-style-name="List_20_Paragraph" style:list-style-name="WWNum11">
      <style:paragraph-properties fo:margin-top="0.176cm" fo:margin-bottom="0.176cm" style:contextual-spacing="false" fo:text-align="justify" style:justify-single-word="false" fo:orphans="2" fo:widows="2">
        <style:tab-stops>
          <style:tab-stop style:position="2.773cm"/>
        </style:tab-stops>
      </style:paragraph-properties>
    </style:style>
    <style:style style:name="P83" style:family="paragraph" style:parent-style-name="List_20_Paragraph" style:list-style-name="WWNum12">
      <style:paragraph-properties fo:margin-top="0.176cm" fo:margin-bottom="0.176cm" style:contextual-spacing="false" fo:text-align="justify" style:justify-single-word="false" fo:orphans="2" fo:widows="2">
        <style:tab-stops>
          <style:tab-stop style:position="2.773cm"/>
        </style:tab-stops>
      </style:paragraph-properties>
    </style:style>
    <style:style style:name="P84" style:family="paragraph" style:parent-style-name="List_20_Paragraph" style:list-style-name="WWNum3">
      <style:paragraph-properties fo:text-align="justify" style:justify-single-word="false"/>
    </style:style>
    <style:style style:name="P85" style:family="paragraph" style:parent-style-name="List_20_Paragraph" style:list-style-name="WWNum4">
      <style:paragraph-properties fo:margin-left="1.251cm" fo:margin-right="0cm" fo:text-align="justify" style:justify-single-word="false" fo:text-indent="-0.635cm" style:auto-text-indent="false"/>
    </style:style>
    <style:style style:name="P86" style:family="paragraph" style:parent-style-name="List_20_Paragraph" style:list-style-name="WWNum37">
      <style:paragraph-properties fo:margin-left="0.751cm" fo:margin-right="0cm" fo:text-align="justify" style:justify-single-word="false" fo:text-indent="-0.635cm" style:auto-text-indent="false"/>
    </style:style>
    <style:style style:name="P87" style:family="paragraph" style:parent-style-name="List_20_Paragraph" style:list-style-name="WWNum34">
      <style:paragraph-properties fo:margin-left="0.751cm" fo:margin-right="0cm" fo:text-align="justify" style:justify-single-word="false" fo:text-indent="-0.63cm" style:auto-text-indent="false"/>
    </style:style>
    <style:style style:name="P88" style:family="paragraph" style:parent-style-name="List_20_Paragraph" style:list-style-name="WWNum33">
      <style:paragraph-properties fo:margin-left="0.75cm" fo:margin-right="0cm" fo:text-align="justify" style:justify-single-word="false" fo:text-indent="-0.63cm" style:auto-text-indent="false"/>
    </style:style>
    <style:style style:name="P89" style:family="paragraph" style:parent-style-name="List_20_Paragraph" style:list-style-name="WWNum36">
      <style:paragraph-properties fo:margin-left="0.751cm" fo:margin-right="0cm" fo:margin-top="0cm" fo:margin-bottom="0.212cm" style:contextual-spacing="false" fo:text-align="justify" style:justify-single-word="false" fo:text-indent="-0.635cm" style:auto-text-indent="false"/>
    </style:style>
    <style:style style:name="P90" style:family="paragraph" style:parent-style-name="List_20_Paragraph" style:list-style-name="WWNum10">
      <style:paragraph-properties fo:margin-left="1.251cm" fo:margin-right="0cm" fo:text-align="justify" style:justify-single-word="false" fo:text-indent="-1cm" style:auto-text-indent="false"/>
    </style:style>
    <style:style style:name="P91" style:family="paragraph" style:parent-style-name="List_20_Paragraph" style:list-style-name="WWNum5">
      <style:paragraph-properties fo:margin-left="1.251cm" fo:margin-right="0cm" fo:text-align="justify" style:justify-single-word="false" fo:text-indent="-1.251cm" style:auto-text-indent="false"/>
    </style:style>
    <style:style style:name="P92" style:family="paragraph" style:parent-style-name="List_20_Paragraph">
      <style:paragraph-properties fo:text-align="justify" style:justify-single-word="false"/>
      <style:text-properties fo:font-style="italic" style:font-style-asian="italic" style:font-style-complex="italic"/>
    </style:style>
    <style:style style:name="P93" style:family="paragraph" style:parent-style-name="List_20_Paragraph" style:list-style-name="WWNum34">
      <style:paragraph-properties fo:margin-left="0.751cm" fo:margin-right="0cm" fo:text-align="justify" style:justify-single-word="false" fo:text-indent="-0.635cm" style:auto-text-indent="false"/>
      <style:text-properties fo:font-weight="bold" style:font-weight-asian="bold"/>
    </style:style>
    <style:style style:name="P94" style:family="paragraph" style:parent-style-name="List_20_Paragraph" style:list-style-name="WWNum35">
      <style:paragraph-properties fo:margin-left="1.501cm" fo:margin-right="0cm" fo:text-align="justify" style:justify-single-word="false" fo:text-indent="-0.63cm" style:auto-text-indent="false"/>
      <style:text-properties fo:language="en" fo:country="US" style:font-weight-complex="bold"/>
    </style:style>
    <style:style style:name="P95" style:family="paragraph" style:parent-style-name="Standard" style:list-style-name="WWNum2">
      <style:paragraph-properties fo:text-align="justify" style:justify-single-word="false" fo:orphans="2" fo:widows="2">
        <style:tab-stops>
          <style:tab-stop style:position="1.251cm"/>
        </style:tab-stops>
      </style:paragraph-properties>
      <style:text-properties fo:font-weight="bold" style:font-weight-asian="bold" style:font-weight-complex="bold"/>
    </style:style>
    <style:style style:name="P96" style:family="paragraph" style:parent-style-name="Standard" style:list-style-name="WWNum2">
      <style:paragraph-properties fo:text-align="justify" style:justify-single-word="false" fo:orphans="2" fo:widows="2"/>
      <style:text-properties fo:font-weight="bold" style:font-weight-asian="bold" style:font-weight-complex="bold"/>
    </style:style>
    <style:style style:name="P97" style:family="paragraph" style:parent-style-name="Standard">
      <style:paragraph-properties fo:orphans="0" fo:widows="0"/>
      <style:text-properties fo:font-size="10pt" style:font-size-asian="10pt" style:font-size-complex="10pt"/>
    </style:style>
    <style:style style:name="P98" style:family="paragraph" style:parent-style-name="Standard">
      <style:paragraph-properties fo:text-align="justify" style:justify-single-word="false" fo:orphans="2" fo:widows="2" fo:hyphenation-ladder-count="no-limit"/>
      <style:text-properties fo:background-color="#ffff00" fo:hyphenate="true" fo:hyphenation-remain-char-count="2" fo:hyphenation-push-char-count="2" loext:hyphenation-no-caps="false"/>
    </style:style>
    <style:style style:name="P99" style:family="paragraph" style:parent-style-name="Standard_20__28_user_29_" style:list-style-name="WWNum43">
      <style:paragraph-properties fo:margin-left="0.751cm" fo:margin-right="0cm" fo:text-indent="-0.635cm" style:auto-text-indent="false"/>
    </style:style>
    <style:style style:name="P100" style:family="paragraph" style:parent-style-name="Standard_20__28_user_29_" style:list-style-name="WWNum40">
      <style:paragraph-properties fo:margin-left="0.751cm" fo:margin-right="0cm" fo:text-indent="-0.635cm" style:auto-text-indent="false"/>
    </style:style>
    <style:style style:name="P101" style:family="paragraph" style:parent-style-name="Standard_20__28_user_29_" style:list-style-name="WWNum40">
      <style:paragraph-properties fo:margin-left="0.751cm" fo:margin-right="0cm" fo:text-indent="-0.635cm" style:auto-text-indent="false"/>
      <style:text-properties fo:font-weight="bold" style:font-weight-asian="bold"/>
    </style:style>
    <style:style style:name="P102" style:family="paragraph" style:parent-style-name="Standard_20__28_user_29_" style:list-style-name="WWNum30">
      <style:paragraph-properties fo:margin-left="0.75cm" fo:margin-right="0cm" fo:margin-top="0cm" fo:margin-bottom="0cm" style:contextual-spacing="false" fo:line-height="0.494cm" fo:text-indent="-0.63cm" style:auto-text-indent="false"/>
      <style:text-properties fo:font-weight="bold" style:font-weight-asian="bold" style:font-weight-complex="bold"/>
    </style:style>
    <style:style style:name="P103" style:family="paragraph" style:parent-style-name="Standard_20__28_user_29_" style:list-style-name="WWNum44">
      <style:paragraph-properties fo:margin-left="0.751cm" fo:margin-right="0cm" fo:margin-top="0cm" fo:margin-bottom="0cm" style:contextual-spacing="false" fo:text-indent="-0.635cm" style:auto-text-indent="false"/>
    </style:style>
    <style:style style:name="P104" style:family="paragraph" style:parent-style-name="Standard_20__28_user_29_" style:list-style-name="WWNum38">
      <style:paragraph-properties fo:margin-left="0.751cm" fo:margin-right="0cm" fo:margin-top="0cm" fo:margin-bottom="0cm" style:contextual-spacing="false" fo:text-indent="-0.63cm" style:auto-text-indent="false"/>
    </style:style>
    <style:style style:name="P105" style:family="paragraph" style:parent-style-name="Standard_20__28_user_29_" style:list-style-name="WWNum38">
      <style:paragraph-properties fo:margin-left="0.751cm" fo:margin-right="0cm" fo:margin-top="0cm" fo:margin-bottom="0cm" style:contextual-spacing="false" fo:text-indent="-0.635cm" style:auto-text-indent="false"/>
    </style:style>
    <style:style style:name="P106" style:family="paragraph" style:parent-style-name="Standard_20__28_user_29_" style:list-style-name="WWNum39">
      <style:paragraph-properties fo:margin-left="1.501cm" fo:margin-right="0cm" fo:margin-top="0cm" fo:margin-bottom="0cm" style:contextual-spacing="false" fo:text-indent="-0.63cm" style:auto-text-indent="false"/>
    </style:style>
    <style:style style:name="P107" style:family="paragraph" style:parent-style-name="Standard_20__28_user_29_" style:list-style-name="WWNum39">
      <style:paragraph-properties fo:margin-left="1.501cm" fo:margin-right="0cm" fo:margin-top="0cm" fo:margin-bottom="0cm" style:contextual-spacing="false" fo:text-indent="-0.635cm" style:auto-text-indent="false"/>
      <style:text-properties fo:language="en" fo:country="US"/>
    </style:style>
    <style:style style:name="P108" style:family="paragraph" style:parent-style-name="Standard_20__28_user_29_" style:list-style-name="WWNum4">
      <style:paragraph-properties fo:margin-left="1.251cm" fo:margin-right="0cm" fo:margin-top="0cm" fo:margin-bottom="0cm" style:contextual-spacing="false" fo:text-indent="-0.635cm" style:auto-text-indent="false"/>
    </style:style>
    <style:style style:name="P109" style:family="paragraph" style:parent-style-name="Standard_20__28_user_29_" style:list-style-name="WWNum31">
      <style:paragraph-properties fo:margin-left="0.75cm" fo:margin-right="0cm" fo:margin-top="0cm" fo:margin-bottom="0cm" style:contextual-spacing="false" fo:text-indent="-0.63cm" style:auto-text-indent="false"/>
    </style:style>
    <style:style style:name="P110" style:family="paragraph" style:parent-style-name="Standard_20__28_user_29_" style:list-style-name="WWNum31">
      <style:paragraph-properties fo:margin-left="0.75cm" fo:margin-right="0cm" fo:margin-top="0cm" fo:margin-bottom="0cm" style:contextual-spacing="false" fo:line-height="0.494cm" fo:text-indent="-0.63cm" style:auto-text-indent="false"/>
    </style:style>
    <style:style style:name="P111" style:family="paragraph" style:parent-style-name="Standard_20__28_user_29_" style:list-style-name="WWNum30">
      <style:paragraph-properties fo:margin-left="0.75cm" fo:margin-right="0cm" fo:margin-top="0cm" fo:margin-bottom="0cm" style:contextual-spacing="false" fo:line-height="0.494cm" fo:text-indent="-0.63cm" style:auto-text-indent="false"/>
    </style:style>
    <style:style style:name="P112" style:family="paragraph" style:parent-style-name="Standard_20__28_user_29_" style:list-style-name="WWNum30">
      <style:paragraph-properties fo:margin-left="0.75cm" fo:margin-right="0cm" fo:margin-top="0cm" fo:margin-bottom="0cm" style:contextual-spacing="false" fo:text-indent="-0.63cm" style:auto-text-indent="false"/>
    </style:style>
    <style:style style:name="P113" style:family="paragraph" style:parent-style-name="Standard_20__28_user_29_" style:list-style-name="WWNum9">
      <style:paragraph-properties fo:margin-left="1.251cm" fo:margin-right="0cm" fo:text-indent="-1.117cm" style:auto-text-indent="false"/>
    </style:style>
    <style:style style:name="P114" style:family="paragraph" style:parent-style-name="Standard_20__28_user_29_" style:list-style-name="WWNum25">
      <style:paragraph-properties fo:margin-left="1.251cm" fo:margin-right="0cm" fo:text-indent="-1.251cm" style:auto-text-indent="false"/>
    </style:style>
    <style:style style:name="P115" style:family="paragraph" style:parent-style-name="Standard_20__28_user_29_" style:list-style-name="WWNum26">
      <style:paragraph-properties fo:margin-left="1.27cm" fo:margin-right="0cm" fo:text-indent="-1.27cm" style:auto-text-indent="false"/>
    </style:style>
    <style:style style:name="P116" style:family="paragraph" style:parent-style-name="Standard_20__28_user_29_" style:list-style-name="WWNum8">
      <style:paragraph-properties fo:margin-left="1.251cm" fo:margin-right="0cm" fo:text-indent="-1.251cm" style:auto-text-indent="false"/>
    </style:style>
    <style:style style:name="P117" style:family="paragraph" style:parent-style-name="Standard_20__28_user_29_" style:list-style-name="WWNum29">
      <style:paragraph-properties fo:margin-left="1.251cm" fo:margin-right="0cm" fo:text-indent="-1.27cm" style:auto-text-indent="false"/>
    </style:style>
    <style:style style:name="P118" style:family="paragraph" style:parent-style-name="Standard_20__28_user_29_" style:list-style-name="WWNum7">
      <style:paragraph-properties fo:margin-left="1.251cm" fo:margin-right="0cm" fo:text-indent="-1.251cm" style:auto-text-indent="false"/>
    </style:style>
    <style:style style:name="P119" style:family="paragraph" style:parent-style-name="Standard_20__28_user_29_" style:list-style-name="WWNum6">
      <style:paragraph-properties fo:margin-top="0.176cm" fo:margin-bottom="0.176cm" style:contextual-spacing="false" fo:orphans="2" fo:widows="2" style:vertical-align="auto">
        <style:tab-stops>
          <style:tab-stop style:position="2.773cm"/>
        </style:tab-stops>
      </style:paragraph-properties>
    </style:style>
    <style:style style:name="P120" style:family="paragraph" style:parent-style-name="Standard_20__28_user_29_" style:list-style-name="WWNum6">
      <style:paragraph-properties fo:margin-top="0.176cm" fo:margin-bottom="0.176cm" style:contextual-spacing="false" fo:orphans="2" fo:widows="2">
        <style:tab-stops>
          <style:tab-stop style:position="2.773cm"/>
        </style:tab-stops>
      </style:paragraph-properties>
    </style:style>
    <style:style style:name="P121" style:family="paragraph" style:parent-style-name="Standard_20__28_user_29_" style:list-style-name="WWNum13"/>
    <style:style style:name="P122" style:family="paragraph" style:parent-style-name="Standard_20__28_user_29_" style:list-style-name="WWNum16"/>
    <style:style style:name="P123" style:family="paragraph" style:parent-style-name="Standard_20__28_user_29_" style:list-style-name="WWNum17"/>
    <style:style style:name="P124" style:family="paragraph" style:parent-style-name="Standard_20__28_user_29_" style:list-style-name="WWNum18"/>
    <style:style style:name="P125" style:family="paragraph" style:parent-style-name="Standard_20__28_user_29_" style:list-style-name="WWNum19"/>
    <style:style style:name="P126" style:family="paragraph" style:parent-style-name="Standard_20__28_user_29_" style:list-style-name="WWNum20"/>
    <style:style style:name="P127" style:family="paragraph" style:parent-style-name="Standard_20__28_user_29_">
      <style:paragraph-properties fo:margin-top="0cm" fo:margin-bottom="0.212cm" style:contextual-spacing="false" fo:orphans="0" fo:widows="0" fo:hyphenation-ladder-count="no-limit">
        <style:tab-stops>
          <style:tab-stop style:position="2.501cm"/>
          <style:tab-stop style:position="8.752cm"/>
          <style:tab-stop style:position="10.502cm"/>
        </style:tab-stops>
      </style:paragraph-properties>
      <style:text-properties fo:language="fr" fo:country="FR" fo:background-color="#ffff00" fo:hyphenate="false" fo:hyphenation-remain-char-count="2" fo:hyphenation-push-char-count="2" loext:hyphenation-no-caps="false"/>
    </style:style>
    <style:style style:name="P128" style:family="paragraph" style:parent-style-name="Standard_20__28_user_29_">
      <style:paragraph-properties fo:margin-top="0cm" fo:margin-bottom="0.212cm" style:contextual-spacing="false" fo:orphans="0" fo:widows="0" fo:hyphenation-ladder-count="no-limit">
        <style:tab-stops>
          <style:tab-stop style:position="2.501cm"/>
          <style:tab-stop style:position="8.752cm"/>
          <style:tab-stop style:position="10.502cm"/>
        </style:tab-stops>
      </style:paragraph-properties>
      <style:text-properties fo:letter-spacing="-0.004cm" fo:language="fr" fo:country="FR" fo:font-weight="bold" fo:background-color="#ffff00" style:font-weight-asian="bold" style:font-weight-complex="bold" fo:hyphenate="false" fo:hyphenation-remain-char-count="2" fo:hyphenation-push-char-count="2" loext:hyphenation-no-caps="false"/>
    </style:style>
    <style:style style:name="P129" style:family="paragraph" style:parent-style-name="Standard_20__28_user_29_">
      <style:text-properties fo:background-color="#ffff00"/>
    </style:style>
    <style:style style:name="P130" style:family="paragraph" style:parent-style-name="Table_20_Contents" style:list-style-name="WWNum27">
      <style:paragraph-properties fo:margin-left="0.446cm" fo:margin-right="0cm" fo:margin-top="0cm" fo:margin-bottom="0cm" style:contextual-spacing="false" fo:orphans="0" fo:widows="0" fo:text-indent="-0.325cm" style:auto-text-indent="false"/>
      <style:text-properties fo:font-size="10pt" style:font-size-asian="10pt" style:font-size-complex="10pt"/>
    </style:style>
    <style:style style:name="P131" style:family="paragraph" style:parent-style-name="Table_20_Contents">
      <style:paragraph-properties fo:margin-top="0cm" fo:margin-bottom="0cm" style:contextual-spacing="false" fo:orphans="0" fo:widows="0"/>
      <style:text-properties fo:font-size="10pt" style:font-size-asian="10pt" style:font-size-complex="10pt"/>
    </style:style>
    <style:style style:name="P132" style:family="paragraph" style:parent-style-name="Table_20_Contents">
      <style:paragraph-properties fo:margin-top="0cm" fo:margin-bottom="0cm" style:contextual-spacing="false" fo:text-align="center" style:justify-single-word="false" fo:orphans="0" fo:widows="0"/>
      <style:text-properties fo:font-size="10pt" style:font-size-asian="10pt" style:font-size-complex="10pt"/>
    </style:style>
    <style:style style:name="P133" style:family="paragraph" style:parent-style-name="Table_20_Contents">
      <style:paragraph-properties fo:margin-top="0cm" fo:margin-bottom="0cm" style:contextual-spacing="false" fo:text-align="center" style:justify-single-word="false" fo:orphans="0" fo:widows="0"/>
      <style:text-properties fo:color="#ffffff" loext:opacity="100%" fo:font-size="10pt" style:font-size-asian="10pt" style:font-size-complex="10pt"/>
    </style:style>
    <style:style style:name="P134" style:family="paragraph" style:parent-style-name="Text_20_body" style:list-style-name="WWNum42">
      <style:paragraph-properties fo:margin-left="0.751cm" fo:margin-right="0cm" fo:text-indent="-0.635cm" style:auto-text-indent="false"/>
    </style:style>
    <style:style style:name="P135" style:family="paragraph" style:parent-style-name="Text_20_body" style:list-style-name="WWNum22">
      <style:paragraph-properties fo:margin-left="0.751cm" fo:margin-right="0cm" fo:text-indent="-0.635cm" style:auto-text-indent="false"/>
    </style:style>
    <style:style style:name="P136" style:family="paragraph" style:parent-style-name="Text_20_body" style:list-style-name="WWNum41">
      <style:paragraph-properties fo:margin-left="0.751cm" fo:margin-right="0cm" fo:text-indent="-0.635cm" style:auto-text-indent="false"/>
    </style:style>
    <style:style style:name="P137" style:family="paragraph" style:parent-style-name="Text_20_body" style:list-style-name="WWNum32">
      <style:paragraph-properties fo:margin-left="0.75cm" fo:margin-right="0cm" fo:margin-top="0cm" fo:margin-bottom="0cm" style:contextual-spacing="false" fo:text-indent="-0.63cm" style:auto-text-indent="false"/>
    </style:style>
    <style:style style:name="P138" style:family="paragraph" style:parent-style-name="Text_20_body" style:list-style-name="WWNum31">
      <style:paragraph-properties fo:margin-left="0.75cm" fo:margin-right="0cm" fo:margin-top="0cm" fo:margin-bottom="0cm" style:contextual-spacing="false" fo:text-indent="-0.63cm" style:auto-text-indent="false"/>
    </style:style>
    <style:style style:name="T1" style:family="text">
      <style:text-properties fo:letter-spacing="-0.004cm" fo:font-weight="bold" style:font-weight-asian="bold" style:font-weight-complex="bold"/>
    </style:style>
    <style:style style:name="T2" style:family="text">
      <style:text-properties fo:letter-spacing="-0.004cm" fo:font-weight="bold" officeooo:rsid="001cb3a1" style:font-weight-asian="bold" style:font-weight-complex="bold"/>
    </style:style>
    <style:style style:name="T3" style:family="text">
      <style:text-properties fo:letter-spacing="-0.004cm" fo:font-weight="bold" officeooo:rsid="001e7883" style:font-weight-asian="bold" style:font-weight-complex="bold"/>
    </style:style>
    <style:style style:name="T4" style:family="text">
      <style:text-properties style:text-position="super 58%"/>
    </style:style>
    <style:style style:name="T5" style:family="text">
      <style:text-properties style:text-position="super 58%" fo:font-weight="bold"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e7883" style:font-weight-asian="bold" style:font-weight-complex="bold"/>
    </style:style>
    <style:style style:name="T9" style:family="text">
      <style:text-properties fo:font-weight="bold" style:font-weight-asian="bold" style:font-weight-complex="normal"/>
    </style:style>
    <style:style style:name="T10" style:family="text">
      <style:text-properties fo:font-weight="bold" style:font-weight-asian="bold" style:font-name-complex="Times New Roman1"/>
    </style:style>
    <style:style style:name="T11" style:family="text">
      <style:text-properties fo:font-weight="bold" style:font-weight-asian="bold" style:font-name-complex="Times New Roman1" style:font-weight-complex="bold"/>
    </style:style>
    <style:style style:name="T12" style:family="text">
      <style:text-properties fo:font-weight="bold" style:letter-kerning="false" style:font-name-asian="Noto Sans CJK SC Regular" style:font-weight-asian="bold" style:font-name-complex="FreeSans"/>
    </style:style>
    <style:style style:name="T13" style:family="text">
      <style:text-properties fo:font-weight="bold" fo:background-color="#ffff00" loext:char-shading-value="0" style:font-weight-asian="bold" style:font-weight-complex="bold"/>
    </style:style>
    <style:style style:name="T14" style:family="text">
      <style:text-properties fo:font-weight="bold" officeooo:rsid="001e7883" fo:background-color="#ffff00" loext:char-shading-value="0" style:font-weight-asian="bold" style:font-weight-complex="bold"/>
    </style:style>
    <style:style style:name="T15" style:family="text">
      <style:text-properties fo:font-weight="bold" officeooo:rsid="001e7883" fo:background-color="#ffff00" loext:char-shading-value="0" style:font-weight-asian="bold" style:font-weight-complex="bold"/>
    </style:style>
    <style:style style:name="T16" style:family="text">
      <style:text-properties fo:font-weight="bold" fo:background-color="#ffff00" loext:char-shading-value="0" style:font-weight-asian="bold" style:font-weight-complex="bold"/>
    </style:style>
    <style:style style:name="T17" style:family="text">
      <style:text-properties fo:color="#e36c0a" loext:opacity="100%" fo:language="en" fo:country="US" fo:font-weight="bold" style:font-weight-asian="bold" style:font-weight-complex="bold"/>
    </style:style>
    <style:style style:name="T18" style:family="text">
      <style:text-properties fo:color="#70ac2e" loext:opacity="100%" fo:font-weight="bold" style:font-weight-asian="bold" style:font-weight-complex="bold"/>
    </style:style>
    <style:style style:name="T19" style:family="text">
      <style:text-properties fo:color="#c00000" loext:opacity="100%" style:font-weight-complex="bold"/>
    </style:style>
    <style:style style:name="T20" style:family="text">
      <style:text-properties fo:color="#c00000" loext:opacity="100%" style:font-name="Times New Roman" fo:font-size="12pt" fo:font-weight="bold" style:font-size-asian="12pt" style:font-weight-asian="bold" style:font-size-complex="12pt" style:font-weight-complex="bold"/>
    </style:style>
    <style:style style:name="T21" style:family="text">
      <style:text-properties fo:color="#c00000" loext:opacity="100%" style:font-name="Times New Roman" fo:font-size="12pt" style:font-size-asian="12pt"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font-weight-complex="bold"/>
    </style:style>
    <style:style style:name="T24" style:family="text">
      <style:text-properties fo:font-style="italic" style:font-style-asian="italic" style:font-name-complex="Times New Roman1" style:font-style-complex="italic" style:font-weight-complex="bold"/>
    </style:style>
    <style:style style:name="T25" style:family="text">
      <style:text-properties fo:font-style="italic" fo:font-weight="normal" style:font-style-asian="italic" style:font-weight-asian="normal" style:font-weight-complex="bold"/>
    </style:style>
    <style:style style:name="T26" style:family="text">
      <style:text-properties fo:font-style="italic" fo:font-weight="normal" style:font-style-asian="italic" style:font-weight-asian="normal" style:font-style-complex="italic" style:font-weight-complex="bold"/>
    </style:style>
    <style:style style:name="T27" style:family="text">
      <style:text-properties fo:background-color="#c0c0c0" loext:char-shading-value="0" style:font-weight-complex="bold"/>
    </style:style>
    <style:style style:name="T28" style:family="text">
      <style:text-properties fo:font-size="10pt" style:font-size-asian="10pt" style:font-size-complex="10pt"/>
    </style:style>
    <style:style style:name="T29" style:family="text">
      <style:text-properties fo:font-size="10pt" fo:language="en" fo:country="US" fo:font-weight="bold" style:font-size-asian="10pt" style:font-weight-asian="bold" style:font-size-complex="10pt" style:font-weight-complex="bold"/>
    </style:style>
    <style:style style:name="T30" style:family="text">
      <style:text-properties fo:font-size="10pt" fo:language="en" fo:country="US" style:font-size-asian="10pt" style:font-size-complex="10pt"/>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0pt" style:font-size-asian="10pt" style:font-size-complex="10pt"/>
    </style:style>
    <style:style style:name="T34" style:family="text">
      <style:text-properties style:font-name="Times New Roman" fo:font-size="10pt" fo:language="en" fo:country="US" style:font-size-asian="10pt" style:font-size-complex="10pt"/>
    </style:style>
    <style:style style:name="T35" style:family="text">
      <style:text-properties style:font-name="Times New Roman" fo:font-size="10pt" fo:language="en" fo:country="US" fo:font-weight="bold" style:font-size-asian="10pt" style:font-weight-asian="bold" style:font-size-complex="10pt" style:font-weight-complex="bold"/>
    </style:style>
    <style:style style:name="T36" style:family="text">
      <style:text-properties style:font-name="Times New Roman" fo:font-size="10pt" fo:font-weight="bold" style:font-size-asian="10pt" style:font-weight-asian="bold" style:font-size-complex="10pt" style:font-weight-complex="bold"/>
    </style:style>
    <style:style style:name="T37" style:family="text">
      <style:text-properties fo:language="en" fo:country="US"/>
    </style:style>
    <style:style style:name="T38" style:family="text">
      <style:text-properties fo:language="en" fo:country="US" fo:font-weight="bold" style:font-weight-asian="bold"/>
    </style:style>
    <style:style style:name="T39" style:family="text">
      <style:text-properties fo:language="en" fo:country="US" fo:font-weight="bold" style:font-weight-asian="bold" style:font-weight-complex="bold"/>
    </style:style>
    <style:style style:name="T40" style:family="text">
      <style:text-properties fo:language="en" fo:country="US" fo:font-weight="bold" style:font-weight-asian="bold" style:font-name-complex="Times New Roman1"/>
    </style:style>
    <style:style style:name="T41" style:family="text">
      <style:text-properties fo:language="en" fo:country="US" fo:font-weight="bold" style:font-weight-asian="bold" style:font-name-complex="Times New Roman1" style:font-weight-complex="bold"/>
    </style:style>
    <style:style style:name="T42" style:family="text">
      <style:text-properties fo:language="en" fo:country="US" style:text-underline-style="solid" style:text-underline-width="auto" style:text-underline-color="font-color"/>
    </style:style>
    <style:style style:name="T43" style:family="text">
      <style:text-properties fo:language="en" fo:country="US" style:text-underline-style="solid" style:text-underline-width="auto" style:text-underline-color="font-color" style:font-name-complex="Times New Roman1"/>
    </style:style>
    <style:style style:name="T44" style:family="text">
      <style:text-properties fo:language="en" fo:country="US" style:text-underline-style="solid" style:text-underline-width="auto" style:text-underline-color="font-color" style:font-weight-complex="bold"/>
    </style:style>
    <style:style style:name="T45" style:family="text">
      <style:text-properties fo:language="en" fo:country="US" fo:background-color="#ffffff" loext:char-shading-value="0"/>
    </style:style>
    <style:style style:name="T46" style:family="text">
      <style:text-properties fo:language="en" fo:country="US" style:font-weight-complex="bold"/>
    </style:style>
    <style:style style:name="T47" style:family="text">
      <style:text-properties fo:language="en" fo:country="US" fo:font-style="italic" style:font-style-asian="italic" style:font-style-complex="italic"/>
    </style:style>
    <style:style style:name="T48" style:family="text">
      <style:text-properties fo:language="en" fo:country="US" fo:font-style="italic" style:font-style-asian="italic" style:font-name-complex="Times New Roman1" style:font-style-complex="italic"/>
    </style:style>
    <style:style style:name="T49" style:family="text">
      <style:text-properties fo:language="en" fo:country="US" fo:font-style="italic" style:font-style-asian="italic" style:font-name-complex="Times New Roman1" style:font-style-complex="italic" style:font-weight-complex="bold"/>
    </style:style>
    <style:style style:name="T50" style:family="text">
      <style:text-properties fo:language="en" fo:country="US" style:font-name-complex="Times New Roman1"/>
    </style:style>
    <style:style style:name="T51" style:family="text">
      <style:text-properties fo:language="en" fo:country="US" style:font-name-complex="Times New Roman1" style:font-weight-complex="bold"/>
    </style:style>
    <style:style style:name="T52" style:family="text">
      <style:text-properties style:font-weight-complex="bold"/>
    </style:style>
    <style:style style:name="T53" style:family="text">
      <style:text-properties fo:background-color="#00ff00" loext:char-shading-value="0" style:font-weight-complex="bold"/>
    </style:style>
    <style:style style:name="T54" style:family="text">
      <style:text-properties style:use-window-font-color="true" loext:opacity="0%" fo:font-size="10pt" fo:language="en" fo:country="US" style:font-size-asian="10pt" style:font-size-complex="10pt"/>
    </style:style>
    <style:style style:name="T55" style:family="text">
      <style:text-properties style:use-window-font-color="true" loext:opacity="0%" fo:font-size="10pt" fo:language="en" fo:country="US" style:text-underline-style="none" style:font-size-asian="10pt" style:font-size-complex="10pt"/>
    </style:style>
    <style:style style:name="T56" style:family="text">
      <style:text-properties style:use-window-font-color="true" loext:opacity="0%" fo:font-size="10pt" style:text-underline-style="none" style:font-size-asian="10pt" style:font-size-complex="10pt"/>
    </style:style>
    <style:style style:name="T57" style:family="text">
      <style:text-properties style:use-window-font-color="true" loext:opacity="0%" style:text-underline-style="none"/>
    </style:style>
    <style:style style:name="T58" style:family="text">
      <style:text-properties style:use-window-font-color="true" loext:opacity="0%" style:text-underline-style="none" style:letter-kerning="true" style:font-name-asian="Droid Sans" style:language-asian="zh" style:country-asian="CN" style:font-name-complex="Lohit Hindi" style:language-complex="hi" style:country-complex="IN"/>
    </style:style>
    <style:style style:name="T59" style:family="text">
      <style:text-properties style:use-window-font-color="true" loext:opacity="0%" fo:font-style="normal" fo:font-weight="normal" style:font-style-asian="normal" style:font-weight-asian="normal" style:font-style-complex="normal" style:font-weight-complex="normal"/>
    </style:style>
    <style:style style:name="T60" style:family="text">
      <style:text-properties style:use-window-font-color="true" loext:opacity="0%"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style:use-window-font-color="true" loext:opacity="0%" fo:font-style="normal" style:font-style-asian="normal" style:font-style-complex="normal"/>
    </style:style>
    <style:style style:name="T62" style:family="text">
      <style:text-properties style:use-window-font-color="true" loext:opacity="0%" fo:language="en" fo:country="US" fo:font-style="normal" fo:font-weight="normal" style:font-style-asian="normal" style:font-weight-asian="normal" style:font-style-complex="normal" style:font-weight-complex="normal"/>
    </style:style>
    <style:style style:name="T63" style:family="text">
      <style:text-properties style:use-window-font-color="true" loext:opacity="0%"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64" style:family="text">
      <style:text-properties style:use-window-font-color="true" loext:opacity="0%" fo:language="en" fo:country="US" fo:font-style="normal" style:font-style-asian="normal" style:font-style-complex="normal"/>
    </style:style>
    <style:style style:name="T65" style:family="text">
      <style:text-properties style:font-style-complex="italic"/>
    </style:style>
    <style:style style:name="T66" style:family="text">
      <style:text-properties fo:color="#000000" loext:opacity="100%" fo:font-weight="bold" style:letter-kerning="false" style:font-weight-asian="bold" style:font-name-complex="Mangal" style:font-size-complex="10.5pt" style:font-weight-complex="bold"/>
    </style:style>
    <style:style style:name="T67" style:family="text">
      <style:text-properties fo:color="#000000" loext:opacity="100%" style:letter-kerning="false" style:font-name-complex="Mangal" style:font-size-complex="10.5pt"/>
    </style:style>
    <style:style style:name="T68" style:family="text">
      <style:text-properties fo:color="#548dd4" loext:opacity="100%"/>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style:font-weight-complex="bold"/>
    </style:style>
    <style:style style:name="T71" style:family="text">
      <style:text-properties style:font-name-complex="Times New Roman1"/>
    </style:style>
    <style:style style:name="T72" style:family="text">
      <style:text-properties style:font-name-complex="Times New Roman1" style:font-weight-complex="bold"/>
    </style:style>
    <style:style style:name="T73" style:family="text">
      <style:text-properties style:letter-kerning="true" style:font-name-asian="Droid Sans" style:language-asian="zh" style:country-asian="CN" style:language-complex="hi" style:country-complex="IN"/>
    </style:style>
    <style:style style:name="T74" style:family="text">
      <style:text-properties fo:color="#212529" loext:opacity="100%" style:font-name="Times New Roman" fo:font-size="10pt" fo:background-color="#ffffff" loext:char-shading-value="0" style:font-size-asian="10pt" style:font-size-complex="10pt" style:font-style-complex="italic"/>
    </style:style>
    <style:style style:name="T75" style:family="text">
      <style:text-properties fo:color="#212529" loext:opacity="100%" style:font-name="Times New Roman" fo:font-size="10pt" fo:language="en" fo:country="US" fo:font-style="italic" fo:background-color="#ffffff" loext:char-shading-value="0" style:font-size-asian="10pt" style:font-style-asian="italic" style:font-size-complex="10pt"/>
    </style:style>
    <style:style style:name="T76" style:family="text">
      <style:text-properties fo:color="#212529" loext:opacity="100%" style:font-name="Times New Roman" fo:font-size="10pt" fo:language="en" fo:country="US" style:font-size-asian="10pt" style:font-size-complex="10pt"/>
    </style:style>
    <style:style style:name="T77" style:family="text">
      <style:text-properties fo:color="#212529" loext:opacity="100%" style:font-name="Times New Roman" fo:font-size="10pt" fo:language="en" fo:country="US" fo:font-weight="bold" style:font-size-asian="10pt" style:font-weight-asian="bold" style:font-size-complex="10pt" style:font-weight-complex="bold"/>
    </style:style>
    <style:style style:name="T78" style:family="text">
      <style:text-properties fo:color="#212529" loext:opacity="100%" style:font-name="Times New Roman" fo:font-size="10pt" fo:font-weight="bold" fo:background-color="#ffffff" loext:char-shading-value="0" style:font-size-asian="10pt" style:font-weight-asian="bold" style:font-size-complex="10pt" style:font-style-complex="italic" style:font-weight-complex="bold"/>
    </style:style>
    <style:style style:name="T79" style:family="text">
      <style:text-properties officeooo:rsid="001cb3a1"/>
    </style:style>
    <style:style style:name="T80" style:family="text">
      <style:text-properties fo:color="#0000ff" loext:opacity="100%" fo:font-size="10pt" style:text-underline-style="solid" style:text-underline-width="auto" style:text-underline-color="font-color" style:font-size-asian="10pt" style:font-size-complex="10pt"/>
    </style:style>
    <style:style style:name="T81" style:family="text">
      <style:text-properties officeooo:rsid="001e7883"/>
    </style:style>
    <style:style style:name="T82" style:family="text">
      <style:text-properties fo:background-color="#ffff00" loext:char-shading-value="0"/>
    </style:style>
    <style:style style:name="T83" style:family="text">
      <style:text-properties officeooo:rsid="001e7883" fo:background-color="#ffff00" loext:char-shading-value="0"/>
    </style:style>
    <style:style style:name="T84" style:family="text">
      <style:text-properties officeooo:rsid="001e7883" fo:background-color="#ffff00" loext:char-shading-value="0"/>
    </style:style>
    <style:style style:name="T85" style:family="text">
      <style:text-properties fo:background-color="#ffff00" loext:char-shading-value="0"/>
    </style:style>
    <style:style style:name="T86" style:family="text">
      <style:text-properties officeooo:rsid="001cb3a1" fo:background-color="#ffff00" loext:char-shading-value="0"/>
    </style:style>
    <style:style style:name="T87" style:family="text">
      <style:text-properties officeooo:rsid="001cb3a1" fo:background-color="#ffff00" loext:char-shading-value="0"/>
    </style:style>
    <style:style style:name="T88" style:family="text">
      <style:text-properties officeooo:rsid="001ea9ee" fo:background-color="#ffff00" loext:char-shading-value="0"/>
    </style:style>
    <style:style style:name="T89" style:family="text">
      <style:text-properties officeooo:rsid="001ea9ee" fo:background-color="#ffff00" loext:char-shading-value="0"/>
    </style:style>
    <style:style style:name="T90" style:family="text">
      <style:text-properties officeooo:rsid="001ea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activités – Campagne <text:span text:style-name="T85">&lt;</text:span><text:span text:style-name="T87">YEAR&gt;</text:span> de la RIPEC C3</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8">Nom d’usage :</text:p>
          </table:table-cell>
          <table:table-cell table:style-name="Tableau1.A1" office:value-type="string">
            <text:p text:style-name="P127"><text:span text:style-name="T1">&lt;</text:span><text:span text:style-name="T2">NAME&gt;</text:span></text:p>
          </table:table-cell>
          <table:table-cell table:style-name="Tableau1.A1" office:value-type="string">
            <text:p text:style-name="P48">Prénom :</text:p>
          </table:table-cell>
          <table:table-cell table:style-name="Tableau1.A1" office:value-type="string">
            <text:p text:style-name="P127"><text:span text:style-name="T1">&lt;</text:span><text:span text:style-name="T2">FIRSTNAME&gt;</text:span></text:p>
          </table:table-cell>
        </table:table-row>
        <table:table-row table:style-name="Tableau1.1">
          <table:table-cell table:style-name="Tableau1.A2" office:value-type="string">
            <text:p text:style-name="P48">Corps/grade :</text:p>
          </table:table-cell>
          <table:table-cell table:style-name="Tableau1.A2" office:value-type="string">
            <text:p text:style-name="P127"><text:span text:style-name="T1">&lt;</text:span><text:span text:style-name="T3">POSITION&gt;</text:span></text:p>
          </table:table-cell>
          <table:table-cell table:style-name="Tableau1.A2" office:value-type="string">
            <text:p text:style-name="P48">Discipline/section :</text:p>
          </table:table-cell>
          <table:table-cell table:style-name="Tableau1.A2" office:value-type="string">
            <text:p text:style-name="P128">&lt;<text:span text:style-name="T81">CNU&gt;</text:span></text:p>
          </table:table-cell>
        </table:table-row>
        <table:table-row table:style-name="Tableau1.1">
          <table:table-cell table:style-name="Tableau1.A3" office:value-type="string">
            <text:p text:style-name="P48">NUMEN :</text:p>
          </table:table-cell>
          <table:table-cell table:style-name="Tableau1.A3" office:value-type="string">
            <text:p text:style-name="P127"><text:span text:style-name="T1">&lt;</text:span><text:span text:style-name="T2">NUMEN&gt;</text:span></text:p>
          </table:table-cell>
          <table:table-cell table:style-name="Tableau1.A3" office:value-type="string">
            <text:p text:style-name="P48"/>
          </table:table-cell>
          <table:table-cell table:style-name="Tableau1.A3" office:value-type="string">
            <text:p text:style-name="P48"/>
          </table:table-cell>
        </table:table-row>
      </table:table>
      <text:h text:style-name="Heading_20_1" text:outline-level="1">1. Synthèse du parcours professionnel et contexte d’exercice</text:h>
      <text:h text:style-name="Heading_20_2" text:outline-level="2">1.1. Titres et diplômes</text:h>
      <text:list xml:id="list2161229678" text:style-name="WWNum21">
        <text:list-item>
          <text:p text:style-name="P80"><text:span text:style-name="T84">MM/AAAA</text:span> : <text:span text:style-name="T7">Doctorat en Informatique de l’</text:span><text:span text:style-name="T16">&lt;</text:span><text:span text:style-name="T15">UNIVERSITY&gt;</text:span>, mention très honorable. « <text:span text:style-name="T85">&lt;</text:span><text:span text:style-name="T84">TITLE&gt;</text:span> ». <text:span text:style-name="T7">Directeur :</text:span> <text:span text:style-name="T85">&lt;</text:span><text:span text:style-name="T84">NAME&gt;</text:span></text:p>
        </text:list-item>
      </text:list>
      <text:h text:style-name="Heading_20_2" text:outline-level="2">1.2 Positions successives</text:h>
      <text:list xml:id="list115803247793696" text:continue-numbering="true" text:style-name="WWNum21">
        <text:list-item>
          <text:p text:style-name="P81">Depuis <text:span text:style-name="T84">MM</text:span><text:span text:style-name="T85">/</text:span><text:span text:style-name="T84">AAAA</text:span> : <text:span text:style-name="T7">Maître de conférences</text:span> à l’UTBM</text:p>
        </text:list-item>
      </text:list>
      <text:h text:style-name="Heading_20_2" text:outline-level="2">1.3. Autres faits saillants</text:h>
      <text:list xml:id="list115803498826546" text:continue-numbering="true" text:style-name="WWNum21">
        <text:list-item>
          <text:p text:style-name="P81"><text:span text:style-name="T85">&lt;</text:span><text:span text:style-name="T84">DATE&gt;</text:span>: Titulaire de la<text:span text:style-name="T7"> </text:span><text:span text:style-name="T8">RIPEC-C3</text:span></text:p>
        </text:list-item>
      </text:list>
      <text:h text:style-name="Heading_20_2" text:outline-level="2">1.4. Principales responsabilités</text:h>
      <text:list xml:id="list115803288937108" text:continue-numbering="true" text:style-name="WWNum21">
        <text:list-item>
          <text:p text:style-name="P81">Depuis <text:span text:style-name="T85">&lt;</text:span><text:span text:style-name="T84">AAAA&gt;</text:span> : <text:span text:style-name="T7">Elu membre du Conseil Scientifique</text:span> de l’UTBM</text:p>
        </text:list-item>
      </text:list>
      <text:h text:style-name="Heading_20_2" text:outline-level="2">1.5. Activités d’enseignement</text:h>
      <text:p text:style-name="P98">&lt;<text:span text:style-name="T81">TEACHING_SUMMARY&gt;</text:span></text:p>
      <text:h text:style-name="Heading_20_2" text:outline-level="2">1.6. Activités de recherche</text:h>
      <text:p text:style-name="P129">&lt;<text:span text:style-name="T81">RESEARCH_SUMMARY&gt;</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style-name="Tableau2.1">
            <table:table-cell table:style-name="Tableau2.A1" office:value-type="string">
              <text:p text:style-name="P54"/>
            </table:table-cell>
            <table:table-cell table:style-name="Tableau2.B1" office:value-type="string">
              <text:p text:style-name="P54">Type d’activité de recherche</text:p>
            </table:table-cell>
            <table:table-cell table:style-name="Tableau2.C1" office:value-type="string">
              <text:p text:style-name="P54">Avant 2018</text:p>
            </table:table-cell>
            <table:table-cell table:style-name="Tableau2.D1" office:value-type="string">
              <text:p text:style-name="P54">Depuis 2018</text:p>
            </table:table-cell>
            <table:table-cell table:style-name="Tableau2.C1" office:value-type="string">
              <text:p text:style-name="P54">Total</text:p>
            </table:table-cell>
          </table:table-row>
        </table:table-header-rows>
        <table:table-row table:style-name="Tableau2.2">
          <table:table-cell table:style-name="Tableau2.A2" table:number-rows-spanned="5" office:value-type="string">
            <text:p text:style-name="P30">Publications</text:p>
          </table:table-cell>
          <table:table-cell table:style-name="Tableau2.B2" office:value-type="string">
            <text:p text:style-name="P30">Journaux internationaux (7 Q1 ; 4 Q2 ; 2 Q4 ; 1 nc)</text:p>
          </table:table-cell>
          <table:table-cell table:style-name="Tableau2.C2" office:value-type="string">
            <text:p text:style-name="P27">14</text:p>
          </table:table-cell>
          <table:table-cell table:style-name="Tableau2.D2" office:value-type="string">
            <text:p text:style-name="P54">14</text:p>
          </table:table-cell>
          <table:table-cell table:style-name="Tableau2.E2" office:value-type="string">
            <text:p text:style-name="P27">28</text:p>
          </table:table-cell>
        </table:table-row>
        <table:table-row table:style-name="Tableau2.3">
          <table:covered-table-cell table:style-name="Tableau2.A3"/>
          <table:table-cell table:style-name="Tableau2.B3" office:value-type="string">
            <text:p text:style-name="P30">Conférences internationales avec actes (23 articles)</text:p>
          </table:table-cell>
          <table:table-cell table:style-name="Tableau2.C3" office:value-type="string">
            <text:p text:style-name="P27">57</text:p>
          </table:table-cell>
          <table:table-cell table:style-name="Tableau2.D3" office:value-type="string">
            <text:p text:style-name="P54">23</text:p>
          </table:table-cell>
          <table:table-cell table:style-name="Tableau2.E3" office:value-type="string">
            <text:p text:style-name="P27">70</text:p>
          </table:table-cell>
        </table:table-row>
        <table:table-row table:style-name="Tableau2.4">
          <table:covered-table-cell table:style-name="Tableau2.A4"/>
          <table:table-cell table:style-name="Tableau2.B4" office:value-type="string">
            <text:p text:style-name="P30">Conférences nationales avec actes (5 articles)</text:p>
          </table:table-cell>
          <table:table-cell table:style-name="Tableau2.C4" office:value-type="string">
            <text:p text:style-name="P27">2</text:p>
          </table:table-cell>
          <table:table-cell table:style-name="Tableau2.D4" office:value-type="string">
            <text:p text:style-name="P54">3</text:p>
          </table:table-cell>
          <table:table-cell table:style-name="Tableau2.E2" office:value-type="string">
            <text:p text:style-name="P27">5</text:p>
          </table:table-cell>
        </table:table-row>
        <table:table-row table:style-name="Tableau2.5">
          <table:covered-table-cell table:style-name="Tableau2.A5"/>
          <table:table-cell table:style-name="Tableau2.B5" office:value-type="string">
            <text:p text:style-name="P22">Communications nationales et internationales sans actes</text:p>
          </table:table-cell>
          <table:table-cell table:style-name="Tableau2.C5" office:value-type="string">
            <text:p text:style-name="P27">16</text:p>
          </table:table-cell>
          <table:table-cell table:style-name="Tableau2.D5" office:value-type="string">
            <text:p text:style-name="P54">3</text:p>
          </table:table-cell>
          <table:table-cell table:style-name="Tableau2.E3" office:value-type="string">
            <text:p text:style-name="P27">19</text:p>
          </table:table-cell>
        </table:table-row>
        <table:table-row table:style-name="Tableau2.6">
          <table:covered-table-cell table:style-name="Tableau2.A6"/>
          <table:table-cell table:style-name="Tableau2.B6" office:value-type="string">
            <text:p text:style-name="P22">Articles de vulgarisation</text:p>
          </table:table-cell>
          <table:table-cell table:style-name="Tableau2.C6" office:value-type="string">
            <text:p text:style-name="P27">4</text:p>
          </table:table-cell>
          <table:table-cell table:style-name="Tableau2.D6" office:value-type="string">
            <text:p text:style-name="P54">1</text:p>
          </table:table-cell>
          <table:table-cell table:style-name="Tableau2.E2" office:value-type="string">
            <text:p text:style-name="P27">5</text:p>
          </table:table-cell>
        </table:table-row>
        <table:table-row table:style-name="Tableau2.7">
          <table:table-cell table:style-name="Tableau2.A7" table:number-rows-spanned="2" office:value-type="string">
            <text:p text:style-name="P30">Projets</text:p>
          </table:table-cell>
          <table:table-cell table:style-name="Tableau2.B7" office:value-type="string">
            <text:p text:style-name="P30">Projets internationaux/nationaux/régionaux/locaux/contrats industriels (12 projets)</text:p>
          </table:table-cell>
          <table:table-cell table:style-name="Tableau2.C7" office:value-type="string">
            <text:p text:style-name="P27">18</text:p>
          </table:table-cell>
          <table:table-cell table:style-name="Tableau2.D7" office:value-type="string">
            <text:p text:style-name="P54">12</text:p>
          </table:table-cell>
          <table:table-cell table:style-name="Tableau2.E3" office:value-type="string">
            <text:p text:style-name="P27">30</text:p>
          </table:table-cell>
        </table:table-row>
        <table:table-row table:style-name="Tableau2.8">
          <table:covered-table-cell table:style-name="Tableau2.A8"/>
          <table:table-cell table:style-name="Tableau2.B8" office:value-type="string">
            <text:p text:style-name="P22">Développement de logiciels</text:p>
          </table:table-cell>
          <table:table-cell table:style-name="Tableau2.C8" office:value-type="string">
            <text:p text:style-name="P27">5</text:p>
          </table:table-cell>
          <table:table-cell table:style-name="Tableau2.D8" office:value-type="string">
            <text:p text:style-name="P54">2</text:p>
          </table:table-cell>
          <table:table-cell table:style-name="Tableau2.E2" office:value-type="string">
            <text:p text:style-name="P27">7</text:p>
          </table:table-cell>
        </table:table-row>
        <table:table-row table:style-name="Tableau2.9">
          <table:table-cell table:style-name="Tableau2.A9" table:number-rows-spanned="3" office:value-type="string">
            <text:p text:style-name="P30">Encadrement</text:p>
          </table:table-cell>
          <table:table-cell table:style-name="Tableau2.B9" office:value-type="string">
            <text:p text:style-name="P30">Thèses soutenues</text:p>
          </table:table-cell>
          <table:table-cell table:style-name="Tableau2.C9" office:value-type="string">
            <text:p text:style-name="P27">4</text:p>
          </table:table-cell>
          <table:table-cell table:style-name="Tableau2.D9" office:value-type="string">
            <text:p text:style-name="P54">5</text:p>
          </table:table-cell>
          <table:table-cell table:style-name="Tableau2.E3" office:value-type="string">
            <text:p text:style-name="P27">9</text:p>
          </table:table-cell>
        </table:table-row>
        <table:table-row table:style-name="Tableau2.10">
          <table:covered-table-cell table:style-name="Tableau2.A10"/>
          <table:table-cell table:style-name="Tableau2.B10" office:value-type="string">
            <text:p text:style-name="P30">Thèses en cours (1 ANR, 1 Ambassade de France, 1 UTBM, 1 entreprise)</text:p>
          </table:table-cell>
          <table:table-cell table:style-name="Tableau2.C10" office:value-type="string">
            <text:p text:style-name="P27">-</text:p>
          </table:table-cell>
          <table:table-cell table:style-name="Tableau2.D10" office:value-type="string">
            <text:p text:style-name="P54">4</text:p>
          </table:table-cell>
          <table:table-cell table:style-name="Tableau2.E10" office:value-type="string">
            <text:p text:style-name="P27">4</text:p>
          </table:table-cell>
        </table:table-row>
        <table:table-row table:style-name="Tableau2.11">
          <table:covered-table-cell table:style-name="Tableau2.A11"/>
          <table:table-cell table:style-name="Tableau2.B11" office:value-type="string">
            <text:p text:style-name="P22">Stages Ingénieurs ou M2</text:p>
          </table:table-cell>
          <table:table-cell table:style-name="Tableau2.C11" office:value-type="string">
            <text:p text:style-name="P27">12</text:p>
          </table:table-cell>
          <table:table-cell table:style-name="Tableau2.D11" office:value-type="string">
            <text:p text:style-name="P54">7</text:p>
          </table:table-cell>
          <table:table-cell table:style-name="Tableau2.E11" office:value-type="string">
            <text:p text:style-name="P27">19</text:p>
          </table:table-cell>
        </table:table-row>
        <table:table-row table:style-name="Tableau2.12">
          <table:table-cell table:style-name="Tableau2.A12" table:number-rows-spanned="9" office:value-type="string">
            <text:p text:style-name="P39">Rayonnement</text:p>
          </table:table-cell>
          <table:table-cell table:style-name="Tableau2.B12" office:value-type="string">
            <text:p text:style-name="P30">Jury de thèses et d’HDR (1 HDR, 13 thèses - rapporteur)</text:p>
          </table:table-cell>
          <table:table-cell table:style-name="Tableau2.C12" office:value-type="string">
            <text:p text:style-name="P27">8</text:p>
          </table:table-cell>
          <table:table-cell table:style-name="Tableau2.D12" office:value-type="string">
            <text:p text:style-name="P54">14</text:p>
          </table:table-cell>
          <table:table-cell table:style-name="Tableau2.E10" office:value-type="string">
            <text:p text:style-name="P27">22</text:p>
          </table:table-cell>
        </table:table-row>
        <table:table-row table:style-name="Tableau2.13">
          <table:covered-table-cell table:style-name="Tableau2.A13"/>
          <table:table-cell table:style-name="Tableau2.B13" office:value-type="string">
            <text:p text:style-name="P39">Distinction (High Level Talent, Chine)</text:p>
          </table:table-cell>
          <table:table-cell table:style-name="Tableau2.C13" office:value-type="string">
            <text:p text:style-name="P27">2</text:p>
          </table:table-cell>
          <table:table-cell table:style-name="Tableau2.D13" office:value-type="string">
            <text:p text:style-name="P54">1</text:p>
          </table:table-cell>
          <table:table-cell table:style-name="Tableau2.E11" office:value-type="string">
            <text:p text:style-name="P27">3</text:p>
          </table:table-cell>
        </table:table-row>
        <table:table-row table:style-name="Tableau2.14">
          <table:covered-table-cell table:style-name="Tableau2.A14"/>
          <table:table-cell table:style-name="Tableau2.B14" office:value-type="string">
            <text:p text:style-name="P22">Expertises</text:p>
          </table:table-cell>
          <table:table-cell table:style-name="Tableau2.C14" office:value-type="string">
            <text:p text:style-name="P27">4</text:p>
          </table:table-cell>
          <table:table-cell table:style-name="Tableau2.D14" office:value-type="string">
            <text:p text:style-name="P54">14</text:p>
          </table:table-cell>
          <table:table-cell table:style-name="Tableau2.E10" office:value-type="string">
            <text:p text:style-name="P27">18</text:p>
          </table:table-cell>
        </table:table-row>
        <table:table-row table:style-name="Tableau2.15">
          <table:covered-table-cell table:style-name="Tableau2.A15"/>
          <table:table-cell table:style-name="Tableau2.B15" office:value-type="string">
            <text:p text:style-name="P30">Edition de numéros de journaux</text:p>
          </table:table-cell>
          <table:table-cell table:style-name="Tableau2.C15" office:value-type="string">
            <text:p text:style-name="P27">2</text:p>
          </table:table-cell>
          <table:table-cell table:style-name="Tableau2.D15" office:value-type="string">
            <text:p text:style-name="P54">3</text:p>
          </table:table-cell>
          <table:table-cell table:style-name="Tableau2.E11" office:value-type="string">
            <text:p text:style-name="P27">5</text:p>
          </table:table-cell>
        </table:table-row>
        <table:table-row table:style-name="Tableau2.16">
          <table:covered-table-cell table:style-name="Tableau2.A16"/>
          <table:table-cell table:style-name="Tableau2.B16" office:value-type="string">
            <text:p text:style-name="P22">Participations à des comités de sélection d’articles de journaux</text:p>
          </table:table-cell>
          <table:table-cell table:style-name="Tableau2.C16" office:value-type="string">
            <text:p text:style-name="P27">37</text:p>
          </table:table-cell>
          <table:table-cell table:style-name="Tableau2.D16" office:value-type="string">
            <text:p text:style-name="P54">17</text:p>
          </table:table-cell>
          <table:table-cell table:style-name="Tableau2.E10" office:value-type="string">
            <text:p text:style-name="P27">54</text:p>
          </table:table-cell>
        </table:table-row>
        <table:table-row table:style-name="Tableau2.17">
          <table:covered-table-cell table:style-name="Tableau2.A17"/>
          <table:table-cell table:style-name="Tableau2.B17" office:value-type="string">
            <text:p text:style-name="P22">Participations à des comités de sélection d’articles de conférences</text:p>
          </table:table-cell>
          <table:table-cell table:style-name="Tableau2.C17" office:value-type="string">
            <text:p text:style-name="P27">47</text:p>
          </table:table-cell>
          <table:table-cell table:style-name="Tableau2.D17" office:value-type="string">
            <text:p text:style-name="P54">33</text:p>
          </table:table-cell>
          <table:table-cell table:style-name="Tableau2.E11" office:value-type="string">
            <text:p text:style-name="P27">80</text:p>
          </table:table-cell>
        </table:table-row>
        <table:table-row table:style-name="Tableau2.18">
          <table:covered-table-cell table:style-name="Tableau2.A18"/>
          <table:table-cell table:style-name="Tableau2.B18" office:value-type="string">
            <text:p text:style-name="P30">Invitations dans des universités étrangères</text:p>
          </table:table-cell>
          <table:table-cell table:style-name="Tableau2.C18" office:value-type="string">
            <text:p text:style-name="P27">3</text:p>
          </table:table-cell>
          <table:table-cell table:style-name="Tableau2.D18" office:value-type="string">
            <text:p text:style-name="P54">1</text:p>
          </table:table-cell>
          <table:table-cell table:style-name="Tableau2.E10" office:value-type="string">
            <text:p text:style-name="P27">4</text:p>
          </table:table-cell>
        </table:table-row>
        <table:table-row table:style-name="Tableau2.19">
          <table:covered-table-cell table:style-name="Tableau2.A19"/>
          <table:table-cell table:style-name="Tableau2.B19" office:value-type="string">
            <text:p text:style-name="P30">Invitations dans des conférences ou des événements scientifiques</text:p>
          </table:table-cell>
          <table:table-cell table:style-name="Tableau2.C19" office:value-type="string">
            <text:p text:style-name="P27">3</text:p>
          </table:table-cell>
          <table:table-cell table:style-name="Tableau2.D19" office:value-type="string">
            <text:p text:style-name="P54">14</text:p>
          </table:table-cell>
          <table:table-cell table:style-name="Tableau2.E11" office:value-type="string">
            <text:p text:style-name="P27">17</text:p>
          </table:table-cell>
        </table:table-row>
        <table:table-row table:style-name="Tableau2.20">
          <table:covered-table-cell table:style-name="Tableau2.A20"/>
          <table:table-cell table:style-name="Tableau2.B20" office:value-type="string">
            <text:p text:style-name="P30">Organisations de manifestations scientifiques</text:p>
          </table:table-cell>
          <table:table-cell table:style-name="Tableau2.C20" office:value-type="string">
            <text:p text:style-name="P27">13</text:p>
          </table:table-cell>
          <table:table-cell table:style-name="Tableau2.D20" office:value-type="string">
            <text:p text:style-name="P54">9</text:p>
          </table:table-cell>
          <table:table-cell table:style-name="Tableau2.E10" office:value-type="string">
            <text:p text:style-name="P27">22</text:p>
          </table:table-cell>
        </table:table-row>
      </table:table>
      <text:h text:style-name="P78" text:outline-level="1">2. Investissement pédagogique <text:span text:style-name="T85">&lt;</text:span><text:span text:style-name="T89">SYEAR&gt;</text:span>-<text:span text:style-name="T85">&lt;</text:span><text:span text:style-name="T89">EYEAR&gt;</text:span></text:h>
      <text:h text:style-name="P77" text:outline-level="2">2.1. Présentation générale de l’activité d’enseignement</text:h>
      <text:p text:style-name="P71">Le tableau ci-dessous synthétise l’ensemble de mes enseignements par thématique et par niveau sur la période <text:span text:style-name="T85">&lt;</text:span><text:span text:style-name="T89">SYEAR&gt;</text:span>-<text:span text:style-name="T85">&lt;</text:span><text:span text:style-name="T89">EYEAR&gt;</text:span>. Mes activités d’enseignement sont brièvement expliquées dans la section suivante et détaillés dans l’annexe A1.</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rows-spanned="2" office:value-type="string">
            <text:p text:style-name="P54">Thématiques d’enseignement</text:p>
          </table:table-cell>
          <table:table-cell table:style-name="Tableau3.B1" table:number-columns-spanned="2" office:value-type="string">
            <text:p text:style-name="P54">Ecole Ingénieur UTBM</text:p>
          </table:table-cell>
          <table:covered-table-cell/>
          <table:table-cell table:style-name="Tableau3.A1" table:number-rows-spanned="2" office:value-type="string">
            <text:p text:style-name="P54">Master</text:p>
          </table:table-cell>
          <table:table-cell table:style-name="Tableau3.E1" table:number-rows-spanned="2" office:value-type="string">
            <text:p text:style-name="P54">Doctorat</text:p>
          </table:table-cell>
          <table:table-cell table:style-name="Tableau3.E1" table:number-rows-spanned="2" office:value-type="string">
            <text:p text:style-name="P54">Total h.eqTD / an</text:p>
          </table:table-cell>
        </table:table-row>
        <table:table-row table:style-name="Tableau3.2">
          <table:covered-table-cell table:style-name="Tableau3.A2"/>
          <table:table-cell table:style-name="Tableau3.B2" office:value-type="string">
            <text:p text:style-name="P54">L1/L2/L3</text:p>
          </table:table-cell>
          <table:table-cell table:style-name="Tableau3.C2" office:value-type="string">
            <text:p text:style-name="P54">M1/M2</text:p>
          </table:table-cell>
          <table:covered-table-cell table:style-name="Tableau3.D2"/>
          <table:covered-table-cell table:style-name="Tableau3.E2"/>
          <table:covered-table-cell table:style-name="Tableau3.F2"/>
        </table:table-row>
        <table:table-row table:style-name="Tableau3.3">
          <table:table-cell table:style-name="Tableau3.A3" office:value-type="string">
            <text:p text:style-name="P22">Systèmes multi-agents et intelligence artificielle</text:p>
          </table:table-cell>
          <table:table-cell table:style-name="Tableau3.B3" office:value-type="string">
            <text:p text:style-name="P27"/>
          </table:table-cell>
          <table:table-cell table:style-name="Tableau3.C3" office:value-type="string">
            <text:p text:style-name="P57">CM/TD/TP</text:p>
            <text:p text:style-name="P57">4h/0h/6h</text:p>
          </table:table-cell>
          <table:table-cell table:style-name="Tableau3.D3" office:value-type="string">
            <text:p text:style-name="P57">CM/TD/TP</text:p>
            <text:p text:style-name="P57">36h/2h/6h</text:p>
          </table:table-cell>
          <table:table-cell table:style-name="Tableau3.C3" office:value-type="string">
            <text:p text:style-name="P57">CM</text:p>
            <text:p text:style-name="P57">10h</text:p>
          </table:table-cell>
          <table:table-cell table:style-name="Tableau3.F3" office:value-type="string">
            <text:p text:style-name="P27">89</text:p>
          </table:table-cell>
        </table:table-row>
        <table:table-row table:style-name="Tableau3.4">
          <table:table-cell table:style-name="Tableau3.A4" office:value-type="string">
            <text:p text:style-name="P22">Génie logiciel</text:p>
          </table:table-cell>
          <table:table-cell table:style-name="Tableau3.B4" office:value-type="string">
            <text:p text:style-name="P27"/>
          </table:table-cell>
          <table:table-cell table:style-name="Tableau3.C3" office:value-type="string">
            <text:p text:style-name="P57">CM/TD/TP</text:p>
            <text:p text:style-name="P57">4h/0h/22h</text:p>
          </table:table-cell>
          <table:table-cell table:style-name="Tableau3.D4" office:value-type="string">
            <text:p text:style-name="P27"/>
          </table:table-cell>
          <table:table-cell table:style-name="Tableau3.E4" office:value-type="string">
            <text:p text:style-name="P27"/>
          </table:table-cell>
          <table:table-cell table:style-name="Tableau3.F3" office:value-type="string">
            <text:p text:style-name="P27">28</text:p>
          </table:table-cell>
        </table:table-row>
        <table:table-row table:style-name="Tableau3.4">
          <table:table-cell table:style-name="Tableau3.A5" office:value-type="string">
            <text:p text:style-name="P22">Théorie des langages, modélisation, programmation</text:p>
          </table:table-cell>
          <table:table-cell table:style-name="Tableau3.B5" office:value-type="string">
            <text:p text:style-name="P27"/>
          </table:table-cell>
          <table:table-cell table:style-name="Tableau3.C3" office:value-type="string">
            <text:p text:style-name="P57">CM/TD/TP</text:p>
            <text:p text:style-name="P57">18h/12h/30h</text:p>
          </table:table-cell>
          <table:table-cell table:style-name="Tableau3.D5" office:value-type="string">
            <text:p text:style-name="P27"/>
          </table:table-cell>
          <table:table-cell table:style-name="Tableau3.E5" office:value-type="string">
            <text:p text:style-name="P27"/>
          </table:table-cell>
          <table:table-cell table:style-name="Tableau3.F3" office:value-type="string">
            <text:p text:style-name="P27">69</text:p>
          </table:table-cell>
        </table:table-row>
        <table:table-row table:style-name="Tableau3.4">
          <table:table-cell table:style-name="Tableau3.A6" office:value-type="string">
            <text:p text:style-name="P22">Projets tutorés</text:p>
          </table:table-cell>
          <table:table-cell table:style-name="Tableau3.D3" office:value-type="string">
            <text:p text:style-name="P57">9h</text:p>
          </table:table-cell>
          <table:table-cell table:style-name="Tableau3.C3" office:value-type="string">
            <text:p text:style-name="P57">9h</text:p>
          </table:table-cell>
          <table:table-cell table:style-name="Tableau3.D6" office:value-type="string">
            <text:p text:style-name="P27"/>
          </table:table-cell>
          <table:table-cell table:style-name="Tableau3.E6" office:value-type="string">
            <text:p text:style-name="P27"/>
          </table:table-cell>
          <table:table-cell table:style-name="Tableau3.F3" office:value-type="string">
            <text:p text:style-name="P27">18</text:p>
          </table:table-cell>
        </table:table-row>
        <table:table-row table:style-name="Tableau3.4">
          <table:table-cell table:style-name="Tableau3.A7" office:value-type="string">
            <text:p text:style-name="P22">Encadrement de stages</text:p>
          </table:table-cell>
          <table:table-cell table:style-name="Tableau3.B7" office:value-type="string">
            <text:p text:style-name="P27"/>
          </table:table-cell>
          <table:table-cell table:style-name="Tableau3.C3" office:value-type="string">
            <text:p text:style-name="P57">32h</text:p>
          </table:table-cell>
          <table:table-cell table:style-name="Tableau3.D3" office:value-type="string">
            <text:p text:style-name="P57">Supervision</text:p>
          </table:table-cell>
          <table:table-cell table:style-name="Tableau3.E7" office:value-type="string">
            <text:p text:style-name="P27"/>
          </table:table-cell>
          <table:table-cell table:style-name="Tableau3.F3" office:value-type="string">
            <text:p text:style-name="P27">32</text:p>
          </table:table-cell>
        </table:table-row>
        <table:table-row table:style-name="Tableau3.8">
          <table:table-cell table:style-name="Tableau3.A8" office:value-type="string">
            <text:p text:style-name="P30">Total h.eqTD / an</text:p>
          </table:table-cell>
          <table:table-cell table:style-name="Tableau3.A8" office:value-type="string">
            <text:p text:style-name="P27">9</text:p>
          </table:table-cell>
          <table:table-cell table:style-name="Tableau3.F3" office:value-type="string">
            <text:p text:style-name="P27">150</text:p>
          </table:table-cell>
          <table:table-cell table:style-name="Tableau3.A8" office:value-type="string">
            <text:p text:style-name="P27">62</text:p>
          </table:table-cell>
          <table:table-cell table:style-name="Tableau3.F3" office:value-type="string">
            <text:p text:style-name="P27">15</text:p>
          </table:table-cell>
          <table:table-cell table:style-name="Tableau3.F3" office:value-type="string">
            <text:p text:style-name="P27">236</text:p>
          </table:table-cell>
        </table:table-row>
      </table:table>
      <text:h text:style-name="Heading_20_4" text:outline-level="4">Enseignements en <text:span text:style-name="T6">France</text:span> :</text:h>
      <text:list xml:id="list2014401493" text:style-name="WWNum42">
        <text:list-item>
          <text:p text:style-name="P134"><text:span text:style-name="T32">Cycle ingénieur à l’UTBM (département informatique) </text:span><text:span text:style-name="T31">; en moyenne 159 h.eqTD / an (Cours : 26h ; TD : 12h ; TP : 58h ; Supervision : 50h), niveaux licence et master. Décharges d’enseignement : 64h pour la responsabilité d’une unité de recherche à l’UTBM, 32h pour la responsabilité d’une filière d’enseignement à l’UTBM.</text:span></text:p>
        </text:list-item>
        <text:list-item>
          <text:p text:style-name="P134"><text:span text:style-name="T32">Ecole Doctorale Sciences pour l’Ingénieur et Microélectronique (SPIM ED 37) </text:span><text:span text:style-name="T31">; 15h.eqTD / an (Cours : 10h), niveau doctorat, Simulation multi-agent.</text:span></text:p>
        </text:list-item>
        <text:list-item>
          <text:p text:style-name="P134"><text:span text:style-name="T32">Université de Bourgogne (depuis 2019)</text:span><text:span text:style-name="T31">; en moyenne 20h.eqTD / an (Cours : 12h ; TD : 2h), Masters « Smart City » et « IA et santé », Introduction aux systèmes multi-agents.</text:span></text:p>
        </text:list-item>
        <text:list-item>
          <text:p text:style-name="P134"><text:span text:style-name="T32">Université de Bourgogne Franche-Comté (depuis 2021) </text:span><text:span text:style-name="T31">; en moyenne 5h.eqTD / an (Cours : 2h ; TD : 2h), Master « Internet des Objets », Introduction à l’intelligence artificielle distribuée.</text:span></text:p>
        </text:list-item>
      </text:list>
      <text:h text:style-name="Heading_20_4" text:outline-level="4">Enseignements <text:span text:style-name="T9">hors de France</text:span> :</text:h>
      <text:list xml:id="list874473681" text:style-name="WWNum22">
        <text:list-item>
          <text:p text:style-name="P135"><text:span text:style-name="T32">Université de Sfax, Tunisie</text:span><text:span text:style-name="T31">; en moyenne 42h.eqTD / an (Cours : 24h ; TP : 6h), Master « Informatique option génie logiciel », Introduction aux systèmes multi-agents.</text:span></text:p>
        </text:list-item>
      </text:list>
      <text:h text:style-name="Heading_20_4" text:outline-level="4"><text:span text:style-name="T9">Pédagogie orientée projet</text:span> depuis 2012 dans les modules « systèmes multi-agents » et « développement logiciel » : </text:h>
      <text:list xml:id="list2135980617" text:style-name="WWNum41">
        <text:list-item>
          <text:p text:style-name="P136"><text:span text:style-name="T32">Basée sur des</text:span><text:span text:style-name="T31"> </text:span><text:span text:style-name="T32">exemples concrets issus de mon expérience d’accompagnement des projets</text:span><text:span text:style-name="T31"> de recherches en collaboration avec des industriels, appliquée dans mes modules dédiés aux systèmes multi-agents et au développement logiciel.</text:span></text:p>
        </text:list-item>
        <text:list-item>
          <text:p text:style-name="P136"><text:span text:style-name="T32">Responsable d’une unité d’enseignement</text:span><text:span text:style-name="T31"> (DA50) qui est entièrement dédiée à la création de logiciels par groupes de 4 à 6 étudiants et utilisant une </text:span><text:span text:style-name="T32">méthode pédagogique de type micro-entreprise</text:span><text:span text:style-name="T31">, incluant la définition d’un cahier des charges et d’un business plan, la définition et le suivi des tâches et du budget, et la réalisation technique.</text:span></text:p>
        </text:list-item>
        <text:list-item>
          <text:p text:style-name="P136"><text:soft-page-break/><text:span text:style-name="T32">Diffusion sur Internet</text:span><text:span text:style-name="T31"> </text:span><text:span text:style-name="T32">mes supports de cours</text:span><text:span text:style-name="T31"> (écrits avec LaTeX) et les </text:span><text:span text:style-name="T32">codes corrigés de TP</text:span><text:span text:style-name="T31"> sur la plate-forme de diffusion de logiciel libre Github</text:span><text:span text:style-name="T31"><text:note text:id="ftn1" text:note-class="footnote"><text:note-citation>1</text:note-citation><text:note-body><text:p text:style-name="Footnote"><text:s/>Exemple de support de cours diffusé en « open-source » : <text:a xlink:type="simple" xlink:href="https://github.com/gallandarakhneorg/da53-lessons" text:style-name="Internet_20_link" text:visited-style-name="Visited_20_Internet_20_Link"><text:span text:style-name="Internet_20_link">https://github.com/gallandarakhneorg/da53-lessons</text:span></text:a> </text:p></text:note-body></text:note></text:span><text:span text:style-name="T31">.</text:span></text:p>
        </text:list-item>
      </text:list>
      <text:h text:style-name="Heading_20_2" text:outline-level="2">2.2. Présentation synthétique de mes enseignements (hors projets tutorés et suivi de stages)</text:h>
      <text:list xml:id="list1800055936" text:style-name="WWNum43">
        <text:list-item>
          <text:p text:style-name="P99"><text:span text:style-name="T7">Intelligence artificielle pour le jeu sérieux (MA76) ; niveau Doctorat ; ED SPIM ; 10h de CM/an ; 20 étudiants/an.</text:span> J’ai créé ce module en 2007. Il concerne la modélisation et la simulation orientée agent, appliquée à des environnements virtuels tels que les jeux sérieux. Je présente les principes et les architectures d’agents cognitifs et réactifs, les modèles d’environnements situés sémantiquement enrichis et les problématiques d’intégration de l’humain dans la boucle. Le public est composé d’étudiants en thèse inscrits à SPIM ED 37. J’ai conçu la totalité des supports pédagogiques (~400 slides LaTeX).</text:p>
        </text:list-item>
        <text:list-item>
          <text:p text:style-name="P99"><text:span text:style-name="T7">Multiagent systems and distributed problem solving (AI51) ; Ingénieur UTBM et Master IOT de l’Université Bourgogne-France-Comté ; 4h de CM + 6hTP/an ; 60 étudiants/an (depuis 2021).</text:span> Ce module entièrement enseigné en <text:span text:style-name="T7">anglais</text:span> est dédié à l’introduction au paradigme des systèmes multi-agents (SMA). Il s’agit d’une évolution du module IA54 (voir ci-dessous). Je présente les principes de la <text:span text:style-name="T7">simulation multi-agent et des plateformes d’exécution</text:span> de SMA. J’aborde les architectures de simulateurs utilisant un environnement informé sémantiquement enrichi, ainsi que les architectures d’agents cognitifs et réactifs utilisées dans le cadre de simulations. L’ensemble de mon cours utilise le langage de programmation SARL, dont je suis l’un des auteurs. J’ai conçu la totalité des supports pédagogiques (<text:a xlink:type="simple" xlink:href="http://www.ciad-lab.fr/wp-content/uploads/Galland_IA54_2019.pdf" text:style-name="Internet_20_link" text:visited-style-name="Visited_20_Internet_20_Link"><text:span text:style-name="Internet_20_link">~300 slides LaTeX</text:span></text:a> et <text:a xlink:type="simple" xlink:href="https://github.com/gallandarakhneorg/ia54-student-sarl-simulation" text:style-name="Internet_20_link" text:visited-style-name="Visited_20_Internet_20_Link"><text:span text:style-name="Internet_20_link">code source pour les TP</text:span></text:a>).</text:p>
        </text:list-item>
        <text:list-item>
          <text:p text:style-name="P99"><text:span text:style-name="T39">Multiagent systems and distributed problem solving (IA54); Ingénieur UTBM; 14h de CM + 30h de TD + 36hTP/an; 60 étudiants/an (jusqu’en 2020).</text:span><text:span text:style-name="T37"> </text:span>Ce module entièrement enseigné en <text:span text:style-name="T7">anglais</text:span> est dédié à l’introduction au paradigme des systèmes multi-agents (architectures réactives et cognitives) et de la simulation multi-agent, des méthodologies de conception (ASPECS, GAIA), des environnements de développement (SARL, Jade, Netlogo). L’ensemble de mon cours utilise le langage de programmation SARL, dont je suis l’un des auteurs. J’ai conçu la les supports pédagogiques avec N. Gaud (<text:a xlink:type="simple" xlink:href="http://www.ciad-lab.fr/wp-content/uploads/Galland_IA54_2019.pdf" text:style-name="Internet_20_link" text:visited-style-name="Visited_20_Internet_20_Link"><text:span text:style-name="Internet_20_link">~800 slides LaTeX</text:span></text:a> et <text:a xlink:type="simple" xlink:href="https://github.com/gallandarakhneorg/ia54-student-sarl-simulation" text:style-name="Internet_20_link" text:visited-style-name="Visited_20_Internet_20_Link"><text:span text:style-name="Internet_20_link">code source pour les TP</text:span></text:a>).</text:p>
        </text:list-item>
        <text:list-item>
          <text:p text:style-name="P99"><text:span text:style-name="T7">Virtual life simulation (IA51) ; Ingénieur UTBM; 18h de CM + 40h de TD + 54h de TP/an ; 40 étudiants/an.</text:span> J’ai créé ce module en 2007. Il concerne la <text:span text:style-name="T7">modélisation et la simulation orientée agent</text:span>, appliquée à des environnements virtuels tels que les jeux sérieux. Je présente les principes et les architectures d’agents cognitifs et réactifs, les modèles d’environnements situés sémantiquement enrichies et les problématiques d’intégration de l’humain dans la boucle. Ce module se focalise particulièrement sur la reproduction de comportements de mobilité dans un environnement virtuel par des entités artificielles. L’ensemble de mon cours utilise soit l’environnement de simulation Janus et le langage de programmation SARL, pour lesquels je suis l’un des auteurs. J’ai conçu la totalité des supports pédagogiques (<text:a xlink:type="simple" xlink:href="https://github.com/gallandarakhneorg/ia51-student-sarl-simulation" text:style-name="Internet_20_link" text:visited-style-name="Visited_20_Internet_20_Link"><text:span text:style-name="Internet_20_link">~800 slides LaTeX</text:span></text:a> et <text:a xlink:type="simple" xlink:href="https://github.com/gallandarakhneorg/ia51-student-sarl-simulation/" text:style-name="Internet_20_link" text:visited-style-name="Visited_20_Internet_20_Link"><text:span text:style-name="Internet_20_link">code source pour les TP</text:span></text:a>).</text:p>
        </text:list-item>
        <text:list-item>
          <text:p text:style-name="P99"><text:span text:style-name="T7">Systèmes multi-agents ; Master Informatique option génie logiciel de l’Université de Sfax (Tunisie) ; 24h de CM + 6hTP/an ; 10 étudiants/an.</text:span> Je présente les principes des systèmes multi-agents (architectures réactives et cognitives), des méthodologies de conception (ASPECS, GAIA), des environnements de développement (SARL). Un focus particulier est réalisé sur les approches méthodologiques orientées agent afin de faire le parallèle avec celles qui sont orientées objet. J’ai conçu la totalité des supports pédagogiques (~600 slides LaTeX et code source pour les TP).</text:p>
        </text:list-item>
        <text:list-item>
          <text:p text:style-name="P99"><text:span text:style-name="T7">Intelligence artificielle distribuée pour le transport et la mobilité; Master Smart City et gestion de la donnée de l’Université de Bourgogne; 10h de CM; 10 étudiants/an.</text:span> Ce module introduit les principes de l’intelligence artificielle distribuée et des systèmes multi-agents à un public n’ayant pas toujours un bagage scientifique d’informaticien. L’application de <text:soft-page-break/>ce paradigme de modélisation est illustrée sur les problématiques de la ville intelligence et notamment des systèmes de transport intelligents. J’ai conçu la totalité des supports pédagogiques (~200 slides LaTeX).</text:p>
        </text:list-item>
        <text:list-item>
          <text:p text:style-name="P99"><text:span text:style-name="T7">Introduction to multiagent systems and simulation; Master Intelligence artificielle et santé de l’Université de Bourgogne; 2h de CM + 2h TD; 15 étudiants/an.</text:span> Ce module enseigné en <text:span text:style-name="T7">anglais</text:span> introduit les principes des systèmes multiagents à un public ayant un bagage scientifique liée à l’intelligence artificielle ou à la science des données. Je présente les architectures de systèmes multiagents réactifs et cognitifs utilisés dans le domaine de la santé. L’ensemble des exemples sont présentés avec une implantation utilisant le langage de programmation SARL, dont je suis auteur. J’ai conçu la totalité des supports pédagogiques (~100 slides LaTeX).</text:p>
        </text:list-item>
        <text:list-item>
          <text:p text:style-name="P99"><text:span text:style-name="T7">Génie logiciel (GL52); Ingénieurs UTBM (formation initiale et apprentis); 4h de CM + 22h de TP; 60 étudiants en formation continu et 15 étudiants en apprentissage/an.</text:span> Ce module introduit les principes fondamentaux et méthodologique du Génie logiciel. Je présente les principes des design patterns et leur implantation concrète dans un langage de programmation orienté objet (Java). Je présente également les bonnes pratiques en termes de développement logiciel sur la base de mes expériences dans mes projets de recherche. J’ai conçu la totalité des supports pédagogiques sur les design patterns (~50 slides LaTeX et <text:a xlink:type="simple" xlink:href="https://github.com/gallandarakhneorg/gl52-lab-works" text:style-name="Internet_20_link" text:visited-style-name="Visited_20_Internet_20_Link"><text:span text:style-name="Internet_20_link">code source de TP</text:span></text:a>).</text:p>
        </text:list-item>
        <text:list-item>
          <text:p text:style-name="P99"><text:span text:style-name="T7">Language theory and compilation (DA53) ; Ingénieur UTBM ; 18h CM+12h TD +18hTP /an ; 20 étudiants/an.</text:span> J’ai créé ce module en 2021 enseigné entièrement en <text:span text:style-name="T7">anglais</text:span>. Je présente l’ensemble des modèles et des outils permettant de construire un compilateur pour un langage de programmation textuelle. J’aborde les étapes d’analyse lexicale (automates à états finis, Flex, Bison), syntaxique (grammaires et arbres syntaxiques, Javacc) et sémantique. Je présente les approches de contrôle de type et de génération de code intermédiaire. Enfin de présente les points clés pour la création d’une machine virtuelle. J’ai conçu la totalité des supports pédagogiques (<text:a xlink:type="simple" xlink:href="https://github.com/gallandarakhneorg/da53-lessons" text:style-name="Internet_20_link" text:visited-style-name="Visited_20_Internet_20_Link"><text:span text:style-name="Internet_20_link">~800 slides LaTeX</text:span></text:a> et <text:a xlink:type="simple" xlink:href="https://github.com/gallandarakhneorg/da53-labwork-code" text:style-name="Internet_20_link" text:visited-style-name="Visited_20_Internet_20_Link"><text:span text:style-name="Internet_20_link">code source pour les TP</text:span></text:a>).</text:p>
        </text:list-item>
        <text:list-item>
          <text:p text:style-name="P99"><text:span text:style-name="T7">Projet de développement informatique avancé (DA50) ; Ingénieur UTBM ; 18h TD/an ; 40 étudiants/an.</text:span> J’ai créé ce module en 2021 afin de mettre en pratique la gestion et la réalisation de projets en utilisant une <text:span text:style-name="T7">méthodologie inspirée des pratiques en micro-entreprises</text:span>. Je propose et encadre des projets de grande taille réalisés par des groupes de 4 à 6 étudiants sur différentes thématiques technologiques. L’objectif est de réaliser un logiciel « clé en main » en travaillant sur le business plan, le cahier des charges, la planification et le suivi des tâches et du budget, et la réalisation technologique. Le livrable attendu dans ce module est un logiciel « prêt à être commercialisé ».</text:p>
        </text:list-item>
      </text:list>
      <text:h text:style-name="Heading_20_2" text:outline-level="2">2.3. Direction et animation de formations</text:h>
      <text:list xml:id="list2764936401" text:style-name="WWNum40">
        <text:list-item>
          <text:p text:style-name="P100"><text:span text:style-name="T6">Responsable de deux programmes d’échanges internationaux ARFITEC depuis 2017 (10 étudiants / an)</text:span>. Je suis le porteur et le responsable administratif et scientifique de deux programmes ARFITEC d’échanges d’étudiants et de chercheurs entre la France et l’Argentine (projets 17-10 et 19-11). Je coordonne avec l’aide des services des relations internationales les échanges. Les partenaires impliqués sont l’UTBM, l’Université de Lorraine, les Universidad Nacional de Tucuman, Jujuy, Salta et Santiago del Estero, et l’Universidad Technologica Nacional de Tucuman.</text:p>
        </text:list-item>
        <text:list-item>
          <text:p text:style-name="P100"><text:span text:style-name="T6">Responsable de la filière ingénieur « Développement Logiciel Avancé » depuis 2021 (40 étudiants) </text:span>du département Informatique de l’UTBM (8/9<text:span text:style-name="T4">ème</text:span> semestre du cycle ingénieur), ~40 étudiants. Je coordonne les programmes pédagogiques et les intervenants, validé les sujets de Projets de Fin d’Etude des étudiants de la filière, et représenté la filière durant des événements de promotion.</text:p>
        </text:list-item>
        <text:list-item>
          <text:p text:style-name="P100"><text:span text:style-name="T6">Responsable de la filière ingénieur « Ingénierie des Logiciels et des Connaissances » (2018-2021, 60-80 étudiants) </text:span>du département informatique de l’UTBM (8/9<text:span text:style-name="T4">ème</text:span> semestre du <text:soft-page-break/>cycle ingénieur), ~80 étudiants. J’ai coordonné les programmes pédagogiques et les intervenants, validé les sujets de Projets de Fin d’Etude des étudiants de la filière, et représenté la filière durant des événements de promotion.</text:p>
        </text:list-item>
        <text:list-item>
          <text:p text:style-name="P100"><text:span text:style-name="T6">Créateur et responsable de 2 unités d’enseignement anglophone (ingénieur informatique) depuis 2018</text:span> à l’UTBM (8/9<text:span text:style-name="T4">ème</text:span> semestre). La première est dédiée à la théorie des langages (DA53), et la seconde au développement de projets en mode mini-entreprise (DA50). </text:p>
        </text:list-item>
        <text:list-item>
          <text:p text:style-name="P100"><text:span text:style-name="T7">Créateur et responsable d’une unité enseignement (MA76) de l’école doctorale SPIM ED 37 depuis 2004</text:span> sur la simulation orientée agent.</text:p>
        </text:list-item>
        <text:list-item>
          <text:p text:style-name="P101">Président de 3 jurys de BAC en 2019.</text:p>
        </text:list-item>
      </text:list>
      <text:h text:style-name="Heading_20_1" text:outline-level="1">3. Activité scientifique 2018-2021</text:h>
      <text:h text:style-name="Heading_20_2" text:outline-level="2">3.1. Présentation succincte des thématiques de recherche</text:h>
      <text:p text:style-name="P15">Mes travaux s'inscrivent dans les domaines de la <text:span text:style-name="T7">modélisation et du génie logiciel pour les systèmes multi-agents, et de la simulation multi-agent</text:span>. Trois axes de recherche ont été abordés sur la période 2018-2021 : </text:p>
      <text:list xml:id="list3887325587" text:style-name="WWNum2">
        <text:list-item>
          <text:p text:style-name="P95">Génie logiciel orienté agent (13 publications, deux logiciels)</text:p>
        </text:list-item>
      </text:list>
      <text:p text:style-name="P14">J’ai continué mes travaux sur la définition du <text:span text:style-name="T7">métamodèle du langage de programmation orienté agent SARL</text:span> (<text:a xlink:type="simple" xlink:href="http://www.sarl.io/" text:style-name="Internet_20_link" text:visited-style-name="Visited_20_Internet_20_Link"><text:span text:style-name="Internet_20_link">http://www.sarl.io</text:span></text:a>), qui constitue le troisième et dernier métamodèle associé à la méthodologie orientée agent ASPECS (<text:a xlink:type="simple" xlink:href="http://www.aspecs.org/" text:style-name="Internet_20_link" text:visited-style-name="Visited_20_Internet_20_Link"><text:span text:style-name="Internet_20_link">http://www.aspecs.org</text:span></text:a>) que mon équipe propose depuis 2010. Sur la base de ce méta-modèle, j’ai adapté la sémantique opérationnelle et la grammaire du langage de programmation SARL afin de permettre une implantation, la plus directe possible, des concepts définis dans le métamodèle de la méthodologie ASPECS.</text:p>
      <text:list xml:id="list115805014055294" text:continue-numbering="true" text:style-name="WWNum2">
        <text:list-item>
          <text:p text:style-name="P96">Simulation orientée agent (22 publications, 3 thèses)</text:p>
        </text:list-item>
      </text:list>
      <text:p text:style-name="P14">J’ai piloté les travaux liés à la définition de <text:span text:style-name="T7">modèles pour la simulation d'individus et d’entités autonomes dans des environnements physiques ou virtuels</text:span>. Notamment, mes étudiants en Doctorat et en Master ont proposé des modèles permettant de reproduire les comportements de véhicules autonomes et de drones dans des villes intelligentes. L'idée générale est de fournir une collection de modèles pouvant décrire l'environnement virtuel (bâtiment, rue, etc.) ainsi que les comportements des individus et des groupes d'individus se déplaçant dans cet environnement. Les modèles proposés s’inscrivent dans une démarche conjointement menée avec mes collègues N. Gaud, A. Abbas-Turki et A. Lombard, afin de définir une plate-forme de simulation commune couvrant la chaîne de modélisation et les phases de modélisation et de simulation, d’abord en environnement virtuel, puis en réalité mixte, et enfin dans un environnement réel contrôlé.</text:p>
      <text:list xml:id="list115803379761200" text:continue-numbering="true" text:style-name="WWNum2">
        <text:list-item>
          <text:p text:style-name="P96">Explicabilité dans un système multi-agent (19 publications, 1 thèse)</text:p>
        </text:list-item>
      </text:list>
      <text:p text:style-name="P14">Nous avons proposé une <text:span text:style-name="T7">architecture permettant de construire des systèmes multiagents capables d’expliquer les comportements des agents</text:span> représentant des robots autonomes distants. Ces travaux sont initiés par la thèse de Yazan Mualla (2017-2020). </text:p>
      <text:p text:style-name="Standard_20__28_user_29_">Le tableau ci-dessous synthétise mes activités de recherche.</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office:value-type="string">
              <text:p text:style-name="P54"/>
            </table:table-cell>
            <table:table-cell table:style-name="Tableau4.B1" office:value-type="string">
              <text:p text:style-name="P54">Type d’activité de recherche</text:p>
            </table:table-cell>
            <table:table-cell table:style-name="Tableau4.C1" office:value-type="string">
              <text:p text:style-name="P54">Avant 2018</text:p>
            </table:table-cell>
            <table:table-cell table:style-name="Tableau4.D1" office:value-type="string">
              <text:p text:style-name="P54">Depuis 2018</text:p>
            </table:table-cell>
            <table:table-cell table:style-name="Tableau4.C1" office:value-type="string">
              <text:p text:style-name="P54">Total</text:p>
            </table:table-cell>
          </table:table-row>
        </table:table-header-rows>
        <table:table-row table:style-name="Tableau4.2">
          <table:table-cell table:style-name="Tableau4.A2" table:number-rows-spanned="5" office:value-type="string">
            <text:p text:style-name="P30">Publications</text:p>
          </table:table-cell>
          <table:table-cell table:style-name="Tableau4.B2" office:value-type="string">
            <text:p text:style-name="P30">Journaux internationaux (7 Q1 ; 4 Q2 ; 2 Q4 ; 1 nc)</text:p>
          </table:table-cell>
          <table:table-cell table:style-name="Tableau4.C2" office:value-type="string">
            <text:p text:style-name="P27">14</text:p>
          </table:table-cell>
          <table:table-cell table:style-name="Tableau4.D2" office:value-type="string">
            <text:p text:style-name="P54">14</text:p>
          </table:table-cell>
          <table:table-cell table:style-name="Tableau4.E2" office:value-type="string">
            <text:p text:style-name="P27">28</text:p>
          </table:table-cell>
        </table:table-row>
        <table:table-row table:style-name="Tableau4.3">
          <table:covered-table-cell table:style-name="Tableau4.A3"/>
          <table:table-cell table:style-name="Tableau4.B3" office:value-type="string">
            <text:p text:style-name="P30">Conférences internationales avec actes (23 articles)</text:p>
          </table:table-cell>
          <table:table-cell table:style-name="Tableau4.C3" office:value-type="string">
            <text:p text:style-name="P27">57</text:p>
          </table:table-cell>
          <table:table-cell table:style-name="Tableau4.D3" office:value-type="string">
            <text:p text:style-name="P54">23</text:p>
          </table:table-cell>
          <table:table-cell table:style-name="Tableau4.E3" office:value-type="string">
            <text:p text:style-name="P27">70</text:p>
          </table:table-cell>
        </table:table-row>
        <table:table-row table:style-name="Tableau4.4">
          <table:covered-table-cell table:style-name="Tableau4.A4"/>
          <table:table-cell table:style-name="Tableau4.B4" office:value-type="string">
            <text:p text:style-name="P30">Conférences nationales avec actes (5 articles)</text:p>
          </table:table-cell>
          <table:table-cell table:style-name="Tableau4.C4" office:value-type="string">
            <text:p text:style-name="P27">2</text:p>
          </table:table-cell>
          <table:table-cell table:style-name="Tableau4.D4" office:value-type="string">
            <text:p text:style-name="P54">3</text:p>
          </table:table-cell>
          <table:table-cell table:style-name="Tableau4.E2" office:value-type="string">
            <text:p text:style-name="P27">5</text:p>
          </table:table-cell>
        </table:table-row>
        <table:table-row table:style-name="Tableau4.5">
          <table:covered-table-cell table:style-name="Tableau4.A5"/>
          <table:table-cell table:style-name="Tableau4.B5" office:value-type="string">
            <text:p text:style-name="P22">Communications nationales et internationales sans actes</text:p>
          </table:table-cell>
          <table:table-cell table:style-name="Tableau4.C5" office:value-type="string">
            <text:p text:style-name="P27">16</text:p>
          </table:table-cell>
          <table:table-cell table:style-name="Tableau4.D5" office:value-type="string">
            <text:p text:style-name="P54">3</text:p>
          </table:table-cell>
          <table:table-cell table:style-name="Tableau4.E3" office:value-type="string">
            <text:p text:style-name="P27">19</text:p>
          </table:table-cell>
        </table:table-row>
        <table:table-row table:style-name="Tableau4.6">
          <table:covered-table-cell table:style-name="Tableau4.A6"/>
          <table:table-cell table:style-name="Tableau4.B6" office:value-type="string">
            <text:p text:style-name="P22">Articles de vulgarisation</text:p>
          </table:table-cell>
          <table:table-cell table:style-name="Tableau4.C6" office:value-type="string">
            <text:p text:style-name="P27">4</text:p>
          </table:table-cell>
          <table:table-cell table:style-name="Tableau4.D6" office:value-type="string">
            <text:p text:style-name="P54">1</text:p>
          </table:table-cell>
          <table:table-cell table:style-name="Tableau4.E2" office:value-type="string">
            <text:p text:style-name="P27">5</text:p>
          </table:table-cell>
        </table:table-row>
        <table:table-row table:style-name="Tableau4.7">
          <table:table-cell table:style-name="Tableau4.A7" table:number-rows-spanned="2" office:value-type="string">
            <text:p text:style-name="P30">Projets</text:p>
          </table:table-cell>
          <table:table-cell table:style-name="Tableau4.B7" office:value-type="string">
            <text:p text:style-name="P30">Projets internationaux/nationaux/régionaux/locaux/contrats industriels (12 projets)</text:p>
          </table:table-cell>
          <table:table-cell table:style-name="Tableau4.C7" office:value-type="string">
            <text:p text:style-name="P27">18</text:p>
          </table:table-cell>
          <table:table-cell table:style-name="Tableau4.D7" office:value-type="string">
            <text:p text:style-name="P54">12</text:p>
          </table:table-cell>
          <table:table-cell table:style-name="Tableau4.E3" office:value-type="string">
            <text:p text:style-name="P27">30</text:p>
          </table:table-cell>
        </table:table-row>
        <table:table-row table:style-name="Tableau4.8">
          <table:covered-table-cell table:style-name="Tableau4.A8"/>
          <table:table-cell table:style-name="Tableau4.B8" office:value-type="string">
            <text:p text:style-name="P22">Développement de logiciels</text:p>
          </table:table-cell>
          <table:table-cell table:style-name="Tableau4.C8" office:value-type="string">
            <text:p text:style-name="P27">5</text:p>
          </table:table-cell>
          <table:table-cell table:style-name="Tableau4.D8" office:value-type="string">
            <text:p text:style-name="P54">2</text:p>
          </table:table-cell>
          <table:table-cell table:style-name="Tableau4.E2" office:value-type="string">
            <text:p text:style-name="P27">7</text:p>
          </table:table-cell>
        </table:table-row>
        <table:table-row table:style-name="Tableau4.9">
          <table:table-cell table:style-name="Tableau4.A9" table:number-rows-spanned="3" office:value-type="string">
            <text:p text:style-name="P30">Encadrement</text:p>
          </table:table-cell>
          <table:table-cell table:style-name="Tableau4.B9" office:value-type="string">
            <text:p text:style-name="P30">Thèses soutenues</text:p>
          </table:table-cell>
          <table:table-cell table:style-name="Tableau4.C9" office:value-type="string">
            <text:p text:style-name="P27">4</text:p>
          </table:table-cell>
          <table:table-cell table:style-name="Tableau4.D9" office:value-type="string">
            <text:p text:style-name="P54">5</text:p>
          </table:table-cell>
          <table:table-cell table:style-name="Tableau4.E3" office:value-type="string">
            <text:p text:style-name="P27">9</text:p>
          </table:table-cell>
        </table:table-row>
        <table:table-row table:style-name="Tableau4.10">
          <table:covered-table-cell table:style-name="Tableau4.A10"/>
          <table:table-cell table:style-name="Tableau4.B10" office:value-type="string">
            <text:p text:style-name="P30">Thèses en cours (1 ANR, 1 Ambassade de France, 1 UTBM, 1 entreprise)</text:p>
          </table:table-cell>
          <table:table-cell table:style-name="Tableau4.C10" office:value-type="string">
            <text:p text:style-name="P27">-</text:p>
          </table:table-cell>
          <table:table-cell table:style-name="Tableau4.D10" office:value-type="string">
            <text:p text:style-name="P54">4</text:p>
          </table:table-cell>
          <table:table-cell table:style-name="Tableau4.E10" office:value-type="string">
            <text:p text:style-name="P27">4</text:p>
          </table:table-cell>
        </table:table-row>
        <table:table-row table:style-name="Tableau4.11">
          <table:covered-table-cell table:style-name="Tableau4.A11"/>
          <table:table-cell table:style-name="Tableau4.B11" office:value-type="string">
            <text:p text:style-name="P22">Stages Ingénieurs ou M2</text:p>
          </table:table-cell>
          <table:table-cell table:style-name="Tableau4.C11" office:value-type="string">
            <text:p text:style-name="P27">12</text:p>
          </table:table-cell>
          <table:table-cell table:style-name="Tableau4.D11" office:value-type="string">
            <text:p text:style-name="P54">7</text:p>
          </table:table-cell>
          <table:table-cell table:style-name="Tableau4.E11" office:value-type="string">
            <text:p text:style-name="P27">19</text:p>
          </table:table-cell>
        </table:table-row>
        <table:table-row table:style-name="Tableau4.12">
          <table:table-cell table:style-name="Tableau4.A12" table:number-rows-spanned="9" office:value-type="string">
            <text:p text:style-name="P39">Rayonnement</text:p>
          </table:table-cell>
          <table:table-cell table:style-name="Tableau4.B12" office:value-type="string">
            <text:p text:style-name="P30">Jury de thèses et d’HDR (1 HDR, 13 thèses - rapporteur)</text:p>
          </table:table-cell>
          <table:table-cell table:style-name="Tableau4.C12" office:value-type="string">
            <text:p text:style-name="P27">8</text:p>
          </table:table-cell>
          <table:table-cell table:style-name="Tableau4.D12" office:value-type="string">
            <text:p text:style-name="P54">14</text:p>
          </table:table-cell>
          <table:table-cell table:style-name="Tableau4.E10" office:value-type="string">
            <text:p text:style-name="P27">22</text:p>
          </table:table-cell>
        </table:table-row>
        <table:table-row table:style-name="Tableau4.13">
          <table:covered-table-cell table:style-name="Tableau4.A13"/>
          <table:table-cell table:style-name="Tableau4.B13" office:value-type="string">
            <text:p text:style-name="P39">Distinction (High Level Talent, Chine)</text:p>
          </table:table-cell>
          <table:table-cell table:style-name="Tableau4.C13" office:value-type="string">
            <text:p text:style-name="P27">2</text:p>
          </table:table-cell>
          <table:table-cell table:style-name="Tableau4.D13" office:value-type="string">
            <text:p text:style-name="P54">1</text:p>
          </table:table-cell>
          <table:table-cell table:style-name="Tableau4.E11" office:value-type="string">
            <text:p text:style-name="P27">3</text:p>
          </table:table-cell>
        </table:table-row>
        <table:table-row table:style-name="Tableau4.14">
          <table:covered-table-cell table:style-name="Tableau4.A14"/>
          <table:table-cell table:style-name="Tableau4.B14" office:value-type="string">
            <text:p text:style-name="P22">Expertises</text:p>
          </table:table-cell>
          <table:table-cell table:style-name="Tableau4.C14" office:value-type="string">
            <text:p text:style-name="P27">4</text:p>
          </table:table-cell>
          <table:table-cell table:style-name="Tableau4.D14" office:value-type="string">
            <text:p text:style-name="P54">14</text:p>
          </table:table-cell>
          <table:table-cell table:style-name="Tableau4.E10" office:value-type="string">
            <text:p text:style-name="P27">18</text:p>
          </table:table-cell>
        </table:table-row>
        <table:table-row table:style-name="Tableau4.15">
          <table:covered-table-cell table:style-name="Tableau4.A15"/>
          <table:table-cell table:style-name="Tableau4.B15" office:value-type="string">
            <text:p text:style-name="P30">Edition de numéros de journaux</text:p>
          </table:table-cell>
          <table:table-cell table:style-name="Tableau4.C15" office:value-type="string">
            <text:p text:style-name="P27">2</text:p>
          </table:table-cell>
          <table:table-cell table:style-name="Tableau4.D15" office:value-type="string">
            <text:p text:style-name="P54">3</text:p>
          </table:table-cell>
          <table:table-cell table:style-name="Tableau4.E11" office:value-type="string">
            <text:p text:style-name="P27">5</text:p>
          </table:table-cell>
        </table:table-row>
        <table:table-row table:style-name="Tableau4.16">
          <table:covered-table-cell table:style-name="Tableau4.A16"/>
          <table:table-cell table:style-name="Tableau4.B16" office:value-type="string">
            <text:p text:style-name="P22">Participations à des comités de sélection d’articles de journaux</text:p>
          </table:table-cell>
          <table:table-cell table:style-name="Tableau4.C16" office:value-type="string">
            <text:p text:style-name="P27">37</text:p>
          </table:table-cell>
          <table:table-cell table:style-name="Tableau4.D16" office:value-type="string">
            <text:p text:style-name="P54">17</text:p>
          </table:table-cell>
          <table:table-cell table:style-name="Tableau4.E10" office:value-type="string">
            <text:p text:style-name="P27">54</text:p>
          </table:table-cell>
        </table:table-row>
        <table:table-row table:style-name="Tableau4.17">
          <table:covered-table-cell table:style-name="Tableau4.A17"/>
          <table:table-cell table:style-name="Tableau4.B17" office:value-type="string">
            <text:p text:style-name="P22">Participations à des comités de sélection d’articles de conférences</text:p>
          </table:table-cell>
          <table:table-cell table:style-name="Tableau4.C17" office:value-type="string">
            <text:p text:style-name="P27">47</text:p>
          </table:table-cell>
          <table:table-cell table:style-name="Tableau4.D17" office:value-type="string">
            <text:p text:style-name="P54">33</text:p>
          </table:table-cell>
          <table:table-cell table:style-name="Tableau4.E11" office:value-type="string">
            <text:p text:style-name="P27">80</text:p>
          </table:table-cell>
        </table:table-row>
        <table:table-row table:style-name="Tableau4.18">
          <table:covered-table-cell table:style-name="Tableau4.A18"/>
          <table:table-cell table:style-name="Tableau4.B18" office:value-type="string">
            <text:p text:style-name="P30">Invitations dans des universités étrangères</text:p>
          </table:table-cell>
          <table:table-cell table:style-name="Tableau4.C18" office:value-type="string">
            <text:p text:style-name="P27">3</text:p>
          </table:table-cell>
          <table:table-cell table:style-name="Tableau4.D18" office:value-type="string">
            <text:p text:style-name="P54">1</text:p>
          </table:table-cell>
          <table:table-cell table:style-name="Tableau4.E10" office:value-type="string">
            <text:p text:style-name="P27">4</text:p>
          </table:table-cell>
        </table:table-row>
        <table:table-row table:style-name="Tableau4.19">
          <table:covered-table-cell table:style-name="Tableau4.A19"/>
          <table:table-cell table:style-name="Tableau4.B19" office:value-type="string">
            <text:p text:style-name="P30">Invitations dans des conférences ou des événements scientifiques</text:p>
          </table:table-cell>
          <table:table-cell table:style-name="Tableau4.C19" office:value-type="string">
            <text:p text:style-name="P27">3</text:p>
          </table:table-cell>
          <table:table-cell table:style-name="Tableau4.D19" office:value-type="string">
            <text:p text:style-name="P54">14</text:p>
          </table:table-cell>
          <table:table-cell table:style-name="Tableau4.E11" office:value-type="string">
            <text:p text:style-name="P27">17</text:p>
          </table:table-cell>
        </table:table-row>
        <table:table-row table:style-name="Tableau4.20">
          <table:covered-table-cell table:style-name="Tableau4.A20"/>
          <table:table-cell table:style-name="Tableau4.B20" office:value-type="string">
            <text:p text:style-name="P30">Organisations de manifestations scientifiques</text:p>
          </table:table-cell>
          <table:table-cell table:style-name="Tableau4.C20" office:value-type="string">
            <text:p text:style-name="P27">13</text:p>
          </table:table-cell>
          <table:table-cell table:style-name="Tableau4.D20" office:value-type="string">
            <text:p text:style-name="P54">9</text:p>
          </table:table-cell>
          <table:table-cell table:style-name="Tableau4.E10" office:value-type="string">
            <text:p text:style-name="P27">22</text:p>
          </table:table-cell>
        </table:table-row>
      </table:table>
      <text:p text:style-name="P17"/>
      <text:p text:style-name="P17">Créateur et auteur de deux logiciels open-source sur la période 2018-2021 :</text:p>
      <text:list xml:id="list2539145405" text:style-name="WWNum44">
        <text:list-item>
          <text:p text:style-name="P103"><text:span text:style-name="T52">Depuis 2014, </text:span><text:span text:style-name="T6">langage de programmation orienté agent </text:span><text:a xlink:type="simple" xlink:href="http://www.sarl.io/" text:style-name="Internet_20_link" text:visited-style-name="Visited_20_Internet_20_Link"><text:span text:style-name="Internet_20_link"><text:span text:style-name="T6">SARL</text:span></text:span></text:a>, utilisé par des chercheurs de l’Université de Hasselt (Belgique), l’Université de Purdue (U.S.A.), l’Université RMIT de Melbourne (Australie), l’Université Catholique de Louvain (Belgique), l’Université de Technologie Nationale de Tucuman (Argentine), l’Université de Montpellier (France), l’Ecole Nationale Supérieure des Mines de Saint Etienne (France). Nous avons enregistré environ 1200 téléchargements de SARL en 2020.</text:p>
        </text:list-item>
        <text:list-item>
          <text:p text:style-name="P103"><text:span text:style-name="T52">Depuis 2009, </text:span><text:span text:style-name="T6">logiciel de simulation </text:span><text:a xlink:type="simple" xlink:href="https://github.com/gallandarakhneorg/afc/tree/master/advanced" text:style-name="Internet_20_link" text:visited-style-name="Visited_20_Internet_20_Link"><text:span text:style-name="Internet_20_link"><text:span text:style-name="T6">Jasim</text:span></text:span></text:a> (basé sur la plate-forme <text:a xlink:type="simple" xlink:href="http://www.sarl.io/runtime/janus/index.html" text:style-name="Internet_20_link" text:visited-style-name="Visited_20_Internet_20_Link"><text:span text:style-name="Internet_20_link">Janus</text:span></text:a> également développé par moi) qui a servi de base technologique dans le cadre de la création de la société Voxelia en 2009 afin d’implanter des modèles de simulation multi-agent utilisant des environnements 1D, 2D ou 3D.</text:p>
        </text:list-item>
      </text:list>
      <text:h text:style-name="Heading_20_2" text:outline-level="2">3.2. Publications et production scientifique significatives</text:h>
      <text:p text:style-name="P5">Mes 5 publications significatives sur la période 2018-2021 sont :</text:p>
      <text:list xml:id="list1086906114" text:style-name="WWNum3">
        <text:list-item>
          <text:p text:style-name="P84"><text:span text:style-name="T39">S. Galland</text:span><text:span text:style-name="T37">, S. Rodiguez. "Semantic Transformation from SARL Agent-oriented Statements to Java Object-oriented Statements." In International Journal of Artificial Intelligence, vol 139-153, pp. 2, oct 2019. ISSN: 0974-0635. </text:span><text:span text:style-name="T7">Impact factor : 9.88; Quartile: Q1</text:span>.</text:p>
        </text:list-item>
      </text:list>
      <text:p text:style-name="P65">Cet article présente le méta-modèle du langage de programmation orienté agent SARL. La sémantique opérationnelle des éléments du langage est détaillée. La relation entre le méta-modèle de SARL et le méta-modèle de la programmation orienté objet est formalisée afin de clairement explicitée la sémantique opérationnelle de SARL et sa relation avec l’environnement d’exécution multi-agent défini.</text:p>
      <text:list xml:id="list115804717347207" text:continue-numbering="true" text:style-name="WWNum3">
        <text:list-item>
          <text:p text:style-name="P84"><text:span text:style-name="T42">Y. Mualla</text:span><text:span text:style-name="T37">, </text:span><text:span text:style-name="T42">I. Tchappi Haman</text:span><text:span text:style-name="T37">, T. Kampik, A. Najjar, D. Calveresi, A. Abbas-Turki, </text:span><text:span text:style-name="T39">S. Galland</text:span><text:span text:style-name="T37">, C. Nicolle. "The Quest of Parsimonious XAI: a Human-Agent Architecture for Explanation Formulation." In International Journal of Artificial Intelligence, vol 302, jan 2022. DOI: 10.1016/j.artint.2021.103573</text:span><text:span text:style-name="T39">. </text:span><text:span text:style-name="T7">Impact factor : 9.88; Quartile: Q1</text:span>.</text:p>
        </text:list-item>
      </text:list>
      <text:p text:style-name="P65">Cet article détaille un modèle multi-agent permettant la construction collective d’explications concernant le comportement d’une flotte de robots distants. La contribution majeure se place dans le cadre de l’intelligence artificielle explicable appliquée à des IA orientées objectif. Cet article est la synthèse des propositions dans la thèse de Yazan <text:soft-page-break/>Mualla.</text:p>
      <text:list xml:id="list115804195232755" text:continue-numbering="true" text:style-name="WWNum3">
        <text:list-item>
          <text:p text:style-name="P84"><text:span text:style-name="T42">I. Tchappi Haman</text:span><text:span text:style-name="T37">, </text:span><text:span text:style-name="T42">Y. Mualla</text:span><text:span text:style-name="T37">, </text:span><text:span text:style-name="T39">S. Galland</text:span><text:span text:style-name="T37">, A. Bottaro, V.-C. Kamla, J.-C. Kamgang. "Multilevel and Holonic Model for Dynamic Holarchy Management: Application to Large-Scale Road Traffic." In Engineering Applications of Artificial Intelligence, vol 109, pp. 104622, feb 2022. ISSN: 0952-1976. </text:span>DOI: 10.1016/j.engappai.2021.104622. <text:span text:style-name="T7">Impact factor: 6.212; Quartile: Q1</text:span>.</text:p>
        </text:list-item>
      </text:list>
      <text:p text:style-name="P65">Cet article détaille un modèle multi-agent holonique permettant de simuler des flottes de véhicules terrestres de grande taille. La contribution majeure est un modèle multiniveau capable de sélectionner dynamique le niveau de simulation en fonction d’indicateurs applicatifs et de performance de calcul. Cet article est la synthèse des propositions dans la thèse d’Igor Tchappi Haman.</text:p>
      <text:list xml:id="list115805190298105" text:continue-numbering="true" text:style-name="WWNum3">
        <text:list-item>
          <text:p text:style-name="P84"><text:span text:style-name="T42">M. Fekih</text:span><text:span text:style-name="T37">, T. Bellesmans, Z. Smoreda, P. Bonnel, A. Furno, </text:span><text:span text:style-name="T39">S. GALLAND</text:span><text:span text:style-name="T37">. "A data-driven approach of origin-destination matrix construction from cellular network signalling data: a case study of Lyon region (France)." In Transportation, apr 2020. Springer. DOI: 10.1007/s11116-020-10108-w. </text:span><text:span text:style-name="T39">Impact Factor : 4.082 ; Quartile : Q1</text:span><text:span text:style-name="T37">.</text:span></text:p>
        </text:list-item>
      </text:list>
      <text:p text:style-name="P65">Cet article présente une méthode et des modèles permettant de calculer des matrices Origine-Destination (OD) à partir des traces collectées par un opérateur national de téléphonie mobile. Les contributions ont été validées sur l’ensemble des données de la Région Rhone-Alpes. Cet article est la synthèse des propositions dans la thèse de Mariem Fekih.</text:p>
      <text:list xml:id="list115803947841799" text:continue-numbering="true" text:style-name="WWNum3">
        <text:list-item>
          <text:p text:style-name="P84"><text:span text:style-name="T37">A. Lombard, J. Buisson, A. Abbas-Turki, </text:span><text:span text:style-name="T39">S. Galland</text:span><text:span text:style-name="T37">, A. Koukam. "Curvature-Based Geometric Approach for the Lateral Control of Autonomous Cars." In Journal of Franklin Institute, jul 2020. ISSN: 0016-0032. DOI: 10.1016/j.jfranklin.2020.07.015. <text:s/></text:span><text:span text:style-name="T7">Impact Factor : 4.036 ; Quartile : Q1</text:span>.</text:p>
        </text:list-item>
      </text:list>
      <text:p text:style-name="P65">Cet article présente un modèle de système multi-agent permettant de contrôler les mouvements latéraux d’un véhicule autonome. La contribution a été validée grâce aux outils de simulation développés au CIAD, et également après un déploiement sur de véritables véhicules autonomes. Les résultats montrent une progression de la qualité des résultats en comparaison des modèles de l’état de l’art.</text:p>
      <text:h text:style-name="Heading_20_2" text:outline-level="2">3.3. Encadrement doctoral et scientifique</text:h>
      <text:p text:style-name="Standard_20__28_user_29_"><text:span text:style-name="T7">2018-2021 :</text:span> <text:span text:style-name="T7">5 thèses soutenues, 4 thèses en cours</text:span>. J’ai supervisé <text:span text:style-name="T7">7 étudiants en stage de recherche de niveau Master</text:span> entre 2018 et 2021. Je participe également à 3 comités de suivi de thèses (voir annexe pour plus de détails). L’annexe A3 fournit la liste complète de mes encadrements. Le tableau ci-dessous est une synthèse sur 2018-2021.</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column table:style-name="Tableau5.J"/>
        <table:table-header-rows>
          <table:table-row table:style-name="Tableau5.1">
            <table:table-cell table:style-name="Tableau5.A1" office:value-type="string">
              <text:p text:style-name="P54"/>
            </table:table-cell>
            <table:table-cell table:style-name="Tableau5.B1" table:number-rows-spanned="3" office:value-type="string">
              <text:p text:style-name="P54">Etudiants</text:p>
            </table:table-cell>
            <table:table-cell table:style-name="Tableau5.C1" table:number-columns-spanned="7" office:value-type="string">
              <text:p text:style-name="P54">Titre de la thèse</text:p>
            </table:table-cell>
            <table:covered-table-cell/>
            <table:covered-table-cell/>
            <table:covered-table-cell/>
            <table:covered-table-cell/>
            <table:covered-table-cell/>
            <table:covered-table-cell/>
            <table:table-cell table:style-name="Tableau5.J1" table:number-rows-spanned="3" office:value-type="string">
              <text:p text:style-name="P54">Publications</text:p>
            </table:table-cell>
          </table:table-row>
          <table:table-row table:style-name="Tableau5.1">
            <table:table-cell table:style-name="Tableau5.A1" office:value-type="string">
              <text:p text:style-name="P54"/>
            </table:table-cell>
            <table:covered-table-cell table:style-name="Tableau5.B1"/>
            <table:table-cell table:style-name="Tableau5.C2" table:number-rows-spanned="2" office:value-type="string">
              <text:p text:style-name="P54">Encadrement</text:p>
            </table:table-cell>
            <table:table-cell table:style-name="Tableau5.D2" table:number-columns-spanned="6" office:value-type="string">
              <text:p text:style-name="P54">Calendrier, financement et devenir</text:p>
            </table:table-cell>
            <table:covered-table-cell/>
            <table:covered-table-cell/>
            <table:covered-table-cell/>
            <table:covered-table-cell/>
            <table:covered-table-cell/>
            <table:covered-table-cell table:style-name="Tableau5.J2"/>
          </table:table-row>
          <table:table-row table:style-name="Tableau5.1">
            <table:table-cell table:style-name="Tableau5.A3" office:value-type="string">
              <text:p text:style-name="P54"/>
            </table:table-cell>
            <table:covered-table-cell table:style-name="Tableau5.B1"/>
            <table:covered-table-cell table:style-name="Tableau5.C3"/>
            <table:table-cell table:style-name="Tableau5.D3" office:value-type="string">
              <text:p text:style-name="P54">2018</text:p>
            </table:table-cell>
            <table:table-cell table:style-name="Tableau5.E3" office:value-type="string">
              <text:p text:style-name="P54">2019</text:p>
            </table:table-cell>
            <table:table-cell table:style-name="Tableau5.E3" table:number-columns-spanned="2" office:value-type="string">
              <text:p text:style-name="P54">2020</text:p>
            </table:table-cell>
            <table:covered-table-cell/>
            <table:table-cell table:style-name="Tableau5.E3" office:value-type="string">
              <text:p text:style-name="P54">2021</text:p>
            </table:table-cell>
            <table:table-cell table:style-name="Tableau5.I3" office:value-type="string">
              <text:p text:style-name="P54">2022</text:p>
            </table:table-cell>
            <table:covered-table-cell table:style-name="Tableau5.J3"/>
          </table:table-row>
        </table:table-header-rows>
        <table:table-row table:style-name="Tableau5.4">
          <table:table-cell table:style-name="Tableau5.A4" table:number-rows-spanned="10" office:value-type="string">
            <text:p text:style-name="P29">Thèses soutenues</text:p>
          </table:table-cell>
          <table:table-cell table:style-name="Tableau5.B4" table:number-rows-spanned="2" office:value-type="string">
            <text:p text:style-name="P22">Mariem Fekih</text:p>
          </table:table-cell>
          <table:table-cell table:style-name="Tableau5.C4" table:number-columns-spanned="7" office:value-type="string">
            <text:p text:style-name="P33">Leveraging cellular network signaling data for origin-destination matrix construction and travel patterns extraction in large-scale areas </text:p>
          </table:table-cell>
          <table:covered-table-cell/>
          <table:covered-table-cell/>
          <table:covered-table-cell/>
          <table:covered-table-cell/>
          <table:covered-table-cell/>
          <table:covered-table-cell/>
          <table:table-cell table:style-name="Tableau5.C4" table:number-rows-spanned="2" office:value-type="string">
            <text:p text:style-name="P21">J5, J29, CI12, CN5, CN9</text:p>
          </table:table-cell>
        </table:table-row>
        <table:table-row table:style-name="Tableau5.4">
          <table:covered-table-cell table:style-name="Tableau5.A5"/>
          <table:covered-table-cell table:style-name="Tableau5.B5"/>
          <table:table-cell table:style-name="Tableau5.C5" office:value-type="string">
            <text:p text:style-name="P27">Co-directeur (20%) +</text:p>
            <text:p text:style-name="P27">D. Janssens (80%)</text:p>
          </table:table-cell>
          <table:table-cell table:style-name="Tableau5.D5" table:number-columns-spanned="4" office:value-type="string">
            <text:p text:style-name="P57">CDD Orange Lab France</text:p>
          </table:table-cell>
          <table:covered-table-cell/>
          <table:covered-table-cell/>
          <table:covered-table-cell/>
          <table:table-cell table:style-name="Tableau5.H5" table:number-columns-spanned="2" office:value-type="string">
            <text:p text:style-name="P27"/>
          </table:table-cell>
          <table:covered-table-cell/>
          <table:covered-table-cell table:style-name="Tableau5.J5"/>
        </table:table-row>
        <table:table-row table:style-name="Tableau5.6">
          <table:covered-table-cell table:style-name="Tableau5.A6"/>
          <table:table-cell table:style-name="Tableau5.B6" table:number-rows-spanned="2" office:value-type="string">
            <text:p text:style-name="P22">Yazan Mualla</text:p>
          </table:table-cell>
          <table:table-cell table:style-name="Tableau5.C6" table:number-columns-spanned="7" office:value-type="string">
            <text:p text:style-name="P33">Explaining the Behavior of Remote Robots to Humans: An Agent-based Approach </text:p>
          </table:table-cell>
          <table:covered-table-cell/>
          <table:covered-table-cell/>
          <table:covered-table-cell/>
          <table:covered-table-cell/>
          <table:covered-table-cell/>
          <table:covered-table-cell/>
          <table:table-cell table:style-name="Tableau5.C6" table:number-rows-spanned="2" office:value-type="string">
            <text:p text:style-name="P21">J2, J7, J8, J9, CI1, CI2, CI4, CI6, CI7, CI8, CI10, CI11, CI13, CI14, CI15, CI17, CI18, CI20, CI81, CI82, CN1, CN2, CN3, CN4</text:p>
          </table:table-cell>
        </table:table-row>
        <table:table-row table:style-name="Tableau5.6">
          <table:covered-table-cell table:style-name="Tableau5.A7"/>
          <table:covered-table-cell table:style-name="Tableau5.B7"/>
          <table:table-cell table:style-name="Tableau5.C7" office:value-type="string">
            <text:p text:style-name="P27">Directeur (80%) + C. Nicolle (20%)</text:p>
          </table:table-cell>
          <table:table-cell table:style-name="Tableau5.D7" table:number-columns-spanned="4" office:value-type="string">
            <text:p text:style-name="P57">Bourse Régionale BFC</text:p>
          </table:table-cell>
          <table:covered-table-cell/>
          <table:covered-table-cell/>
          <table:covered-table-cell/>
          <table:table-cell table:style-name="Tableau5.H7" office:value-type="string">
            <text:p text:style-name="P27">ATER</text:p>
          </table:table-cell>
          <table:table-cell table:style-name="Tableau5.H7" office:value-type="string">
            <text:p text:style-name="P27">MCF</text:p>
          </table:table-cell>
          <table:covered-table-cell table:style-name="Tableau5.J7"/>
        </table:table-row>
        <table:table-row table:style-name="Tableau5.8">
          <table:covered-table-cell table:style-name="Tableau5.A8"/>
          <table:table-cell table:style-name="Tableau5.B8" table:number-rows-spanned="2" office:value-type="string">
            <text:p text:style-name="P22">Igor Tchappi Haman</text:p>
          </table:table-cell>
          <table:table-cell table:style-name="Tableau5.C8" table:number-columns-spanned="7" office:value-type="string">
            <text:p text:style-name="P33">Dynamic Multilevel and Holonic Model for the Simulation of a Large-Scale Complex System with Spatial Environment - Application to Road Traffic </text:p>
          </table:table-cell>
          <table:covered-table-cell/>
          <table:covered-table-cell/>
          <table:covered-table-cell/>
          <table:covered-table-cell/>
          <table:covered-table-cell/>
          <table:covered-table-cell/>
          <table:table-cell table:style-name="Tableau5.C8" table:number-rows-spanned="2" office:value-type="string">
            <text:p text:style-name="P21">J7, J8, J12, CI2, CI3, CI4, CI6, CI13, CI14, CI15, CI19, CI21, CI29, CN1, <text:soft-page-break/>CN2, CN3, CN13</text:p>
          </table:table-cell>
        </table:table-row>
        <table:table-row table:style-name="Tableau5.8">
          <table:covered-table-cell table:style-name="Tableau5.A9"/>
          <table:covered-table-cell table:style-name="Tableau5.B9"/>
          <table:table-cell table:style-name="Tableau5.C9" office:value-type="string">
            <text:p text:style-name="P27">Directeur (80%) +</text:p>
            <text:p text:style-name="P27">J.C. Kamgang (20%)</text:p>
          </table:table-cell>
          <table:table-cell table:style-name="Tableau5.D7" table:number-columns-spanned="4" office:value-type="string">
            <text:p text:style-name="P57">Co-tutelle - Bourse Ambassade de France au Cameroun</text:p>
          </table:table-cell>
          <table:covered-table-cell/>
          <table:covered-table-cell/>
          <table:covered-table-cell/>
          <table:table-cell table:style-name="Tableau5.H9" table:number-columns-spanned="2" office:value-type="string">
            <text:p text:style-name="P27">Postdoc</text:p>
          </table:table-cell>
          <table:covered-table-cell/>
          <table:covered-table-cell table:style-name="Tableau5.J9"/>
        </table:table-row>
        <table:table-row table:style-name="Tableau5.10">
          <table:covered-table-cell table:style-name="Tableau5.A10"/>
          <table:table-cell table:style-name="Tableau5.B6" table:number-rows-spanned="2" office:value-type="string">
            <text:p text:style-name="P22">Hui Zhao</text:p>
          </table:table-cell>
          <table:table-cell table:style-name="Tableau5.C6" table:number-columns-spanned="7" office:value-type="string">
            <text:p text:style-name="P33">Agent-based Model for the Rescheduling of Individual and Collective Daily Activities under Uncertainties</text:p>
          </table:table-cell>
          <table:covered-table-cell/>
          <table:covered-table-cell/>
          <table:covered-table-cell/>
          <table:covered-table-cell/>
          <table:covered-table-cell/>
          <table:covered-table-cell/>
          <table:table-cell table:style-name="Tableau5.C6" table:number-rows-spanned="2" office:value-type="string">
            <text:p text:style-name="P21">J8, J12, CI6, CI10, CI16, CN11</text:p>
          </table:table-cell>
        </table:table-row>
        <table:table-row table:style-name="Tableau5.10">
          <table:covered-table-cell table:style-name="Tableau5.A11"/>
          <table:covered-table-cell table:style-name="Tableau5.B7"/>
          <table:table-cell table:style-name="Tableau5.C11" office:value-type="string">
            <text:p text:style-name="P27">Directeur (100%)</text:p>
          </table:table-cell>
          <table:table-cell table:style-name="Tableau5.D7" table:number-columns-spanned="4" office:value-type="string">
            <text:p text:style-name="P57">Bourse CSC Chine</text:p>
          </table:table-cell>
          <table:covered-table-cell/>
          <table:covered-table-cell/>
          <table:covered-table-cell/>
          <table:table-cell table:style-name="Tableau5.H9" table:number-columns-spanned="2" office:value-type="string">
            <text:p text:style-name="P27">Postdoc</text:p>
          </table:table-cell>
          <table:covered-table-cell/>
          <table:covered-table-cell table:style-name="Tableau5.J11"/>
        </table:table-row>
        <table:table-row table:style-name="Tableau5.12">
          <table:covered-table-cell table:style-name="Tableau5.A12"/>
          <table:table-cell table:style-name="Tableau5.B12" table:number-rows-spanned="2" office:value-type="string">
            <text:p text:style-name="P22">Samar El-Amine</text:p>
          </table:table-cell>
          <table:table-cell table:style-name="Tableau5.C8" table:number-columns-spanned="7" office:value-type="string">
            <text:p text:style-name="P6"><text:span text:style-name="T30">Agent-based Modeling of the Social and </text:span><text:span text:style-name="T54">Economic Factors affecting the Choice of Transportation Mode: Application to the Beirut city</text:span></text:p>
          </table:table-cell>
          <table:covered-table-cell/>
          <table:covered-table-cell/>
          <table:covered-table-cell/>
          <table:covered-table-cell/>
          <table:covered-table-cell/>
          <table:covered-table-cell/>
          <table:table-cell table:style-name="Tableau5.C8" table:number-rows-spanned="2" office:value-type="string">
            <text:p text:style-name="P21">J13, CI25, CI26, CN8</text:p>
          </table:table-cell>
        </table:table-row>
        <table:table-row table:style-name="Tableau5.12">
          <table:covered-table-cell table:style-name="Tableau5.A13"/>
          <table:covered-table-cell table:style-name="Tableau5.B13"/>
          <table:table-cell table:style-name="Tableau5.C13" office:value-type="string">
            <text:p text:style-name="P27">Directeur (80%) + A. Koukam (20%)</text:p>
          </table:table-cell>
          <table:table-cell table:style-name="Tableau5.D7" table:number-columns-spanned="3" office:value-type="string">
            <text:p text:style-name="P57">CDD S&amp;A Belgique</text:p>
          </table:table-cell>
          <table:covered-table-cell/>
          <table:covered-table-cell/>
          <table:table-cell table:style-name="Tableau5.G13" table:number-columns-spanned="3" office:value-type="string">
            <text:p text:style-name="P27">Ingénieur de recherche</text:p>
          </table:table-cell>
          <table:covered-table-cell/>
          <table:covered-table-cell/>
          <table:covered-table-cell table:style-name="Tableau5.J13"/>
        </table:table-row>
        <table:table-row table:style-name="Tableau5.14">
          <table:table-cell table:style-name="Tableau5.A14" table:number-rows-spanned="8" office:value-type="string">
            <text:p text:style-name="P29">Thèses en cours</text:p>
          </table:table-cell>
          <table:table-cell table:style-name="Tableau5.B6" table:number-rows-spanned="2" office:value-type="string">
            <text:p text:style-name="P22">Simon Stephan</text:p>
          </table:table-cell>
          <table:table-cell table:style-name="Tableau5.C6" table:number-columns-spanned="7" office:value-type="string">
            <text:p text:style-name="P23">Contribution à la modélisation et à l’explication de l’identification de cibles thérapeutiques en utilisant des modèles d’intelligence artificielle hybride basés sur la modélisation de connaissances et des systèmes multiagents </text:p>
          </table:table-cell>
          <table:covered-table-cell/>
          <table:covered-table-cell/>
          <table:covered-table-cell/>
          <table:covered-table-cell/>
          <table:covered-table-cell/>
          <table:covered-table-cell/>
          <table:table-cell table:style-name="Tableau5.C6" table:number-rows-spanned="2" office:value-type="string">
            <text:p text:style-name="P27">-</text:p>
          </table:table-cell>
        </table:table-row>
        <table:table-row table:style-name="Tableau5.14">
          <table:covered-table-cell table:style-name="Tableau5.A15"/>
          <table:covered-table-cell table:style-name="Tableau5.B7"/>
          <table:table-cell table:style-name="Tableau5.C15" office:value-type="string">
            <text:p text:style-name="P27">Directeur (50%) + O. Narsis (50%)</text:p>
          </table:table-cell>
          <table:table-cell table:style-name="Tableau5.C6" table:number-columns-spanned="4" office:value-type="string">
            <text:p text:style-name="P57"/>
          </table:table-cell>
          <table:covered-table-cell/>
          <table:covered-table-cell/>
          <table:covered-table-cell/>
          <table:table-cell table:style-name="Tableau5.D7" table:number-columns-spanned="2" office:value-type="string">
            <text:p text:style-name="P57">ANR Laboratoire Commun</text:p>
          </table:table-cell>
          <table:covered-table-cell/>
          <table:covered-table-cell table:style-name="Tableau5.J15"/>
        </table:table-row>
        <table:table-row table:style-name="Tableau5.16">
          <table:covered-table-cell table:style-name="Tableau5.A16"/>
          <table:table-cell table:style-name="Tableau5.B16" table:number-rows-spanned="2" office:value-type="string">
            <text:p text:style-name="P22">Pedro Hilario Luzolo</text:p>
          </table:table-cell>
          <table:table-cell table:style-name="Tableau5.C8" table:number-columns-spanned="7" office:value-type="string">
            <text:p text:style-name="P33">Distributed artificial intelligence and intelligent agents: Application of Green energy into smart cities by IoT integrated systems </text:p>
          </table:table-cell>
          <table:covered-table-cell/>
          <table:covered-table-cell/>
          <table:covered-table-cell/>
          <table:covered-table-cell/>
          <table:covered-table-cell/>
          <table:covered-table-cell/>
          <table:table-cell table:style-name="Tableau5.C8" table:number-rows-spanned="2" office:value-type="string">
            <text:p text:style-name="P27">-</text:p>
          </table:table-cell>
        </table:table-row>
        <table:table-row table:style-name="Tableau5.16">
          <table:covered-table-cell table:style-name="Tableau5.A17"/>
          <table:covered-table-cell table:style-name="Tableau5.B17"/>
          <table:table-cell table:style-name="Tableau5.C17" office:value-type="string">
            <text:p text:style-name="P27">Directeur (60%) + Z. Elrawashdesh (20%)</text:p>
          </table:table-cell>
          <table:table-cell table:style-name="Tableau5.C8" table:number-columns-spanned="4" office:value-type="string">
            <text:p text:style-name="P57"/>
          </table:table-cell>
          <table:covered-table-cell/>
          <table:covered-table-cell/>
          <table:covered-table-cell/>
          <table:table-cell table:style-name="Tableau5.D7" table:number-columns-spanned="2" office:value-type="string">
            <text:p text:style-name="P57">Ambassade de France en Angola</text:p>
          </table:table-cell>
          <table:covered-table-cell/>
          <table:covered-table-cell table:style-name="Tableau5.J17"/>
        </table:table-row>
        <table:table-row table:style-name="Tableau5.18">
          <table:covered-table-cell table:style-name="Tableau5.A18"/>
          <table:table-cell table:style-name="Tableau5.B6" table:number-rows-spanned="2" office:value-type="string">
            <text:p text:style-name="P22">Takieddine Soualhi</text:p>
          </table:table-cell>
          <table:table-cell table:style-name="Tableau5.C6" table:number-columns-spanned="7" office:value-type="string">
            <text:p text:style-name="P23">Contribution à la perception et à la planification et commande coopératives de robots dans un environnement incertain </text:p>
          </table:table-cell>
          <table:covered-table-cell/>
          <table:covered-table-cell/>
          <table:covered-table-cell/>
          <table:covered-table-cell/>
          <table:covered-table-cell/>
          <table:covered-table-cell/>
          <table:table-cell table:style-name="Tableau5.C6" table:number-rows-spanned="2" office:value-type="string">
            <text:p text:style-name="P27">-</text:p>
          </table:table-cell>
        </table:table-row>
        <table:table-row table:style-name="Tableau5.18">
          <table:covered-table-cell table:style-name="Tableau5.A19"/>
          <table:covered-table-cell table:style-name="Tableau5.B7"/>
          <table:table-cell table:style-name="Tableau5.C19" office:value-type="string">
            <text:p text:style-name="P27">Co-directeur (50%) + Y. Ruichek (50%)</text:p>
          </table:table-cell>
          <table:table-cell table:style-name="Tableau5.C6" table:number-columns-spanned="4" office:value-type="string">
            <text:p text:style-name="P57"/>
          </table:table-cell>
          <table:covered-table-cell/>
          <table:covered-table-cell/>
          <table:covered-table-cell/>
          <table:table-cell table:style-name="Tableau5.D7" table:number-columns-spanned="2" office:value-type="string">
            <text:p text:style-name="P57">MESRI</text:p>
          </table:table-cell>
          <table:covered-table-cell/>
          <table:covered-table-cell table:style-name="Tableau5.J19"/>
        </table:table-row>
        <table:table-row table:style-name="Tableau5.20">
          <table:covered-table-cell table:style-name="Tableau5.A20"/>
          <table:table-cell table:style-name="Tableau5.B20" table:number-rows-spanned="2" office:value-type="string">
            <text:p text:style-name="P22">Dani Manjah</text:p>
          </table:table-cell>
          <table:table-cell table:style-name="Tableau5.C8" table:number-columns-spanned="7" office:value-type="string">
            <text:p text:style-name="P33">Joint multi-method multi-sensor optimization through an holonic agent architecture </text:p>
          </table:table-cell>
          <table:covered-table-cell/>
          <table:covered-table-cell/>
          <table:covered-table-cell/>
          <table:covered-table-cell/>
          <table:covered-table-cell/>
          <table:covered-table-cell/>
          <table:table-cell table:style-name="Tableau5.C8" table:number-rows-spanned="2" office:value-type="string">
            <text:p text:style-name="P27">-</text:p>
          </table:table-cell>
        </table:table-row>
        <table:table-row table:style-name="Tableau5.20">
          <table:covered-table-cell table:style-name="Tableau5.A21"/>
          <table:covered-table-cell table:style-name="Tableau5.B21"/>
          <table:table-cell table:style-name="Tableau5.C21" office:value-type="string">
            <text:p text:style-name="P27">Co-directeur (50%) + B. Marcq (50%)</text:p>
          </table:table-cell>
          <table:table-cell table:style-name="Tableau5.C8" table:number-columns-spanned="4" office:value-type="string">
            <text:p text:style-name="P57"/>
          </table:table-cell>
          <table:covered-table-cell/>
          <table:covered-table-cell/>
          <table:covered-table-cell/>
          <table:table-cell table:style-name="Tableau5.D7" table:number-columns-spanned="2" office:value-type="string">
            <text:p text:style-name="P57">CDD Belgique</text:p>
          </table:table-cell>
          <table:covered-table-cell/>
          <table:covered-table-cell table:style-name="Tableau5.J21"/>
        </table:table-row>
      </table:table>
      <text:h text:style-name="Heading_20_2" text:outline-level="2">3.4. Diffusion et rayonnement</text:h>
      <text:h text:style-name="Heading_20_3" text:outline-level="3">3.4.1. Expertises internationales et nationales</text:h>
      <text:p text:style-name="P49">Les détails de mes expertises entre 2018 et 2021 sont fournis en annexe A4 et résumé dans le tableau ci-dessous.</text:p>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54">Type d’expertise</text:p>
            </table:table-cell>
            <table:table-cell table:style-name="Tableau6.A1" office:value-type="string">
              <text:p text:style-name="P54">Quantité</text:p>
            </table:table-cell>
            <table:table-cell table:style-name="Tableau6.C1" office:value-type="string">
              <text:p text:style-name="P54">Détails sur les expertises</text:p>
            </table:table-cell>
          </table:table-row>
        </table:table-header-rows>
        <table:table-row table:style-name="Tableau6.2">
          <table:table-cell table:style-name="Tableau6.A2" office:value-type="string">
            <text:p text:style-name="P22">Expert pour les appels à projet internationaux</text:p>
          </table:table-cell>
          <table:table-cell table:style-name="Tableau6.B2" office:value-type="string">
            <text:p text:style-name="P27">2</text:p>
          </table:table-cell>
          <table:table-cell table:style-name="Tableau6.C2" office:value-type="string">
            <text:p text:style-name="P27">1 H2020 ICT, 1 COMET (Autriche)</text:p>
          </table:table-cell>
        </table:table-row>
        <table:table-row table:style-name="Tableau6.2">
          <table:table-cell table:style-name="Tableau6.A3" office:value-type="string">
            <text:p text:style-name="P22">Expert pour les appels à projet nationaux</text:p>
          </table:table-cell>
          <table:table-cell table:style-name="Tableau6.B3" office:value-type="string">
            <text:p text:style-name="P27">1</text:p>
          </table:table-cell>
          <table:table-cell table:style-name="Tableau6.C3" office:value-type="string">
            <text:p text:style-name="P27">1 Région Wallonie (Belgique)</text:p>
          </table:table-cell>
        </table:table-row>
        <table:table-row table:style-name="Tableau6.4">
          <table:table-cell table:style-name="Tableau6.A4" office:value-type="string">
            <text:p text:style-name="P22">Expert pour l’ANRT</text:p>
          </table:table-cell>
          <table:table-cell table:style-name="Tableau6.B4" office:value-type="string">
            <text:p text:style-name="P27">2</text:p>
          </table:table-cell>
          <table:table-cell table:style-name="Tableau6.C4" office:value-type="string">
            <text:p text:style-name="P27">2 thèses CIFRE expertisés</text:p>
          </table:table-cell>
        </table:table-row>
        <text:soft-page-break/>
        <table:table-row table:style-name="Tableau6.5">
          <table:table-cell table:style-name="Tableau6.A5" office:value-type="string">
            <text:p text:style-name="P22">Expert scientifique dans le cadre d’un marché public</text:p>
          </table:table-cell>
          <table:table-cell table:style-name="Tableau6.B5" office:value-type="string">
            <text:p text:style-name="P27">1</text:p>
          </table:table-cell>
          <table:table-cell table:style-name="Tableau6.C3" office:value-type="string">
            <text:p text:style-name="P27">Réadaptic CHU Dijon</text:p>
          </table:table-cell>
        </table:table-row>
        <table:table-row table:style-name="Tableau6.6">
          <table:table-cell table:style-name="Tableau6.A6" office:value-type="string">
            <text:p text:style-name="P22">Auditeur de projets industriels</text:p>
          </table:table-cell>
          <table:table-cell table:style-name="Tableau6.B6" office:value-type="string">
            <text:p text:style-name="P27">1</text:p>
          </table:table-cell>
          <table:table-cell table:style-name="Tableau6.C6" office:value-type="string">
            <text:p text:style-name="P27">1 (Allucyne)</text:p>
          </table:table-cell>
        </table:table-row>
        <table:table-row table:style-name="Tableau6.7">
          <table:table-cell table:style-name="Tableau6.A7" office:value-type="string">
            <text:p text:style-name="P22">Expert pour l’évolution de carrière de chercheur</text:p>
          </table:table-cell>
          <table:table-cell table:style-name="Tableau6.B7" office:value-type="string">
            <text:p text:style-name="P27">5</text:p>
          </table:table-cell>
          <table:table-cell table:style-name="Tableau6.C3" office:value-type="string">
            <text:p text:style-name="P32">3 Univ. Hasselt (Belgique), 1 British Society of Computer Science (Angleterre), 1 German Univ. of Technology (Oman)</text:p>
          </table:table-cell>
        </table:table-row>
        <table:table-row table:style-name="Tableau6.8">
          <table:table-cell table:style-name="Tableau6.A8" office:value-type="string">
            <text:p text:style-name="P22">Expert pour attribution locale de PEDR</text:p>
          </table:table-cell>
          <table:table-cell table:style-name="Tableau6.B8" office:value-type="string">
            <text:p text:style-name="P27">1</text:p>
          </table:table-cell>
          <table:table-cell table:style-name="Tableau6.C8" office:value-type="string">
            <text:p text:style-name="P27">1 Univ. Toulouse 1</text:p>
          </table:table-cell>
        </table:table-row>
        <table:table-row table:style-name="Tableau6.9">
          <table:table-cell table:style-name="Tableau6.A9" office:value-type="string">
            <text:p text:style-name="P22">Expertise de mémoire de Master</text:p>
          </table:table-cell>
          <table:table-cell table:style-name="Tableau6.B9" office:value-type="string">
            <text:p text:style-name="P32">1</text:p>
          </table:table-cell>
          <table:table-cell table:style-name="Tableau6.C9" office:value-type="string">
            <text:p text:style-name="P32">1 Univ. Purdue (USA)</text:p>
          </table:table-cell>
        </table:table-row>
      </table:table>
      <text:h text:style-name="Heading_20_3" text:outline-level="3">3.4.2. Activités éditoriales</text:h>
      <text:p text:style-name="P49">L’ensemble de mes activités éditoriales sont détaillées dans l’annexe A5.</text:p>
      <text:list xml:id="list3406558568" text:style-name="WWNum38">
        <text:list-item>
          <text:p text:style-name="P104"><text:span text:style-name="T7">Editeur de 3 numéros spéciaux de journaux internationaux</text:span> :</text:p>
        </text:list-item>
      </text:list>
      <text:list xml:id="list3024894058" text:style-name="WWNum39">
        <text:list-item>
          <text:list>
            <text:list-item>
              <text:p text:style-name="P106">"<text:a xlink:type="simple" xlink:href="https://www.frontiersin.org/research-topics/17692/future-trends-and-transitions-in-connected-and-autonomous-transportation" text:style-name="Internet_20_link" text:visited-style-name="Visited_20_Internet_20_Link"><text:span text:style-name="Internet_20_link">Future Trends and Transitions in Connected and Autonomous Transportation</text:span></text:a>" ; journal Frontiers In, 2020-2021 ; Co-éditeurs : A. Yasar, H. Malik, F. Outay.</text:p>
            </text:list-item>
            <text:list-item>
              <text:p text:style-name="P106">"<text:a xlink:type="simple" xlink:href="https://www.mdpi.com/journal/sustainability/special_issues/Simulated_Analysis_Intelligent_Transportation_Solutions" text:style-name="Internet_20_link" text:visited-style-name="Visited_20_Internet_20_Link"><text:span text:style-name="Internet_20_link">Simulated Analysis of Sustainable Intelligent Transportation Solutions</text:span></text:a>" ; <text:s/>journal Sustainability, 2020-2021 (MDPI) ; Co-éditeur : A. Yasar.</text:p>
            </text:list-item>
            <text:list-item>
              <text:p text:style-name="P107">"Ubiquitous Systems and Pervasive Networks" ; International Journal of Ubiquitous Systems and Pervasive Networks, 2020; Co-éditeur : E. SHAKSHUKI.</text:p>
            </text:list-item>
          </text:list>
        </text:list-item>
      </text:list>
      <text:list xml:id="list115803561819412" text:continue-list="list3406558568" text:style-name="WWNum38">
        <text:list-item>
          <text:p text:style-name="P105"><text:span text:style-name="T7">Membre de</text:span> <text:span text:style-name="T7">17 comités de sélection pour des journaux internationaux</text:span> dont JAAMAS, TR-C, FGCS, SIMPAT, EAAI (liste exhaustive en annexe A5) pour 31 articles évalués.</text:p>
        </text:list-item>
        <text:list-item>
          <text:p text:style-name="P105"><text:span text:style-name="T7">Membre de</text:span> <text:span text:style-name="T7">33 comités de programme scientifique (TPC) de conférences et d’ateliers internationaux et nationaux</text:span> dont AAMAS, PAAMS, EMAS, Winter Simulation Conference, ABMTRANS, JFSMA, JFMS (liste exhaustive en annexe A5).</text:p>
        </text:list-item>
      </text:list>
      <text:h text:style-name="Heading_20_3" text:outline-level="3">3.4.3. Participations à des jurys de thèse et de HDR (hors établissement UTBM/UBFC)</text:h>
      <text:p text:style-name="P18">2018-2021 : Rapporteur sur 1 HDR, rapporteur sur 8 thèses de doctorat en France et rapporteur sur 5 thèses hors de France.</text:p>
      <text:p text:style-name="P49"><text:bookmark-start text:name="__RefHeading___Toc9239_2816575212"/><text:bookmark-start text:name="_Toc36809394"/><text:bookmark-start text:name="_Toc510112975"/><text:span text:style-name="T18">Rapporteur sur une HDR</text:span><text:bookmark-end text:name="_Toc36809394"/><text:bookmark-end text:name="_Toc510112975"/><text:span text:style-name="T18"> :</text:span><text:bookmark-end text:name="__RefHeading___Toc9239_2816575212"/></text:p>
      <text:list xml:id="list1262517356" text:style-name="WWNum4">
        <text:list-item>
          <text:list>
            <text:list-item>
              <text:p text:style-name="P108"><text:span text:style-name="T7">Hatem Hadj Kacem</text:span>, « Contribution à la spécification et à la vérification des systèmes distribués. » Faculté des Sciences Economique et de Gestion de l’<text:span text:style-name="T7">Université de Sfax, </text:span><text:span text:style-name="T6">Tunisie</text:span>. HDR défendue le 19 mars 2019.<text:bookmark-start text:name="_Toc36809395"/><text:bookmark text:name="__RefHeading___Toc9241_2816575212"/></text:p>
            </text:list-item>
          </text:list>
        </text:list-item>
      </text:list>
      <text:p text:style-name="P49"><text:span text:style-name="T18">Rapporteur sur des thèses de Doctorat</text:span><text:bookmark-end text:name="_Toc36809395"/><text:span text:style-name="T18"> soutenues hors de France:</text:span></text:p>
      <text:list xml:id="list115804132997343" text:continue-numbering="true" text:style-name="WWNum4">
        <text:list-item>
          <text:list>
            <text:list-item>
              <text:p text:style-name="P108"><text:span text:style-name="T7">Ezzine Missaouri</text:span>, « Approche de Spécification, Vérification et Raffinement des Exigences Non Fonctionnelles pour les Systèmes Autonomes Complexes. » <text:span text:style-name="T7">Université de Manouba, Tunisie</text:span>. Directeurs : Sami BHIRI, Belhassen MAZIGH. Thèse défendue en le 22 juin 2021.</text:p>
            </text:list-item>
            <text:list-item>
              <text:p text:style-name="P108"><text:span text:style-name="T39">Jan Vuurstaek</text:span><text:span text:style-name="T37">, « Transport Simulation Tools. ». </text:span><text:span text:style-name="T7">Université de Hasselt, Belgique</text:span>. Directeurs : Tom Bellemans, Davy Janssens. Thèse défendue le 26 mai 2021. Thèse écrite et défendue en anglais.</text:p>
            </text:list-item>
            <text:list-item>
              <text:p text:style-name="P85"><text:span text:style-name="T39">Amar Nath</text:span><text:span text:style-name="T37">, « </text:span><text:span text:style-name="T45">A Distributed Approach for Collaborative Task Execution in a Dynamic Environment</text:span><text:span text:style-name="T37">. » </text:span><text:span text:style-name="T39">Indian Institute of Technology of Roorkee, India</text:span><text:span text:style-name="T37">. Directeur : Rajdeep Niyogi. </text:span>Thèse défendue en Novembre 2020. Thèse écrite et soutenue en anglais.</text:p>
            </text:list-item>
            <text:list-item>
              <text:p text:style-name="P85"><text:span text:style-name="T39">Mauricio Gomez Morales</text:span><text:span text:style-name="T37">, « Hybrid cloud model checking using the interaction layer of HARMS for ambient assistive living environments. » </text:span>Co-tutelle entre la <text:span text:style-name="T7">Purdue University</text:span>, USA et <text:span text:style-name="T7">l’Université Paris-Est Créteil</text:span>, France. Directeurs : E. Matson (PU), J. Springer (PU), B.C. Min (PU), A. Chibani (UPEC). Thèse défendue le 15 décembre 2018. Thèse écrite et soutenue en anglais.</text:p>
            </text:list-item>
            <text:list-item>
              <text:p text:style-name="P85"><text:span text:style-name="T39">Iyad Ollite</text:span><text:span text:style-name="T37">, « Improving RESTful Services Performance on Mobile Devices using a Two-Tier Web Caching System. » School of Innovative Technologies and Engineering of the </text:span><text:span text:style-name="T39">University of Technology, Mauritius</text:span><text:span text:style-name="T37">. </text:span>Directeurs : S. Nissanke (UTM), Dr. Mohamudally (UTM). Thèse défendue le 2 février 2018. Thèse écrite et soutenue en anglais.</text:p>
            </text:list-item>
          </text:list>
        </text:list-item>
      </text:list>
      <text:p text:style-name="P66">Rapporteur sur des thèses de Doctorat soutenues en France:</text:p>
      <text:list xml:id="list115803478459766" text:continue-numbering="true" text:style-name="WWNum4">
        <text:list-item>
          <text:list>
            <text:list-item>
              <text:p text:style-name="P85"><text:soft-page-break/><text:span text:style-name="T7">Anissa Ticherahine</text:span>, « Modélisation et exploration de données liées à la consommation. » <text:span text:style-name="T7">Université de Haute-Alsace</text:span>. Directeurs : A. Makhlouf, P. Wira. Thèse défendue le 30 novembre 2021.</text:p>
            </text:list-item>
            <text:list-item>
              <text:p text:style-name="P85"><text:span text:style-name="T7">Hala Alsalloum</text:span>, « Gestion décentralisée des interactions complexes entre producteurs et consommateurs d’énergie électrique. » <text:span text:style-name="T7">Université de Technologie de Troyes</text:span>. Directeurs : L. Merghem-Boulahia, Rana Rahim. Thèse défendue le 11 février 2021.</text:p>
            </text:list-item>
            <text:list-item>
              <text:p text:style-name="P85"><text:span text:style-name="T7">Dounia Boufedji</text:span>, « Une approche d’ingénierie multi-agents à base de LdPL (Lignes de Produits Logiciels). » Thèse en co-tutelle entre la <text:span text:style-name="T7">Sorbonnes Université Paris</text:span> et l’Université des Sciences et de la Technologie Houari Boumedienne, Algérie. Directeurs : Z Guessoum (UPMC), A. Mokhtari (USTHB), T. Zaidi (USTHB). Thèse défendue le 14 décembre 2020.</text:p>
            </text:list-item>
            <text:list-item>
              <text:p text:style-name="P85"><text:span text:style-name="T39">Elhadi Belghache</text:span><text:span text:style-name="T37">, « AMAS4BigData : Adaptive Multi-Agent Systems for Dynamic Big Data Analytics. » </text:span><text:span text:style-name="T7">Université Toulouse III Paul Sabatier</text:span>. Directeurs : M.P. Gleizes (IRIT), J.P. Georgé (IRIT). Thèse défendue le 9 septembre 2019. Thèse écrite et soutenue en anglais.</text:p>
            </text:list-item>
            <text:list-item>
              <text:p text:style-name="P85"><text:span text:style-name="T7">Simon Pageaud</text:span>, « SmartGOV : Architecture générique pour la co-construction de politiques urbaines basée sur l’apprentissage par renforcement multi-agent. » <text:span text:style-name="T7">Université Claude Bernard Lyon 1</text:span>. Directrice : S. Hassas (LIRIS). Thèse défendue le 6 septembre 2019.</text:p>
            </text:list-item>
            <text:list-item>
              <text:p text:style-name="P85"><text:span text:style-name="T7">Thomas Paris</text:span>, « Modélisation de systèmes complexes par composition : une démarche hiérarchique pour la co-simulation de composants hétérogènes. » <text:span text:style-name="T7">Université de Lorraine</text:span>. Directeur : V. Chevrier (INRIA). Thèse défendue le 19 mars 2019.</text:p>
            </text:list-item>
            <text:list-item>
              <text:p text:style-name="P85"><text:span text:style-name="T7">Ludovic Grivault</text:span>, « Architecture multi-agent pour la conception et l’ordonnancement de systèmes multi-senseurs embarqués sur plateformes aéroportées. » <text:span text:style-name="T7">Sorbonne-Université</text:span>. Directrice : A. El Fallah Seghrouchni. Thèse défendue le 21 décembre 2018.</text:p>
            </text:list-item>
            <text:list-item>
              <text:p text:style-name="P85"><text:span text:style-name="T7">Zina El Guedria</text:span>, « Assistance à la recherche documentaire par une approche adapatative à base d’agents et d’artefacts. » <text:span text:style-name="T7">INSA Rouen</text:span>, Normandie Université. Directeur : L. Vercouter. Thèse défendue le 15 octobre 2018.</text:p>
            </text:list-item>
            <text:list-item>
              <text:p text:style-name="P85"><text:span text:style-name="T7">Ferdinand Pette</text:span>, « Intergiciel agent pour le déploiement et la configuration d’applications distribuées dans des environnements ambiants. » <text:span text:style-name="T7">Université Pierre et Marie Currie Paris 6</text:span>, France. Directeurs : A. El Fallah Seghrouchni (UPMC), Dr. Dinont (Institut Supérieur de l’Electronique et du Numérique, Lille). Thèse défendue le 18 janvier 2017.</text:p>
            </text:list-item>
          </text:list>
        </text:list-item>
      </text:list>
      <text:h text:style-name="P13" text:outline-level="3">3.4.4. Invitations dans des universités étrangères</text:h>
      <text:list xml:id="list1281469328" text:style-name="WWNum37">
        <text:list-item>
          <text:p text:style-name="P86"><text:span text:style-name="T6">2019 : Professeur invité à l’Université de Shanghai (1 mois, octobre 2019)</text:span><text:span text:style-name="T52"> dans le cadre du programme « Chercheurs d’Excellence » de la municipalité de Shanghai. J’ai intégré le laboratoire de Prof. X. Tu pour réaliser une recherche sur la modélisation multi-agent de drones autonomes. J’ai encadré une étudiante en Master et j’ai réalisé deux séminaires. Publication : CI5. </text:span><text:span text:style-name="T19">Il était prévu une mobilité par an jusqu’en 2025, mais cela a été suspendue à cause du COVID.</text:span></text:p>
        </text:list-item>
      </text:list>
      <text:h text:style-name="Heading_20_3" text:outline-level="3">3.4.5. Invitations dans conférences internationales et des salons</text:h>
      <text:list xml:id="list2572578627" text:style-name="WWNum34">
        <text:list-item>
          <text:p text:style-name="P93">2 Invitations comme Keynote Speaker dans des conférences :</text:p>
        </text:list-item>
      </text:list>
      <text:list xml:id="list4171280294" text:style-name="WWNum35">
        <text:list-item>
          <text:list>
            <text:list-item>
              <text:p text:style-name="P94">« Applications of Multiagent Systems for Unmanned and Connected Ground and Aerial Vehicles. » International Conference on Integrated Automation (ICIA 2021), 6-7 novembre 2021, Shanghai China.</text:p>
            </text:list-item>
            <text:list-item>
              <text:p text:style-name="P94">« Applications of multiagent systems and SARL programming language in transportation applications. » International Conference on Recent Theories and Applications in Transportation and Mobility (RTATM 2021), 14-15 octobre 2021, République Tchèque.</text:p>
            </text:list-item>
          </text:list>
        </text:list-item>
      </text:list>
      <text:list xml:id="list115804907130367" text:continue-list="list2572578627" text:style-name="WWNum34">
        <text:list-item>
          <text:p text:style-name="P87"><text:span text:style-name="T6">5 Invitations dans des conférences et des salons : </text:span><text:span text:style-name="T23">1)</text:span><text:span text:style-name="T6"> </text:span>Salon de l’Intelligence Artificielle de Belfort (17 et 18 juin 2021) ; <text:span text:style-name="T22">2) </text:span>Conférence Agora de la ville de Macon (28 septembre 2021) ; <text:span text:style-name="T22">3)</text:span> Forum <text:span text:style-name="Internet_20_link"><text:span text:style-name="T57">BIMOC 2018</text:span></text:span> de Dijon (7 juin 2018) ; <text:span text:style-name="T22">4) </text:span>Stand de l’institut Carnot ARTS à Global Industrie de Lyon (septembre 2021) ; <text:span text:style-name="T22">5) </text:span>Stand de l’institut Carnot ARTS aux Rendez-vous Carnot de Lyon (novembre 2021).</text:p>
        </text:list-item>
        <text:list-item>
          <text:p text:style-name="P87"><text:soft-page-break/><text:span text:style-name="T7">7 Séminaires scientifiques et industriels multidisciplinaires : </text:span>Dutch Virtual Mission Artificial Intelligence to France (2019) ; Rendez-vous Nuclear Valley (4 juin 2019 et 24-27 novembre 2020) ; <text:s/>Séminaire du département mécatronique de l’Université de Shanghai (9 octobre 2019) ; Séminaire commun du département mécatronique de l’Université de Shanghai et de l’Université de Technologie Sino-EUropéenne de Shanghai (25 septembre 2019) ; Séminaire Inter-UT (18 juin 2018) ; Séminaire LIP6 Paris (29 octobre 2018).</text:p>
        </text:list-item>
      </text:list>
      <text:h text:style-name="Heading_20_3" text:outline-level="3">3.4.6. Organisation colloques, conférences, journées d'étude</text:h>
      <text:list xml:id="list108791269" text:style-name="WWNum33">
        <text:list-item>
          <text:p text:style-name="P88"><text:bookmark-start text:name="__RefHeading___Toc9257_2816575212"/><text:span text:style-name="T7">3 </text:span><text:span text:style-name="T6">conférences internationales (</text:span><text:span text:style-name="T7">General Program Chair)</text:span> : Mobile Systems and Pervasive Computing 2017 et 2018 (Gran Canaria, Spain), Current and Future Trends of Information and Communication Technologies in Healthcare 2017 (Lund, Sweden).<text:bookmark-end text:name="__RefHeading___Toc9257_2816575212"/></text:p>
        </text:list-item>
        <text:list-item>
          <text:p text:style-name="P88"><text:span text:style-name="T6">10 organisations de 4 ateliers internationaux</text:span> <text:span text:style-name="T7">(general chair) </text:span>: Agent-based Modeling and Applications with SARL (chaque année depuis 2016) ; International Forum for the SARL Users and Developpers en 2020 et 2021 ; International Workshop on Collaboration of Humans, Agents, Robots, Machines and Sensors en 2019, 2020 et 2021 ; Workshop on Explainable AI in Automated Driving 2019.</text:p>
        </text:list-item>
        <text:list-item>
          <text:p text:style-name="P88"><text:span text:style-name="T7">8 participations comme General Workshops’ Chair dans 2 conférences</text:span> <text:span text:style-name="T7">internationales</text:span> : International Conference on Ambient Systems, Networks and Technologies depuis 2018 ; International Conference on Conference on Future Networks and Communications depuis 2018.<text:bookmark text:name="__RefHeading___Toc9261_2816575212"/></text:p>
        </text:list-item>
      </text:list>
      <text:h text:style-name="P64" text:outline-level="3">3.4.7 Distinctions internationales</text:h>
      <text:list xml:id="list3596404308" text:style-name="WWNum36">
        <text:list-item>
          <text:p text:style-name="P89"><text:span text:style-name="T17">2019 : Lauréat «High Level Talent (Category A)»</text:span><text:span text:style-name="T39">; Programme national chinois «Implementation Measures for Foreign Talents R Visa and Categories for Foreigners Working in China»</text:span><text:span text:style-name="T37">. </text:span>Cette distinction a été certifiée par l’administration de la province de Shanghai (voir annexe A6) pour une durée de 10 ans.</text:p>
        </text:list-item>
      </text:list>
      <text:h text:style-name="Heading_20_2" text:outline-level="2">3.5. Responsabilités scientifiques entre 2018 et 2021</text:h>
      <text:h text:style-name="Heading_20_3" text:outline-level="3">3.5.1. Direction de laboratoire et animation d’équipes de recherche</text:h>
      <text:list xml:id="list861762019" text:style-name="WWNum32">
        <text:list-item>
          <text:p text:style-name="P137"><text:span text:style-name="T32">Depuis 2019 : </text:span><text:span text:style-name="T20">Co-fondateur et Directeur-adjoint du laboratoire de recherche Connaissance et Intelligence Artificielle Distribuées</text:span><text:span text:style-name="T31"> (CIAD). Ce laboratoire est équipe d’accueil 7533. Ce laboratoire comporte </text:span><text:span text:style-name="T32">environ 65 personnes</text:span><text:span text:style-name="T31"> dont 24 permanents (8 PU, 11 MCF, 1 EC, 1 PAST, 2 IGR, 1 BIATS), ~20 doctorants et des postdocs et ingénieurs CDD. La double tutelle (UTBM et UB) impose une séparation administrative et budgétaire. Ainsi, </text:span><text:span text:style-name="T32">ma mission pour le CIAD au sein de l’UTBM couvre localement les missions d’un directeur d’unité de recherche</text:span><text:span text:style-name="T31">, à savoir la gestion scientifique, administrative, financière (budget récurrent d’environ 29k€/an et de ~500k€/an sur contrats et projets), des ressources humaines (entretiens annuels, recrutements, etc.), et la représentation extérieure du laboratoire. Concernant ce dernier point, nous partageons équitablement les tâches de représentation entre C. Nicolle (Directeur du CIAD à l’UB) et moi-même. La stratégie du laboratoire est conjointement décidée par C. Nicolle, moi et le Conseil du laboratoire. Je contribue également à la rédaction du rapport d’activité annuel et d’auto-évaluation HCERES vague C.</text:span></text:p>
        </text:list-item>
        <text:list-item>
          <text:p text:style-name="P137"><text:span text:style-name="T32">2017-2019 :</text:span><text:span text:style-name="T31"> </text:span><text:span text:style-name="T32">Co-directeur</text:span><text:span text:style-name="T31"> </text:span><text:span text:style-name="T32">du pôle « Environnements intelligents » du laboratoire LE2I</text:span><text:span text:style-name="T31"> avec C. Cruz (UB). Ce pôle était composé d’environ </text:span><text:span text:style-name="T32">30 personnes</text:span><text:span text:style-name="T31"> (dont 15 doctorants) comprenant des enseignants-chercheurs de l’UTBM et de l’UB. Le budget récurrent attribué aux membres du pôle appartenant à l’UTBM était d’environ 28k€/an.</text:span></text:p>
        </text:list-item>
      </text:list>
      <text:h text:style-name="Heading_20_3" text:outline-level="3"><text:span text:style-name="T65">3.5.2. Contrats de recherche</text:span>, de prestation et maturation d’entreprise entre 2018 et 2021</text:h>
      <text:p text:style-name="Standard_20__28_user_29_"><text:span text:style-name="T52">Sur la période 2018-2021, j’ai </text:span><text:span text:style-name="T6">porté ou participé à 12 projets</text:span><text:span text:style-name="T52"> (</text:span><text:span text:style-name="T27">1 H2020</text:span><text:span text:style-name="T52">, </text:span><text:span text:style-name="T53">2 FRI BPI</text:span><text:span text:style-name="T52">, </text:span><text:span text:style-name="T27">1 maturation</text:span><text:span text:style-name="T52">, </text:span><text:span text:style-name="T53">3 prestations de recherche</text:span><text:span text:style-name="T52">, </text:span><text:span text:style-name="T27">1 Région Bourgogne-Franche-Comté</text:span><text:span text:style-name="T52">, </text:span><text:span text:style-name="T53">1 Institut Carnot ARTS</text:span><text:span text:style-name="T52">, </text:span><text:span text:style-name="T27">1 réseau des universités de technologie</text:span><text:span text:style-name="T52">, </text:span><text:span text:style-name="T53">1 financement international</text:span><text:span text:style-name="T52">) pour un </text:span><text:span text:style-name="T6">budget total de 1496k€, dont 509k€ contractualisé sur la période 2018-2021</text:span><text:span text:style-name="T52">. Je fournis une brève description de chaque projet ci-dessous.</text:span></text:p>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4">Période</text:p>
            </table:table-cell>
            <table:table-cell table:style-name="Tableau7.A1" office:value-type="string">
              <text:p text:style-name="P54">Nom du projet / origine du financement</text:p>
            </table:table-cell>
            <table:table-cell table:style-name="Tableau7.C1" office:value-type="string">
              <text:p text:style-name="P54">Rôle / Moyen humain</text:p>
            </table:table-cell>
            <table:table-cell table:style-name="Tableau7.C1" office:value-type="string">
              <text:p text:style-name="P54">Budget CIAD</text:p>
            </table:table-cell>
          </table:table-row>
        </table:table-header-rows>
        <table:table-row table:style-name="Tableau7.2">
          <table:table-cell table:style-name="Tableau7.A2" office:value-type="string">
            <text:p text:style-name="P22">2019-2022</text:p>
          </table:table-cell>
          <table:table-cell table:style-name="Tableau7.A2" office:value-type="string">
            <text:p text:style-name="P22">AI4RIM « Artificial Intelligence for Rail Information Model »</text:p>
            <text:p text:style-name="P30">Maturation d’entreprise finance par la SATT Sayens</text:p>
          </table:table-cell>
          <table:table-cell table:style-name="Tableau7.C2" office:value-type="string">
            <text:p text:style-name="P68">Co-Porteur avec C. Nicolle</text:p>
            <text:list xml:id="list3580137307" text:style-name="WWNum27">
              <text:list-item>
                <text:p text:style-name="P130">2 PU, 2 MCF, 1 recrutement Ingénieur de recherche</text:p>
              </text:list-item>
              <text:list-item>
                <text:p text:style-name="P130">Pilotage des recherches et des développements logiciels. Gestion administrative et budgétaire.</text:p>
              </text:list-item>
            </text:list>
          </table:table-cell>
          <table:table-cell table:style-name="Tableau7.C2" office:value-type="string">
            <text:p text:style-name="P29">110k€</text:p>
          </table:table-cell>
        </table:table-row>
        <table:table-row table:style-name="Tableau7.2">
          <table:table-cell table:style-name="Tableau7.A3" office:value-type="string">
            <text:p text:style-name="P22">2021-2024</text:p>
          </table:table-cell>
          <table:table-cell table:style-name="Tableau7.B3" office:value-type="string">
            <text:p text:style-name="P37">REDREAM « Real Consumer Engagement through a New User-Centric Ecosystem Development for End-Users’ Assets in a Multi-Market Scenario »</text:p>
            <text:p text:style-name="P30">Financé par H2020-LC-SC3-2018-2019-2020</text:p>
          </table:table-cell>
          <table:table-cell table:style-name="Tableau7.C3" office:value-type="string">
            <text:p text:style-name="P68">Porteur pour l’institution UBFC/UTBM</text:p>
            <text:list xml:id="list115804687793140" text:continue-numbering="true" text:style-name="WWNum27">
              <text:list-item>
                <text:p text:style-name="P130">15 partenaires</text:p>
              </text:list-item>
              <text:list-item>
                <text:p text:style-name="P130">39 PM : 2 PU, 1 MCF, 1 recrutement Ingénieur de recherche (T. Martinet)</text:p>
              </text:list-item>
              <text:list-item>
                <text:p text:style-name="P130">Pilotage des recherches et des développements logiciels. Gestion administrative et budgétaire.</text:p>
              </text:list-item>
            </text:list>
          </table:table-cell>
          <table:table-cell table:style-name="Tableau7.D3" office:value-type="string">
            <text:p text:style-name="P40">190k€</text:p>
          </table:table-cell>
        </table:table-row>
        <table:table-row table:style-name="Tableau7.2">
          <table:table-cell table:style-name="Tableau7.A2" office:value-type="string">
            <text:p text:style-name="P37">2017-2020</text:p>
          </table:table-cell>
          <table:table-cell table:style-name="Tableau7.A2" office:value-type="string">
            <text:p text:style-name="P22">UrbanFly « Comprendre et gérer le trafic de drones dans des villes intelligentes »</text:p>
            <text:p text:style-name="P19">Financé par la Région Bourgogne-Franche-Comté</text:p>
          </table:table-cell>
          <table:table-cell table:style-name="Tableau7.C2" office:value-type="string">
            <text:p text:style-name="P68">Porteur</text:p>
            <text:list xml:id="list115804602990815" text:continue-numbering="true" text:style-name="WWNum27">
              <text:list-item>
                <text:p text:style-name="P130">1 PU, 1 recrutement doctorant (Y. Mualla)</text:p>
              </text:list-item>
              <text:list-item>
                <text:p text:style-name="P130">Pilotage des recherches et des développements logiciels. Gestion administrative et budgétaire.</text:p>
              </text:list-item>
            </text:list>
          </table:table-cell>
          <table:table-cell table:style-name="Tableau7.C2" office:value-type="string">
            <text:p text:style-name="P29">163k€</text:p>
          </table:table-cell>
        </table:table-row>
        <table:table-row table:style-name="Tableau7.5">
          <table:table-cell table:style-name="Tableau7.A5" office:value-type="string">
            <text:p text:style-name="P22">2018-2023</text:p>
          </table:table-cell>
          <table:table-cell table:style-name="Tableau7.B5" office:value-type="string">
            <text:p text:style-name="P22">Smart-E2AU « Modélisation d’Entités Autonomes et Apprenantes et d’Usagers en interaction dans les villes intelligentes »</text:p>
            <text:p text:style-name="P30">Financé par le réseau des Universités de Technologie</text:p>
          </table:table-cell>
          <table:table-cell table:style-name="Tableau7.C5" office:value-type="string">
            <text:p text:style-name="P68">Porteur</text:p>
            <text:list xml:id="list115803875469795" text:continue-numbering="true" text:style-name="WWNum27">
              <text:list-item>
                <text:p text:style-name="P130">2 PU, 4 MCF, 3 recrutements de stagiaires en Master</text:p>
              </text:list-item>
              <text:list-item>
                <text:p text:style-name="P130">Pilotage des recherches. Gestion administrative et budgétaire. Pilotage de la création d’un projet ANR résultant des travaux du projet Smart-E2AU.</text:p>
              </text:list-item>
            </text:list>
          </table:table-cell>
          <table:table-cell table:style-name="Tableau7.D5" office:value-type="string">
            <text:p text:style-name="P29">40k€</text:p>
          </table:table-cell>
        </table:table-row>
        <table:table-row table:style-name="Tableau7.6">
          <table:table-cell table:style-name="Tableau7.A2" office:value-type="string">
            <text:p text:style-name="P22">2019-2020</text:p>
          </table:table-cell>
          <table:table-cell table:style-name="Tableau7.A2" office:value-type="string">
            <text:p text:style-name="P37">Zayed University Research Cluster #R17075 « Agent-based Models and Implementation for the Simulation of Road Traffic in Foggy Weather Conditions »</text:p>
            <text:p text:style-name="P30">Financé par Zayed University (Emirats Arabes Unis)</text:p>
          </table:table-cell>
          <table:table-cell table:style-name="Tableau7.C2" office:value-type="string">
            <text:p text:style-name="P68">Porteur</text:p>
            <text:list xml:id="list115804501734153" text:continue-numbering="true" text:style-name="WWNum27">
              <text:list-item>
                <text:p text:style-name="P130">1 PU</text:p>
              </text:list-item>
              <text:list-item>
                <text:p text:style-name="P130">Pilotage, gestion administrative et budgétaire</text:p>
              </text:list-item>
              <text:list-item>
                <text:p text:style-name="P130">Réalisation du modèle de simulation et de son implantation</text:p>
              </text:list-item>
            </text:list>
          </table:table-cell>
          <table:table-cell table:style-name="Tableau7.C2" office:value-type="string">
            <text:p text:style-name="P29">20k€</text:p>
          </table:table-cell>
        </table:table-row>
        <table:table-row table:style-name="Tableau7.7">
          <table:table-cell table:style-name="Tableau7.A7" office:value-type="string">
            <text:p text:style-name="P22">2020-2021</text:p>
          </table:table-cell>
          <table:table-cell table:style-name="Tableau7.B7" office:value-type="string">
            <text:p text:style-name="P10">« Smart Carpooling for Companies »</text:p>
            <text:p text:style-name="P30">Prestation de recherche pour la société Colleagu</text:p>
          </table:table-cell>
          <table:table-cell table:style-name="Tableau7.C7" office:value-type="string">
            <text:p text:style-name="P68">Porteur</text:p>
            <text:list xml:id="list115804284853572" text:continue-numbering="true" text:style-name="WWNum27">
              <text:list-item>
                <text:p text:style-name="P130">1 PU, 1 MCF, 1 ingénieur de recherche</text:p>
              </text:list-item>
              <text:list-item>
                <text:p text:style-name="P130">Pilotage, gestion administrative et budgétaire</text:p>
              </text:list-item>
            </text:list>
          </table:table-cell>
          <table:table-cell table:style-name="Tableau7.D7" office:value-type="string">
            <text:p text:style-name="P29">17k€</text:p>
          </table:table-cell>
        </table:table-row>
        <table:table-row table:style-name="Tableau7.8">
          <table:table-cell table:style-name="Tableau7.A2" office:value-type="string">
            <text:p text:style-name="P22">2021</text:p>
          </table:table-cell>
          <table:table-cell table:style-name="Tableau7.A2" office:value-type="string">
            <text:p text:style-name="P22">« Etat de l’art sur l’usage de l’intelligence artificielle dans le domaine des études énergétiques »</text:p>
            <text:p text:style-name="P30">Prestation de recherche pour la société Xydrogen</text:p>
          </table:table-cell>
          <table:table-cell table:style-name="Tableau7.C2" office:value-type="string">
            <text:p text:style-name="P68">Porteur</text:p>
            <text:list xml:id="list115804764906811" text:continue-numbering="true" text:style-name="WWNum27">
              <text:list-item>
                <text:p text:style-name="P130">1 PU, 1 MCF</text:p>
              </text:list-item>
              <text:list-item>
                <text:p text:style-name="P130">Pilotage, gestion administrative et budgétaire et réalisation de l’état de l’art</text:p>
              </text:list-item>
            </text:list>
          </table:table-cell>
          <table:table-cell table:style-name="Tableau7.C2" office:value-type="string">
            <text:p text:style-name="P29">5k€</text:p>
          </table:table-cell>
        </table:table-row>
        <table:table-row table:style-name="Tableau7.9">
          <table:table-cell table:style-name="Tableau7.A9" office:value-type="string">
            <text:p text:style-name="P22">2019</text:p>
          </table:table-cell>
          <table:table-cell table:style-name="Tableau7.B9" office:value-type="string">
            <text:p text:style-name="P22">Spores API « Conception d’une API et d’un simulateur pour des drones civils sécurisés »</text:p>
            <text:p text:style-name="P30">Prestation de recherche pour la société Spores</text:p>
          </table:table-cell>
          <table:table-cell table:style-name="Tableau7.C9" office:value-type="string">
            <text:p text:style-name="P68">Porteur</text:p>
            <text:list xml:id="list115804687132524" text:continue-numbering="true" text:style-name="WWNum27">
              <text:list-item>
                <text:p text:style-name="P130">1 PU, 2 élèves ingénieur UTBM</text:p>
              </text:list-item>
              <text:list-item>
                <text:p text:style-name="P130">Pilotage, gestion administrative et budgétaire et réalisation de la prestation de recherche</text:p>
              </text:list-item>
            </text:list>
          </table:table-cell>
          <table:table-cell table:style-name="Tableau7.D9" office:value-type="string">
            <text:p text:style-name="P29">5k€</text:p>
          </table:table-cell>
        </table:table-row>
        <table:table-row table:style-name="Tableau7.10">
          <table:table-cell table:style-name="Tableau7.A10" office:value-type="string">
            <text:p text:style-name="P22">2015-2018</text:p>
          </table:table-cell>
          <table:table-cell table:style-name="Tableau7.A10" office:value-type="string">
            <text:p text:style-name="P22">Explorys « Aide au dépannage et à l’exploration du système train Assistance au diagnostic de pannes pour les tests et la maintenance de locomotives »</text:p>
            <text:p text:style-name="P30">Financé par le FRI/BPI et Alstom</text:p>
          </table:table-cell>
          <table:table-cell table:style-name="Tableau7.C10" office:value-type="string">
            <text:p text:style-name="P68">Membre actif</text:p>
            <text:list xml:id="list115804456222039" text:continue-numbering="true" text:style-name="WWNum27">
              <text:list-item>
                <text:p text:style-name="P130">1 PU, 1 MCF, 4 ingénieurs de recherche embauchés</text:p>
              </text:list-item>
              <text:list-item>
                <text:p text:style-name="P130">Pilotage des travaux de recherche sur le modèle sémantique et le système intelligent de diagnostic, participation à la définition de l’architecture logicielle</text:p>
              </text:list-item>
              <text:list-item>
                <text:p text:style-name="P130"><text:soft-page-break/>Partenaires : Alstom, DigitPrime</text:p>
              </text:list-item>
            </text:list>
          </table:table-cell>
          <table:table-cell table:style-name="Tableau7.C10" office:value-type="string">
            <text:p text:style-name="P29">510k€</text:p>
          </table:table-cell>
        </table:table-row>
        <table:table-row table:style-name="Tableau7.11">
          <table:table-cell table:style-name="Tableau7.A11" office:value-type="string">
            <text:p text:style-name="P22">2015-2019</text:p>
          </table:table-cell>
          <table:table-cell table:style-name="Tableau7.A11" office:value-type="string">
            <text:p text:style-name="P37">Astres « Alstom Simulator for TRaining and Engineering Support »</text:p>
            <text:p text:style-name="P30">Financé par le FRI/BPI et Alstom</text:p>
          </table:table-cell>
          <table:table-cell table:style-name="Tableau7.C11" office:value-type="string">
            <text:p text:style-name="P68">Membre actif</text:p>
            <text:list xml:id="list115803353749165" text:continue-numbering="true" text:style-name="WWNum27">
              <text:list-item>
                <text:p text:style-name="P130">1 PU, 2 MCF, 3 ingénieurs de recherche embauchés</text:p>
              </text:list-item>
              <text:list-item>
                <text:p text:style-name="P130">Pilotage des travaux de recherche sur l’architecture de co-simulation en réalité mixte</text:p>
              </text:list-item>
            </text:list>
          </table:table-cell>
          <table:table-cell table:style-name="Tableau7.C11" office:value-type="string">
            <text:p text:style-name="P29">314k€</text:p>
          </table:table-cell>
        </table:table-row>
        <table:table-row table:style-name="Tableau7.12">
          <table:table-cell table:style-name="Tableau7.A10" office:value-type="string">
            <text:p text:style-name="P22">2021-2025</text:p>
          </table:table-cell>
          <table:table-cell table:style-name="Tableau7.A10" office:value-type="string">
            <text:p text:style-name="P22">Laboratoire Commun AIDD4H avec la société Oncodesign « Artificial Intelligence for Rail Information Model »</text:p>
            <text:p text:style-name="P30"><text:s/>Financé par l’ANR et par Oncodesign</text:p>
          </table:table-cell>
          <table:table-cell table:style-name="Tableau7.C10" office:value-type="string">
            <text:p text:style-name="P68">Membre actif</text:p>
            <text:list xml:id="list115804353479831" text:continue-numbering="true" text:style-name="WWNum27">
              <text:list-item>
                <text:p text:style-name="P130">2 PU, 3 MCF, 1 Postdoc embauché, 2 doctorants embauchés</text:p>
              </text:list-item>
              <text:list-item>
                <text:p text:style-name="P130">Directeur de la thèse de Simon Stephan</text:p>
              </text:list-item>
            </text:list>
          </table:table-cell>
          <table:table-cell table:style-name="Tableau7.C10" office:value-type="string">
            <text:p text:style-name="P29">110k€</text:p>
          </table:table-cell>
        </table:table-row>
        <table:table-row table:style-name="Tableau7.13">
          <table:table-cell table:style-name="Tableau7.A13" office:value-type="string">
            <text:p text:style-name="P22">2021</text:p>
          </table:table-cell>
          <table:table-cell table:style-name="Tableau7.A13" office:value-type="string">
            <text:p text:style-name="P22">Intent « INdoor air qualiTy managEmeNT »</text:p>
            <text:p text:style-name="P30">Financé par l’institut Carnot ARTS</text:p>
          </table:table-cell>
          <table:table-cell table:style-name="Tableau7.C13" office:value-type="string">
            <text:p text:style-name="P68">Membre actif</text:p>
            <text:list xml:id="list115803368655719" text:continue-numbering="true" text:style-name="WWNum27">
              <text:list-item>
                <text:p text:style-name="P130">1 PU</text:p>
              </text:list-item>
              <text:list-item>
                <text:p text:style-name="P130">Supervision de la modélisation d’un environnement 3D de simulation e bâtiment</text:p>
              </text:list-item>
              <text:list-item>
                <text:p text:style-name="P130">Partenaires : UMI 2958 Georgia Tech-CNRS, LISPEN-ENSAM</text:p>
              </text:list-item>
            </text:list>
          </table:table-cell>
          <table:table-cell table:style-name="Tableau7.D13" office:value-type="string">
            <text:p text:style-name="P29">12k€</text:p>
          </table:table-cell>
        </table:table-row>
        <table:table-row table:style-name="Tableau7.14">
          <table:table-cell table:style-name="Tableau7.A14" office:value-type="string">
            <text:p text:style-name="P22"/>
          </table:table-cell>
          <table:table-cell table:style-name="Tableau7.B14" office:value-type="string">
            <text:p text:style-name="P22"/>
          </table:table-cell>
          <table:table-cell table:style-name="Tableau7.C14" office:value-type="string">
            <text:p text:style-name="P30">Total</text:p>
          </table:table-cell>
          <table:table-cell table:style-name="Tableau7.D14" office:value-type="string">
            <text:p text:style-name="P29">1496k€</text:p>
          </table:table-cell>
        </table:table-row>
        <table:table-row table:style-name="Tableau7.15">
          <table:table-cell table:style-name="Tableau7.A15" office:value-type="string">
            <text:p text:style-name="P22"/>
          </table:table-cell>
          <table:table-cell table:style-name="Tableau7.B15" office:value-type="string">
            <text:p text:style-name="P22"/>
          </table:table-cell>
          <table:table-cell table:style-name="Tableau7.C14" office:value-type="string">
            <text:p text:style-name="P30">Dont contractualisations 2018-2021</text:p>
          </table:table-cell>
          <table:table-cell table:style-name="Tableau7.D14" office:value-type="string">
            <text:p text:style-name="P29">509k€</text:p>
          </table:table-cell>
        </table:table-row>
      </table:table>
      <text:h text:style-name="Heading_20_1" text:outline-level="1">4. Responsabilités collectives et d’intérêt général 2018-2021</text:h>
      <text:p text:style-name="Standard_20__28_user_29_">Mes activités collectives et d’intérêt général sont synthétisées dans le tableau ci-dessous.</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header-rows>
          <table:table-row table:style-name="Tableau8.1">
            <table:table-cell table:style-name="Tableau8.A1" office:value-type="string">
              <text:p text:style-name="P55">Catégorie</text:p>
            </table:table-cell>
            <table:table-cell table:style-name="Tableau8.A1" office:value-type="string">
              <text:p text:style-name="P55">Description de l’activité</text:p>
            </table:table-cell>
            <table:table-cell table:style-name="Tableau8.A1" office:value-type="string">
              <text:p text:style-name="P55">Avant 2018</text:p>
            </table:table-cell>
            <table:table-cell table:style-name="Tableau8.A1" office:value-type="string">
              <text:p text:style-name="P55">2018</text:p>
            </table:table-cell>
            <table:table-cell table:style-name="Tableau8.A1" office:value-type="string">
              <text:p text:style-name="P55">2019</text:p>
            </table:table-cell>
            <table:table-cell table:style-name="Tableau8.A1" office:value-type="string">
              <text:p text:style-name="P55">2020</text:p>
            </table:table-cell>
            <table:table-cell table:style-name="Tableau8.A1" office:value-type="string">
              <text:p text:style-name="P55">2021</text:p>
            </table:table-cell>
          </table:table-row>
        </table:table-header-rows>
        <table:table-row table:style-name="Tableau8.1">
          <table:table-cell table:style-name="Tableau8.A2" table:number-rows-spanned="2" office:value-type="string">
            <text:p text:style-name="P26">Direction d’unité ou d’équipe</text:p>
          </table:table-cell>
          <table:table-cell table:style-name="Tableau8.B2" office:value-type="string">
            <text:p text:style-name="P67">Directeur-adjoint du laboratoire CIAD</text:p>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3"/>
          <table:table-cell table:style-name="Tableau8.B3" office:value-type="string">
            <text:p text:style-name="P26">Co-responsable du pôle Environnements Intelligents du LE2I</text:p>
          </table:table-cell>
          <table:table-cell table:style-name="Tableau8.E2" office:value-type="string">
            <text:p text:style-name="P62"></text:p>
          </table:table-cell>
          <table:table-cell table:style-name="Tableau8.E2" office:value-type="string">
            <text:p text:style-name="P62"></text:p>
          </table:table-cell>
          <table:table-cell table:style-name="Tableau8.C2" office:value-type="string">
            <text:p text:style-name="P20"/>
          </table:table-cell>
          <table:table-cell table:style-name="Tableau8.C2" office:value-type="string">
            <text:p text:style-name="P20"/>
          </table:table-cell>
          <table:table-cell table:style-name="Tableau8.C2" office:value-type="string">
            <text:p text:style-name="P20"/>
          </table:table-cell>
        </table:table-row>
        <table:table-row table:style-name="Tableau8.1">
          <table:table-cell table:style-name="Tableau8.A4" table:number-rows-spanned="3" office:value-type="string">
            <text:p text:style-name="P26">Conseils électifs</text:p>
          </table:table-cell>
          <table:table-cell table:style-name="Tableau8.B4" office:value-type="string">
            <text:p text:style-name="P26">Conseil Académique de l’UBFC</text:p>
          </table:table-cell>
          <table:table-cell table:style-name="Tableau8.A4" office:value-type="string">
            <text:p text:style-name="P20"/>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4"/>
          <table:table-cell table:style-name="Tableau8.B5" office:value-type="string">
            <text:p text:style-name="P26">Conseil Scientifique de l’UTBM</text:p>
          </table:table-cell>
          <table:table-cell table:style-name="Tableau8.A4" office:value-type="string">
            <text:p text:style-name="P20"/>
          </table:table-cell>
          <table:table-cell table:style-name="Tableau8.A4" office:value-type="string">
            <text:p text:style-name="P20"/>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row>
        <table:table-row table:style-name="Tableau8.1">
          <table:covered-table-cell table:style-name="Tableau8.A4"/>
          <table:table-cell table:style-name="Tableau8.B6" office:value-type="string">
            <text:p text:style-name="P26">Bureau du pôle Energie &amp; Informatique de l’UTBM</text:p>
          </table:table-cell>
          <table:table-cell table:style-name="Tableau8.E2" office:value-type="string">
            <text:p text:style-name="P62"></text:p>
          </table:table-cell>
          <table:table-cell table:style-name="Tableau8.A4"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table-cell table:style-name="Tableau8.A7" table:number-rows-spanned="5" office:value-type="string">
            <text:p text:style-name="P26">Conseils et comités</text:p>
          </table:table-cell>
          <table:table-cell table:style-name="Tableau8.B7" office:value-type="string">
            <text:p text:style-name="P26">Conseil de l’Ecole Doctorale SPIM ED 37</text:p>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8"/>
          <table:table-cell table:style-name="Tableau8.B8" office:value-type="string">
            <text:p text:style-name="P26">Conseil du pôle thématique SFAT de l’UBFC</text:p>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9"/>
          <table:table-cell table:style-name="Tableau8.B9" office:value-type="string">
            <text:p text:style-name="P26">Comité d’Orientation Stratégique des plates-formes de l’UBFC</text:p>
          </table:table-cell>
          <table:table-cell table:style-name="Tableau8.C2" office:value-type="string">
            <text:p text:style-name="P20"/>
          </table:table-cell>
          <table:table-cell table:style-name="Tableau8.C2" office:value-type="string">
            <text:p text:style-name="P20"/>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row>
        <table:table-row table:style-name="Tableau8.1">
          <table:covered-table-cell table:style-name="Tableau8.A10"/>
          <table:table-cell table:style-name="Tableau8.B10" office:value-type="string">
            <text:p text:style-name="P26">Comité d’Orientation Stratégique sur la Qualité de Vie et du Travail de l’UTBM</text:p>
          </table:table-cell>
          <table:table-cell table:style-name="Tableau8.C2" office:value-type="string">
            <text:p text:style-name="P20"/>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11"/>
          <table:table-cell table:style-name="Tableau8.B11" office:value-type="string">
            <text:p text:style-name="P26">Comité d’Orientation Stratégique sur les Systèmes d’Information de l’UTBM</text:p>
          </table:table-cell>
          <table:table-cell table:style-name="Tableau8.E2" office:value-type="string">
            <text:p text:style-name="P62"></text:p>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table-cell table:style-name="Tableau8.A4" table:number-rows-spanned="4" office:value-type="string">
            <text:p text:style-name="P26">Comités de sélection</text:p>
          </table:table-cell>
          <table:table-cell table:style-name="Tableau8.B12" office:value-type="string">
            <text:p text:style-name="P26">Comité de sélection MCF de l’ENSAM Chalon-sur-Saône</text:p>
          </table:table-cell>
          <table:table-cell table:style-name="Tableau8.A4" office:value-type="string">
            <text:p text:style-name="P20"/>
          </table:table-cell>
          <table:table-cell table:style-name="Tableau8.A4" office:value-type="string">
            <text:p text:style-name="P20"/>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row>
        <table:table-row table:style-name="Tableau8.1">
          <table:covered-table-cell table:style-name="Tableau8.A4"/>
          <table:table-cell table:style-name="Tableau8.B13" office:value-type="string">
            <text:p text:style-name="P26">Comité de sélection MCF de l’UTBM</text:p>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4"/>
          <table:table-cell table:style-name="Tableau8.B14" office:value-type="string">
            <text:p text:style-name="P26">Comité de promotion IRTF de l’UTBM</text:p>
          </table:table-cell>
          <table:table-cell table:style-name="Tableau8.A4" office:value-type="string">
            <text:p text:style-name="P20"/>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A4" office:value-type="string">
            <text:p text:style-name="P20"/>
          </table:table-cell>
        </table:table-row>
        <table:table-row table:style-name="Tableau8.1">
          <table:covered-table-cell table:style-name="Tableau8.A4"/>
          <table:table-cell table:style-name="Tableau8.B15" office:value-type="string">
            <text:p text:style-name="P26">Comité de suivi de thèse de SPIM ED 37</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table-cell table:style-name="Tableau8.A16" table:number-rows-spanned="3" office:value-type="string">
            <text:p text:style-name="P26">Responsabilités d’enseignement</text:p>
          </table:table-cell>
          <table:table-cell table:style-name="Tableau8.B16" office:value-type="string">
            <text:p text:style-name="P26">Filière Ingénierie des Logiciels et des Connaissances du département informatique de l’UTBM</text:p>
          </table:table-cell>
          <table:table-cell table:style-name="Tableau8.C2" office:value-type="string">
            <text:p text:style-name="P20"/>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covered-table-cell table:style-name="Tableau8.A17"/>
          <table:table-cell table:style-name="Tableau8.B17" office:value-type="string">
            <text:p text:style-name="P26">Filière Développement logiciel avancé du département informatique de l’UTBM</text:p>
          </table:table-cell>
          <table:table-cell table:style-name="Tableau8.C2" office:value-type="string">
            <text:p text:style-name="P20"/>
          </table:table-cell>
          <table:table-cell table:style-name="Tableau8.C2" office:value-type="string">
            <text:p text:style-name="P20"/>
          </table:table-cell>
          <table:table-cell table:style-name="Tableau8.C2" office:value-type="string">
            <text:p text:style-name="P20"/>
          </table:table-cell>
          <table:table-cell table:style-name="Tableau8.C2" office:value-type="string">
            <text:p text:style-name="P20"/>
          </table:table-cell>
          <table:table-cell table:style-name="Tableau8.E2" office:value-type="string">
            <text:p text:style-name="P62"></text:p>
          </table:table-cell>
        </table:table-row>
        <table:table-row table:style-name="Tableau8.1">
          <table:covered-table-cell table:style-name="Tableau8.A18"/>
          <table:table-cell table:style-name="Tableau8.B18" office:value-type="string">
            <text:p text:style-name="P26">Responsable d’unités d’enseignement à l’UTBM</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cell table:style-name="Tableau8.E2" office:value-type="string">
            <text:p text:style-name="P62"></text:p>
          </table:table-cell>
        </table:table-row>
        <table:table-row table:style-name="Tableau8.1">
          <table:table-cell table:style-name="Tableau8.A4" table:number-rows-spanned="4" office:value-type="string">
            <text:p text:style-name="P26">Présidences de jury de BAC</text:p>
          </table:table-cell>
          <table:table-cell table:style-name="Tableau8.B19" office:value-type="string">
            <text:p text:style-name="P26">BAC Pro Plastique et composite, Audincourt</text:p>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A4" office:value-type="string">
            <text:p text:style-name="P20"/>
          </table:table-cell>
          <table:table-cell table:style-name="Tableau8.A4" office:value-type="string">
            <text:p text:style-name="P20"/>
          </table:table-cell>
        </table:table-row>
        <table:table-row table:style-name="Tableau8.1">
          <table:covered-table-cell table:style-name="Tableau8.A20"/>
          <table:table-cell table:style-name="Tableau8.B20" office:value-type="string">
            <text:p text:style-name="P26">BAC Pro Pilote de ligne de production, Audincourt </text:p>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A4" office:value-type="string">
            <text:p text:style-name="P20"/>
          </table:table-cell>
          <table:table-cell table:style-name="Tableau8.A4" office:value-type="string">
            <text:p text:style-name="P20"/>
          </table:table-cell>
        </table:table-row>
        <table:table-row table:style-name="Tableau8.1">
          <table:covered-table-cell table:style-name="Tableau8.A21"/>
          <table:table-cell table:style-name="Tableau8.B21" office:value-type="string">
            <text:p text:style-name="P26">BAC Pro Maintenance des équipements industriels, <text:soft-page-break/>Audincourt</text:p>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A4" office:value-type="string">
            <text:p text:style-name="P20"/>
          </table:table-cell>
          <table:table-cell table:style-name="Tableau8.A4" office:value-type="string">
            <text:p text:style-name="P20"/>
          </table:table-cell>
        </table:table-row>
        <table:table-row table:style-name="Tableau8.1">
          <table:covered-table-cell table:style-name="Tableau8.A22"/>
          <table:table-cell table:style-name="Tableau8.B22" office:value-type="string">
            <text:p text:style-name="P26">BAC Pro Métiers de l'électricité et de ses environnements connectés, Audincourt</text:p>
          </table:table-cell>
          <table:table-cell table:style-name="Tableau8.A4" office:value-type="string">
            <text:p text:style-name="P20"/>
          </table:table-cell>
          <table:table-cell table:style-name="Tableau8.A4" office:value-type="string">
            <text:p text:style-name="P20"/>
          </table:table-cell>
          <table:table-cell table:style-name="Tableau8.E2" office:value-type="string">
            <text:p text:style-name="P62"></text:p>
          </table:table-cell>
          <table:table-cell table:style-name="Tableau8.A4" office:value-type="string">
            <text:p text:style-name="P20"/>
          </table:table-cell>
          <table:table-cell table:style-name="Tableau8.A4" office:value-type="string">
            <text:p text:style-name="P20"/>
          </table:table-cell>
        </table:table-row>
      </table:table>
      <text:h text:style-name="Heading_20_2" text:outline-level="2">4.1. Responsabilités administratives</text:h>
      <text:list xml:id="list2775656308" text:style-name="WWNum31">
        <text:list-item>
          <text:p text:style-name="P138"><text:span text:style-name="T32">Depuis 2019 :</text:span><text:span text:style-name="T31"> </text:span><text:span text:style-name="T20">Directeur-adjoint et</text:span><text:span text:style-name="T21"> </text:span><text:span text:style-name="T20">co-fondateur du laboratoire Connaissance et Intelligence Artificielle Distribuées</text:span><text:span text:style-name="T21"> </text:span><text:span text:style-name="T31">(CIAD). Voir Section 3.5.1 pour plus de détails.</text:span></text:p>
        </text:list-item>
        <text:list-item>
          <text:p text:style-name="P109"><text:span text:style-name="T7">2017-2018 :</text:span> <text:span text:style-name="T7">Co-directeur du pôle « Environnements intelligents »</text:span> au sein du laboratoire LE2I. Voir section 3.5.1 pour plus de détails.</text:p>
        </text:list-item>
        <text:list-item>
          <text:p text:style-name="P110"><text:span text:style-name="T7">Depuis 2020 :</text:span> <text:span text:style-name="T7">Membre du</text:span> <text:span text:style-name="T7">Comité d’Orientation Stratégique sur la Qualité de Vie et de Travail de l’UTBM</text:span>. Représentation des enseignants-chercheurs dans le processus d’amélioration QVT de l’établissement.</text:p>
        </text:list-item>
        <text:list-item>
          <text:p text:style-name="P110"><text:span text:style-name="T7">Depuis 2020 :</text:span> <text:span text:style-name="T7">Membre du</text:span> <text:span text:style-name="T7">Comité d’Orientation Stratégique sur les Systèmes d’Information de l’UTBM</text:span>. Représentation des enseignants-chercheurs dans l’élaboration de la stratégie et du suivi des projets relatifs au système d’information de l’établissement.</text:p>
        </text:list-item>
      </text:list>
      <text:h text:style-name="Heading_20_2" text:outline-level="2">4.2. Responsabilités et mandats locaux ou régionaux</text:h>
      <text:list xml:id="list3016487185" text:style-name="WWNum30">
        <text:list-item>
          <text:p text:style-name="P112"><text:span text:style-name="T66">2021-2024 :</text:span><text:span text:style-name="T67"> </text:span><text:span text:style-name="T66">Membre</text:span><text:span text:style-name="T67"> </text:span><text:span text:style-name="T66">élu du Conseil Scientifique de l’UTBM</text:span><text:span text:style-name="T67"> : Je siège aux séances restreintes et plénières pour contribuer à l’élaboration de la stratégie scientifique de l’établissement, l’attribution de budgets aux projets, la politique de recrutement, la création d’avis sur les progressions de carrière, et la validation des formations de l’établissement.</text:span></text:p>
        </text:list-item>
        <text:list-item>
          <text:p text:style-name="P112"><text:span text:style-name="T7">2020-2023 : Membre</text:span> <text:span text:style-name="T7">élu au Conseil Académique (CAC) de l’UBFC</text:span> : Je siège aux séances restreintes et plénières pour contribuer aux décisions relatives à la stratégie scientifique et d’enseignement de l’UBFC, la validation des inscriptions en HDR et des demandes de dérogation d’encadrement de thèse.</text:p>
        </text:list-item>
        <text:list-item>
          <text:p text:style-name="P111"><text:bookmark-start text:name="__RefHeading___Toc23709_2816575212"/><text:span text:style-name="T7">2019-2022 : Membre élu au bureau du pôle Energie et Informatique de l’UTBM</text:span> : Je participe à la définition des orientations stratégiques et opérationnelles concernant l’enseignement et la recherche au sein du pôle constitué par les formations d’ingénieur en informatique et énergie, et les laboratoires CIAD, FEMTO-ST et NIT.<text:bookmark-end text:name="__RefHeading___Toc23709_2816575212"/></text:p>
        </text:list-item>
        <text:list-item>
          <text:p text:style-name="P111"><text:bookmark-start text:name="__RefHeading___Toc23697_2816575212"/><text:span text:style-name="T7">2019-2022 :</text:span> <text:span text:style-name="T7">Représentant du CIAD au Conseil du pôle thématique Sciences fondamentales, Appliquées et Technologie (SFAT) de l’UBFC</text:span> : définition des orientation stratégiques et la validation des fiches de postes proposés par les unités de recherche du pôle.<text:bookmark-end text:name="__RefHeading___Toc23697_2816575212"/></text:p>
        </text:list-item>
        <text:list-item>
          <text:p text:style-name="P111"><text:span text:style-name="T7">2019-2022 : Représentant du CIAD au Conseil de l’Ecole Doctorale SPIM ED 37</text:span> : <text:s/>définition des orientations stratégiques et opérationnelles concernant la délivrance des doctorats SPIM et la formation doctorale associée.</text:p>
        </text:list-item>
        <text:list-item>
          <text:p text:style-name="P102">2021-2022 : Représentant d’une plate-forme CIAD au Comité d’orientation stratégique des plates-formes de l’UBFC</text:p>
        </text:list-item>
        <text:list-item>
          <text:p text:style-name="P112"><text:span text:style-name="T7">2021 : Membre d’un comité de sélection MCF contractuel</text:span> <text:span text:style-name="T7">27</text:span><text:span text:style-name="T5">ème</text:span><text:span text:style-name="T7"> section</text:span> de l’ENSAMM de Chalon-sur-Saône.</text:p>
        </text:list-item>
        <text:list-item>
          <text:p text:style-name="P112"><text:span text:style-name="T7">2021 : Membre du comité de promotion des ITRF</text:span> de l’UTBM</text:p>
        </text:list-item>
        <text:list-item>
          <text:p text:style-name="P112">Depuis 2014 : Organisateur local pour le laboratoire CIAD des comités de suivi annuels des thèses de l’Ecole Doctorale SPIM ED 37.</text:p>
        </text:list-item>
      </text:list>
      <text:h text:style-name="P11" text:outline-level="1">Annexes</text:h>
      <text:h text:style-name="Heading_20_2" text:outline-level="2">A1. Récapitulatif de mes enseignements</text:h>
      <text:p text:style-name="Standard_20__28_user_29_">Le <text:bookmark-ref text:reference-format="text" text:ref-name="_Ref94271853">Tableau 1</text:bookmark-ref><text:s/>liste l’ensemble des formations et des activités d’enseignement que j’ai réalisé durant l’ensemble de ma carrière.</text:p>
      <text:p text:style-name="Standard_20__28_user_29_">Les enseignements avec un fond blanc sont réalisés en France. Ceux avec un fond <text:span text:style-name="T68">bleu </text:span>sont réalisés à l’étranger.</text:p>
      <text:p text:style-name="Standard_20__28_user_29_">Les enseignements avec un intitulé en anglais ont été enseignés en anglais.</text:p>
      <text:p text:style-name="Standard_20__28_user_29_">J’ai été le responsable pédagogique et administratif des unités d’enseignements dont l’intitulé est mentionné en <text:span text:style-name="T7">gras</text:span>.</text:p>
      <text:p text:style-name="caption"><text:bookmark-start text:name="_Ref94271853"/>Tableau <text:sequence text:ref-name="refTable0" text:name="Table" text:formula="ooow:Table+1" style:num-format="1">1</text:sequence><text:bookmark-end text:name="_Ref94271853"/><text:s/>Synthèse de mes activités d'enseignement sur l'ensemble de ma carrièr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header-rows>
          <table:table-row table:style-name="Tableau9.1">
            <table:table-cell table:style-name="Tableau9.A1" office:value-type="string">
              <text:p text:style-name="P54">Année(s)</text:p>
            </table:table-cell>
            <table:table-cell table:style-name="Tableau9.B1" office:value-type="string">
              <text:p text:style-name="P54">Niveau</text:p>
            </table:table-cell>
            <table:table-cell table:style-name="Tableau9.A1" office:value-type="string">
              <text:p text:style-name="P54">Diplôme</text:p>
            </table:table-cell>
            <table:table-cell table:style-name="Tableau9.A1" office:value-type="string">
              <text:p text:style-name="P54">Intitulé</text:p>
            </table:table-cell>
            <table:table-cell table:style-name="Tableau9.A1" office:value-type="string">
              <text:p text:style-name="P54">Type de formation</text:p>
            </table:table-cell>
            <table:table-cell table:style-name="Tableau9.A1" office:value-type="string">
              <text:p text:style-name="P54">Nature</text:p>
            </table:table-cell>
            <table:table-cell table:style-name="Tableau9.A1" office:value-type="string">
              <text:p text:style-name="P54">Effectifs annuels</text:p>
            </table:table-cell>
            <table:table-cell table:style-name="Tableau9.B1" office:value-type="string">
              <text:p text:style-name="P54">Volume horaire annuel</text:p>
            </table:table-cell>
          </table:table-row>
        </table:table-header-rows>
        <table:table-row table:style-name="Tableau9.2">
          <table:table-cell table:style-name="Tableau9.A2" office:value-type="string">
            <text:p text:style-name="P10"><text:span text:style-name="T28">2004-auj</text:span><text:span text:style-name="T28"><text:note text:id="ftn2" text:note-class="footnote"><text:note-citation>2</text:note-citation><text:note-body><text:p text:style-name="Footnote"><text:s/>auj : Aujourd’hui</text:p></text:note-body></text:note></text:span></text:p>
          </table:table-cell>
          <table:table-cell table:style-name="Tableau9.B2" office:value-type="string">
            <text:p text:style-name="P27">D</text:p>
          </table:table-cell>
          <table:table-cell table:style-name="Tableau9.C2" office:value-type="string">
            <text:p text:style-name="P3"><text:span text:style-name="T28">Doctorat ED-SPIM</text:span><text:span text:style-name="T28"><text:note text:id="ftn3" text:note-class="footnote"><text:note-citation>3</text:note-citation><text:note-body><text:p text:style-name="Footnote"><text:s/>ED-SPIM : Ecole Doctorale Sciences pour l’Ingénieur et Microélectronique ED 37 de l’Université Bourgogne-Franche-Comté</text:p></text:note-body></text:note></text:span></text:p>
          </table:table-cell>
          <table:table-cell table:style-name="Tableau9.D2" office:value-type="string">
            <text:p text:style-name="P29">Introduction à l’intelligence artificielle pour le jeu sérieux (MA76)</text:p>
          </table:table-cell>
          <table:table-cell table:style-name="Tableau9.E2" office:value-type="string">
            <text:p text:style-name="P27">Initiale,</text:p>
            <text:p text:style-name="P27">Présentielle &amp; distancielle</text:p>
          </table:table-cell>
          <table:table-cell table:style-name="Tableau9.F2" office:value-type="string">
            <text:p text:style-name="P27">Cours</text:p>
          </table:table-cell>
          <table:table-cell table:style-name="Tableau9.G2" office:value-type="string">
            <text:p text:style-name="P27">20</text:p>
          </table:table-cell>
          <table:table-cell table:style-name="Tableau9.H2" office:value-type="string">
            <text:p text:style-name="P27">10h CM</text:p>
          </table:table-cell>
        </table:table-row>
        <table:table-row table:style-name="Tableau9.2">
          <table:table-cell table:style-name="Tableau9.A3" office:value-type="string">
            <text:p text:style-name="P22">2021- auj</text:p>
          </table:table-cell>
          <table:table-cell table:style-name="Tableau9.B3" office:value-type="string">
            <text:p text:style-name="P27">M1/M2</text:p>
          </table:table-cell>
          <table:table-cell table:style-name="Tableau9.C3" office:value-type="string">
            <text:p text:style-name="P3"><text:span text:style-name="T28">Ingénieur Informatique UTBM</text:span><text:span text:style-name="T28"><text:note text:id="ftn4" text:note-class="footnote"><text:note-citation>4</text:note-citation><text:note-body><text:p text:style-name="Footnote"><text:s/>UTBM : Université de Technologie de Belfort-Montbéliard</text:p></text:note-body></text:note></text:span></text:p>
          </table:table-cell>
          <table:table-cell table:style-name="Tableau9.D3" office:value-type="string">
            <text:p text:style-name="P40">Language theory and compilation (DA53)</text:p>
          </table:table-cell>
          <table:table-cell table:style-name="Tableau9.E3" office:value-type="string">
            <text:p text:style-name="P32">Initiale</text:p>
            <text:p text:style-name="P32">Présentielle</text:p>
          </table:table-cell>
          <table:table-cell table:style-name="Tableau9.F3" office:value-type="string">
            <text:p text:style-name="P32">Cours, TD, TP</text:p>
          </table:table-cell>
          <table:table-cell table:style-name="Tableau9.G3" office:value-type="string">
            <text:p text:style-name="P32">20</text:p>
          </table:table-cell>
          <table:table-cell table:style-name="Tableau9.H3" office:value-type="string">
            <text:p text:style-name="P32">18h CM</text:p>
            <text:p text:style-name="P32">12h TD</text:p>
            <text:p text:style-name="P32">18h TP</text:p>
          </table:table-cell>
        </table:table-row>
        <table:table-row table:style-name="Tableau9.2">
          <table:table-cell table:style-name="Tableau9.A4" office:value-type="string">
            <text:p text:style-name="P22">2021- auj</text:p>
          </table:table-cell>
          <table:table-cell table:style-name="Tableau9.B4" office:value-type="string">
            <text:p text:style-name="P27">M1/M2</text:p>
          </table:table-cell>
          <table:table-cell table:style-name="Tableau9.C4" office:value-type="string">
            <text:p text:style-name="P27">Ingénieur Informatique UTBM</text:p>
          </table:table-cell>
          <table:table-cell table:style-name="Tableau9.D4" office:value-type="string">
            <text:p text:style-name="P29">Projet en développement informatique avancé (DA50)</text:p>
          </table:table-cell>
          <table:table-cell table:style-name="Tableau9.E4" office:value-type="string">
            <text:p text:style-name="P27">Initiale</text:p>
            <text:p text:style-name="P27">Présentielle</text:p>
          </table:table-cell>
          <table:table-cell table:style-name="Tableau9.F4" office:value-type="string">
            <text:p text:style-name="P27">Projet</text:p>
          </table:table-cell>
          <table:table-cell table:style-name="Tableau9.G4" office:value-type="string">
            <text:p text:style-name="P27">40</text:p>
          </table:table-cell>
          <table:table-cell table:style-name="Tableau9.H4" office:value-type="string">
            <text:p text:style-name="P27">18h</text:p>
          </table:table-cell>
        </table:table-row>
        <table:table-row table:style-name="Tableau9.2">
          <table:table-cell table:style-name="Tableau9.A5" office:value-type="string">
            <text:p text:style-name="P22">2018- auj</text:p>
          </table:table-cell>
          <table:table-cell table:style-name="Tableau9.B5" office:value-type="string">
            <text:p text:style-name="P27">M1/M2</text:p>
          </table:table-cell>
          <table:table-cell table:style-name="Tableau9.C5" office:value-type="string">
            <text:p text:style-name="P27">Ingénieur Informatique UTBM</text:p>
          </table:table-cell>
          <table:table-cell table:style-name="Tableau9.D5" office:value-type="string">
            <text:p text:style-name="P32">Multiagent systems and distributed problem solving (AI51)</text:p>
          </table:table-cell>
          <table:table-cell table:style-name="Tableau9.E5" office:value-type="string">
            <text:p text:style-name="P27">Initiale</text:p>
            <text:p text:style-name="P27">Présentielle</text:p>
          </table:table-cell>
          <table:table-cell table:style-name="Tableau9.F5" office:value-type="string">
            <text:p text:style-name="P27">Cours, TP</text:p>
          </table:table-cell>
          <table:table-cell table:style-name="Tableau9.G5" office:value-type="string">
            <text:p text:style-name="P27">60</text:p>
          </table:table-cell>
          <table:table-cell table:style-name="Tableau9.H5" office:value-type="string">
            <text:p text:style-name="P27">4h CM</text:p>
            <text:p text:style-name="P27">6h TP</text:p>
          </table:table-cell>
        </table:table-row>
        <table:table-row table:style-name="Tableau9.2">
          <table:table-cell table:style-name="Tableau9.A6" office:value-type="string">
            <text:p text:style-name="P22">2019- auj</text:p>
          </table:table-cell>
          <table:table-cell table:style-name="Tableau9.B6" office:value-type="string">
            <text:p text:style-name="P27">M2</text:p>
          </table:table-cell>
          <table:table-cell table:style-name="Tableau9.C6" office:value-type="string">
            <text:p text:style-name="P3"><text:span text:style-name="T28">Master smart city et gestion de la donnée UB</text:span><text:span text:style-name="T28"><text:note text:id="ftn5" text:note-class="footnote"><text:note-citation>5</text:note-citation><text:note-body><text:p text:style-name="Footnote"><text:s/>UB : Université de Bourgogne</text:p></text:note-body></text:note></text:span></text:p>
          </table:table-cell>
          <table:table-cell table:style-name="Tableau9.D6" office:value-type="string">
            <text:p text:style-name="P27">Intelligence artificielle distribuée pour le transport et mobilité</text:p>
          </table:table-cell>
          <table:table-cell table:style-name="Tableau9.E6" office:value-type="string">
            <text:p text:style-name="P27">Initiale/continue</text:p>
            <text:p text:style-name="P27">Présentielle</text:p>
          </table:table-cell>
          <table:table-cell table:style-name="Tableau9.F6" office:value-type="string">
            <text:p text:style-name="P27">Cours</text:p>
          </table:table-cell>
          <table:table-cell table:style-name="Tableau9.G6" office:value-type="string">
            <text:p text:style-name="P27">10</text:p>
          </table:table-cell>
          <table:table-cell table:style-name="Tableau9.H6" office:value-type="string">
            <text:p text:style-name="P27">10h CM</text:p>
          </table:table-cell>
        </table:table-row>
        <table:table-row table:style-name="Tableau9.2">
          <table:table-cell table:style-name="Tableau9.A7" office:value-type="string">
            <text:p text:style-name="P22">2021- auj</text:p>
          </table:table-cell>
          <table:table-cell table:style-name="Tableau9.B7" office:value-type="string">
            <text:p text:style-name="P27">M2</text:p>
          </table:table-cell>
          <table:table-cell table:style-name="Tableau9.C7" office:value-type="string">
            <text:p text:style-name="P27">Master Intelligence Artificielle et Santé UB</text:p>
          </table:table-cell>
          <table:table-cell table:style-name="Tableau9.D7" office:value-type="string">
            <text:p text:style-name="P32">Introduction to multiagent systems and simulation</text:p>
          </table:table-cell>
          <table:table-cell table:style-name="Tableau9.E7" office:value-type="string">
            <text:p text:style-name="P27">Initiale</text:p>
            <text:p text:style-name="P27">Présentielle</text:p>
          </table:table-cell>
          <table:table-cell table:style-name="Tableau9.F7" office:value-type="string">
            <text:p text:style-name="P27">Cours, TD</text:p>
          </table:table-cell>
          <table:table-cell table:style-name="Tableau9.G7" office:value-type="string">
            <text:p text:style-name="P27">15</text:p>
          </table:table-cell>
          <table:table-cell table:style-name="Tableau9.H7" office:value-type="string">
            <text:p text:style-name="P27">2h CM</text:p>
            <text:p text:style-name="P27">2h TD</text:p>
          </table:table-cell>
        </table:table-row>
        <table:table-row table:style-name="Tableau9.2">
          <table:table-cell table:style-name="Tableau9.A8" office:value-type="string">
            <text:p text:style-name="P22">2016- auj</text:p>
          </table:table-cell>
          <table:table-cell table:style-name="Tableau9.B8" office:value-type="string">
            <text:p text:style-name="P27">M1/M2</text:p>
          </table:table-cell>
          <table:table-cell table:style-name="Tableau9.C8" office:value-type="string">
            <text:p text:style-name="P27">Ingénieur Informatique UTBM</text:p>
          </table:table-cell>
          <table:table-cell table:style-name="Tableau9.D8" office:value-type="string">
            <text:p text:style-name="P32">Génie logiciel (GL52)</text:p>
          </table:table-cell>
          <table:table-cell table:style-name="Tableau9.E8" office:value-type="string">
            <text:p text:style-name="P27">Initiale Présentielle &amp; Distancielle</text:p>
          </table:table-cell>
          <table:table-cell table:style-name="Tableau9.F8" office:value-type="string">
            <text:p text:style-name="P27">TP</text:p>
          </table:table-cell>
          <table:table-cell table:style-name="Tableau9.G8" office:value-type="string">
            <text:p text:style-name="P27">60</text:p>
          </table:table-cell>
          <table:table-cell table:style-name="Tableau9.H8" office:value-type="string">
            <text:p text:style-name="P27">18h TP</text:p>
          </table:table-cell>
        </table:table-row>
        <table:table-row table:style-name="Tableau9.2">
          <table:table-cell table:style-name="Tableau9.A9" office:value-type="string">
            <text:p text:style-name="P22">2002- auj</text:p>
          </table:table-cell>
          <table:table-cell table:style-name="Tableau9.B9" office:value-type="string">
            <text:p text:style-name="P27">L3/M1/M2</text:p>
          </table:table-cell>
          <table:table-cell table:style-name="Tableau9.C9" office:value-type="string">
            <text:p text:style-name="P27">Ingénieur Informatique UTBM</text:p>
          </table:table-cell>
          <table:table-cell table:style-name="Tableau9.D9" office:value-type="string">
            <text:p text:style-name="P32">Projets tutoriés (TX5x/TO5x)</text:p>
          </table:table-cell>
          <table:table-cell table:style-name="Tableau9.E9" office:value-type="string">
            <text:p text:style-name="P27">Initiale</text:p>
            <text:p text:style-name="P27">Présentielle</text:p>
          </table:table-cell>
          <table:table-cell table:style-name="Tableau9.F9" office:value-type="string">
            <text:p text:style-name="P27">Projet</text:p>
          </table:table-cell>
          <table:table-cell table:style-name="Tableau9.G9" office:value-type="string">
            <text:p text:style-name="P27">6</text:p>
          </table:table-cell>
          <table:table-cell table:style-name="Tableau9.H9" office:value-type="string">
            <text:p text:style-name="P27">18h</text:p>
          </table:table-cell>
        </table:table-row>
        <table:table-row table:style-name="Tableau9.2">
          <table:table-cell table:style-name="Tableau9.A10" office:value-type="string">
            <text:p text:style-name="P22">2016-auj</text:p>
          </table:table-cell>
          <table:table-cell table:style-name="Tableau9.B10" office:value-type="string">
            <text:p text:style-name="P27">M2</text:p>
          </table:table-cell>
          <table:table-cell table:style-name="Tableau9.C10" office:value-type="string">
            <text:p text:style-name="P3"><text:span text:style-name="T28">Master Informatique option génie </text:span><text:soft-page-break/><text:span text:style-name="T28">logiciel FEGS</text:span><text:span text:style-name="T28"><text:note text:id="ftn6" text:note-class="footnote"><text:note-citation>6</text:note-citation><text:note-body><text:p text:style-name="Footnote"><text:s/>FEGS: Faculté d’Economie de Gestion de l’Université de Sfax, Tunisie</text:p></text:note-body></text:note></text:span></text:p>
          </table:table-cell>
          <table:table-cell table:style-name="Tableau9.D10" office:value-type="string">
            <text:p text:style-name="P32">Systèmes multiagents</text:p>
          </table:table-cell>
          <table:table-cell table:style-name="Tableau9.E10" office:value-type="string">
            <text:p text:style-name="P27">Initiale</text:p>
            <text:p text:style-name="P27">Présentielle</text:p>
          </table:table-cell>
          <table:table-cell table:style-name="Tableau9.F10" office:value-type="string">
            <text:p text:style-name="P27">Cours, TP</text:p>
          </table:table-cell>
          <table:table-cell table:style-name="Tableau9.G10" office:value-type="string">
            <text:p text:style-name="P27">10</text:p>
          </table:table-cell>
          <table:table-cell table:style-name="Tableau9.H10" office:value-type="string">
            <text:p text:style-name="P27">24h CM</text:p>
            <text:p text:style-name="P27">6h TP</text:p>
          </table:table-cell>
        </table:table-row>
        <table:table-row table:style-name="Tableau9.2">
          <table:table-cell table:style-name="Tableau9.A11" office:value-type="string">
            <text:p text:style-name="P22">2020-2021</text:p>
          </table:table-cell>
          <table:table-cell table:style-name="Tableau9.B11" office:value-type="string">
            <text:p text:style-name="P27">M1/M2</text:p>
          </table:table-cell>
          <table:table-cell table:style-name="Tableau9.C11" office:value-type="string">
            <text:p text:style-name="P27">Ingénieur Informatique UTBM</text:p>
          </table:table-cell>
          <table:table-cell table:style-name="Tableau9.D11" office:value-type="string">
            <text:p text:style-name="P32">Génie logiciel</text:p>
          </table:table-cell>
          <table:table-cell table:style-name="Tableau9.E11" office:value-type="string">
            <text:p text:style-name="P27">Apprentissage</text:p>
            <text:p text:style-name="P27">Distancielle</text:p>
          </table:table-cell>
          <table:table-cell table:style-name="Tableau9.F11" office:value-type="string">
            <text:p text:style-name="P27">CM, TP</text:p>
          </table:table-cell>
          <table:table-cell table:style-name="Tableau9.G11" office:value-type="string">
            <text:p text:style-name="P27">15</text:p>
          </table:table-cell>
          <table:table-cell table:style-name="Tableau9.H11" office:value-type="string">
            <text:p text:style-name="P27">4h CM</text:p>
            <text:p text:style-name="P27">4h TP</text:p>
          </table:table-cell>
        </table:table-row>
        <table:table-row table:style-name="Tableau9.2">
          <table:table-cell table:style-name="Tableau9.A12" office:value-type="string">
            <text:p text:style-name="P22">2017-2021</text:p>
          </table:table-cell>
          <table:table-cell table:style-name="Tableau9.B12" office:value-type="string">
            <text:p text:style-name="P27">M2</text:p>
          </table:table-cell>
          <table:table-cell table:style-name="Tableau9.C12" office:value-type="string">
            <text:p text:style-name="P3"><text:span text:style-name="T28">Master Internet des objets UBFC</text:span><text:span text:style-name="T28"><text:note text:id="ftn7" text:note-class="footnote"><text:note-citation>7</text:note-citation><text:note-body><text:p text:style-name="Footnote"><text:s/>UBFC : Université Bourgogne-Franche-Comté</text:p></text:note-body></text:note></text:span></text:p>
          </table:table-cell>
          <table:table-cell table:style-name="Tableau9.D12" office:value-type="string">
            <text:p text:style-name="P32">Multiagent systems and distributed problem solving</text:p>
          </table:table-cell>
          <table:table-cell table:style-name="Tableau9.E12" office:value-type="string">
            <text:p text:style-name="P27">Initiale</text:p>
            <text:p text:style-name="P27">Présentielle</text:p>
          </table:table-cell>
          <table:table-cell table:style-name="Tableau9.F12" office:value-type="string">
            <text:p text:style-name="P27">Cours, TP</text:p>
          </table:table-cell>
          <table:table-cell table:style-name="Tableau9.G12" office:value-type="string">
            <text:p text:style-name="P27">5</text:p>
          </table:table-cell>
          <table:table-cell table:style-name="Tableau9.H12" office:value-type="string">
            <text:p text:style-name="P27">4h CM</text:p>
            <text:p text:style-name="P27">6h TP</text:p>
          </table:table-cell>
        </table:table-row>
        <table:table-row table:style-name="Tableau9.2">
          <table:table-cell table:style-name="Tableau9.A13" office:value-type="string">
            <text:p text:style-name="P22">2007-2020</text:p>
          </table:table-cell>
          <table:table-cell table:style-name="Tableau9.B13" office:value-type="string">
            <text:p text:style-name="P27">M1/M2</text:p>
          </table:table-cell>
          <table:table-cell table:style-name="Tableau9.C13" office:value-type="string">
            <text:p text:style-name="P27">Ingénieur Informatique UTBM</text:p>
          </table:table-cell>
          <table:table-cell table:style-name="Tableau9.D13" office:value-type="string">
            <text:p text:style-name="P40">Virtual life simulation (IA51/VI51)</text:p>
          </table:table-cell>
          <table:table-cell table:style-name="Tableau9.E13" office:value-type="string">
            <text:p text:style-name="P32">Initiale</text:p>
            <text:p text:style-name="P32">Présentielle</text:p>
          </table:table-cell>
          <table:table-cell table:style-name="Tableau9.F13" office:value-type="string">
            <text:p text:style-name="P32">Cours, TD, TP</text:p>
          </table:table-cell>
          <table:table-cell table:style-name="Tableau9.G13" office:value-type="string">
            <text:p text:style-name="P32">40</text:p>
          </table:table-cell>
          <table:table-cell table:style-name="Tableau9.H13" office:value-type="string">
            <text:p text:style-name="P32">18h CM</text:p>
            <text:p text:style-name="P32">40h CM</text:p>
            <text:p text:style-name="P32">54h CM</text:p>
          </table:table-cell>
        </table:table-row>
        <table:table-row table:style-name="Tableau9.2">
          <table:table-cell table:style-name="Tableau9.A14" office:value-type="string">
            <text:p text:style-name="P22">2016-2018</text:p>
          </table:table-cell>
          <table:table-cell table:style-name="Tableau9.B14" office:value-type="string">
            <text:p text:style-name="P27">M1/M2</text:p>
          </table:table-cell>
          <table:table-cell table:style-name="Tableau9.C14" office:value-type="string">
            <text:p text:style-name="P27">Ingénieur Informatique UTBM</text:p>
          </table:table-cell>
          <table:table-cell table:style-name="Tableau9.D14" office:value-type="string">
            <text:p text:style-name="P40">Multiagent systems and distributed problem solving (IA54 v2)</text:p>
          </table:table-cell>
          <table:table-cell table:style-name="Tableau9.E14" office:value-type="string">
            <text:p text:style-name="P32">Initiale Présentielle</text:p>
          </table:table-cell>
          <table:table-cell table:style-name="Tableau9.F14" office:value-type="string">
            <text:p text:style-name="P32">Cours, TD, TP</text:p>
          </table:table-cell>
          <table:table-cell table:style-name="Tableau9.G14" office:value-type="string">
            <text:p text:style-name="P32">60</text:p>
          </table:table-cell>
          <table:table-cell table:style-name="Tableau9.H14" office:value-type="string">
            <text:p text:style-name="P32">14h CM</text:p>
            <text:p text:style-name="P32">30h TD</text:p>
            <text:p text:style-name="P32">36h TP</text:p>
          </table:table-cell>
        </table:table-row>
        <table:table-row table:style-name="Tableau9.2">
          <table:table-cell table:style-name="Tableau9.A15" office:value-type="string">
            <text:p text:style-name="P22">2016</text:p>
          </table:table-cell>
          <table:table-cell table:style-name="Tableau9.B15" office:value-type="string">
            <text:p text:style-name="P27">D</text:p>
          </table:table-cell>
          <table:table-cell table:style-name="Tableau9.C15" office:value-type="string">
            <text:p text:style-name="P3"><text:span text:style-name="T28">Doctorat en Science du Transport UH</text:span><text:span text:style-name="T28"><text:note text:id="ftn8" text:note-class="footnote"><text:note-citation>8</text:note-citation><text:note-body><text:p text:style-name="Footnote"><text:s/>UH : University of Hasselt, Belgique</text:p></text:note-body></text:note></text:span></text:p>
          </table:table-cell>
          <table:table-cell table:style-name="Tableau9.D15" office:value-type="string">
            <text:p text:style-name="P32">Agent-based modeling and agent-oriented programming with the SARL language</text:p>
          </table:table-cell>
          <table:table-cell table:style-name="Tableau9.E15" office:value-type="string">
            <text:p text:style-name="P32">Initiale</text:p>
            <text:p text:style-name="P32">Présentielle</text:p>
          </table:table-cell>
          <table:table-cell table:style-name="Tableau9.F15" office:value-type="string">
            <text:p text:style-name="P32">Cours</text:p>
          </table:table-cell>
          <table:table-cell table:style-name="Tableau9.G15" office:value-type="string">
            <text:p text:style-name="P32">10</text:p>
          </table:table-cell>
          <table:table-cell table:style-name="Tableau9.H15" office:value-type="string">
            <text:p text:style-name="P32">12h CM</text:p>
          </table:table-cell>
        </table:table-row>
        <table:table-row table:style-name="Tableau9.2">
          <table:table-cell table:style-name="Tableau9.A16" office:value-type="string">
            <text:p text:style-name="P22">2016</text:p>
          </table:table-cell>
          <table:table-cell table:style-name="Tableau9.B16" office:value-type="string">
            <text:p text:style-name="P27">M1</text:p>
          </table:table-cell>
          <table:table-cell table:style-name="Tableau9.C16" office:value-type="string">
            <text:p text:style-name="P27">Master in Transport Science UH</text:p>
          </table:table-cell>
          <table:table-cell table:style-name="Tableau9.D16" office:value-type="string">
            <text:p text:style-name="P32">Agent-based Systems for Intelligent Transport Systems</text:p>
          </table:table-cell>
          <table:table-cell table:style-name="Tableau9.E16" office:value-type="string">
            <text:p text:style-name="P32">Initiale</text:p>
            <text:p text:style-name="P32">Présentielle</text:p>
          </table:table-cell>
          <table:table-cell table:style-name="Tableau9.F16" office:value-type="string">
            <text:p text:style-name="P32">Cours</text:p>
          </table:table-cell>
          <table:table-cell table:style-name="Tableau9.G16" office:value-type="string">
            <text:p text:style-name="P32">20</text:p>
          </table:table-cell>
          <table:table-cell table:style-name="Tableau9.H16" office:value-type="string">
            <text:p text:style-name="P32">12h CM</text:p>
          </table:table-cell>
        </table:table-row>
        <table:table-row table:style-name="Tableau9.2">
          <table:table-cell table:style-name="Tableau9.A17" office:value-type="string">
            <text:p text:style-name="P22">2002-2016</text:p>
          </table:table-cell>
          <table:table-cell table:style-name="Tableau9.B17" office:value-type="string">
            <text:p text:style-name="P27">M1/M2</text:p>
          </table:table-cell>
          <table:table-cell table:style-name="Tableau9.C17" office:value-type="string">
            <text:p text:style-name="P27">Ingénieur Informatique UTBM</text:p>
          </table:table-cell>
          <table:table-cell table:style-name="Tableau9.D17" office:value-type="string">
            <text:p text:style-name="P27">Systèmes multiagents et résolution distribuée de problèmes (IA54 v1)</text:p>
          </table:table-cell>
          <table:table-cell table:style-name="Tableau9.E17" office:value-type="string">
            <text:p text:style-name="P27">Initiale Présentielle</text:p>
          </table:table-cell>
          <table:table-cell table:style-name="Tableau9.F17" office:value-type="string">
            <text:p text:style-name="P27">Cours, TD, TP</text:p>
          </table:table-cell>
          <table:table-cell table:style-name="Tableau9.G17" office:value-type="string">
            <text:p text:style-name="P27">60</text:p>
          </table:table-cell>
          <table:table-cell table:style-name="Tableau9.H17" office:value-type="string">
            <text:p text:style-name="P27">4h CM</text:p>
            <text:p text:style-name="P27">4h TD</text:p>
            <text:p text:style-name="P27">6h TP</text:p>
          </table:table-cell>
        </table:table-row>
        <table:table-row table:style-name="Tableau9.2">
          <table:table-cell table:style-name="Tableau9.A18" office:value-type="string">
            <text:p text:style-name="P22">2014</text:p>
          </table:table-cell>
          <table:table-cell table:style-name="Tableau9.B18" office:value-type="string">
            <text:p text:style-name="P27">L2</text:p>
          </table:table-cell>
          <table:table-cell table:style-name="Tableau9.C18" office:value-type="string">
            <text:p text:style-name="P27">Ingénieur Informatique UTBM</text:p>
          </table:table-cell>
          <table:table-cell table:style-name="Tableau9.D18" office:value-type="string">
            <text:p text:style-name="P27">Projet tutorés (AV2x)</text:p>
          </table:table-cell>
          <table:table-cell table:style-name="Tableau9.E18" office:value-type="string">
            <text:p text:style-name="P27">Initiale</text:p>
            <text:p text:style-name="P27">Présentielle</text:p>
          </table:table-cell>
          <table:table-cell table:style-name="Tableau9.F18" office:value-type="string">
            <text:p text:style-name="P27">Projet</text:p>
          </table:table-cell>
          <table:table-cell table:style-name="Tableau9.G18" office:value-type="string">
            <text:p text:style-name="P27">4</text:p>
          </table:table-cell>
          <table:table-cell table:style-name="Tableau9.H18" office:value-type="string">
            <text:p text:style-name="P3">12h</text:p>
          </table:table-cell>
        </table:table-row>
        <table:table-row table:style-name="Tableau9.2">
          <table:table-cell table:style-name="Tableau9.A19" office:value-type="string">
            <text:p text:style-name="P22">2011</text:p>
          </table:table-cell>
          <table:table-cell table:style-name="Tableau9.B19" office:value-type="string">
            <text:p text:style-name="P27">M2</text:p>
          </table:table-cell>
          <table:table-cell table:style-name="Tableau9.C19" office:value-type="string">
            <text:p text:style-name="P3"><text:span text:style-name="T28">Master Technologies de l’Information pour le management des Connaissances et des Réseaux UTT</text:span><text:span text:style-name="T28"><text:note text:id="ftn9" text:note-class="footnote"><text:note-citation>9</text:note-citation><text:note-body><text:p text:style-name="Footnote"><text:s/>UTT : Université de Technologie de Troyes</text:p></text:note-body></text:note></text:span></text:p>
          </table:table-cell>
          <table:table-cell table:style-name="Tableau9.D19" office:value-type="string">
            <text:p text:style-name="P27">Middleware et technologies agents : application aux réseaux</text:p>
          </table:table-cell>
          <table:table-cell table:style-name="Tableau9.E19" office:value-type="string">
            <text:p text:style-name="P27">Initiale</text:p>
            <text:p text:style-name="P27">Présentielle</text:p>
          </table:table-cell>
          <table:table-cell table:style-name="Tableau9.F19" office:value-type="string">
            <text:p text:style-name="P27">Cours</text:p>
          </table:table-cell>
          <table:table-cell table:style-name="Tableau9.G19" office:value-type="string">
            <text:p text:style-name="P27">10</text:p>
          </table:table-cell>
          <table:table-cell table:style-name="Tableau9.H19" office:value-type="string">
            <text:p text:style-name="P27">4h CM</text:p>
          </table:table-cell>
        </table:table-row>
        <table:table-row table:style-name="Tableau9.2">
          <table:table-cell table:style-name="Tableau9.A20" office:value-type="string">
            <text:p text:style-name="P22">2011</text:p>
          </table:table-cell>
          <table:table-cell table:style-name="Tableau9.B20" office:value-type="string">
            <text:p text:style-name="P27">L3</text:p>
          </table:table-cell>
          <table:table-cell table:style-name="Tableau9.C20" office:value-type="string">
            <text:p text:style-name="P27">Ingénieur Informatique UTBM</text:p>
          </table:table-cell>
          <table:table-cell table:style-name="Tableau9.D20" office:value-type="string">
            <text:p text:style-name="P40">Language Theory and compilation (LO46)</text:p>
          </table:table-cell>
          <table:table-cell table:style-name="Tableau9.E20" office:value-type="string">
            <text:p text:style-name="P32">Initiale</text:p>
            <text:p text:style-name="P32">Présentielle</text:p>
          </table:table-cell>
          <table:table-cell table:style-name="Tableau9.F20" office:value-type="string">
            <text:p text:style-name="P32">Cours, TD, TP</text:p>
          </table:table-cell>
          <table:table-cell table:style-name="Tableau9.G20" office:value-type="string">
            <text:p text:style-name="P32">10</text:p>
          </table:table-cell>
          <table:table-cell table:style-name="Tableau9.H20" office:value-type="string">
            <text:p text:style-name="P32">18h CM</text:p>
            <text:p text:style-name="P32">12h TD</text:p>
            <text:p text:style-name="P32">18h TP</text:p>
          </table:table-cell>
        </table:table-row>
        <table:table-row table:style-name="Tableau9.2">
          <table:table-cell table:style-name="Tableau9.A21" office:value-type="string">
            <text:p text:style-name="P22">2003-2011</text:p>
          </table:table-cell>
          <table:table-cell table:style-name="Tableau9.B21" office:value-type="string">
            <text:p text:style-name="P27">M1/M2</text:p>
          </table:table-cell>
          <table:table-cell table:style-name="Tableau9.C21" office:value-type="string">
            <text:p text:style-name="P27">Ingénieur Informatique UTBM</text:p>
          </table:table-cell>
          <table:table-cell table:style-name="Tableau9.D21" office:value-type="string">
            <text:p text:style-name="P29">Vision et réalité virtuelle (VI50)</text:p>
          </table:table-cell>
          <table:table-cell table:style-name="Tableau9.E21" office:value-type="string">
            <text:p text:style-name="P27">Initiale</text:p>
            <text:p text:style-name="P27">Présentielle</text:p>
          </table:table-cell>
          <table:table-cell table:style-name="Tableau9.F21" office:value-type="string">
            <text:p text:style-name="P27">Cours, TD, TP</text:p>
          </table:table-cell>
          <table:table-cell table:style-name="Tableau9.G21" office:value-type="string">
            <text:p text:style-name="P27">40</text:p>
          </table:table-cell>
          <table:table-cell table:style-name="Tableau9.H21" office:value-type="string">
            <text:p text:style-name="P27">8h CM</text:p>
            <text:p text:style-name="P27">8h TD</text:p>
            <text:p text:style-name="P27">18h TP</text:p>
          </table:table-cell>
        </table:table-row>
        <table:table-row table:style-name="Tableau9.2">
          <table:table-cell table:style-name="Tableau9.A22" office:value-type="string">
            <text:p text:style-name="P22">2008-2011</text:p>
          </table:table-cell>
          <table:table-cell table:style-name="Tableau9.B22" office:value-type="string">
            <text:p text:style-name="P27">L3</text:p>
          </table:table-cell>
          <table:table-cell table:style-name="Tableau9.C22" office:value-type="string">
            <text:p text:style-name="P3"><text:span text:style-name="T28">Ingénieur Informatique </text:span><text:soft-page-break/><text:span text:style-name="T28">UTBM</text:span></text:p>
          </table:table-cell>
          <table:table-cell table:style-name="Tableau9.D22" office:value-type="string">
            <text:p text:style-name="P3"><text:span text:style-name="T28">Modélisation et programmation </text:span><text:soft-page-break/><text:span text:style-name="T28">orientées objet (LO43)</text:span></text:p>
          </table:table-cell>
          <table:table-cell table:style-name="Tableau9.E22" office:value-type="string">
            <text:p text:style-name="P27">Initiale</text:p>
            <text:p text:style-name="P27">Présentielle</text:p>
          </table:table-cell>
          <table:table-cell table:style-name="Tableau9.F22" office:value-type="string">
            <text:p text:style-name="P27">Cours, TD, TP</text:p>
          </table:table-cell>
          <table:table-cell table:style-name="Tableau9.G22" office:value-type="string">
            <text:p text:style-name="P27">80</text:p>
          </table:table-cell>
          <table:table-cell table:style-name="Tableau9.H22" office:value-type="string">
            <text:p text:style-name="P27">8h CM</text:p>
            <text:p text:style-name="P27"><text:soft-page-break/>12h TD</text:p>
            <text:p text:style-name="P27">27h TP</text:p>
          </table:table-cell>
        </table:table-row>
        <table:table-row table:style-name="Tableau9.2">
          <table:table-cell table:style-name="Tableau9.A23" office:value-type="string">
            <text:p text:style-name="P22">2002-2010</text:p>
          </table:table-cell>
          <table:table-cell table:style-name="Tableau9.B23" office:value-type="string">
            <text:p text:style-name="P27">L2</text:p>
          </table:table-cell>
          <table:table-cell table:style-name="Tableau9.C23" office:value-type="string">
            <text:p text:style-name="P27">Ingénieur Informatique UTBM</text:p>
          </table:table-cell>
          <table:table-cell table:style-name="Tableau9.D23" office:value-type="string">
            <text:p text:style-name="P29">Introduction à la programmation système (LO22)</text:p>
          </table:table-cell>
          <table:table-cell table:style-name="Tableau9.E23" office:value-type="string">
            <text:p text:style-name="P27">Initiale</text:p>
            <text:p text:style-name="P27">Présentielle</text:p>
          </table:table-cell>
          <table:table-cell table:style-name="Tableau9.F23" office:value-type="string">
            <text:p text:style-name="P27">Cours, TD, TP</text:p>
          </table:table-cell>
          <table:table-cell table:style-name="Tableau9.G23" office:value-type="string">
            <text:p text:style-name="P27">40</text:p>
          </table:table-cell>
          <table:table-cell table:style-name="Tableau9.H23" office:value-type="string">
            <text:p text:style-name="P27">9h CM</text:p>
            <text:p text:style-name="P27">21h TD</text:p>
            <text:p text:style-name="P27">24h TP</text:p>
          </table:table-cell>
        </table:table-row>
        <table:table-row table:style-name="Tableau9.2">
          <table:table-cell table:style-name="Tableau9.A24" office:value-type="string">
            <text:p text:style-name="P22">2004-2008</text:p>
          </table:table-cell>
          <table:table-cell table:style-name="Tableau9.B24" office:value-type="string">
            <text:p text:style-name="P27">M1/M2</text:p>
          </table:table-cell>
          <table:table-cell table:style-name="Tableau9.C24" office:value-type="string">
            <text:p text:style-name="P27">Ingénieur Informatique UTBM</text:p>
          </table:table-cell>
          <table:table-cell table:style-name="Tableau9.D24" office:value-type="string">
            <text:p text:style-name="P32">Synthèse d’images (IN55)</text:p>
          </table:table-cell>
          <table:table-cell table:style-name="Tableau9.E24" office:value-type="string">
            <text:p text:style-name="P32">Initiale</text:p>
            <text:p text:style-name="P32">Présentielle</text:p>
          </table:table-cell>
          <table:table-cell table:style-name="Tableau9.F24" office:value-type="string">
            <text:p text:style-name="P32">Cours, TD, TP</text:p>
          </table:table-cell>
          <table:table-cell table:style-name="Tableau9.G24" office:value-type="string">
            <text:p text:style-name="P32">40</text:p>
          </table:table-cell>
          <table:table-cell table:style-name="Tableau9.H24" office:value-type="string">
            <text:p text:style-name="P32">4h CM</text:p>
            <text:p text:style-name="P32">4h TD</text:p>
            <text:p text:style-name="P32">6h TP</text:p>
          </table:table-cell>
        </table:table-row>
        <table:table-row table:style-name="Tableau9.2">
          <table:table-cell table:style-name="Tableau9.A25" office:value-type="string">
            <text:p text:style-name="P22">2003-2008</text:p>
          </table:table-cell>
          <table:table-cell table:style-name="Tableau9.B25" office:value-type="string">
            <text:p text:style-name="P27">M1/M2</text:p>
          </table:table-cell>
          <table:table-cell table:style-name="Tableau9.C25" office:value-type="string">
            <text:p text:style-name="P27">Ingénieur Informatique UTBM</text:p>
          </table:table-cell>
          <table:table-cell table:style-name="Tableau9.D25" office:value-type="string">
            <text:p text:style-name="P29">Administration de systèmes d’exploitation et de bases de données (LO51)</text:p>
          </table:table-cell>
          <table:table-cell table:style-name="Tableau9.E25" office:value-type="string">
            <text:p text:style-name="P27">Initiale</text:p>
            <text:p text:style-name="P27">Présentielle</text:p>
          </table:table-cell>
          <table:table-cell table:style-name="Tableau9.F25" office:value-type="string">
            <text:p text:style-name="P27">Cours, TD, TP</text:p>
          </table:table-cell>
          <table:table-cell table:style-name="Tableau9.G25" office:value-type="string">
            <text:p text:style-name="P27">40</text:p>
          </table:table-cell>
          <table:table-cell table:style-name="Tableau9.H25" office:value-type="string">
            <text:p text:style-name="P27">18h CM</text:p>
            <text:p text:style-name="P27">24h TD</text:p>
            <text:p text:style-name="P27">54h TP</text:p>
          </table:table-cell>
        </table:table-row>
        <table:table-row table:style-name="Tableau9.2">
          <table:table-cell table:style-name="Tableau9.A26" office:value-type="string">
            <text:p text:style-name="P22">2008</text:p>
          </table:table-cell>
          <table:table-cell table:style-name="Tableau9.B26" office:value-type="string">
            <text:p text:style-name="P27">L2</text:p>
          </table:table-cell>
          <table:table-cell table:style-name="Tableau9.C26" office:value-type="string">
            <text:p text:style-name="P3"><text:span text:style-name="T28">Ingénieur Informatique UTSEUS</text:span><text:span text:style-name="T28"><text:note text:id="ftn10" text:note-class="footnote"><text:note-citation>10</text:note-citation><text:note-body><text:p text:style-name="Footnote"><text:s/>UTSEUS : Université de Technologie Sino-Européenne de Shanghai, Chine</text:p></text:note-body></text:note></text:span></text:p>
          </table:table-cell>
          <table:table-cell table:style-name="Tableau9.D26" office:value-type="string">
            <text:p text:style-name="P27">Algorithmie et programmation orientée-objet</text:p>
          </table:table-cell>
          <table:table-cell table:style-name="Tableau9.E26" office:value-type="string">
            <text:p text:style-name="P27">Initiale</text:p>
            <text:p text:style-name="P27">Présentielle</text:p>
          </table:table-cell>
          <table:table-cell table:style-name="Tableau9.F26" office:value-type="string">
            <text:p text:style-name="P27">Cours</text:p>
          </table:table-cell>
          <table:table-cell table:style-name="Tableau9.G26" office:value-type="string">
            <text:p text:style-name="P27">30</text:p>
          </table:table-cell>
          <table:table-cell table:style-name="Tableau9.H26" office:value-type="string">
            <text:p text:style-name="P27">18h CM</text:p>
          </table:table-cell>
        </table:table-row>
      </table:table>
      <text:p text:style-name="Standard"/>
      <table:table table:name="Tableau10" table:style-name="Tableau10">
        <table:table-column table:style-name="Tableau10.A"/>
        <table:table-row table:style-name="Tableau10.1">
          <table:table-cell table:style-name="Tableau10.A1" office:value-type="string">
            <text:p text:style-name="P41"/>
          </table:table-cell>
        </table:table-row>
      </table:table>
      <text:h text:style-name="Heading_20_2" text:outline-level="2">A2. Liste classée de ma production scientifique</text:h>
      <text:h text:style-name="Heading_20_3" text:outline-level="3">A2.1. Synthèse générale</text:h>
      <text:p text:style-name="Standard_20__28_user_29_">Dans cette annexe, je présente une synthèse de ma production scientifique, suivie de la liste classée et exhaustive de mes publications sur l’ensemble de ma carrière.</text:p>
      <text:p text:style-name="Standard_20__28_user_29_">Afin de présenter la liste classée, le <text:bookmark-ref text:reference-format="text" text:ref-name="_Ref94265801">Tableau 2</text:bookmark-ref><text:s/>propose une synthèse chiffrée de ma production scientifique, soit <text:span text:style-name="T6">1</text:span><text:span text:style-name="T12">39</text:span><text:span text:style-name="T6"> publications scientifiques</text:span>, dont 105 référencées par WOS, avec <text:span text:style-name="T6">2056 citations</text:span> (source Google Scholar) ou 555 citations (source WOS). J’ai un <text:span text:style-name="T6">h-index de </text:span><text:span text:style-name="T12">24</text:span> (source Google Scholar) ou 13 (source WOS).</text:p>
      <text:p text:style-name="caption"><text:bookmark-start text:name="_Ref94265801"/>Tableau <text:sequence text:ref-name="refTable1" text:name="Table" text:formula="ooow:Table+1" style:num-format="1">2</text:sequence><text:bookmark-end text:name="_Ref94265801"/><text:s/>Synthèse quantitative de ma production scientifique sur l’ensemble de ma carrière</text:p>
      <table:table table:name="Tableau11" table:style-name="Tableau11">
        <table:table-column table:style-name="Tableau11.A"/>
        <table:table-column table:style-name="Tableau11.B"/>
        <table:table-column table:style-name="Tableau11.C" table:number-columns-repeated="4"/>
        <table:table-column table:style-name="Tableau11.G" table:number-columns-repeated="2"/>
        <table:table-column table:style-name="Tableau11.I"/>
        <table:table-column table:style-name="Tableau11.J"/>
        <table:table-row table:style-name="Tableau11.1">
          <table:table-cell table:style-name="Tableau11.A1" office:value-type="string">
            <text:p text:style-name="P54">Type</text:p>
          </table:table-cell>
          <table:table-cell table:style-name="Tableau11.B1" office:value-type="string">
            <text:p text:style-name="P54">Avant 2018</text:p>
          </table:table-cell>
          <table:table-cell table:style-name="Tableau11.A1" office:value-type="string">
            <text:p text:style-name="P54">2018</text:p>
          </table:table-cell>
          <table:table-cell table:style-name="Tableau11.A1" office:value-type="string">
            <text:p text:style-name="P54">2019</text:p>
          </table:table-cell>
          <table:table-cell table:style-name="Tableau11.A1" office:value-type="string">
            <text:p text:style-name="P54">2020</text:p>
          </table:table-cell>
          <table:table-cell table:style-name="Tableau11.A1" office:value-type="string">
            <text:p text:style-name="P54">2021</text:p>
          </table:table-cell>
          <table:table-cell table:style-name="Tableau11.G1" office:value-type="string">
            <text:p text:style-name="P54">Depuis 2018</text:p>
          </table:table-cell>
          <table:table-cell table:style-name="Tableau11.B1" office:value-type="string">
            <text:p text:style-name="P54">Total</text:p>
          </table:table-cell>
          <table:table-cell table:style-name="Tableau11.B1" table:number-columns-spanned="2" office:value-type="string">
            <text:p text:style-name="P54">Proportion</text:p>
          </table:table-cell>
          <table:covered-table-cell/>
        </table:table-row>
        <table:table-row table:style-name="Tableau11.2">
          <table:table-cell table:style-name="Tableau11.A2" office:value-type="string">
            <text:p text:style-name="P10"><text:span text:style-name="T28">ACL</text:span><text:span text:style-name="T28"><text:note text:id="ftn11" text:note-class="footnote"><text:note-citation>11</text:note-citation><text:note-body><text:p text:style-name="Footnote">ACL : Article dans un journal international ou national répertorié et avec comité de lecture</text:p></text:note-body></text:note></text:span><text:span text:style-name="T28"> - Q1</text:span></text:p>
          </table:table-cell>
          <table:table-cell table:style-name="Tableau11.B2" office:value-type="string">
            <text:p text:style-name="P27">5</text:p>
          </table:table-cell>
          <table:table-cell table:style-name="Tableau11.C2" office:value-type="string">
            <text:p text:style-name="P27"/>
          </table:table-cell>
          <table:table-cell table:style-name="Tableau11.D2" office:value-type="string">
            <text:p text:style-name="P27">1</text:p>
          </table:table-cell>
          <table:table-cell table:style-name="Tableau11.E2" office:value-type="string">
            <text:p text:style-name="P27">3</text:p>
          </table:table-cell>
          <table:table-cell table:style-name="Tableau11.F2" office:value-type="string">
            <text:p text:style-name="P27">3</text:p>
          </table:table-cell>
          <table:table-cell table:style-name="Tableau11.G2" office:value-type="string">
            <text:p text:style-name="P54">7</text:p>
          </table:table-cell>
          <table:table-cell table:style-name="Tableau11.H2" office:value-type="string">
            <text:p text:style-name="P29">12</text:p>
          </table:table-cell>
          <table:table-cell table:style-name="Tableau11.I2" office:value-type="string">
            <text:p text:style-name="P27">8.6%</text:p>
          </table:table-cell>
          <table:table-cell table:style-name="Tableau11.J2" table:number-rows-spanned="4" office:value-type="string">
            <text:p text:style-name="P27">20.1%</text:p>
          </table:table-cell>
        </table:table-row>
        <table:table-row table:style-name="Tableau11.3">
          <table:table-cell table:style-name="Tableau11.A3" office:value-type="string">
            <text:p text:style-name="P22">ACL - Q2</text:p>
          </table:table-cell>
          <table:table-cell table:style-name="Tableau11.B3" office:value-type="string">
            <text:p text:style-name="P27">4</text:p>
          </table:table-cell>
          <table:table-cell table:style-name="Tableau11.C3" office:value-type="string">
            <text:p text:style-name="P27">1</text:p>
          </table:table-cell>
          <table:table-cell table:style-name="Tableau11.D3" office:value-type="string">
            <text:p text:style-name="P27">2</text:p>
          </table:table-cell>
          <table:table-cell table:style-name="Tableau11.E3" office:value-type="string">
            <text:p text:style-name="P27"/>
          </table:table-cell>
          <table:table-cell table:style-name="Tableau11.F3" office:value-type="string">
            <text:p text:style-name="P27">1</text:p>
          </table:table-cell>
          <table:table-cell table:style-name="Tableau11.G3" office:value-type="string">
            <text:p text:style-name="P54">4</text:p>
          </table:table-cell>
          <table:table-cell table:style-name="Tableau11.H3" office:value-type="string">
            <text:p text:style-name="P29">8</text:p>
          </table:table-cell>
          <table:table-cell table:style-name="Tableau11.I3" office:value-type="string">
            <text:p text:style-name="P27">5.8%</text:p>
          </table:table-cell>
          <table:covered-table-cell table:style-name="Tableau11.J3"/>
        </table:table-row>
        <table:table-row table:style-name="Tableau11.4">
          <table:table-cell table:style-name="Tableau11.A4" office:value-type="string">
            <text:p text:style-name="P22">ACL - Q4</text:p>
          </table:table-cell>
          <table:table-cell table:style-name="Tableau11.B4" office:value-type="string">
            <text:p text:style-name="P27">3</text:p>
          </table:table-cell>
          <table:table-cell table:style-name="Tableau11.C4" office:value-type="string">
            <text:p text:style-name="P27"/>
          </table:table-cell>
          <table:table-cell table:style-name="Tableau11.D4" office:value-type="string">
            <text:p text:style-name="P27">1</text:p>
          </table:table-cell>
          <table:table-cell table:style-name="Tableau11.E4" office:value-type="string">
            <text:p text:style-name="P27">1</text:p>
          </table:table-cell>
          <table:table-cell table:style-name="Tableau11.F4" office:value-type="string">
            <text:p text:style-name="P27"/>
          </table:table-cell>
          <table:table-cell table:style-name="Tableau11.G4" office:value-type="string">
            <text:p text:style-name="P54">2</text:p>
          </table:table-cell>
          <table:table-cell table:style-name="Tableau11.H4" office:value-type="string">
            <text:p text:style-name="P29">5</text:p>
          </table:table-cell>
          <table:table-cell table:style-name="Tableau11.I4" office:value-type="string">
            <text:p text:style-name="P27">3.6%</text:p>
          </table:table-cell>
          <table:covered-table-cell table:style-name="Tableau11.J4"/>
        </table:table-row>
        <table:table-row table:style-name="Tableau11.5">
          <table:table-cell table:style-name="Tableau11.A5" office:value-type="string">
            <text:p text:style-name="P10"><text:span text:style-name="T28">ACLN</text:span><text:span text:style-name="T28"><text:note text:id="ftn12" text:note-class="footnote"><text:note-citation>12</text:note-citation><text:note-body><text:p text:style-name="Footnote">ACLN:Article dans un journal international ou national non répertorié et avec comité de lecture</text:p></text:note-body></text:note></text:span></text:p>
          </table:table-cell>
          <table:table-cell table:style-name="Tableau11.B5" office:value-type="string">
            <text:p text:style-name="P27">2</text:p>
          </table:table-cell>
          <table:table-cell table:style-name="Tableau11.C5" office:value-type="string">
            <text:p text:style-name="P27">1</text:p>
          </table:table-cell>
          <table:table-cell table:style-name="Tableau11.D5" office:value-type="string">
            <text:p text:style-name="P27"/>
          </table:table-cell>
          <table:table-cell table:style-name="Tableau11.E5" office:value-type="string">
            <text:p text:style-name="P27"/>
          </table:table-cell>
          <table:table-cell table:style-name="Tableau11.F5" office:value-type="string">
            <text:p text:style-name="P27"/>
          </table:table-cell>
          <table:table-cell table:style-name="Tableau11.G5" office:value-type="string">
            <text:p text:style-name="P54">1</text:p>
          </table:table-cell>
          <table:table-cell table:style-name="Tableau11.H5" office:value-type="string">
            <text:p text:style-name="P29">3</text:p>
          </table:table-cell>
          <table:table-cell table:style-name="Tableau11.I5" office:value-type="string">
            <text:p text:style-name="P27">2.2%</text:p>
          </table:table-cell>
          <table:covered-table-cell table:style-name="Tableau11.J5"/>
        </table:table-row>
        <table:table-row table:style-name="Tableau11.6">
          <table:table-cell table:style-name="Tableau11.A6" office:value-type="string">
            <text:p text:style-name="P10"><text:span text:style-name="T28">C-ACTI</text:span><text:span text:style-name="T28"><text:note text:id="ftn13" text:note-class="footnote"><text:note-citation>13</text:note-citation><text:note-body><text:p text:style-name="Footnote">C-ACTI : Publication dans une conférence internationale avec comité technique de lecture</text:p></text:note-body></text:note></text:span></text:p>
          </table:table-cell>
          <table:table-cell table:style-name="Tableau11.B6" office:value-type="string">
            <text:p text:style-name="P27">57</text:p>
          </table:table-cell>
          <table:table-cell table:style-name="Tableau11.C6" office:value-type="string">
            <text:p text:style-name="P27">8</text:p>
          </table:table-cell>
          <table:table-cell table:style-name="Tableau11.D6" office:value-type="string">
            <text:p text:style-name="P27">5</text:p>
          </table:table-cell>
          <table:table-cell table:style-name="Tableau11.E6" office:value-type="string">
            <text:p text:style-name="P27">7</text:p>
          </table:table-cell>
          <table:table-cell table:style-name="Tableau11.F6" office:value-type="string">
            <text:p text:style-name="P27">3</text:p>
          </table:table-cell>
          <table:table-cell table:style-name="Tableau11.G6" office:value-type="string">
            <text:p text:style-name="P54">23</text:p>
          </table:table-cell>
          <table:table-cell table:style-name="Tableau11.H6" office:value-type="string">
            <text:p text:style-name="P29">80</text:p>
          </table:table-cell>
          <table:table-cell table:style-name="Tableau11.I6" table:number-columns-spanned="2" office:value-type="string">
            <text:p text:style-name="P27">57.6%</text:p>
          </table:table-cell>
          <table:covered-table-cell/>
        </table:table-row>
        <table:table-row table:style-name="Tableau11.7">
          <table:table-cell table:style-name="Tableau11.A7" office:value-type="string">
            <text:p text:style-name="P10"><text:span text:style-name="T28">C-ACTN</text:span><text:span text:style-name="T28"><text:note text:id="ftn14" text:note-class="footnote"><text:note-citation>14</text:note-citation><text:note-body><text:p text:style-name="Footnote">C-ACTN:Publication dans une conférence nationale avec comité technique de lecture</text:p></text:note-body></text:note></text:span></text:p>
          </table:table-cell>
          <table:table-cell table:style-name="Tableau11.B7" office:value-type="string">
            <text:p text:style-name="P27">2</text:p>
          </table:table-cell>
          <table:table-cell table:style-name="Tableau11.C7" office:value-type="string">
            <text:p text:style-name="P27">1</text:p>
          </table:table-cell>
          <table:table-cell table:style-name="Tableau11.D7" office:value-type="string">
            <text:p text:style-name="P27">4</text:p>
          </table:table-cell>
          <table:table-cell table:style-name="Tableau11.E7" office:value-type="string">
            <text:p text:style-name="P27"/>
          </table:table-cell>
          <table:table-cell table:style-name="Tableau11.F7" office:value-type="string">
            <text:p text:style-name="P27"/>
          </table:table-cell>
          <table:table-cell table:style-name="Tableau11.G7" office:value-type="string">
            <text:p text:style-name="P54">5</text:p>
          </table:table-cell>
          <table:table-cell table:style-name="Tableau11.H7" office:value-type="string">
            <text:p text:style-name="P29">7</text:p>
          </table:table-cell>
          <table:table-cell table:style-name="Tableau11.I7" table:number-columns-spanned="2" office:value-type="string">
            <text:p text:style-name="P27">5%</text:p>
          </table:table-cell>
          <table:covered-table-cell/>
        </table:table-row>
        <table:table-row table:style-name="Tableau11.8">
          <table:table-cell table:style-name="Tableau11.A8" office:value-type="string">
            <text:p text:style-name="P10"><text:span text:style-name="T28">C-COM</text:span><text:span text:style-name="T28"><text:note text:id="ftn15" text:note-class="footnote"><text:note-citation>15</text:note-citation><text:note-body><text:p text:style-name="Footnote">C-COM : Communication dans une conférence sans comité de lecture, Poster</text:p></text:note-body></text:note></text:span></text:p>
          </table:table-cell>
          <table:table-cell table:style-name="Tableau11.B8" office:value-type="string">
            <text:p text:style-name="P27">16</text:p>
          </table:table-cell>
          <table:table-cell table:style-name="Tableau11.C8" office:value-type="string">
            <text:p text:style-name="P27"/>
          </table:table-cell>
          <table:table-cell table:style-name="Tableau11.D8" office:value-type="string">
            <text:p text:style-name="P27">3</text:p>
          </table:table-cell>
          <table:table-cell table:style-name="Tableau11.E8" office:value-type="string">
            <text:p text:style-name="P27"/>
          </table:table-cell>
          <table:table-cell table:style-name="Tableau11.F8" office:value-type="string">
            <text:p text:style-name="P27"/>
          </table:table-cell>
          <table:table-cell table:style-name="Tableau11.G8" office:value-type="string">
            <text:p text:style-name="P54">3</text:p>
          </table:table-cell>
          <table:table-cell table:style-name="Tableau11.H8" office:value-type="string">
            <text:p text:style-name="P29">19</text:p>
          </table:table-cell>
          <table:table-cell table:style-name="Tableau11.I8" table:number-columns-spanned="2" office:value-type="string">
            <text:p text:style-name="P27">13.7%</text:p>
          </table:table-cell>
          <table:covered-table-cell/>
        </table:table-row>
        <table:table-row table:style-name="Tableau11.9">
          <table:table-cell table:style-name="Tableau11.A9" office:value-type="string">
            <text:p text:style-name="P10"><text:span text:style-name="T28">COS</text:span><text:span text:style-name="T28"><text:note text:id="ftn16" text:note-class="footnote"><text:note-citation>16</text:note-citation><text:note-body><text:p text:style-name="Footnote">COS:Chapitre dans un ouvrage scientifique</text:p></text:note-body></text:note></text:span></text:p>
          </table:table-cell>
          <table:table-cell table:style-name="Tableau11.B9" office:value-type="string">
            <text:p text:style-name="P27">4</text:p>
          </table:table-cell>
          <table:table-cell table:style-name="Tableau11.C9" office:value-type="string">
            <text:p text:style-name="P27"/>
          </table:table-cell>
          <table:table-cell table:style-name="Tableau11.D9" office:value-type="string">
            <text:p text:style-name="P27"/>
          </table:table-cell>
          <table:table-cell table:style-name="Tableau11.E9" office:value-type="string">
            <text:p text:style-name="P27"/>
          </table:table-cell>
          <table:table-cell table:style-name="Tableau11.F9" office:value-type="string">
            <text:p text:style-name="P27"/>
          </table:table-cell>
          <table:table-cell table:style-name="Tableau11.G9" office:value-type="string">
            <text:p text:style-name="P54">0</text:p>
          </table:table-cell>
          <table:table-cell table:style-name="Tableau11.H9" office:value-type="string">
            <text:p text:style-name="P29">4</text:p>
          </table:table-cell>
          <table:table-cell table:style-name="Tableau11.I9" table:number-columns-spanned="2" office:value-type="string">
            <text:p text:style-name="P27">2.9%</text:p>
          </table:table-cell>
          <table:covered-table-cell/>
        </table:table-row>
        <table:table-row table:style-name="Tableau11.10">
          <table:table-cell table:style-name="Tableau11.A10" office:value-type="string">
            <text:p text:style-name="P10"><text:span text:style-name="T28">OS</text:span><text:span text:style-name="T28"><text:note text:id="ftn17" text:note-class="footnote"><text:note-citation>17</text:note-citation><text:note-body><text:p text:style-name="Footnote">OS : Ouvrage scientifique</text:p></text:note-body></text:note></text:span></text:p>
          </table:table-cell>
          <table:table-cell table:style-name="Tableau11.B10" office:value-type="string">
            <text:p text:style-name="P27">1</text:p>
          </table:table-cell>
          <table:table-cell table:style-name="Tableau11.C10" office:value-type="string">
            <text:p text:style-name="P27"/>
          </table:table-cell>
          <table:table-cell table:style-name="Tableau11.D10" office:value-type="string">
            <text:p text:style-name="P27"/>
          </table:table-cell>
          <table:table-cell table:style-name="Tableau11.E10" office:value-type="string">
            <text:p text:style-name="P27"/>
          </table:table-cell>
          <table:table-cell table:style-name="Tableau11.F10" office:value-type="string">
            <text:p text:style-name="P27"/>
          </table:table-cell>
          <table:table-cell table:style-name="Tableau11.G10" office:value-type="string">
            <text:p text:style-name="P54">0</text:p>
          </table:table-cell>
          <table:table-cell table:style-name="Tableau11.H10" office:value-type="string">
            <text:p text:style-name="P29">1</text:p>
          </table:table-cell>
          <table:table-cell table:style-name="Tableau11.I10" table:number-columns-spanned="2" office:value-type="string">
            <text:p text:style-name="P27">0.8%</text:p>
          </table:table-cell>
          <table:covered-table-cell/>
        </table:table-row>
        <table:table-row table:style-name="Tableau11.11">
          <table:table-cell table:style-name="Tableau11.A11" office:value-type="string">
            <text:p text:style-name="P10"><text:span text:style-name="T28">AV</text:span><text:span text:style-name="T28"><text:note text:id="ftn18" text:note-class="footnote"><text:note-citation>18</text:note-citation><text:note-body><text:p text:style-name="Footnote"><text:s/>AV : Article de vulgarisation</text:p></text:note-body></text:note></text:span></text:p>
          </table:table-cell>
          <table:table-cell table:style-name="Tableau11.B11" office:value-type="string">
            <text:p text:style-name="P27"/>
          </table:table-cell>
          <table:table-cell table:style-name="Tableau11.C11" office:value-type="string">
            <text:p text:style-name="P27"/>
          </table:table-cell>
          <table:table-cell table:style-name="Tableau11.D11" office:value-type="string">
            <text:p text:style-name="P27"/>
          </table:table-cell>
          <table:table-cell table:style-name="Tableau11.E11" office:value-type="string">
            <text:p text:style-name="P27"/>
          </table:table-cell>
          <table:table-cell table:style-name="Tableau11.F11" office:value-type="string">
            <text:p text:style-name="P27"/>
          </table:table-cell>
          <table:table-cell table:style-name="Tableau11.G11" office:value-type="string">
            <text:p text:style-name="P54"/>
          </table:table-cell>
          <table:table-cell table:style-name="Tableau11.H11" office:value-type="string">
            <text:p text:style-name="P29"/>
          </table:table-cell>
          <table:table-cell table:style-name="Tableau11.I11" table:number-columns-spanned="2" office:value-type="string">
            <text:p text:style-name="P27"/>
          </table:table-cell>
          <table:covered-table-cell/>
        </table:table-row>
        <table:table-row table:style-name="Tableau11.12">
          <table:table-cell table:style-name="Tableau11.A12" office:value-type="string">
            <text:p text:style-name="P30">Totaux</text:p>
          </table:table-cell>
          <table:table-cell table:style-name="Tableau11.B12" office:value-type="string">
            <text:p text:style-name="P29">78</text:p>
          </table:table-cell>
          <table:table-cell table:style-name="Tableau11.C12" office:value-type="string">
            <text:p text:style-name="P29">11</text:p>
          </table:table-cell>
          <table:table-cell table:style-name="Tableau11.D12" office:value-type="string">
            <text:p text:style-name="P29">18</text:p>
          </table:table-cell>
          <table:table-cell table:style-name="Tableau11.E12" office:value-type="string">
            <text:p text:style-name="P29">11</text:p>
          </table:table-cell>
          <table:table-cell table:style-name="Tableau11.F12" office:value-type="string">
            <text:p text:style-name="P29">7</text:p>
          </table:table-cell>
          <table:table-cell table:style-name="Tableau11.G12" office:value-type="string">
            <text:p text:style-name="P54">47</text:p>
          </table:table-cell>
          <table:table-cell table:style-name="Tableau11.H12" office:value-type="string">
            <text:p text:style-name="P29">139</text:p>
          </table:table-cell>
          <table:table-cell table:style-name="Tableau11.I12" table:number-columns-spanned="2" office:value-type="string">
            <text:p text:style-name="P27">100%</text:p>
          </table:table-cell>
          <table:covered-table-cell/>
        </table:table-row>
      </table:table>
      <text:p text:style-name="P50"/>
      <text:p text:style-name="Standard_20__28_user_29_"><text:span text:style-name="T7">L’article le plus cité</text:span> avec 251 citations (source Google Scholar) et 88 citations (source WOS) est :</text:p>
      <text:p text:style-name="Standard_20__28_user_29_"><text:span text:style-name="T37">M. COSSENTINO, </text:span><text:span text:style-name="T42">N. GAUD</text:span><text:span text:style-name="T37">, V. HILAIRE, </text:span><text:span text:style-name="T39">S. GALLAND</text:span><text:span text:style-name="T37">, A. KOUKAM. "ASPECS: an agent-oriented software process for engineering complex systems - How to design agent societies under a holonic perspective." In Int. J. on Autonomous Agents and Multi-Agent Systems, vol. 2(2), pp. 260-304, Springer, 2010. </text:span>IF : 1.606. Quartile: Q2.</text:p>
      <text:p text:style-name="Standard_20__28_user_29_">Dans cet article, l’ensemble du processus de modélisation ASPECS est présenté en détail. Ainsi, le méta-modèle, le processus et les langages utilisés dans le cadre de cette méthodologie de modélisation de systèmes multi-agent sont détaillés et illustrés. Cet article est l’article de référence concernant la méthodologie ASPECS, et notamment les phases de spécification et conception.</text:p>
      <text:h text:style-name="Heading_20_3" text:outline-level="3">A2.2. Liste classée des publications</text:h>
      <text:p text:style-name="Standard_20__28_user_29_">Dans la liste des publications ci-dessous, mon nom est en <text:span text:style-name="T7">gras</text:span> et ceux de mes doctorants sont <text:span text:style-name="T69">soulignés</text:span>. Les facteurs d’impact ont été obtenus sur les sites Internet des journaux. La classification en quartiles a été obtenu sur Scimago.</text:p>
      <text:h text:style-name="Heading_20_4" text:outline-level="4"><text:bookmark-start text:name="_Toc65730751"/><text:bookmark-start text:name="_Toc507411831"/><text:bookmark-start text:name="_Toc508355957"/><text:soft-page-break/><text:span text:style-name="Intense_20_Emphasis"><text:span text:style-name="T25">A2.2.1. </text:span></text:span><text:span text:style-name="Intense_20_Emphasis"><text:span text:style-name="T26">Journaux</text:span></text:span><text:span text:style-name="Intense_20_Emphasis"><text:span text:style-name="T25"> </text:span></text:span><text:span text:style-name="Intense_20_Emphasis"><text:span text:style-name="T26">internationaux</text:span></text:span><text:span text:style-name="Intense_20_Emphasis"><text:span text:style-name="T25"> avec comité de relecture</text:span></text:span><text:bookmark-end text:name="_Toc65730751"/><text:bookmark-end text:name="_Toc507411831"/><text:bookmark-end text:name="_Toc508355957"/><text:span text:style-name="Intense_20_Emphasis"><text:span text:style-name="T25"> (ACL et ACLN int.)</text:span></text:span></text:h>
      <text:list xml:id="list2445965131" text:style-name="WWNum9">
        <text:list-item>
          <text:p text:style-name="P113"><text:span text:style-name="T37">F. OUTAY, </text:span><text:span text:style-name="T38">S. GALLAND</text:span><text:span text:style-name="T37">, N. GAUD, A. ABBAS-TURKI. "Simulation of Connected Driving in Hazardous Weather Conditions: General and Extensible Multiagent Architecture and Models." In Int. Journal of Engineering Applications of Artificial Intelligence (EAAI), vol 104, pp. 104412, aug 2021. ISSN: 0952-1976. doi: 10.1016/j.engappai.2021.104412. Quartile : Q1.</text:span></text:p>
        </text:list-item>
        <text:list-item>
          <text:p text:style-name="P113"><text:span text:style-name="T37">NAJJAR, </text:span><text:span text:style-name="T42">Y. MUALLA</text:span><text:span text:style-name="T37">, K. SINGH, G. PICARD, D. CALVARES, A. MALHI, </text:span><text:span text:style-name="T38">S. GALLAND</text:span><text:span text:style-name="T37">, K. FRÄMLING. "One-to-Many Negotiation QoE Management Mechanism for End-user Satisfaction." In IEEE Access, vol 9, pp. 59231-59243, oct 2021. ISSN: 2169-3536. doi: 10.1109/ACCESS.2021.3071646. Quartile : Q1.</text:span></text:p>
        </text:list-item>
        <text:list-item>
          <text:p text:style-name="P113"><text:span text:style-name="T37">H. GHARRAD, N. JABEUR, A. YASAR, </text:span><text:span text:style-name="T38">S. GALLAND</text:span><text:span text:style-name="T37">, M. MBARKI. "A Five-Step Drone Collaborative Planning Approach for the Management of Distributed Spatial Events and Vehicle Notification Using Multi-Agent Systems and Firefly Algorithms." In Computer Networks, jul 2021. ISSN: 1389-1286. doi: 10.1016/j.comnet.2021.108282. Quartile: Q1.</text:span></text:p>
        </text:list-item>
        <text:list-item>
          <text:p text:style-name="P113"><text:span text:style-name="T42">M. FEKIH</text:span><text:span text:style-name="T37">, L. BONNETAIN, A. FURNO, P. BONNEL, Z. SMOREDA, </text:span><text:span text:style-name="T38">S. GALLAND</text:span><text:span text:style-name="T37">, T. BELLEMANS. "Potential of cellular signalling data for time-of-day estimation and spatial classification of travel demand: a large-scale comparative study with travel survey and land use data." In Transportation Letters, jul 2021. Taylors &amp; Francis. doi: 10.1080/19427867.2021.1945854. </text:span>Quartile : <text:span text:style-name="T37">Q2.</text:span></text:p>
        </text:list-item>
        <text:list-item>
          <text:p text:style-name="P113"><text:span text:style-name="T42">Mariem FEKIH</text:span><text:span text:style-name="T37">, Tom BELLEMANS, Zbignew SMOREDA, Patrick BONNEL, Angelo FURNO, </text:span><text:span text:style-name="T38">Stéphane GALLAND</text:span><text:span text:style-name="T37">. "A data-driven approach of origin-destination matrix construction from cellular network signalling data: a case study of Lyon region (France)." </text:span>In Transportation, apr 2020. Springer. DOI: 10.1007/s11116-020-10108-w. IF : 4.082 ; Q1.</text:p>
        </text:list-item>
        <text:list-item>
          <text:p text:style-name="P113">Alexandre LOMBARD, Jocelyn BUISSON, Abdeljalil ABBAS-TURKI, <text:span text:style-name="T6">Stéphane GALLAND</text:span>, Abderrafiaa KOUKAM. <text:span text:style-name="T37">"Curvature-Based Geometric Approach for the Lateral Control of Autonomous Cars." In Journal of Franklin Institute, jul 2020. ISSN: 0016-0032. DOI: 10.1016/j.jfranklin.2020.07.015. <text:s/></text:span>IF : 4.036. Quartile : Q1.</text:p>
        </text:list-item>
        <text:list-item>
          <text:p text:style-name="P113"><text:span text:style-name="T42">Igor TCHAPPI HAMAN</text:span><text:span text:style-name="T37">, </text:span><text:span text:style-name="T38">Stéphane GALLAND</text:span><text:span text:style-name="T37">, Vivient corneille KAMLA, Jean-claude KAMGANG, </text:span><text:span text:style-name="T42">Yazan MUALLA</text:span><text:span text:style-name="T37">, Amro NAJJAR and Vincent HILAIRE. "A Critical Review of Holonic Technology in Traffic and Transportation Fields." In Int. Journal of Engineering Applications of Artificial Intelligence (EAAI), pp. 1-54, 2020. IF : 4.201. Quartile : Q1.</text:span></text:p>
        </text:list-item>
        <text:list-item>
          <text:p text:style-name="P113"><text:span text:style-name="T38">Stéphane GALLAND</text:span><text:span text:style-name="T37">, </text:span><text:span text:style-name="T42">Yazan MUALLA</text:span><text:span text:style-name="T37">, </text:span><text:span text:style-name="T42">Igor TCHAPPI HAMAN</text:span><text:span text:style-name="T37">, </text:span><text:span text:style-name="T42">Hui ZHAO</text:span><text:span text:style-name="T37">, Sebastian RODRIGUEZ, Amro NAJJAR and Nicolas GAUD. « Model Transformations from the SARL Agent-Oriented Programming Language to an Object-Oriented Programming Language ». In International Journal on Agent-Oriented Software Engineering (IJ-AOSE), pp. 1-38, 2020. </text:span>Quartile : Q4.</text:p>
        </text:list-item>
        <text:list-item>
          <text:p text:style-name="P113"><text:span text:style-name="T69">Yazan MUALLA</text:span>, Amro NAJJAR, Alaa DAOUD, <text:span text:style-name="T6">Stéphane GALLAND</text:span>, Christophe NICOLLE, Ansar-Ul-Haque YASAR, Elhadi SHAKSHUKI. <text:span text:style-name="T37">"Agent-based simulation of unmanned aerial vehicles in civilian applications: A systematic literature review and research directions." In Future Generation Computer Systems (FGCS), vol. 100, pp. 344-364, Elsevier, 2019. DOI: 10.1016/j.future.2019.04.051. </text:span>Quartile : Q1.</text:p>
        </text:list-item>
        <text:list-item>
          <text:p text:style-name="P113"><text:span text:style-name="T69">Olivier LAMOTTE</text:span>, <text:span text:style-name="T6">Stéphane GALLAND</text:span>, Abderrafiaa KOUKAM, Nicolas GAUD, Ansar-Ul-Haque YASAR, Elhadi SHAKSHUKI. <text:span text:style-name="T37">"Modeling Process of a Third Dimension Universe for Transportation Simulation: Application to Railway System." </text:span>In IEEE Intelligent Transportation Systems Magazine (ITSM), IEEE, 2019. ISBN 1941-1197. DOI: 10.1109/MITS.2019.2939110. Quartile: Q2.</text:p>
        </text:list-item>
        <text:list-item>
          <text:p text:style-name="P113"><text:span text:style-name="T38">Stéphane GALLAND</text:span><text:span text:style-name="T37">, Sebastian RODRIGUEZ. "Semantic Transformation from SARL Agent-oriented Statements to Java Object-oriented Statements." </text:span>In International Journal of Artificial Intelligence, vol. 17(2), pp. 139-153, Centre for Environment &amp; Socio-Economic <text:soft-page-break/>Research Publication, 2019. ISSN 0974-0635. Quartile: Q2.</text:p>
        </text:list-item>
        <text:list-item>
          <text:p text:style-name="P113"><text:span text:style-name="T42">Igor TCHAPPI HAMAN</text:span><text:span text:style-name="T37">, </text:span><text:span text:style-name="T38">Stéphane GALLAND</text:span><text:span text:style-name="T37">, Vivient corneille KAMLA, Jean-claude KAMGANG, Cyrille merleau NONO SAHA and </text:span><text:span text:style-name="T42">Hui ZHAO</text:span><text:span text:style-name="T37">. « Holonification Model for a Multilevel Agent-based System. Application to Road Traffic ». In Int. Journal of Personal and Ubiquitous Computing, 2018. DOI: 10.1007/s00779-018-1181-y. </text:span>Quartile: Q2.</text:p>
        </text:list-item>
        <text:list-item>
          <text:p text:style-name="P113"><text:span text:style-name="T42">Samar EL-AMINE</text:span><text:span text:style-name="T37">, </text:span><text:span text:style-name="T39">Stéphane GALLAND</text:span><text:span text:style-name="T37"> and Abderrafiaa KOUKAM. « Agent-Based Modeling of Social Behavioral Challenges in Transportation ». In International Journal of Ubiquitous Systems and Pervasive Networks (JUSPN), vol. 10, pp. 33-40, 2018.</text:span></text:p>
        </text:list-item>
        <text:list-item>
          <text:p text:style-name="P113"><text:span text:style-name="T39">Stéphane GALLAND</text:span><text:span text:style-name="T37">, Sebastian RODRIGUEZ, Nicolas GAUD. </text:span><text:span text:style-name="T47">"Run-time Environment for the SARL Agent-Programming Language: the Example of the Janus platform."</text:span><text:span text:style-name="T37"> In International Journal on Future Generation Computer Systems, Elsevier, 2017. ISSN 0167-739X. </text:span>Quartile: Q1.</text:p>
        </text:list-item>
        <text:list-item>
          <text:p text:style-name="P113"><text:span text:style-name="T37">Wasim Sohail Hashmi SYED, Ambreen JABBAR, Maqbool UDDIN SHAIKH, Ansar-Ul-Haque YASAR, Davy JANSSENS, </text:span><text:span text:style-name="T46">Stéphane GALLAND</text:span><text:span text:style-name="T37">. </text:span><text:span text:style-name="T47">"A new traffic route analyzer for commuter’s guidance in developing countries: application study in Islamabad, Pakistan."</text:span><text:span text:style-name="T37"> In Journal of Ambient Intelligence and Humanized Computing, Springer-Verlag Berlin Heidelberg, 2017. </text:span>Quartile: Q1.</text:p>
        </text:list-item>
        <text:list-item>
          <text:p text:style-name="P113"><text:span text:style-name="T42">Iftikhar HUSSAIN</text:span><text:span text:style-name="T37">, Luk KNAPEN, </text:span><text:span text:style-name="T39">Stéphane GALLAND</text:span><text:span text:style-name="T37">, Ansar-Ul-Haque YASAR, Tom BELLEMANS, Davy JANSSENS, Geert WETS. </text:span><text:span text:style-name="T47">"Organizational-based model and agent-based simulation for long-term carpooling."</text:span><text:span text:style-name="T37"> In Journal of Future Generation Computer Systems, pp. 1-16, Elsevier, 2016. Quartile: Q1.</text:span></text:p>
        </text:list-item>
        <text:list-item>
          <text:p text:style-name="P113"><text:span text:style-name="T39">Stéphane GALLAND</text:span><text:span text:style-name="T37">, Nicolas GAUD. "Organizational and Holonic Modelling of a Simulated and Synthetic Spatial Environment." In E4MAS 2014 - 10 years later, LNCS, vol. 9068(1), pp. 1-23, Springer International Publishing Switzerland, 2015. </text:span>ISBN 978-3-319-23849-4. DOI: <text:a xlink:type="simple" xlink:href="http://dx.doi.org/10.1007/978-3-319-23850-0" text:style-name="Definition" text:visited-style-name="Definition"><text:span text:style-name="Definition">10.1007/978-3-319-23850-0</text:span></text:a>. Quartile: Q2.</text:p>
        </text:list-item>
        <text:list-item>
          <text:p text:style-name="P113">Julien SAUNIER, Carlos CARRASCOSA, <text:span text:style-name="T7">Stéphane GALLAND</text:span>, Patrick Simo KANMEUGNE. <text:span text:style-name="T37">"Agent Bodies: An Interface Between Agent and Environment." In E4MAS 2014 - 10 years later, LNCS, vol. 9068(1), pp. 1-16, Springer International Publishing Switzerland, 2015. </text:span>ISBN 978-3-319-23849-4. Quartile: Q2.</text:p>
        </text:list-item>
        <text:list-item>
          <text:p text:style-name="P113"><text:span text:style-name="T42">Florian BEHE</text:span><text:span text:style-name="T37">, </text:span><text:span text:style-name="T39">Stéphane GALLAND</text:span><text:span text:style-name="T37">, Nicolas GAUD, Christophe NICOLLE, Abderrafiaa KOUKAM. </text:span><text:span text:style-name="T47">"An Ontology-Based Metamodel for MultiAgent-Based Simulations."</text:span><text:span text:style-name="T37"> In International Journal on Simulation Modelling, Practice, and Theory, vol. 40, pp. 64-85, Elsevier, 2014. </text:span>Quartile: Q2.</text:p>
        </text:list-item>
        <text:list-item>
          <text:p text:style-name="P113"><text:span text:style-name="T7">Stéphane GALLAND</text:span>, Luk KNAPEN, Ansar-Ul-Haque YASAR, Nicolas GAUD, Davy JANSSENS, Olivier LAMOTTE, Abderrafiaa KOUKAM, Geert WETS. <text:span text:style-name="T47">"Multi-Agent Simulation of Individual Mobility Behavior in Carpooling."</text:span><text:span text:style-name="T37"> In International Journal on Transport Research Part C, vol. 45, pp. 83-98, 2014. </text:span>ISSN 0968-090X. Quartile: Q1.</text:p>
        </text:list-item>
        <text:list-item>
          <text:p text:style-name="P113"><text:span text:style-name="T39">Stéphane GALLAND</text:span><text:span text:style-name="T37">, Ansar-Ul-Haque YASAR, Luk KNAPEN, Nicolas GAUD, Tom BELLEMANS, Davy JANSSENS. </text:span><text:span text:style-name="T47">"Simulation of Carpooling Agents with the Janus Platform."</text:span><text:span text:style-name="T37"> In Journal of Ubiquitous Systems &amp; Pervasive Networks, vol. 5(2), pp. 9-15, IASKS, 2014. </text:span>ISSN 1923-7332.</text:p>
        </text:list-item>
        <text:list-item>
          <text:p text:style-name="P113">Franck GECHTER, Jean-Michel CONTET, Olivier LAMOTTE, <text:span text:style-name="T7">Stéphane GALLAND</text:span>, Abderrafiaa KOUKAM. <text:span text:style-name="T47">"Virtual Intelligent Vehicle Urban Simulator: Application to Vehicle Platoon Evaluation."</text:span><text:span text:style-name="T37"> In Simulation Modelling Practice and Theory (SIMPAT), vol. 24, pp. 103-114, 2012. Quartile: Q2.</text:span></text:p>
        </text:list-item>
        <text:list-item>
          <text:p text:style-name="P113"><text:span text:style-name="T37">Massimo COSSENTINO, </text:span><text:span text:style-name="T39">Stéphane GALLAND</text:span><text:span text:style-name="T37">, Nicolas GAUD, Vincent HILAIRE, Abderrafiaa KOUKAM. </text:span><text:span text:style-name="T47">"An organisational approach to engineer emergence within holarchies."</text:span><text:span text:style-name="T37"> In International Journal of Agent Oriented Software Engineering, vol. 4(3), pp. </text:span><text:soft-page-break/><text:span text:style-name="T37">304-329, 2010. </text:span>Quartile: Q4.</text:p>
        </text:list-item>
        <text:list-item>
          <text:p text:style-name="P113"><text:span text:style-name="T50">Massimo COSSENTINO, Nicolas GAUD, Vincent HILAIRE, </text:span><text:span text:style-name="T41">Stéphane GALLAND</text:span><text:span text:style-name="T50">, Abderrafiaa KOUKAM. "ASPECS: an agent-oriented software process for engineering complex systems - How to design agent societies under a holonic perspective." In Autonomous Agents and Multi-Agent Systems, vol. 2(2), pp. 260-304, Springer, 2010. </text:span><text:span text:style-name="T71">Quartile: Q1 (année de publication), puis Q2.</text:span></text:p>
        </text:list-item>
        <text:list-item>
          <text:p text:style-name="P113"><text:span text:style-name="T43">Jonathan DEMANGE</text:span><text:span text:style-name="T50">, </text:span><text:span text:style-name="T41">Stéphane GALLAND</text:span><text:span text:style-name="T50">, Abderrafiaa KOUKAM. </text:span><text:span text:style-name="T48">"Analysis and Design of Multi-Level Virtual Indoor Environment."</text:span><text:span text:style-name="T50"> In Int. Journal Systemics and Informatics World Network, vol. 10, pp. 145-152, 2010. ISSN 2044-7272.</text:span></text:p>
        </text:list-item>
        <text:list-item>
          <text:p text:style-name="P113"><text:span text:style-name="T50">Valeria SEIDITA, Massimo COSSENTINO, Vincent HILAIRE, Nicolas GAUD, </text:span><text:span text:style-name="T41">Stéphane GALLAND</text:span><text:span text:style-name="T50">, Abderrafiaa KOUKAM, Salvatore GAGLIO. </text:span><text:span text:style-name="T48">"The Metamodel: a Starting Point for Design Processes Construction."</text:span><text:span text:style-name="T50"> In International Journal of Software Engineering and Knowledge Engineering (IJSEKE), vol. 20(4), pp. 575-608, World Scientific Publishing Company, 2010. </text:span><text:span text:style-name="T71">Quartile: Q4.</text:span></text:p>
        </text:list-item>
        <text:list-item>
          <text:p text:style-name="P113"><text:span text:style-name="T43">Nicolas GAUD</text:span><text:span text:style-name="T50">, </text:span><text:span text:style-name="T41">Stéphane GALLAND</text:span><text:span text:style-name="T50">, Franck GECHTER, Vincent HILAIRE, Abderrafiaa KOUKAM. "Holonic multilevel simulation of complex systems: Application to real-time pedestrians simulation in virtual urban environment." In Simulation Modelling Practice and Theory, vol. 16(10), pp. 1659-1676, 2008. Quartile: Q2.</text:span></text:p>
        </text:list-item>
        <text:list-item>
          <text:p text:style-name="P113"><text:span text:style-name="T11">Stéphane GALLAND</text:span><text:span text:style-name="T71">, Frédéric GRIMAUD, Philippe BEAUNE, Jean-Pierre CAMPAGNE. </text:span><text:span text:style-name="T48">"MaMA-S: an introduction to a methodological approach for the simulation of distributed industrial systems."</text:span><text:span text:style-name="T50"> </text:span><text:span text:style-name="T71">In International Journal of Production Economics, vol. 85, pp. 11-31, 2003. Quartile: Q1.</text:span></text:p>
        </text:list-item>
      </text:list>
      <text:h text:style-name="Heading_20_4" text:outline-level="4"><text:bookmark-start text:name="_Toc507411832"/><text:bookmark-start text:name="_Toc508355958"/><text:bookmark-start text:name="_Toc65730752"/><text:span text:style-name="Intense_20_Emphasis"><text:span text:style-name="T25">A2</text:span></text:span><text:span text:style-name="Intense_20_Emphasis"><text:span text:style-name="T26">.2</text:span></text:span><text:span text:style-name="Intense_20_Emphasis"><text:span text:style-name="T25">.2. Journaux nationaux avec comité de lecture</text:span></text:span><text:bookmark-end text:name="_Toc507411832"/><text:bookmark-end text:name="_Toc508355958"/><text:bookmark-end text:name="_Toc65730752"/><text:span text:style-name="Intense_20_Emphasis"><text:span text:style-name="T25"> (ACL nat.)</text:span></text:span></text:h>
      <text:list xml:id="list2781560414" text:style-name="WWNum10">
        <text:list-item>
          <text:p text:style-name="P90"><text:span text:style-name="T69">Mariem FEKIH</text:span>, Patrick BONNEL, Zbignew SMOREDA, Tom BELLEMANS, Angelo FURNO, <text:span text:style-name="T7">Stéphane GALLAND</text:span>. "Méthodologie de filtrage et de traitement de données de signalisation de la téléphonie mobile pour la construction de matrice origine-destination. Application à la Région Rhône-Alpes." In Cahiers Scientifiques du Transport, Association Française des Instituts de Transport et de Logistique, 2019. Quartile: Q4.</text:p>
        </text:list-item>
        <text:list-item>
          <text:p text:style-name="P90"><text:span text:style-name="T7">Stéphane GALLAND</text:span>, Flavien BALBO, Gauthier PICARD, Olivier BOISSIER, Nicolas GAUD, Sebastian RODRIGUEZ. "Environnement multidimensionnel pour contextualiser les interactions des agents. Application à la simulation du trafic routier urbain." In Special Issue on Multiagent Systems of the "Revue d'Intelligence Artificielle", vol. 30(1-2), pp. 81-108, Lavoisier, 2016. Quartile: Q4.</text:p>
        </text:list-item>
      </text:list>
      <text:h text:style-name="Heading_20_4" text:outline-level="4"><text:bookmark-start text:name="_Toc65730753"/><text:bookmark-start text:name="_Toc508355959"/><text:bookmark-start text:name="_Toc507411833"/><text:span text:style-name="Intense_20_Emphasis"><text:span text:style-name="T25">A2</text:span></text:span><text:span text:style-name="Intense_20_Emphasis"><text:span text:style-name="T26">.2</text:span></text:span><text:span text:style-name="Intense_20_Emphasis"><text:span text:style-name="T25">.3. Conférences et ateliers internationaux avec actes</text:span></text:span><text:bookmark-end text:name="_Toc65730753"/><text:bookmark-end text:name="_Toc508355959"/><text:bookmark-end text:name="_Toc507411833"/><text:span text:style-name="Intense_20_Emphasis"><text:span text:style-name="T25"> (C-ACTI)</text:span></text:span></text:h>
      <text:list xml:id="list915074182" text:style-name="WWNum5">
        <text:list-item>
          <text:p text:style-name="P91"><text:span text:style-name="T42">Y. MUALLA</text:span><text:span text:style-name="T37">, </text:span><text:span text:style-name="T39">S. GALLAND</text:span><text:span text:style-name="T37">, C. NICOLLE. "Explaining the Behavior of Remote Robots to Humans." In the 33rd Joint International Scientific Conferences on AI of Benelux, nov 2021, Luxembourg. </text:span></text:p>
        </text:list-item>
        <text:list-item>
          <text:p text:style-name="P91"><text:span text:style-name="T42">Y. MUALLA</text:span><text:span text:style-name="T37">, </text:span><text:span text:style-name="T42">I. TCHAPPI HAMAN</text:span><text:span text:style-name="T37">, T. KAMPIK, A. NAJJAR, D. CALVARESI, A. ABBAS-TURKI, </text:span><text:span text:style-name="T39">S. GALLAND</text:span><text:span text:style-name="T37">, C. NICOLLE. "A Human-Agent Architecture for Explanation Formulation." In the 33rd Joint International Scientific Conferences on AI of Benelux, nov 2021, Luxembourg.</text:span></text:p>
        </text:list-item>
        <text:list-item>
          <text:p text:style-name="P91"><text:span text:style-name="T42">I. TCHAPPI HAMAN</text:span><text:span text:style-name="T37">, A. BOTTARO, F. GARDES, </text:span><text:span text:style-name="T39">S. GALLAND</text:span><text:span text:style-name="T37">. "Towards Real Time Agent Based Collision Avoidance by Mobile Edge Computing." In 19th International Conference on Practical Applications of Agents, Multi-Agent Systems, and Social Good (PAAMS21), pp. 279-290, Salamanca, Spain, oct 2021. DOI: 10.1007/978-3-030-85739-4_23.</text:span></text:p>
        </text:list-item>
        <text:list-item>
          <text:p text:style-name="P91"><text:span text:style-name="T42">Yazan MUALLA</text:span><text:span text:style-name="T37">, </text:span><text:span text:style-name="T42">Igor TCHAPPI HAMAN</text:span><text:span text:style-name="T37">, Amro NAJJAR, Timotheus KAMPIK, </text:span><text:span text:style-name="T39">Stéphane GALLAND</text:span><text:span text:style-name="T37"> and Christophe NICOLLE. « Human-Agent Explainability: An Experimental Case Study on the Filtering of Explanations ». In the 12th International </text:span><text:soft-page-break/><text:span text:style-name="T37">Conference on Agents and Artificial Intelligence (ICAART 2020), Valletta, Malta, 2020.</text:span></text:p>
        </text:list-item>
        <text:list-item>
          <text:p text:style-name="P91">Xue ZHENG, <text:span text:style-name="T7">Stéphane GALLAND</text:span>, Xiaowei TU, Qinghua YANG, Alexandre LOMBARD and Nicolas GAUD. <text:span text:style-name="T37">« Obstacle Avoidance Model for UAVs with Joint Target based on Multi-Strategies and Follow-up Vector Field ». In the 11th International Conference on Ambient Systems, Networks and Technologies (ANT), Warsaw, Poland, 2020.</text:span></text:p>
        </text:list-item>
        <text:list-item>
          <text:p text:style-name="P91"><text:span text:style-name="T42">Hui ZHAO</text:span><text:span text:style-name="T37">, </text:span><text:span text:style-name="T42">Yazan MUALLA</text:span><text:span text:style-name="T37">, </text:span><text:span text:style-name="T39">Stéphane GALLAND</text:span><text:span text:style-name="T37">, </text:span><text:span text:style-name="T42">Igor TCHAPPI HAMAN</text:span><text:span text:style-name="T37">, Tom BELLEMANS and Ansar-ul-haque YASAR. « Decision-Making under Time Pressure when Rescheduling Daily Activities ». In the 11th International Conference on Ambient Systems, Networks and Technologies (ANT), Warsaw, Poland, 2020.</text:span></text:p>
        </text:list-item>
        <text:list-item>
          <text:p text:style-name="P91"><text:span text:style-name="T42">Yazan MUALLA</text:span><text:span text:style-name="T37">, Timotheus KAMPIK, Amro NAJJAR, </text:span><text:span text:style-name="T39">Stéphane GALLAND</text:span><text:span text:style-name="T37">, Christophe NICOLLE. "Explainable Agents as Static Web Pages: A UAV Simulation Example." In the 2nd International Workshop on EXplainable TRansparent Autonomous Agents and Multi-Agent Systems (EXTRAAMAS 2020), may 2020.</text:span></text:p>
        </text:list-item>
        <text:list-item>
          <text:p text:style-name="P91"><text:span text:style-name="T42">Emmanuel Dimitry NGOUNOU NTOUKAM</text:span><text:span text:style-name="T37">, Jean-Claude KAMGANG, Vivient Corneille KAMLA, </text:span><text:span text:style-name="T42">Yazan MUALLA</text:span><text:span text:style-name="T37">, </text:span><text:span text:style-name="T42">Igor TCHAPPI HAMAN</text:span><text:span text:style-name="T37">, </text:span><text:span text:style-name="T39">Stéphane GALLAND</text:span><text:span text:style-name="T37">, Yves Sébastien EMVUDU WONO. "Agent-Based Model of Cocoa Mirids at the Scale of a Cocoa Farm." In the 4th International Workshop on Agent-based Modeling and Applications with SARL (SARL-20), may 2020.</text:span></text:p>
        </text:list-item>
        <text:list-item>
          <text:p text:style-name="P91">Alexandre LOMBARD, Lilian DURAND, <text:span text:style-name="T7">Stéphane GALLAND</text:span>. <text:span text:style-name="T37">"Velocity Obstacle Based Strategy for Multi-agent Collision Avoidance of Unmanned Aerial Vehicles." In the 2nd International Workshop on Internet of Autonomous Unmanned Vehicles (IAUV20), jun 2020.</text:span></text:p>
        </text:list-item>
        <text:list-item>
          <text:p text:style-name="P91"><text:span text:style-name="T39">Stéphane GALLAND</text:span><text:span text:style-name="T37">, </text:span><text:span text:style-name="T42">Yazan MUALLA</text:span><text:span text:style-name="T37">, </text:span><text:span text:style-name="T42">Hui ZHAO</text:span><text:span text:style-name="T37">, Sebastian RODRIGUEZ, Amro NAJJAR, Nicolas GAUD. "Model Transformations from the SARL Agent-Oriented Programming Language to an Object-Oriented Programming Language." In the Special IJ-AOSE track of the 8th International Workshop on Engineering Multi-Agent Systems (EMAS 2020). Eds. Baroglio, Cristina and Hübner, Jomi Fred and Winikoff, Michael. </text:span>Auckland, New Zealand, may 2020.</text:p>
        </text:list-item>
        <text:list-item>
          <text:p text:style-name="P91"><text:span text:style-name="T37">Davide CALVARESI, </text:span><text:span text:style-name="T42">Yazan MUALLA</text:span><text:span text:style-name="T37">, Amro NAJJAR, </text:span><text:span text:style-name="T39">Stéphane GALLAND</text:span><text:span text:style-name="T37">, Michael SCHUMACHER. "Explainable Multi-Agent Systems through Blockchain Technology." In Proc. of 1st International Workshop on eXplanable TRansparent Autonomous Agents and Multi-Agent Systems (EXTRAAMAS2019), International Conference on Autonomous Agents and Multiagent Systems (AAMAS 2019), Montreal, Canada, 2019.</text:span></text:p>
        </text:list-item>
        <text:list-item>
          <text:p text:style-name="P91"><text:span text:style-name="T42">Mariem FEKIH</text:span><text:span text:style-name="T37">, Tom BELLEMANS, Zbignew SMOREDA, Patrick BONNEL, Angelo FURNO, </text:span><text:span text:style-name="T39">Stéphane GALLAND</text:span><text:span text:style-name="T37">. "Suitability of Cellular Network Signaling Data for Origin-Destination Matrix construction: a case study of Lyon region (France)." In Proc. of Transportation Research Board (TRB 2019), Washington D.C., USA, 2019.</text:span></text:p>
        </text:list-item>
        <text:list-item>
          <text:p text:style-name="P91"><text:span text:style-name="T42">Yazan MUALLA</text:span><text:span text:style-name="T37">, Amro NAJJAR, Olivier BOISSIER, </text:span><text:span text:style-name="T39">Stéphane GALLAND</text:span><text:span text:style-name="T37">, </text:span><text:span text:style-name="T42">Igor TCHAPPI HAMAN</text:span><text:span text:style-name="T37">, Robin VANET. "A Cyber-Physical System for Semi-autonomous Oil&amp;Gas Drilling Operations." In Proc. of 5th Workshop on Collaboration of Humans, Agents, Robots, Machines and Sensors (CHARMS 2019), Naples, Italy, IEEE Computer</text:span></text:p>
        </text:list-item>
        <text:list-item>
          <text:p text:style-name="P91"><text:span text:style-name="T42">Yazan MUALLA</text:span><text:span text:style-name="T37">, Amro NAJJAR, </text:span><text:span text:style-name="T39">Stéphane GALLAND</text:span><text:span text:style-name="T37">, Christophe NICOLLE, </text:span><text:span text:style-name="T42">Igor TCHAPPI HAMAN</text:span><text:span text:style-name="T37">, Ansar-Ul-Haque YASAR, Kary FRÄMLING. "Between the Megalopolis and the Deep Blue Sky: Challenges of Transport with UAVs in Future Smart Cities." In Proc. of the International Conference on Autonomous Agents and Multiagent Systems (AAMAS 2019), Montreal, Canada, pp. 1649-1653, 2019. </text:span>ISBN 978-1-4503-6309-9. Society Press, 2019. DOI: 10.1109/IRC.2019.00107.</text:p>
        </text:list-item>
        <text:list-item>
          <text:p text:style-name="P91"><text:span text:style-name="T42">Yazan MUALLA</text:span><text:span text:style-name="T37">, Amro NAJJAR, Timotheus KAMPIK, </text:span><text:span text:style-name="T42">Igor TCHAPPI HAMAN</text:span><text:span text:style-name="T37">, </text:span><text:span text:style-name="T39">Stéphane GALLAND</text:span><text:span text:style-name="T37">, Christophe NICOLLE. "Towards Explainability for a Civilian UAV Fleet Management using an Agent-based Approach." In Proc. of 1st Workshop on Explainable AI in Automated Driving: a User-Centered Interaction Approach in conjunction with AutomotiveUI'19, pp. 1-7, Utrecht, Netherland, 2019.</text:span></text:p>
        </text:list-item>
        <text:list-item>
          <text:p text:style-name="P91"><text:soft-page-break/><text:span text:style-name="T42">Hui ZHAO</text:span><text:span text:style-name="T37">, </text:span><text:span text:style-name="T39">Stéphane GALLAND</text:span><text:span text:style-name="T37">, Luk KNAPEN, Tom BELLEMANS and Ansar-ul-haque YASAR. « Agent-based Dynamic Rescheduling of Daily Activities ». In 8th International Symposium on Frontiers in Ambient and Mobile Systems, pp. 979-984, Porto, Portugal, 2018. </text:span>DOI: 10.1016/j.procs.2018.04.100</text:p>
        </text:list-item>
        <text:list-item>
          <text:p text:style-name="P91"><text:span text:style-name="T42">Yazan MUALLA</text:span><text:span text:style-name="T37">, Wenshuai BAI, </text:span><text:span text:style-name="T39">Stéphane GALLAND</text:span><text:span text:style-name="T37"> and Christophe NICOLLE.  « Comparison of Agent-based Simulation Frameworks for Unmanned Aerial Transportation Applications ». In Procedia Computer Science of the 7th International Workshop on Agent-based Mobility, Traffic and Transportation Models, Methodologies and Applications (ABMTRANS), pp. 791-796, 2018. </text:span>DOI: 10.1016/j.procs.2018.04.137</text:p>
        </text:list-item>
        <text:list-item>
          <text:p text:style-name="P91"><text:span text:style-name="T42">Yazan MUALLA</text:span><text:span text:style-name="T37">, Robin VANET, Amro NAJJAR, Olivier BOISSIER and </text:span><text:span text:style-name="T39">Stéphane GALLAND</text:span><text:span text:style-name="T37">. « AgentOil: a multi-agent-based simulation of the drilling process in oilfields ». In the 16th International Conference on Practical Applications of Agents and Multi-Agent Systems (PAAMS18), 2018. </text:span>DOI: 10.1007/978-3-319-94580-4_34</text:p>
        </text:list-item>
        <text:list-item>
          <text:p text:style-name="P91"><text:span text:style-name="T42">Igor TCHAPPI HAMAN</text:span><text:span text:style-name="T37">, </text:span><text:span text:style-name="T39">Stéphane GALLAND</text:span><text:span text:style-name="T37">, Vivient corneille KAMLA and Jean-claude KAMGANG. « A Brief Review of Holonic Multi Agent Models for Traffic and Transportation Systems ». In the 15th International Conference on Mobile Systems and Pervasive Computing (MobiSPC 2018), pp. 137-144, Shakshuki, Elhadi and Yasar, Ansar-ul-haque, Canary Islands, Spain, 2018. </text:span>DOI: 10.1016/j.procs.2018.07.154</text:p>
        </text:list-item>
        <text:list-item>
          <text:p text:style-name="P91"><text:span text:style-name="T42">Yazan MUALLA</text:span><text:span text:style-name="T37">, Amro NAJJAR, Robin VANET, Olivier BOISSIER and </text:span><text:span text:style-name="T39">Stéphane GALLAND</text:span><text:span text:style-name="T37">. « Towards a Real-time Mitigation of High Temperature while Drilling using a Multi-agent System ». In the 1st International Workshop on Real-Time compliant Multi-Agent Systems (RTcMAS 2018), International Conference on Autonomous Agents and Multiagent Systems (AAMAS 2018), Stockholm, Sweden, 2018.</text:span></text:p>
        </text:list-item>
        <text:list-item>
          <text:p text:style-name="P91"><text:span text:style-name="T42">Igor TCHAPPI HAMAN</text:span><text:span text:style-name="T37">, </text:span><text:span text:style-name="T39">Stéphane GALLAND</text:span><text:span text:style-name="T37">, Vivient corneille KAMLA and Jean-claude KAMGANG. « Holonification of Road Traffic based on Graph Theory ». In 13th International Conference Cellular Automata for Research and Industry (ACRI18), the 5th Workshop on Traffic and Cellular Automata (TCA18), 2018.</text:span></text:p>
        </text:list-item>
        <text:list-item>
          <text:p text:style-name="P91"><text:span text:style-name="T37">Wendan DU, Abdeljalil ABBAS-TURKI, Abderrafiaa KOUKAM, </text:span><text:span text:style-name="T39">Stéphane GALLAND</text:span><text:span text:style-name="T37"> and Franck GECHTER. « One the V2X speed synchronization at intersections: Rules based system for extended virtual platooning ». In the 8th International Conference on Emerging Ubiquitous Systems and Pervasive Networks (EUSPN 2018), pp. 258-262, Leuven, Belgium, 2018. </text:span>DOI: 10.1016/j.procs.2018.10.179</text:p>
        </text:list-item>
        <text:list-item>
          <text:p text:style-name="P91"><text:span text:style-name="T39">Stéphane GALLAND</text:span><text:span text:style-name="T37"> and Sebastian RODRIGUEZ. « Transformations from the SARL agent-oriented language to the Java object-oriented language ». </text:span>In International Conference on Modern Intelligent Systems Concepts, Rabat, Morocco, 2018.</text:p>
        </text:list-item>
        <text:list-item>
          <text:p text:style-name="P91"><text:span text:style-name="T46">Glenn CICH, </text:span><text:span text:style-name="T38">Stéphane GALLAND</text:span><text:span text:style-name="T46">, Luk KNAPEN, Ansar-Ul-Haque YASAR, Tom BELLEMANS, Davy JANSSENS. "Addressing the Challenges of Conservative Event Synchronization for the SARL Agent-Programming Language." In Proc. of the 15th International Conference on Practical Applications of Agents and Multi-Agent Systems, pp. 31-42, Springer, 2017.</text:span></text:p>
        </text:list-item>
        <text:list-item>
          <text:p text:style-name="P91"><text:span text:style-name="T70">Samar EL-AMINE</text:span><text:span text:style-name="T52">, </text:span><text:span text:style-name="T6">Stéphane GALLAND</text:span><text:span text:style-name="T52">, Ansar-Ul-Haque YASAR, Abderrafiaa KOUKAM. </text:span><text:span text:style-name="T46">"Demand for Agent-Based Transportation Models &amp; Social Behavioral Challenges." In Proc. of the 8th International Conference on Emerging Ubiquitous Systems and Pervasive Networks (EUSPN 2017), Lund, Sweden, Elsevier, 2017.</text:span></text:p>
        </text:list-item>
        <text:list-item>
          <text:p text:style-name="P91"><text:span text:style-name="T70">Samar EL-AMINE</text:span><text:span text:style-name="T52">, </text:span><text:span text:style-name="T6">Stéphane GALLAND</text:span><text:span text:style-name="T52">, Ansar-Ul-Haque YASAR, Abderrafiaa KOUKAM. </text:span><text:span text:style-name="T46">"Towards Agent Based Modeling for Mobility Behavior Shift." In Proc. of 7th International Symposium on Frontiers in Ambient and Mobile Systems (FAMS 2017), Springer, 2017.</text:span></text:p>
        </text:list-item>
        <text:list-item>
          <text:p text:style-name="P91"><text:span text:style-name="T46">Maxime FERAUD, </text:span><text:span text:style-name="T38">Stéphane GALLAND</text:span><text:span text:style-name="T46">. "First Comparison of SARL to Other Agent-Programming Languages and Frameworks." In Proc. of International Workshop on Agent-based Modeling and Applications with SARL (SARL 2017), Elsevier, 2017.</text:span></text:p>
        </text:list-item>
        <text:list-item>
          <text:p text:style-name="P91"><text:span text:style-name="T38">Stéphane GALLAND</text:span><text:span text:style-name="T46">, Ansar-Ul-Haque YASAR, Elhadi SHAKSHUKI, Nicolas GAUD. "Helping the Performance Evaluation of an Agent Run-time Framework: the SARL </text:span><text:soft-page-break/><text:span text:style-name="T46">Experience Index." In Proc. of The 14th International Conference on Mobile Systems and Pervasive Computing (MobiSPC 2017), pp. 159-166, Procedia Computer Science, Leuven, Belgium, Elsevier, 2017.</text:span></text:p>
        </text:list-item>
        <text:list-item>
          <text:p text:style-name="P91"><text:span text:style-name="T44">Igor TCHAPPI HAMAN</text:span><text:span text:style-name="T46">, Vivient Corneille KAMLA, </text:span><text:span text:style-name="T38">Stéphane GALLAND</text:span><text:span text:style-name="T46">, Jean-Claude KAMGANG. "Towards an Multilevel Agent-based Model for Traffic Simulation." In Proc. of 6th International Workshop on Agent-based Mobility, Traffic and Transportation Models, Methodologies and Applications (ABMTRANS'17), Springer, 2017.</text:span></text:p>
        </text:list-item>
        <text:list-item>
          <text:p text:style-name="P91"><text:span text:style-name="T44">Alexandre LOMBARD</text:span><text:span text:style-name="T46">, Hao XUGUANG, Abdeljalil ABBAS-TURKI, Abdellah EL MOUDNI, </text:span><text:span text:style-name="T38">Stéphane GALLAND</text:span><text:span text:style-name="T46">, Ansar-Ul-Haque YASAR. "Lateral Control of an Unmaned Car Using GNSS Positionning in the Context of Connected Vehicles." In Proc. of The 7th International Conference on Emerging Ubiquitous Systems and Pervasive Networks (EUSPN 2016)., pp. 148 - 155, Elsevier, 2016.</text:span></text:p>
        </text:list-item>
        <text:list-item>
          <text:p text:style-name="P91"><text:span text:style-name="T46">Glenn CICH, Luk KNAPEN, </text:span><text:span text:style-name="T38">Stéphane GALLAND</text:span><text:span text:style-name="T46">, Jan VUURSTAEK, An NEVEN, Tom BELLEMANS. "Towards an Agent-based Model for Demand-Responsive Transport Serving Thin Flows." In Proc. of The 5th International Workshop on Agent-based Mobility, Traffic and Transportation Models, Methodologies and Applications (ABMTRANS 2016), Procedia Computer Science, Elsevier, 2016.</text:span></text:p>
        </text:list-item>
        <text:list-item>
          <text:p text:style-name="P91"><text:span text:style-name="T38">Stéphane GALLAND</text:span><text:span text:style-name="T46">, Flavien BALBO, Nicolas GAUD, Sebastian RODRIGUEZ, Gauthier PICARD, Olivier BOISSIER. "A multidimensional environment implementation for enhancing agent interaction." In Proc. of 14th Int. Conf. on Autonomous Agents and Multiagent Systems (AAMAS15), Rafael BORDINI, Edith ELKIND (eds.), pp. 1801-1802, IFAAMAS, Istanbul, Turkey, ACM In-Cooperation, 2015. ISBN 978-1-4503-3413-6.</text:span></text:p>
        </text:list-item>
        <text:list-item>
          <text:p text:style-name="P91"><text:span text:style-name="T38">Stéphane GALLAND</text:span><text:span text:style-name="T46">, Flavien BALBO, Nicolas GAUD, Sebastian RODRIGUEZ, Gauthier PICARD, Olivier BOISSIER. "Contextualize Agent Interactions by Combining Social and Physical Dimensions in the Environment." In Proc. of Advances in Practical Applications of Agents, Multi-Agent Systems, and Sustainability: The PAAMS Collection. Lecture Notes in Computer Science 9086., Yves DEMAZEAU, Keith DECKER, Fernando DE LA PRIETA, Javier BAJO PEREZ (eds.), pp. 107-119, Springer International Publishing, 2015.</text:span></text:p>
        </text:list-item>
        <text:list-item>
          <text:p text:style-name="P91"><text:span text:style-name="T44">Iftikhar HUSSAIN</text:span><text:span text:style-name="T46">, Luk KNAPEN, </text:span><text:span text:style-name="T38">Stéphane GALLAND</text:span><text:span text:style-name="T46">, Tom BELLEMANS, Davy JANSSENS, Geert WETS. "Agent-based Simulation Model for Long-term Carpooling: Effect of Activity Planning Constraints." In Proc. of 6th International Conference on Ambient Systems, Networks and Technologies, London, UK, 2015.</text:span></text:p>
        </text:list-item>
        <text:list-item>
          <text:p text:style-name="P91"><text:span text:style-name="T52">Olivier LAMOTTE, Nicolas GAUD, </text:span><text:span text:style-name="T6">Stéphane GALLAND</text:span><text:span text:style-name="T52">. </text:span><text:span text:style-name="T46">"Towards the Dynamic Evaluation of a Public Bus Network for Small Size Urban Environments." In Proc. of 12th International Conference on Mobile Systems and Pervasive Computing, pp. 168-176, Belfort, France, Elsevier, 2015.</text:span></text:p>
        </text:list-item>
        <text:list-item>
          <text:p text:style-name="P91"><text:span text:style-name="T46">Sebastian RODRIGUEZ, </text:span><text:span text:style-name="T38">Stéphane GALLAND</text:span><text:span text:style-name="T46">, Nicolas GAUD. "A New Perspective on Multi-Agent Environment with SARL." In Proc. of International Workshop on Communication for Humans, Agents, Robots, Machines and Sensors, pp. 526-531, Procedia Computer Science, Belfort, France, Elsevier, Best Paper Award, 2015. ISSN 1877-0509.</text:span></text:p>
        </text:list-item>
        <text:list-item>
          <text:p text:style-name="P91"><text:span text:style-name="T46">D. WEYNS, F. MICHEL, H. VAN DIKE PARUNAK, Olivier BOISSIER, Michael SCHUMACHER, A. RICCI, A. BRANDAO, Carlos CARRASCOSA, O. DIKENELLI, </text:span><text:span text:style-name="T38">Stéphane GALLAND</text:span><text:span text:style-name="T46">, A. PIJOAN, P.S. KANMEUGNE, J.a. RODRIGUEZ-AGUILLAR, Julien SAUNIER, V. UROVI, F. ZAMBONELLI. "Agent environments for multi-agent systems - A research roadmap." In Lecture Notes in Computer Science "Agent Environments for Multi-Agent Systems IV", vol. 9068, pp. 3-21, 2015. ISBN 978-3-319-23850-0.</text:span></text:p>
        </text:list-item>
        <text:list-item>
          <text:p text:style-name="P91"><text:span text:style-name="T44">Jocelyn BUISSON</text:span><text:span text:style-name="T46">, Nicolas GAUD, </text:span><text:span text:style-name="T38">Stéphane GALLAND</text:span><text:span text:style-name="T46">, Mikaël GONÇALVES, Abderrafiaa KOUKAM. "Toward an Environment for the Simulation of Heterogeneous Entities in Virtual Cities." In Proc. of International Workshop on Environments for Multiagent Systems (E4MAS14), IFAAMAS, Paris, France, Springer, 2014.</text:span></text:p>
        </text:list-item>
        <text:list-item>
          <text:p text:style-name="P91"><text:span text:style-name="T38">Stéphane GALLAND</text:span><text:span text:style-name="T46">, </text:span><text:span text:style-name="T44">Jocelyn BUISSON</text:span><text:span text:style-name="T46">, Nicolas GAUD, Mikaël GONÇALVES, </text:span><text:soft-page-break/><text:span text:style-name="T46">Abderrafiaa KOUKAM, François GUIOT, Ludovic HENRY. "Agent-Based Simulation of Drivers with the Janus Platform." In Proc. of 3nd International Workshop on Agent-based Mobility, Traffic and Transportation Models, Methodologies and Applications (ABMTRANS14), pp. 738-743, Hasselt, Belgium, Elsevier, Procedia Computer Science, vol. 32, 2014.</text:span></text:p>
        </text:list-item>
        <text:list-item>
          <text:p text:style-name="P91"><text:span text:style-name="T38">Stéphane GALLAND</text:span><text:span text:style-name="T46">, Nicolas GAUD. "Holonic Model of a Virtual 3D Indoor Environment for Crowd Simulation." In Proc. of International Workshop on Environments for Multiagent Systems (E4MAS14), IFAAMAS, Paris, France, Springer, 2014.</text:span></text:p>
        </text:list-item>
        <text:list-item>
          <text:p text:style-name="P91"><text:span text:style-name="T38">Stéphane GALLAND</text:span><text:span text:style-name="T46">, Nicolas GAUD, </text:span><text:span text:style-name="T44">Jonathan DEMANGE</text:span><text:span text:style-name="T46">, Abderrafiaa KOUKAM. "Multilevel Model of the 3D Virtual Environment for Crowd Simulation in Buildings." In Proc. of 1st International Workshop on Agent-based Modeling and Simulation of Cities (AgentCities14), pp. 822-827, Hasselt, Belgium, Elsevier, Procedia Computer Science, vol. 32, 2014.</text:span></text:p>
        </text:list-item>
        <text:list-item>
          <text:p text:style-name="P91"><text:span text:style-name="T44">Iftikhar HUSSAIN</text:span><text:span text:style-name="T46">, Luk KNAPEN, </text:span><text:span text:style-name="T38">Stéphane GALLAND</text:span><text:span text:style-name="T46">, Davy JANSSENS, Tom BELLEMANS, Ansar-Ul-Haque YASAR, Geert WETS. "Organizational and Agent-based Automated Negotiation Model for Carpooling." In Proc. of First International Workshop on Information Fusion for Smart Mobility Solutions (IFSMS14), Halifax, Canada, Procedia Computer Science, 2014.</text:span></text:p>
        </text:list-item>
        <text:list-item>
          <text:p text:style-name="P91"><text:span text:style-name="T46">Sebastian RODRIGUEZ, Nicolas GAUD, </text:span><text:span text:style-name="T38">Stéphane GALLAND</text:span><text:span text:style-name="T46">. "SARL: a general-purpose agent-oriented programming language." In Proc. of International Conference on Intelligent Agent Technology (IAT14), pp. 103-110, Warsaw, Poland, IEEE Computer Science, 2014.</text:span></text:p>
        </text:list-item>
        <text:list-item>
          <text:p text:style-name="P91"><text:span text:style-name="T44">Jocelyn BUISSON</text:span><text:span text:style-name="T46">, </text:span><text:span text:style-name="T38">Stéphane GALLAND</text:span><text:span text:style-name="T46">, Nicolas GAUD, Mikaël GONÇALVES, Abderrafiaa KOUKAM. "Real-time Collision Avoidance for Pedestrian and Bicyclist Simulation: a smooth and predictive approach." In Proc. of 2nd International Workshop on Agent-based Mobility, Traffic and Transportation Models, Methodologies and Applications (ABMTRANS13), Ansar-Ul-Haque YASAR, Luk KNAPEN (eds.), pp. 815-820, Halifax, Nova Scotia, Canada, Elsevier, Best Paper Award, 2013.</text:span></text:p>
        </text:list-item>
        <text:list-item>
          <text:p text:style-name="P91"><text:span text:style-name="T46">Thomas DURIF, Christophe NICOLLE, Nicolas GAUD, </text:span><text:span text:style-name="T38">Stéphane GALLAND</text:span><text:span text:style-name="T46">. "Semantic oriented data structuration for MABS Application to BIM." In Proc. of the 2nd International Workshop on Methods, Evaluation, Tools and Applications for the Creation and Consumption of Structured Data for the e-Society (META4eS’13), Lecture Notes in Computer Science 42, Graz, Austria, 2013.</text:span></text:p>
        </text:list-item>
        <text:list-item>
          <text:p text:style-name="P91"><text:span text:style-name="T38">Stéphane GALLAND</text:span><text:span text:style-name="T46">, Nicolas GAUD, Ansar-Ul-Haque YASAR, Luk KNAPEN, Davy JANSSENS, Olivier LAMOTTE. "Simulation Model of Carpooling with the Janus Multiagent Platform." In Proc. of 2nd International Workshop on Agent-based Mobility, Traffic and Transportation Models, Methodologies and Applications (ABMTRANS13), Ansar-Ul-Haque YASAR, Luk KNAPEN (eds.), pp. 860-866, Halifax, Nova Scotia, Canada, Elsevier, 2013.</text:span></text:p>
        </text:list-item>
        <text:list-item>
          <text:p text:style-name="P91"><text:span text:style-name="T46">Fabrice LAURI, Nicolas GAUD, </text:span><text:span text:style-name="T38">Stéphane GALLAND</text:span><text:span text:style-name="T46">, Vincent HILAIRE. "Ipseity - A Laboratory for Synthesizing and Validating Artificial Cognitive Systems in Multi-Agent Systems." In Proc. of European Conference on Machine Learning, 2013.</text:span></text:p>
        </text:list-item>
        <text:list-item>
          <text:p text:style-name="P91"><text:span text:style-name="T44">Florian BEHE</text:span><text:span text:style-name="T46">, Christophe NICOLLE, Thomas DURIF, </text:span><text:span text:style-name="T38">Stéphane GALLAND</text:span><text:span text:style-name="T46">, Nicolas GAUD, Abderrafiaa KOUKAM. "Ontology-based Multiagent Systems Using Inductive Recommendations - A new approach to qualify buildings use during the design phase." In Proc. of International Conference of Design &amp; Decision Support Systems (DDSS), Eindhoven, Netherlands, 2012.</text:span></text:p>
        </text:list-item>
        <text:list-item>
          <text:p text:style-name="P91"><text:span text:style-name="T44">Florian BEHE</text:span><text:span text:style-name="T46">, </text:span><text:span text:style-name="T38">Stéphane GALLAND</text:span><text:span text:style-name="T46">, Christophe NICOLLE, Abderrafiaa KOUKAM. "Semantic Management of Intelligent Multi-Agents Systems in a 3D Environment." In Proc. of International Conference on Knowledge Engineering and Ontology Development (KEOD11), Paris, France, Paper 89, 2011.</text:span></text:p>
        </text:list-item>
        <text:list-item>
          <text:p text:style-name="P91"><text:span text:style-name="T44">Florian BEHE</text:span><text:span text:style-name="T46">, Christophe NICOLLE, </text:span><text:span text:style-name="T38">Stéphane GALLAND</text:span><text:span text:style-name="T46">, Abderrafiaa KOUKAM. "Qualifying Building Information Models with Multi-Agent System." In Proc. of the 3rd </text:span><text:soft-page-break/><text:span text:style-name="T46">International Workshop on Multi-Agent Systems Technology and Semantics (MASTS 2011), John Jules MEYER, Amal El Fallah SEGHROUCHNI, Adina Magda FLOREA (eds.), pp. 309-314, AI-MAS Laboratory, Department of Computer Science, University Politehnica of Bucharest, ERRIC FP7 project, Delft, The Netherlands, Springer, 2011. ISBN 978-3-642-24012-6. ISSN 1860-949X.</text:span></text:p>
        </text:list-item>
        <text:list-item>
          <text:p text:style-name="P91"><text:span text:style-name="T38">Stéphane GALLAND</text:span><text:span text:style-name="T46">, </text:span><text:span text:style-name="T44">Jonathan DEMANGE</text:span><text:span text:style-name="T46">, Abderrafiaa KOUKAM. "TOWARDS THE AGENTIFICATION OF A VIRTUAL SITUATED ENVIRONMENT FOR URBAN CROWD SIMULATION." In Proc. of the Insitution of Engineering and Technology Conference on Smart and Sustainable City 2011 (ICSSC11), Institute Engineering and Technology and Shanghai University, Shanghaï, China, Shanghaï University Press, 2011. ISBN 978-1-84919-326-9.</text:span></text:p>
        </text:list-item>
        <text:list-item>
          <text:p text:style-name="P91"><text:span text:style-name="T6">Stéphane GALLAND</text:span><text:span text:style-name="T52">, Olivier LAMOTTE, Nicolas GAUD. </text:span><text:span text:style-name="T46">"METROB: EVALUATION AND SIMULATION OF PUBLIC TRANSPORT SYSTEM." In Proc. of the Insitution of Engineering and Technology Conference on Smart and Sustainable City 2011 (ICSSC11), Institute Engineering and Technology and Shanghai University, Shanghaï, China, Shanghaï University Press, 2011. ISBN 978-1-84919-326-9.</text:span></text:p>
        </text:list-item>
        <text:list-item>
          <text:p text:style-name="P91"><text:span text:style-name="T46">Franck GECHTER, </text:span><text:span text:style-name="T38">Stéphane GALLAND</text:span><text:span text:style-name="T46">. "Interactive Whiteboard for Collaborative Work - A Multiagent-based Solution." In Proc. of the 3rd International Conference on Computer Supported Education (CSEDU 2011), pp. 270-278, Noordwijkerhout, Netherlands, SciTePress, 2011. ISBN 978-989-8425-49-2.</text:span></text:p>
        </text:list-item>
        <text:list-item>
          <text:p text:style-name="P91"><text:span text:style-name="T46">Massimo COSSENTINO, </text:span><text:span text:style-name="T38">Stéphane GALLAND</text:span><text:span text:style-name="T46">, Nicolas GAUD, Vincent HILAIRE, Abderrafiaa KOUKAM. "A Glimpse of the ASPECS Process documented with the FIPA DPDF Template." In Proc. of The Multi-Agent Logics, Languages, and Organisations Federated Workshops (MALLOW 2010), Lyon, France, 2010.</text:span></text:p>
        </text:list-item>
        <text:list-item>
          <text:p text:style-name="P91"><text:span text:style-name="T44">Jonathan DEMANGE</text:span><text:span text:style-name="T46">, </text:span><text:span text:style-name="T38">Stéphane GALLAND</text:span><text:span text:style-name="T46">, Abderrafiaa KOUKAM. "Analysis and Design of Multi-Level Virtual Environment." In Proc. of 4th International Conference on Complex Distributed Systems (CODS10), Chongqing, China, Foresight Academy of Technology, 2010. ISBN 2044-7280.</text:span></text:p>
        </text:list-item>
        <text:list-item>
          <text:p text:style-name="P91"><text:span text:style-name="T52">Vincent HILAIRE, Nicolas GAUD, </text:span><text:span text:style-name="T6">Stéphane GALLAND</text:span><text:span text:style-name="T52">, Abderrafiaa KOUKAM. </text:span><text:span text:style-name="T46">"An Approach based upon OWL-S for Method Fragments Documentation and Selection." In Proc. of the special track on Agent-Oriented Software Engineering Methodologies Infrastructures and Processes (AOIMP). 25th ACM Symposium on Applied Computing, Sierre, Switzerland, ACM, 2010.</text:span></text:p>
        </text:list-item>
        <text:list-item>
          <text:p text:style-name="P91"><text:span text:style-name="T52">Olivier LAMOTTE, </text:span><text:span text:style-name="T6">Stéphane GALLAND</text:span><text:span text:style-name="T52">, Jean-Michel CONTET, Franck GECHTER. </text:span><text:span text:style-name="T46">"Submicroscopic and Physics Simulation of Autonomous and Intelligent Vehicles in Virtual Reality." In Proc. of 2nd International Conference on Advances in System Simulation (SIMUL10), Nice, France, IEEE CPS, 2010.</text:span></text:p>
        </text:list-item>
        <text:list-item>
          <text:p text:style-name="P91"><text:span text:style-name="T38">Stéphane GALLAND</text:span><text:span text:style-name="T46">, Nicolas GAUD, </text:span><text:span text:style-name="T44">Jonathan DEMANGE</text:span><text:span text:style-name="T46">, Abderrafiaa KOUKAM. "Environment Model for Multiagent-Based Simulation of 3D Urban Systems." In Proc. of the 7th European Workshop on Multiagent Systems (EUMAS09), Ayia Napa, Cyprus, Paper 36, 2009.</text:span></text:p>
        </text:list-item>
        <text:list-item>
          <text:p text:style-name="P91"><text:span text:style-name="T52">Nicolas GAUD, </text:span><text:span text:style-name="T6">Stéphane GALLAND</text:span><text:span text:style-name="T52">, Vincent HILAIRE, Abderrafiaa KOUKAM. </text:span><text:span text:style-name="T46">"An Organizational Platform for Holonic and Multiagent Systems." In Proc. of 6th International Workshop ProMAS 2008, Lecture Notes in Computer Science 5442, Koen V. HINDRIKS, Alexander POKAHR, Sebastian SARDINA (eds.), pp. 104-119, Estoril, Portugal, Springer Berlin Heidelberg, 2009. ISBN 978-3-642-03277-6.</text:span></text:p>
        </text:list-item>
        <text:list-item>
          <text:p text:style-name="P91"><text:span text:style-name="T46">Massimo COSSENTINO, Salvatore GAGLIO, </text:span><text:span text:style-name="T38">Stéphane GALLAND</text:span><text:span text:style-name="T46">, </text:span><text:span text:style-name="T44">Nicolas GAUD</text:span><text:span text:style-name="T46">, Vincent HILAIRE, Abderrafiaa KOUKAM, Valeria SEIDITA. "A MAS metamodel-driven approach to process composition." In Proc. of the Ninth International Workshop on Agent-Oriented Software Engineering (AOSE-2008) at The Seventh International Joint Conference on Autonomous Agents and Multi-Agent Systems (AAMAS 2008), pp. 86-100, Estoril, Portugal, Springer-Verlag, 2008. ISBN 978-3-642-01337-9.</text:span></text:p>
        </text:list-item>
        <text:list-item>
          <text:p text:style-name="P91"><text:span text:style-name="T46">Massimo COSSENTINO, </text:span><text:span text:style-name="T38">Stéphane GALLAND</text:span><text:span text:style-name="T46">, </text:span><text:span text:style-name="T44">Nicolas GAUD</text:span><text:span text:style-name="T46">, Vincent HILAIRE, </text:span><text:soft-page-break/><text:span text:style-name="T46">Abderrafiaa KOUKAM. "How to control emergence of behaviours in a holarchy." In Proc. of the Int. Workshop on Self-Adaptation for Robustness and Cooperation in Holonic Multi-Agent Systems (SARC-2008) at the Second International Conference on Self-Adaptive and Self-Organizaing Systems (SASO 2008), Venice, Italy, IEEE Computer Society, 2008.</text:span></text:p>
        </text:list-item>
        <text:list-item>
          <text:p text:style-name="P91"><text:span text:style-name="T6">Stéphane GALLAND</text:span><text:span text:style-name="T52">, </text:span><text:span text:style-name="T70">Nicolas GAUD</text:span><text:span text:style-name="T52">, Abderrafiaa KOUKAM. </text:span><text:span text:style-name="T46">"Towards a Multilevel Simulation Approach Based on Holonic Multiagent Systems." In Proc. of the 10th International Conference on Computer Modeling and Simulation (EUROSIM-UKSIM 2008), pp. 180-185, IEEE Computer Society, 2008. ISBN 978-0-7695-3114-4.</text:span></text:p>
        </text:list-item>
        <text:list-item>
          <text:p text:style-name="P91"><text:span text:style-name="T44">Nicolas GAUD</text:span><text:span text:style-name="T46">, Vincent HILAIRE, </text:span><text:span text:style-name="T38">Stéphane GALLAND</text:span><text:span text:style-name="T46">, Abderrafiaa KOUKAM, Massimo COSSENTINO. "A Verification by Abstraction Framework for Organizational Multiagent Systems." In Proc. of the Sixth International Workshop AT2AI-6: "From Agent Theory to Agent Implementation", of the Seventh International Conference on Autonomous agents and Multiagent Systems (AAMAS), Bernhard JUNG, Fabien MICHEL, Alessandro RICCI, Paolo PETTA (eds.), pp. 67-73, Estoril, Portugal, 2008.</text:span></text:p>
        </text:list-item>
        <text:list-item>
          <text:p text:style-name="P91"><text:span text:style-name="T52">Massimo COSSENTINO, </text:span><text:span text:style-name="T70">Nicolas GAUD</text:span><text:span text:style-name="T52">, </text:span><text:span text:style-name="T6">Stéphane GALLAND</text:span><text:span text:style-name="T52">, Vincent HILAIRE, Abderrafiaa KOUKAM. </text:span><text:span text:style-name="T46">"A Holonic Metamodel for Agent-Oriented Analysis and Design." In Proc. of LNAI 4659 "Holonic and Multi-Agent Systems for Manufacturing" (HoloMAS'07 International Conference), V. MARIK, V. VYATKIN, A.W. COLOMBO (eds.), pp. 237-246, 2007.</text:span></text:p>
        </text:list-item>
        <text:list-item>
          <text:p text:style-name="P91"><text:span text:style-name="T46">Massimo COSSENTINO, </text:span><text:span text:style-name="T44">Nicolas GAUD</text:span><text:span text:style-name="T46">, Vincent HILAIRE, </text:span><text:span text:style-name="T38">Stéphane GALLAND</text:span><text:span text:style-name="T46">, Abderrafiaa KOUKAM. "ASPECS: an Agent-oriented Software Process for Engineering Complex Systems." In Proc. of the Fifth Agent Oriented Software Engineering Technical Forum (AOSE-TF5), Hammameth (Tunisia), 2007.</text:span></text:p>
        </text:list-item>
        <text:list-item>
          <text:p text:style-name="P91"><text:span text:style-name="T44">Nicolas GAUD</text:span><text:span text:style-name="T46">, </text:span><text:span text:style-name="T38">Stéphane GALLAND</text:span><text:span text:style-name="T46">, Vincent HILAIRE, Abderrafiaa KOUKAM, Massimo COSSENTINO. "A Metamodel and Implementation Platform for Holonic Multi-Agent Systems." In Proc. of the Fifth European Workshop on Multi-Agent Systems(EUMAS’07), Hammameth (Tunisia), 2007.</text:span></text:p>
        </text:list-item>
        <text:list-item>
          <text:p text:style-name="P91"><text:span text:style-name="T44">Nicolas GAUD</text:span><text:span text:style-name="T46">, Franck GECHTER, </text:span><text:span text:style-name="T38">Stéphane GALLAND</text:span><text:span text:style-name="T46">, Abderrafiaa KOUKAM. "Holonic multiagent multilevel simulation: Application to real-time pedestrians simulation in urban environment." In Proc. of the 30th International Joint Conference on Artificial Intelligence (IJCAI'07), pp. 1275-1280, Hyderabad India, 2007.</text:span></text:p>
        </text:list-item>
        <text:list-item>
          <text:p text:style-name="P91"><text:span text:style-name="T46">Sebastian RODRIGUEZ, </text:span><text:span text:style-name="T44">Nicolas GAUD</text:span><text:span text:style-name="T46">, Vincent HILAIRE, </text:span><text:span text:style-name="T38">Stéphane GALLAND</text:span><text:span text:style-name="T46">, Abderrafiaa KOUKAM. "An analysis and design concept for self-organization in Holonic Multi-Agent Systems." In Proc. of International Conference on Engineering Self-Organising Systems, Lecture Notes in Artificial Intelligence 4435, Et Al BRUECKNER S. (eds.), pp. 15-27, Springer-Verlag, 2007. ISBN 978-3-540-69867-8.</text:span></text:p>
        </text:list-item>
        <text:list-item>
          <text:p text:style-name="P91"><text:span text:style-name="T6">Stéphane GALLAND</text:span><text:span text:style-name="T52">, </text:span><text:span text:style-name="T70">Nicolas GAUD</text:span><text:span text:style-name="T52">, Abderrafiaa KOUKAM. </text:span><text:span text:style-name="T46">"Towards a Multi-Agent Model of the Decisional Subsystem of Distributed Industrial Systems: an Organizational and Formal Approach." In Proc. of International Conference on Service Systems and Service Management (IEEE-SSSM’06), pp. 859-865, Troyes, France, 2006.</text:span></text:p>
        </text:list-item>
        <text:list-item>
          <text:p text:style-name="P91"><text:span text:style-name="T46">Sebastian RODRIGUEZ, </text:span><text:span text:style-name="T44">Nicolas GAUD</text:span><text:span text:style-name="T46">, Vincent HILAIRE, </text:span><text:span text:style-name="T38">Stéphane GALLAND</text:span><text:span text:style-name="T46">, Abderrafiaa KOUKAM. "An analysis and design concept for self-organization in Holonic Multi-Agent Systems." In Proc. of the International Workshop on Engineering Self-Organizing Applications (ESOA’06), pp. 62-75, Springer-Verlag, 2006.</text:span></text:p>
        </text:list-item>
        <text:list-item>
          <text:p text:style-name="P91"><text:span text:style-name="T6">Stéphane GALLAND</text:span><text:span text:style-name="T52">, Olivier LAMOTTE, </text:span><text:span text:style-name="T70">Nicolas GAUD</text:span><text:span text:style-name="T52">. </text:span><text:span text:style-name="T46">"Infrastructure Design with Multiagent Systems and Virtual Reality - Application to the PSA site." In Proc. of the 7th International Generative Art Conference (GA-04), Milano, Italy, 2004.</text:span></text:p>
        </text:list-item>
        <text:list-item>
          <text:p text:style-name="P91"><text:span text:style-name="T70">Nicolas GAUD</text:span><text:span text:style-name="T52">, </text:span><text:span text:style-name="T6">Stéphane GALLAND</text:span><text:span text:style-name="T52">, Abderrafiaa KOUKAM. </text:span><text:span text:style-name="T46">"Visual Perception for Virtual Agents - Environment Model and Perception’s Architecture for Multi-Agent Based Simulation in Virtual Environments: Application to a Pedestrian Simulation." In Proc. of Virtual Reality for Industrial Applications Workshop (VIA-04), Compiègne, France, 2004.</text:span></text:p>
        </text:list-item>
        <text:list-item>
          <text:p text:style-name="P91"><text:span text:style-name="T6">Stéphane GALLAND</text:span><text:span text:style-name="T52">, Frédéric GRIMAUD, Philippe BEAUNE, Jean-Pierre CAMPAGNE. </text:span><text:span text:style-name="T46">"A study case with a methodological approach for complex and distributed </text:span><text:soft-page-break/><text:span text:style-name="T46">industrial system simulation." In Proc. of the International Conference on Industrial Engineering and Production Management (IEPM’01), Québec, Canada, 2001.</text:span></text:p>
        </text:list-item>
        <text:list-item>
          <text:p text:style-name="P91"><text:span text:style-name="T6">Stéphane GALLAND</text:span><text:span text:style-name="T52">, Frédéric GRIMAUD, Philippe BEAUNE, Jean-Pierre CAMPAGNE. "Méthodologie pour la simulation de systèmes industriels complexes distribués au travers d’une étude de cas." In Proc. of the 4th Conference "Génie Industriel", pp. 673-684, Aix-en-Provence, Marseille, Ajaccio (France), 2001. ISBN 2-9517004-0-7.</text:span></text:p>
        </text:list-item>
        <text:list-item>
          <text:p text:style-name="P91"><text:span text:style-name="T6">Stéphane GALLAND</text:span><text:span text:style-name="T52">, Frédéric GRIMAUD, Jean-Pierre CAMPAGNE. </text:span><text:span text:style-name="T46">"How to specify an simulation model of an industrial system in MaMA-S." In Proc. of the 15th European Simulation Multiconferences – Modelling and Simulation, pp. 296-305, Prague, Czech Republic, Society for Computer Simulation, Best Paper Award Candidate, 2001. </text:span><text:span text:style-name="T52">ISBN 1-56555-225-3.</text:span></text:p>
        </text:list-item>
        <text:list-item>
          <text:p text:style-name="P91"><text:span text:style-name="T6">Stéphane GALLAND</text:span><text:span text:style-name="T52">, Frédéric GRIMAUD, Jean-Pierre CAMPAGNE. "MaMA-S : Phase de spécification d'un modèle de simulation pour un système industriel distribué." In Proc. of Conférence francophone de modélisation et simulation (MOSIM01), Troyes, France, 2001.</text:span></text:p>
        </text:list-item>
        <text:list-item>
          <text:p text:style-name="P91"><text:span text:style-name="T38">Stéphane GALLAND</text:span><text:span text:style-name="T46">, Frédéric GRIMAUD. "Multi-Agent Methodological Approach for Distributed Simulation: Life cycle of MaMA-S." In Proc. of ASIM-Workshop 20/21.3 - Multiagentsystems and Individual-based simulation, pp. 83-93, Wuerzburg, Germany, Institut fur Informatik (Bayerishe Julius-Maximilians-Universitat), 2000.</text:span></text:p>
        </text:list-item>
        <text:list-item>
          <text:p text:style-name="P91"><text:span text:style-name="T6">Stéphane GALLAND</text:span><text:span text:style-name="T52">, Frédéric GRIMAUD, Jean-Pierre CAMPAGNE. </text:span><text:span text:style-name="T46">"Methodological approach for distributed simulation: General concepts for MaMA-S." In Proc. of the European Simulation Multiconference – Simulation and Modelling: Enablers for a better quality of life, pp. 77-82, Ghent, Belgium, Society for Computer Simulation, 2000. ISBN 1-56555-204-0.</text:span></text:p>
        </text:list-item>
        <text:list-item>
          <text:p text:style-name="P91"><text:span text:style-name="T6">Stéphane GALLAND</text:span><text:span text:style-name="T52">, Frédéric GRIMAUD, Jean-Pierre CAMPAGNE. </text:span><text:span text:style-name="T46">"Multi-agent architecture for distributed simulation: Teaching application for industrial management." In Proc. of the European Simulation Multiconference – Simulation and Modelling: Enablers for a better quality of life, pp. 756-762, Ghent, Belgium, Society for Computer Simulation, 2000. </text:span><text:span text:style-name="T52">ISBN 1-56555-204-0.</text:span></text:p>
        </text:list-item>
        <text:list-item>
          <text:p text:style-name="P91"><text:span text:style-name="T6">Stéphane GALLAND</text:span><text:span text:style-name="T52">, Frédéric GRIMAUD, Philippe BEAUNE, Jean-Pierre CAMPAGNE. </text:span><text:span text:style-name="T46">"Multi-Agent Methodological Approach for Distributed Simulation." In Proc. of the 11th European Simulation Symposium, pp. 104-108, Erlangen, Germany, Society for Computer Simulation, 1999. </text:span><text:span text:style-name="T52">ISBN 1-56555-177-x.</text:span></text:p>
        </text:list-item>
      </text:list>
      <text:list xml:id="list1460056220" text:style-name="WWNum24">
        <text:list-item>
          <text:h text:style-name="P79" text:outline-level="4"><text:bookmark-start text:name="_Toc65730754"/><text:bookmark-start text:name="_Toc507411834"/><text:bookmark-start text:name="_Toc508355960"/><text:span text:style-name="Intense_20_Emphasis"><text:span text:style-name="T25">A2</text:span></text:span><text:span text:style-name="Intense_20_Emphasis"><text:span text:style-name="T26">.2</text:span></text:span><text:span text:style-name="Intense_20_Emphasis"><text:span text:style-name="T25">.4. Conférences et ateliers internationaux sans acte</text:span></text:span><text:bookmark-end text:name="_Toc65730754"/><text:bookmark-end text:name="_Toc507411834"/><text:bookmark-end text:name="_Toc508355960"/><text:span text:style-name="Intense_20_Emphasis"><text:span text:style-name="T25"> (COM int.)</text:span></text:span></text:h>
        </text:list-item>
      </text:list>
      <text:list xml:id="list3515488061" text:style-name="WWNum25">
        <text:list-item>
          <text:p text:style-name="P114"><text:bookmark-start text:name="_Toc65730755"/><text:bookmark-start text:name="_Toc508355961"/><text:bookmark-start text:name="_Toc507411835"/><text:span text:style-name="Intense_20_Emphasis"><text:span text:style-name="T59">Jocelyn BUISSON, </text:span></text:span><text:span text:style-name="Intense_20_Emphasis"><text:span text:style-name="T60">Yazan MUALLA</text:span></text:span><text:span text:style-name="Intense_20_Emphasis"><text:span text:style-name="T59">, Alexandre LOMBARD, </text:span></text:span><text:span text:style-name="Intense_20_Emphasis"><text:span text:style-name="T61">Stéphane GALLAND</text:span></text:span><text:span text:style-name="Intense_20_Emphasis"><text:span text:style-name="T59">. </text:span></text:span><text:span text:style-name="Intense_20_Emphasis"><text:span text:style-name="T62">"Traffic Simulation with SARL." In Proc. of First European Forum for the SARL Users and Developers (EuSarlCon19), 2019.</text:span></text:span></text:p>
        </text:list-item>
        <text:list-item>
          <text:p text:style-name="P114"><text:span text:style-name="Intense_20_Emphasis"><text:span text:style-name="T63">Stéphane GALLAND</text:span></text:span><text:span text:style-name="Intense_20_Emphasis"><text:span text:style-name="T62">. "SARL and Janus: State of the works and Perspectives." In Proc. of First European Forum for the SARL Users and Developers (EuSarlCon19), 2019.</text:span></text:span></text:p>
        </text:list-item>
        <text:list-item>
          <text:p text:style-name="P114"><text:span text:style-name="Intense_20_Emphasis"><text:span text:style-name="T59">Alexandre LOMBARD, </text:span></text:span><text:span text:style-name="Intense_20_Emphasis"><text:span text:style-name="T60">Yazan MUALLA</text:span></text:span><text:span text:style-name="Intense_20_Emphasis"><text:span text:style-name="T59">, </text:span></text:span><text:span text:style-name="Intense_20_Emphasis"><text:span text:style-name="T61">Stéphane GALLAND</text:span></text:span><text:span text:style-name="Intense_20_Emphasis"><text:span text:style-name="T59">, Jocelyn BUISSON. </text:span></text:span><text:span text:style-name="Intense_20_Emphasis"><text:span text:style-name="T62">"Sofware Architecture for Drone Simulation in 3D." In Proc. of First European Forum for the SARL Users and Developers (EuSarlCon 2019), Leuven, Belgium, 2019.</text:span></text:span></text:p>
        </text:list-item>
        <text:list-item>
          <text:p text:style-name="P114"><text:span text:style-name="Intense_20_Emphasis"><text:span text:style-name="T64">Stéphane GALLAND</text:span></text:span><text:span text:style-name="Intense_20_Emphasis"><text:span text:style-name="T62">, Nicolas GAUD, Sebastian RODRIGUEZ, Vincent HILAIRE. "Janus: Another Yet General-Purpose Multiagent Platform." In Proc. of the 7th Agent-Oriented Software Engineering Technical Forum (TFGAOSE-10), Agent Technical Fora, Paris, France, Agent Technical Fora, 2010.</text:span></text:span></text:p>
        </text:list-item>
      </text:list>
      <text:h text:style-name="Heading_20_4" text:outline-level="4"><text:span text:style-name="Intense_20_Emphasis"><text:span text:style-name="T25">A2</text:span></text:span><text:span text:style-name="Intense_20_Emphasis"><text:span text:style-name="T26">.2</text:span></text:span><text:span text:style-name="Intense_20_Emphasis"><text:span text:style-name="T25">.5. Conférences et ateliers nationaux avec actes</text:span></text:span><text:bookmark-end text:name="_Toc65730755"/><text:bookmark-end text:name="_Toc507411835"/><text:bookmark-end text:name="_Toc508355961"/><text:span text:style-name="Intense_20_Emphasis"><text:span text:style-name="T25"> (C-ATCN)</text:span></text:span></text:h>
      <text:list xml:id="list151925619" text:style-name="WWNum26">
        <text:list-item>
          <text:p text:style-name="P115"><text:span text:style-name="T69">Yazan MUALLA</text:span>, <text:span text:style-name="T69">Igor TCHAPPI HAMAN</text:span>, Amro NAJJAR, <text:span text:style-name="T7">Stéphane GALLAND</text:span>, Robin VANET, Olivier BOISSIER. "Modélisation multi-agent des opérations semi-autonomes dans un système cyber-physique de forage pétrolier ou gazier." In Proc. of Journées Francophones sur les Systèmes Multiagents (JFSMA19), pp. 126-135, PFIA-19, Toulouse, France, <text:soft-page-break/>Association Française d'Intelligence Artificielle, 2019.</text:p>
        </text:list-item>
        <text:list-item>
          <text:p text:style-name="P115"><text:span text:style-name="T69">Emmanuel Dimitry NGOUNOU NTOUKAM</text:span>, Vivient Corneille KAMLA, <text:span text:style-name="T69">Yazan MUALLA</text:span>, <text:span text:style-name="T69">Igor TCHAPPI HAMAN</text:span>, <text:span text:style-name="T7">Stéphane GALLAND</text:span>, Jean-Claude KAMGANG, Yves Sébastien EMVUDU WONO. <text:span text:style-name="T37">"Towards a multi-agent model to prevent damage caused by cocoa mirids to cocoa pods." </text:span>In Proc. of Les 17e Rencontres des Jeunes Chercheurs en Intelligence Artificielle (RJCIA), Toulouse, France, pp. 10-17, Toulouse, France, 2019.</text:p>
        </text:list-item>
        <text:list-item>
          <text:p text:style-name="P115"><text:span text:style-name="T69">Igor TCHAPPI HAMAN</text:span>, <text:span text:style-name="T7">Stéphane GALLAND</text:span>, <text:span text:style-name="T69">Yazan MUALLA</text:span>, Amro NAJJAR, Vivient Corneille KAMLA, Jean-Claude KAMGANG. "Modèle dynamique et multiniveau holonique basé sur la densité : application au trafic routier à grande échelle." In Proc. of Journées Francophones sur les Systèmes Multiagents (JFSMA19), Toulouse, France, pp. 136-145, PFIA-19, Toulouse, France, Association Francaise d'Intelligence Artificielle, 2019.</text:p>
        </text:list-item>
        <text:list-item>
          <text:p text:style-name="P115"><text:span text:style-name="T69">Emmanuel Dimitry NGOUNOU NTOUKAM</text:span>, Vivient Corneille KAMLA, <text:span text:style-name="T69">Yazan MUALLA</text:span>, <text:span text:style-name="T7">Stéphane GALLAND</text:span>, Jean-Claude KAMGANG, Yves Sébastien EMVUDU WONO. <text:span text:style-name="T37">"A multi-agent model of the population dynamics of mirids in a cocoa farm." In Proc. of the 1st Conference of the Cameroon Academy of Young Scientists, Yaoundé, Cameroon, 2019.</text:span></text:p>
        </text:list-item>
        <text:list-item>
          <text:p text:style-name="P115"><text:span text:style-name="T42">Mariem FEKIH</text:span><text:span text:style-name="T37">, Patrick BONNEL, Zbignew SMOREDA, Tom BELLEMANS and </text:span><text:span text:style-name="T39">Stéphane GALLAND</text:span><text:span text:style-name="T37">. </text:span>« Inférence de matrices de flux origin-destination à partir des traces de signalisation issues du réseau cellulaire ». In 1ères Rencontres Francophones Transport Mobilité (RFTM 2018), Lyon, France, 2018.</text:p>
        </text:list-item>
        <text:list-item>
          <text:p text:style-name="P115"><text:span text:style-name="T7">Stéphane GALLAND</text:span>, Nicolas GAUD, Sebastian RODRIGUEZ, Flavien BALBO, Gauthier PICARD, Olivier BOISSIER. <text:span text:style-name="T22">"Contextualiser l'interaction entre agents en combinant dimensions sociale et physique au sein de l'environnement."</text:span> In Proc. of 22èmes Journées Francophones sur les Systèmes Multi-Agents, pp. 65-74, Loriol-sur-Drôme, France, Cépaduès Éditions, Best Paper Award, 2014. ISBN 9-782364-931541.</text:p>
        </text:list-item>
        <text:list-item>
          <text:p text:style-name="P115">Christina CHITESCU, <text:span text:style-name="T7">Stéphane GALLAND</text:span>, Samuel GOMES, Jean-Claude SAGOT. <text:span text:style-name="T22">"Virtual Reality within a Human-centered Design Methodology."</text:span> In Proc. of the 10th international workshop CONFERE (Collège d’Etudes et de Recherches en Design et Conception de Produits) sur l’Innovation et la Conception, pp. 55-64, Belfort-France, 2003.</text:p>
        </text:list-item>
      </text:list>
      <text:h text:style-name="Heading_20_4" text:outline-level="4"><text:bookmark-start text:name="_Toc65730756"/><text:bookmark-start text:name="_Toc508355962"/><text:bookmark-start text:name="_Toc507411836"/><text:span text:style-name="Intense_20_Emphasis"><text:span text:style-name="T25">A2</text:span></text:span><text:span text:style-name="Intense_20_Emphasis"><text:span text:style-name="T26">.2</text:span></text:span><text:span text:style-name="Intense_20_Emphasis"><text:span text:style-name="T25">.6. Conférences et ateliers nationaux sans acte</text:span></text:span><text:bookmark-end text:name="_Toc65730756"/><text:bookmark-end text:name="_Toc508355962"/><text:bookmark-end text:name="_Toc507411836"/><text:span text:style-name="Intense_20_Emphasis"><text:span text:style-name="T25"> (COM nat.)</text:span></text:span></text:h>
      <text:list xml:id="list115803981761552" text:continue-numbering="true" text:style-name="WWNum26">
        <text:list-item>
          <text:p text:style-name="P115"><text:span text:style-name="T69">Samar EL-AMINE</text:span>, <text:span text:style-name="T7">Stéphane GALLAND</text:span>, Ansar-Ul-Haque YASAR, Abderrafiaa KOUKAM. <text:span text:style-name="T37">"Demand for Agent-Based Transportation Models &amp; Social Behavioral Challenges." In Proc. of FUTURMOB17 Workshop, Burgundy Franche-Comté University, Montbéliard, France, 2017.</text:span></text:p>
        </text:list-item>
        <text:list-item>
          <text:p text:style-name="P115"><text:span text:style-name="T42">Mariem FEKIH</text:span><text:span text:style-name="T37">, Zbignew SMOREDA, </text:span><text:span text:style-name="T39">Stéphane GALLAND</text:span><text:span text:style-name="T37">, Tom BELLEMANS. "Human mobility study: Using Mobile Phone Data for Simulation and Transportation Research." In Proc. of FUTURMOB17 Workshop, Burgundy Franche-Comté University, Montbéliard, France, 2017.</text:span></text:p>
        </text:list-item>
        <text:list-item>
          <text:p text:style-name="P115"><text:span text:style-name="T39">Stéphane GALLAND</text:span><text:span text:style-name="T37">, Andre MATSUSHITA, Christophe NICOLLE. "Towards the Agent-based Simulation of Unmanned Aerial Vehicles in a 3D Environment." In Proc. of FUTURMOB17 Workshop, Burgundy Franche-Comté University, Montbéliard, France, 2017.</text:span></text:p>
        </text:list-item>
        <text:list-item>
          <text:p text:style-name="P115"><text:span text:style-name="T69">Zhao HUI</text:span>, <text:span text:style-name="T7">Stéphane GALLAND</text:span>, Tom BELLEMANS, Ansar-Ul-Haque YASAR. <text:span text:style-name="T37">"Towards the Individual-centered Re-scheduling of Activities." In Proc. of FUTURMOB17 Workshop, Burgundy Franche-Comté University, Montbéliard, France, 2017.</text:span></text:p>
        </text:list-item>
        <text:list-item>
          <text:p text:style-name="P115"><text:span text:style-name="T69">Olivier LAMOTTE</text:span>, <text:span text:style-name="T7">Stéphane GALLAND</text:span>, Abderrafiaa KOUKAM. <text:span text:style-name="T37">"Modeling Process of a Three Dimension Environment for Railway Transportation Simulation." In Proc. of </text:span><text:soft-page-break/><text:span text:style-name="T37">FUTURMOB17 Workshop, Burgundy Franche-Comté University, Montbéliard, France, 2017.</text:span></text:p>
        </text:list-item>
        <text:list-item>
          <text:p text:style-name="P115"><text:span text:style-name="T42">Igor TCHAPPI HAMAN</text:span><text:span text:style-name="T37">, </text:span><text:span text:style-name="T39">Stéphane GALLAND</text:span><text:span text:style-name="T37">, Vivient Corneille KAMLA, Jean-Claude KAMGANG. "Traffic Simulation with an Organizational and Multilevel Agent-based Model." In Proc. of FUTURMOB17 Workshop, Burgundy Franche-Comté University, Montbéliard, France, 2017.</text:span></text:p>
        </text:list-item>
        <text:list-item>
          <text:p text:style-name="P115">Robin FAURY, <text:span text:style-name="T7">Stéphane GALLAND</text:span>. "Perception auditive temps-réel pour des agents se déplaçant dans un univers virtuel." In Proc. of 3èmes Journées des Jeunes Chercheurs de l'UTBM (IngéDoc 2014), Doceo, UTBM, Belfort, France, UTBM Press, Poster session, 2014.</text:p>
        </text:list-item>
        <text:list-item>
          <text:p text:style-name="P115">Maxime GROLLEAU, <text:span text:style-name="T7">Stéphane GALLAND,</text:span> Olivier LAMOTTE. "Outils de géométrie algorithmique pour la simulation multiagent dans un univers virtuel." In Proc. of 3èmes Journées des Jeunes Chercheurs de l'UTBM (IngéDoc 2014), Doceo, UTBM, Belfort, France, UTBM Press, Poster session, 2014.</text:p>
        </text:list-item>
        <text:list-item>
          <text:p text:style-name="P115">François GUIOT, Ludovic HENRY, <text:span text:style-name="T7">Stéphane GALLAND</text:span>. <text:span text:style-name="T37">"Multiagent Model for the Simulation of Drivers with the JaSIM Platform." </text:span>In Proc. of 3èmes Journées des Jeunes Chercheurs de l'UTBM (IngéDoc 2014), Doceo, UTBM, Belfort, France, UTBM Press, Poster session, 2014.</text:p>
        </text:list-item>
        <text:list-item>
          <text:p text:style-name="P115"><text:span text:style-name="T42">Florian BEHE</text:span><text:span text:style-name="T37">, Christophe NICOLLE, </text:span><text:span text:style-name="T39">Stéphane GALLAND</text:span><text:span text:style-name="T37">, Abderrafiaa KOUKAM. "Ontology-Based Simulation and Qualification of Buildings." </text:span>In Proc. of 2èmes Journées des Jeunes Chercheurs de l'UTBM (IngéDoc 2012), Doceo, UTBM, UTBM Press, 2012.</text:p>
        </text:list-item>
        <text:list-item>
          <text:p text:style-name="P115"><text:span text:style-name="T69">Jocelyn BUISSON</text:span>, <text:span text:style-name="T7">Stéphane GALLAND</text:span>, Mikaël GONÇALVES, Abderrafiaa KOUKAM. <text:span text:style-name="T37">"Agent-Based Simulation of Pedestrian and Vehicles in 3D Virtual Cities." </text:span>In Proc. of 2èmes Journées des Jeunes Chercheurs de l'UTBM (IngéDoc 2012), Doceo, UTBM, UTBM Press, 2012.</text:p>
        </text:list-item>
        <text:list-item>
          <text:p text:style-name="P115">Vianney DEPAUW, Clément DESOCHE, <text:span text:style-name="T7">Stéphane GALLAND</text:span>. <text:span text:style-name="T37">"Comparison of 3D Rendering Engines on Android for Agent-Based Simulation." </text:span>In Proc. of 2èmes Journées des Jeunes Chercheurs de l'UTBM (IngéDoc 2012), Doceo, UTBM, UTBM Press, 2012.</text:p>
        </text:list-item>
        <text:list-item>
          <text:p text:style-name="P115"><text:span text:style-name="T37">Boris FELD, Nicolas GAUD, </text:span><text:span text:style-name="T39">Stéphane GALLAND</text:span><text:span text:style-name="T37">. "ZeroMQ Peer to Peer Architecture for the Agent-Based Platform Janus." </text:span>In Proc. of 2èmes Journées des Jeunes Chercheurs de l'UTBM (IngéDoc 2012), Doceo, UTBM, UTBM Press, 2012.</text:p>
        </text:list-item>
        <text:list-item>
          <text:p text:style-name="P115"><text:span text:style-name="T69">Florian BEHE</text:span>, Christophe NICOLLE, <text:span text:style-name="T7">Stéphane GALLAND</text:span>, Abderrafiaa KOUKAM. "Modèle d’Environnement pour des Simulations Microscopiques dans des Bâtiments en 3D." In Proc. of 1ères Journées des Jeunes Chercheurs de l'UTBM (IngéDoc 2011), UTBM, UTBM Press, 2011.</text:p>
        </text:list-item>
        <text:list-item>
          <text:p text:style-name="P115"><text:span text:style-name="T69">Jocelyn BUISSON</text:span>, <text:span text:style-name="T7">Stéphane GALLAND</text:span>, Mikaël GONÇALVES, Abderrafiaa KOUKAM. "Parallélisation sur GPU des modèles d'exécution d'un environnement situé 3D et d'agents virtuels. Application à la simulation de foule." In Proc. of 1ères Journées des Jeunes Chercheurs de l'UTBM (IngéDoc 2011), UTBM, UTBM Press, 2011.</text:p>
        </text:list-item>
      </text:list>
      <text:h text:style-name="Heading_20_4" text:outline-level="4"><text:bookmark-start text:name="_Toc65730757"/><text:bookmark-start text:name="_Toc507411837"/><text:bookmark-start text:name="_Toc508355963"/><text:span text:style-name="Intense_20_Emphasis"><text:span text:style-name="T25">A2</text:span></text:span><text:span text:style-name="Intense_20_Emphasis"><text:span text:style-name="T26">.2</text:span></text:span><text:span text:style-name="Intense_20_Emphasis"><text:span text:style-name="T25">.7. Chapitres de livres</text:span></text:span><text:bookmark-end text:name="_Toc65730757"/><text:bookmark-end text:name="_Toc507411837"/><text:bookmark-end text:name="_Toc508355963"/><text:span text:style-name="Intense_20_Emphasis"><text:span text:style-name="T25"> (COS)</text:span></text:span></text:h>
      <text:list xml:id="list3615571117" text:style-name="WWNum8">
        <text:list-item>
          <text:p text:style-name="P116"><text:bookmark-start text:name="_Toc65730758"/><text:bookmark-start text:name="_Toc508355964"/><text:bookmark-start text:name="_Toc507411838"/><text:span text:style-name="Intense_20_Emphasis"><text:span text:style-name="T63">Florian BEHE</text:span></text:span><text:span text:style-name="Intense_20_Emphasis"><text:span text:style-name="T62">, Christophe NICOLLE, </text:span></text:span><text:span text:style-name="Intense_20_Emphasis"><text:span text:style-name="T64">Stéphane GALLAND</text:span></text:span><text:span text:style-name="Intense_20_Emphasis"><text:span text:style-name="T62">, Nicolas GAUD, Abderrafiaa KOUKAM. "Using Semantics in the Environment for Multiagent-based Simulation." Chapter in Encyclopedia of Information Science and Technology, pp. 1-7, IGI Global. ISBN 9781466658882. 2017.</text:span></text:span></text:p>
        </text:list-item>
        <text:list-item>
          <text:p text:style-name="P116"><text:span text:style-name="Intense_20_Emphasis"><text:span text:style-name="T59">Massimo COSSENTINO, Vincent HILAIRE, Nicolas GAUD, </text:span></text:span><text:span text:style-name="Intense_20_Emphasis"><text:span text:style-name="T61">Stéphane GALLAND</text:span></text:span><text:span text:style-name="Intense_20_Emphasis"><text:span text:style-name="T59">, Abderrafiaa KOUKAM. </text:span></text:span><text:span text:style-name="Intense_20_Emphasis"><text:span text:style-name="T62">"The ASPECS Process." Chapter in Handbook on Agent-Oriented Design Processes, Massimo COSSENTINO, Vincent HILAIRE, Ambra MOLESINI, Valeria </text:span></text:span><text:soft-page-break/><text:span text:style-name="Intense_20_Emphasis"><text:span text:style-name="T62">SEIDITA (eds.), chapter 4, pp. 65-114, Springer, 2014. </text:span></text:span><text:span text:style-name="Intense_20_Emphasis"><text:span text:style-name="T59">ISBN 978-3-642-39975-6.</text:span></text:span></text:p>
        </text:list-item>
        <text:list-item>
          <text:p text:style-name="P116"><text:span text:style-name="Intense_20_Emphasis"><text:span text:style-name="T59">Sebastian RODRIGUEZ, Vincent HILAIRE, Nicolas GAUD, </text:span></text:span><text:span text:style-name="Intense_20_Emphasis"><text:span text:style-name="T61">Stéphane GALLAND</text:span></text:span><text:span text:style-name="Intense_20_Emphasis"><text:span text:style-name="T59">, Abderrafiaa KOUKAM. </text:span></text:span><text:span text:style-name="Intense_20_Emphasis"><text:span text:style-name="T62">"Holonic Multi-Agent Systems." Chapter in Self-organizing Software: From Natural to Artificial Adaptation, (first edition), Self-Organising Software From Natural to Artificial Adaptation - Natural Computing series, chapter 11, pp. 238-263, Springer, 2011. </text:span></text:span><text:span text:style-name="Intense_20_Emphasis"><text:span text:style-name="T59">ISBN 978-3642173479.</text:span></text:span></text:p>
        </text:list-item>
        <text:list-item>
          <text:p text:style-name="P116"><text:span text:style-name="Intense_20_Emphasis"><text:span text:style-name="T61">Stéphane GALLAND</text:span></text:span><text:span text:style-name="Intense_20_Emphasis"><text:span text:style-name="T59">, Frédéric GRIMAUD, Philippe BEAUNE, Jean-Pierre CAMPAGNE. </text:span></text:span><text:span text:style-name="Intense_20_Emphasis"><text:span text:style-name="T62">"Modelling and simulating distributed industrial systems - A Multi-Agent Methodological Approach." Chapter in Supply Chain Optimisation: Product/Process Design, Facility Location and Flow Control, vol. 94, chapter 5, pp. 277-288, Springer, 2005. </text:span></text:span><text:span text:style-name="Intense_20_Emphasis"><text:span text:style-name="T59">ISBN 0-387-23566-3.</text:span></text:span></text:p>
        </text:list-item>
      </text:list>
      <text:h text:style-name="Heading_20_4" text:outline-level="4"><text:span text:style-name="Intense_20_Emphasis"><text:span text:style-name="T25">A2</text:span></text:span><text:span text:style-name="Intense_20_Emphasis"><text:span text:style-name="T26">.2</text:span></text:span><text:span text:style-name="Intense_20_Emphasis"><text:span text:style-name="T25">.8. Livres et Mémoires</text:span></text:span><text:bookmark-end text:name="_Toc65730758"/><text:bookmark-end text:name="_Toc507411838"/><text:bookmark-end text:name="_Toc508355964"/><text:span text:style-name="Intense_20_Emphasis"><text:span text:style-name="T25"> (OS)</text:span></text:span></text:h>
      <text:list xml:id="list825032445" text:style-name="WWNum29">
        <text:list-item>
          <text:p text:style-name="P117"><text:bookmark-start text:name="_Toc65730759"/><text:bookmark-start text:name="_Toc507411839"/><text:bookmark-start text:name="_Toc508355965"/><text:span text:style-name="Intense_20_Emphasis"><text:span text:style-name="T61">Stéphane GALLAND</text:span></text:span><text:span text:style-name="Intense_20_Emphasis"><text:span text:style-name="T59">. "Simulation multiagents dans des univers virtuels." Editions Universitaires Européennes, 2017. ISBN 978-3-8417-2659-9.</text:span></text:span></text:p>
        </text:list-item>
        <text:list-item>
          <text:p text:style-name="P117"><text:span text:style-name="Intense_20_Emphasis"><text:span text:style-name="T61">Stéphane GALLAND</text:span></text:span><text:span text:style-name="Intense_20_Emphasis"><text:span text:style-name="T59">. "Méthodologie et outils pour la simulation multiagent dans des univers virtuels." HDR thesis, Université de Franche-Comté, Université de Technologie de Belfort-Montbéliard, 2013.</text:span></text:span></text:p>
        </text:list-item>
        <text:list-item>
          <text:p text:style-name="P117"><text:span text:style-name="Intense_20_Emphasis"><text:span text:style-name="T61">Stéphane GALLAND</text:span></text:span><text:span text:style-name="Intense_20_Emphasis"><text:span text:style-name="T59">. "Approche multi-agents pour la conception et la construction d’un environnement de simulation en vue de l’évaluation des performances des ateliers multi-sites." PhD thesis, Ecole Nationale Supérieure des Mines et de l'Université Jean-Monnet, Saint-Etienne, France, 2001.</text:span></text:span></text:p>
        </text:list-item>
        <text:list-item>
          <text:p text:style-name="P117"><text:span text:style-name="Intense_20_Emphasis"><text:span text:style-name="T61">Stéphane GALLAND</text:span></text:span><text:span text:style-name="Intense_20_Emphasis"><text:span text:style-name="T59">. "Classifications de propriétés dynamiques et de leurs raffinements à partir de quelques études de cas." Master thesis, Université de Franche-Comté, Besançon, France, 1998.</text:span></text:span></text:p>
        </text:list-item>
      </text:list>
      <text:h text:style-name="Heading_20_4" text:outline-level="4"><text:span text:style-name="Intense_20_Emphasis"><text:span text:style-name="T25">A2</text:span></text:span><text:span text:style-name="Intense_20_Emphasis"><text:span text:style-name="T26">.2</text:span></text:span><text:span text:style-name="Intense_20_Emphasis"><text:span text:style-name="T25">.9 Articles de vulgarisation</text:span></text:span><text:bookmark-end text:name="_Toc65730759"/><text:bookmark-end text:name="_Toc508355965"/><text:bookmark-end text:name="_Toc507411839"/><text:span text:style-name="Intense_20_Emphasis"><text:span text:style-name="T25"> (AV)</text:span></text:span></text:h>
      <text:list xml:id="list628488276" text:style-name="WWNum7">
        <text:list-item>
          <text:p text:style-name="P118"><text:span text:style-name="T10">Stéphane GALLAND</text:span><text:span text:style-name="T72">, Yassine RUICHEK, Franck GECHTER. « L’intelligence artificielle au cœur des recherches du CIAD. » Journal Détours de l’UTBM. 03/10/2019.</text:span></text:p>
        </text:list-item>
        <text:list-item>
          <text:p text:style-name="P118"><text:span text:style-name="T72">Abdeljalil ABBAS-TURKI, Jean-Charles CREPUT, Philippe DESCAMPS, </text:span><text:span text:style-name="T10">Stéphane GALLAND</text:span><text:span text:style-name="T72">, Nicolas GAUD, Franck GECHTER, Vincent HILAIRE, Abderrafiaa KOUKAM, Olivier LAMOTTE, Fabrice LAURI. </text:span><text:span text:style-name="T24">"Dossier Intelligence Artificielle et Transport - L'équipe systèmes multiagents et optimisation de l'UTBM."</text:span><text:span text:style-name="T72"> In Bulletin AFIA, (91), pp. 37-40, 2016.</text:span></text:p>
        </text:list-item>
        <text:list-item>
          <text:p text:style-name="P118"><text:span text:style-name="T72">Jean-Philippe ANTONI, Thomas BUHLER, Patrick RÉRAT, Jérémie GUÉLAT, Janine DAHINDEN, </text:span><text:span text:style-name="T10">Stéphane GALLAND</text:span><text:span text:style-name="T72">. </text:span><text:span text:style-name="T24">"Mobilités en perpétuelle mutation."</text:span><text:span text:style-name="T72"> In En Direct, (259), Université de Franche-Comté, France, 2015.</text:span></text:p>
        </text:list-item>
        <text:list-item>
          <text:p text:style-name="P118"><text:span text:style-name="T72">Serge LACROIX, </text:span><text:span text:style-name="T10">Stéphane GALLAND</text:span><text:span text:style-name="T72">. </text:span><text:span text:style-name="T24">"Stéphane Galland met les Flandres en boîte."</text:span><text:span text:style-name="T72"> In Détours, Université de Technologie de Belfort-Montbéliard, 2015.</text:span></text:p>
        </text:list-item>
        <text:list-item>
          <text:p text:style-name="P118"><text:span text:style-name="T40">Stéphane GALLAND</text:span><text:span text:style-name="T51">, Olivier LAMOTTE, David MEIGNAN, Olivier SIMONIN, Abderrafiaa KOUKAM. </text:span><text:span text:style-name="T49">"METROB: Evaluation and Simulation of Public Transportation System in Small- and Middle-size Towns."</text:span><text:span text:style-name="T51"> </text:span><text:span text:style-name="T72">In Proc. of the 8ème Colloque "Vers une ville post carbone", Académie des Technologies, UTBM, ADEME, Belfort, France, 2010.</text:span></text:p>
        </text:list-item>
      </text:list>
      <text:p text:style-name="P51"/>
      <text:p text:style-name="P43"/>
      <text:p text:style-name="P42"/>
      <text:h text:style-name="P12" text:outline-level="2">A3. Liste des direction et codirection de thèses de doctorat et de master</text:h>
      <text:p text:style-name="Standard_20__28_user_29_">Le <text:bookmark-ref text:reference-format="text" text:ref-name="_Ref94266289">Tableau 3</text:bookmark-ref><text:s/>fournit une synthèse quantitative de mes encadrements scientifiques. Les détails de ces encadrements sont fournis dans la suite de cette annexe.</text:p>
      <text:p text:style-name="caption"><text:bookmark-start text:name="_Ref94266289"/>Tableau <text:sequence text:ref-name="refTable2" text:name="Table" text:formula="ooow:Table+1" style:num-format="1">3</text:sequence><text:bookmark-end text:name="_Ref94266289"/><text:s/>Synthèse quantitative de mon encadrement scientifique sur l'ensemble de ma carrière</text:p>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54">Type</text:p>
          </table:table-cell>
          <table:table-cell table:style-name="Tableau12.B1" office:value-type="string">
            <text:p text:style-name="P54">Avant 2018</text:p>
          </table:table-cell>
          <table:table-cell table:style-name="Tableau12.A1" office:value-type="string">
            <text:p text:style-name="P54">Depuis 2018</text:p>
          </table:table-cell>
          <table:table-cell table:style-name="Tableau12.B1" office:value-type="string">
            <text:p text:style-name="P54">Total</text:p>
          </table:table-cell>
        </table:table-row>
        <table:table-row table:style-name="Tableau12.2">
          <table:table-cell table:style-name="Tableau12.A2" office:value-type="string">
            <text:p text:style-name="P22">Thèses soutenues</text:p>
          </table:table-cell>
          <table:table-cell table:style-name="Tableau12.B2" office:value-type="string">
            <text:p text:style-name="P27">4</text:p>
          </table:table-cell>
          <table:table-cell table:style-name="Tableau12.C2" office:value-type="string">
            <text:p text:style-name="P27">5</text:p>
          </table:table-cell>
          <table:table-cell table:style-name="Tableau12.D2" office:value-type="string">
            <text:p text:style-name="P29">9</text:p>
          </table:table-cell>
        </table:table-row>
        <table:table-row table:style-name="Tableau12.3">
          <table:table-cell table:style-name="Tableau12.A3" office:value-type="string">
            <text:p text:style-name="P22">Thèses en cours</text:p>
          </table:table-cell>
          <table:table-cell table:style-name="Tableau12.B3" office:value-type="string">
            <text:p text:style-name="P27"/>
          </table:table-cell>
          <table:table-cell table:style-name="Tableau12.C3" office:value-type="string">
            <text:p text:style-name="P27">4</text:p>
          </table:table-cell>
          <table:table-cell table:style-name="Tableau12.D3" office:value-type="string">
            <text:p text:style-name="P29">4</text:p>
          </table:table-cell>
        </table:table-row>
        <table:table-row table:style-name="Tableau12.4">
          <table:table-cell table:style-name="Tableau12.A4" office:value-type="string">
            <text:p text:style-name="P22">Participations à des comités de suivi</text:p>
          </table:table-cell>
          <table:table-cell table:style-name="Tableau12.B4" office:value-type="string">
            <text:p text:style-name="P27">0</text:p>
          </table:table-cell>
          <table:table-cell table:style-name="Tableau12.C4" office:value-type="string">
            <text:p text:style-name="P27">3</text:p>
          </table:table-cell>
          <table:table-cell table:style-name="Tableau12.D4" office:value-type="string">
            <text:p text:style-name="P29">3</text:p>
          </table:table-cell>
        </table:table-row>
        <table:table-row table:style-name="Tableau12.5">
          <table:table-cell table:style-name="Tableau12.A5" office:value-type="string">
            <text:p text:style-name="P22">Thèses abandonnées</text:p>
          </table:table-cell>
          <table:table-cell table:style-name="Tableau12.B5" office:value-type="string">
            <text:p text:style-name="P27">1</text:p>
          </table:table-cell>
          <table:table-cell table:style-name="Tableau12.C5" office:value-type="string">
            <text:p text:style-name="P27">3</text:p>
          </table:table-cell>
          <table:table-cell table:style-name="Tableau12.D5" office:value-type="string">
            <text:p text:style-name="P29">4</text:p>
          </table:table-cell>
        </table:table-row>
        <table:table-row table:style-name="Tableau12.6">
          <table:table-cell table:style-name="Tableau12.A6" office:value-type="string">
            <text:p text:style-name="P22">Etudiants en licence ou master</text:p>
          </table:table-cell>
          <table:table-cell table:style-name="Tableau12.B6" office:value-type="string">
            <text:p text:style-name="P27">12</text:p>
          </table:table-cell>
          <table:table-cell table:style-name="Tableau12.C6" office:value-type="string">
            <text:p text:style-name="P27">7</text:p>
          </table:table-cell>
          <table:table-cell table:style-name="Tableau12.D6" office:value-type="string">
            <text:p text:style-name="P29">19</text:p>
          </table:table-cell>
        </table:table-row>
      </table:table>
      <text:h text:style-name="Heading_20_3" text:outline-level="3">A3.1. Thèses soutenues</text:h>
      <text:list xml:id="list2705016396" text:style-name="WWNum6">
        <text:list-item>
          <text:p text:style-name="P119"><text:span text:style-name="T11">Nicolas GAUD</text:span><text:span text:style-name="T71"> (depuis 2008, Maître de conférences à l’UTBM), co-encadré à 50% avec A. KOUKAM, “Systèmes Multi-Agents Holoniques: de l'analyse à l'implantation. Méta-modèle, méthodologie et simulation multi-niveaux", thèse de l’Université de Technologie de Belfort-Montbéliard, sur financement ministère, débutée en 2004 et </text:span><text:span text:style-name="T11">soutenue en 2007</text:span><text:span text:style-name="T71"> devant le jury composé de M.-P. GLEIZES (professeure, rapporteuse), J. PAVON MESTRAS (professeur, rapporteur), J.-P. MULLER (directeur de recherche, rapporteur), R. MANDIAU (professeur), Y. RUICHEK (professeur), A. KOUKAM (professeur, co-directeur), S. GALLAND (maître de conférences, co-directeur). 14 publications : 1 journal international (J27) et13 conférences internationales (CI60 à CI72).</text:span></text:p>
        </text:list-item>
        <text:list-item>
          <text:p text:style-name="P119"><text:span text:style-name="T11">Jonathan Demange</text:span><text:span text:style-name="T71"> (en 2013, analyste-développeur à Toulouse), co-encadré à 50% avec A. KOUKAM, ”Un modèle d’environnement pour la simulation multiniveau : application à la simulation de foules”, thèse de l’Université de Technologie de Belfort-Montbéliard, sur financement ministère, débutée en 2008 et </text:span><text:span text:style-name="T11">soutenue en 2012</text:span><text:span text:style-name="T71"> devant le jury composé de V. CHEVRIER (maître de conférences HDR, rapporteur), R. MANDIAU (professeur, rapporteur), C. NICOLLE (professeur), L. IDOUMGHAR (maître de conférences HDR), <text:s/>A. KOUKAM (professeur, co-directeur), S. GALLAND (maître de conférences, co-directeur). 5 publications : 1 journal (J25) et 4 conférences internationales (CI41, CI51, CI55, CI58).</text:span></text:p>
        </text:list-item>
        <text:list-item>
          <text:p text:style-name="P119"><text:span text:style-name="T11">Jocelyn Buisson</text:span><text:span text:style-name="T71"> (depuis 2018, ingénieur de recherche à l’UTBM), co-encadré a 50% avec A. KOUKAM, ”Un modèle d'environnement pour la simulation multi-agents de déplacement en milieu urbain”, thèse de l'Université de Technologie de Belfort-Montbéliard, auto-financée par la société Voxelia S.A.S, débutée en octobre 2010 et </text:span><text:span text:style-name="T11">soutenue en 2014</text:span><text:span text:style-name="T71"> devant le jury composé de R. MANDIAU (professeur, rapporteur), F. BOOCHS (professeur, rapporteur), Z. GUESSOUM (professeur), A. YASSINE (professeur), <text:s/>A. KOUKAM (professeur, co-directeur), S. GALLAND (maître de conférences HDR, co-directeur), M. MARTINS GONCALVES (Président Voxelia SAS, invité). 5 publications : 3 conférences internationales (CI38, CI39, CI44), 2 ateliers nationaux sans acte (CN18, CN22).</text:span></text:p>
        </text:list-item>
        <text:list-item>
          <text:p text:style-name="P120"><text:soft-page-break/><text:span text:style-name="T11">Samar El-Amine</text:span><text:span text:style-name="T71"> (depuis 2021, chercheuse dans la société S&amp;A, Liban), J’étais le directeur de thèse (80%) avec A. KOUKAM. ”Agent-based Modeling of the Social and Economic Factors affecting the Choice of Transportation Mode: Application to the Beirut city”, thèse de l’Université Bourgogne Franche-Comté, sur financement de l’entreprise S&amp;A (Belgique/Liban), débutée en Janvier 2016 et </text:span><text:span text:style-name="T11">soutenue le 11 décembre 2019</text:span><text:span text:style-name="T71"> devant le jury composé de A. Yassar (professeur, président), B. Chaudhry (professeure, rapportrice), M Adnan (professeur, rapporteur), E. Shakshuki (professeur, examinateur), A. Yassine (professeur, examinateur). 4 publications : 1 journal international (J13), 2 conférences internationales (CI25, CI26) 1 conférence nationale sans acte (CN8).</text:span></text:p>
        </text:list-item>
        <text:list-item>
          <text:p text:style-name="P120"><text:span text:style-name="T11">Iftikhar Hussain</text:span><text:span text:style-name="T71"> (en 2020, chercheur à Beaconhouse National Usinversity, Pakistan), co-encadré à 20% avec D. JANSSENS (Directeur, Hasselt University, Belgique), « Agent-based Simulation Model and Matching Support Framework for Carpooling. », thèse de l’Université de Hasselt, Belgique, </text:span><text:span text:style-name="T11">soutenue le 19 octobre 2017</text:span><text:span text:style-name="T71">. Financement : bourse d’échange du ministère de la recherche du Pakistan. 3 publications : 1 journal international (J16), 2 conférences internationales (CI34, CI42).</text:span></text:p>
        </text:list-item>
        <text:list-item>
          <text:p text:style-name="P120"><text:span text:style-name="T11">Mariem Fekih</text:span><text:span text:style-name="T71"> (en 2021, Postdoc chez Orange Lab). J’ai été le co-directeur et j’ai co-encadré à 20 % avec T. BELLEMANS et S. SMOREDA, ”Leveraging cellular network signaling data for origin-destination matrix construction and travel patterns extraction in large-scale areas”, thèse de l’Université de Hasselt (Belgique) réalisée dans la société Orange Lab à Paris, débutée en avril 2016 et </text:span><text:span text:style-name="T11">soutenue le 20 mai 2021</text:span><text:span text:style-name="T71">, devant le jury composé de Wanda Guedens (professeure, présidente), M. Nanni (professeur, rapporteur), G. Weerts (professeur, rapporteur), D. Janssens (professeur, examinateur), P. Bonnel (professeur, examinateur). 4 publications : 1 journal international (J5), 1 journal national (J29), 1 conférence international (CI12), 1 conférence national (CN5), 1 conférence nationale sans acte (CN9).</text:span></text:p>
        </text:list-item>
        <text:list-item>
          <text:p text:style-name="P120"><text:span text:style-name="T11">Yazan Mualla</text:span><text:span text:style-name="T71"> (depuis 2021, maître de conférences à l’UTBM), J’étais le directeur de thèse et j’ai co-encadré à 80% avec C. NICOLLE, ”Explaining the Behavior of Remote Robots to Humans: An Agent-based Approach”, thèse de l'Université Bourgogne Franche-Comté, financé par la Région Bourgogne Franche-Comté, débutée en octobre 2017 et </text:span><text:span text:style-name="T11">soutenue le 30 novembre 2020</text:span><text:span text:style-name="T71"> devant le jury composé de A. Koukam (professeur, président), F. Balbo (professeur, rapporteur), E. Matson (professeur, rapporteur), M.P. Gleizes (professeure, examinatrice), L. Vercouter (professeur, examinateur). 24 publications : 4 journaux internationaux (J2, J7, J8, J9), 14 conférences internationales (CI1, CI2, CI4, CI6, CI7, CI8, CI10, CI11, CI13, CI14, CI15, CI17, CI18, CI20), 4 conférences nationales (CN1, CN2, CN3, CN4), 2 conférences internationales sans acte (CI81, CI82).</text:span></text:p>
        </text:list-item>
        <text:list-item>
          <text:p text:style-name="P120"><text:span text:style-name="T11">Igor Tchappi Haman</text:span><text:span text:style-name="T71"> (en 2021, Postdoc chez Orange Lab à Toulouse, puis à l’Université du Luxembourg), J’étais le directeur de thèse (80%) et j’ai co-encadré en co-tutelle avec J-C KAMGANG (Université de Ngaoundéré, Cameroun), ”Dynamic Multilevel and Holonic Model for the Simulation of a Large-Scale Complex System with Spatial Environment - Application to Road Traffic”, thèse en co-tutelle de l'Université Bourgogne Franche-Comté et de l’Université de Ngaoundéré (Cameroun), auto-financé, débutée en mai 2017 et </text:span><text:span text:style-name="T11">soutenue le 13 mai 2020</text:span><text:span text:style-name="T71"> devant le jury composé de Y. Ruichek (professeur, président), C. Bertelle (professeur, rapporteur), R. Mandiau (professeur, rapporteur), O. Boissier (professeur, examinateur), A. Abbas-Turki (maître de conférences HDR, examinateur), G. Morvan (maître de conférences, examinateur). 17 publications : 3 journaux internationaux (J7, J8, J12), 10 conférences internationales (C</text:span><text:bookmark-start text:name="_Hlk98936593"/><text:span text:style-name="T71">I</text:span><text:bookmark-end text:name="_Hlk98936593"/><text:span text:style-name="T71">2, CI3, CI4, CI6, CI13, CI14, CI15, CI19, CI21, CI29), 3 conférences nationales (CN1, CN2, CN3) 1 conférence nationale sans acte (CN13).</text:span></text:p>
        </text:list-item>
        <text:list-item>
          <text:p text:style-name="P120"><text:soft-page-break/><text:span text:style-name="T11">Hui Zhao</text:span><text:span text:style-name="T71"> (en 2021, Postdoc Shanghai Jaotong University), J’étais le directeur de thèse (100%), ”Agent-based Model for the Rescheduling of Individual and Collective Daily Activities under Uncertaintie”, thèse de l'Université Bourgogne Franche-Comté, bourse chinoise CSC, débutée en octobre 2017 et </text:span><text:span text:style-name="T11">soutenue le 3 juillet 2020</text:span><text:span text:style-name="T71"> devant le jury composé de V. Chevier (professeur, président et rappporteur), L. Vercouter (professeur, rapporteur), Z. Guessoum (maître de conférence HDR, examinatrice), L. Idoumghar (professeur, examinateur), T. Bellemans (professeur, examinateur). 6 publications : 2 journaux internationaux (J8, J12), 3 conférences internationales (CI6, CI10, CI16), 1 conférence nationale sans acte (CN11).</text:span></text:p>
        </text:list-item>
      </text:list>
      <text:h text:style-name="Heading_20_3" text:outline-level="3">A3.2. Thèses en cours</text:h>
      <text:list xml:id="list1579442477" text:style-name="WWNum11">
        <text:list-item>
          <text:p text:style-name="P82"><text:span text:style-name="T7">Simon Stephan</text:span>. co-encadré à 50% avec O. Narsis (Maître de conférence), “<text:span text:style-name="T73">Contribution à la modélisation et à l’explication de l’identification de cibles thérapeutiques en utilisant <text:s/>des modèles d’intelligence artificielle hybride basés sur la modélisation de connaissances et des systèmes multiagents</text:span>", thèse de l’Université Bourgogne-Franche-Comté, sur financement ANR Laboratoire Commun, débutée en octobre 2021.</text:p>
        </text:list-item>
        <text:list-item>
          <text:p text:style-name="P82"><text:span text:style-name="T7">Pedro Hilario Luzolo</text:span>. co-encadré à 40% avec Z. Elrawashdesh (Maître de conférence ICB) et S. Gomes (Professeur, ICB), “<text:span text:style-name="T73">Distributed artificial intelligence and intelligent agents: Application of Green energy into smart cities by IoT integrated systems</text:span>", thèse de l’Université Bourgogne-Franche-Comté et l’Université, sur financement de l’Ambassage de France en Angola, débutée en décembre 2021.</text:p>
        </text:list-item>
        <text:list-item>
          <text:p text:style-name="P82"><text:span text:style-name="T7">Takieddine Soualhi</text:span>. co-encadré à 25% avec Y. Ruichek (Professeur), A. Lombard(Maître de conférences) et N. Crombez (Maître de conférences), “Contribution à la perception et à la planification et commande coopératives de robots dans un environnement incertain", thèse de l’Université Bourgogne-Franche-Comté, sur financement Ministère, débutée en octobre 2021.</text:p>
        </text:list-item>
        <text:list-item>
          <text:p text:style-name="P82"><text:span text:style-name="T7">Dani Manjah</text:span>. co-encadré à 40% avec B. Macq (Professeur, Université Catholique de Louvain Belgique), “Joint multi-method multi-sensor optimization through an holonic agent architecture", thèse de l’Université Catholique de Louvain, sur financement projet, débutée en octobre 2021.</text:p>
        </text:list-item>
      </text:list>
      <text:h text:style-name="Heading_20_3" text:outline-level="3">A3.3. Participations à des comités de suivi de thèse</text:h>
      <text:list xml:id="list2060685290" text:style-name="WWNum12">
        <text:list-item>
          <text:p text:style-name="P83"><text:span text:style-name="T7">Alice Jacquier</text:span>, dirigée par M. Villanova-Olivier et C. Adam, “Jeux sérieux pour explorer la mobilité de demain", thèse de l’Université de Grenoble, sur financement ANR, débutée en octobre 2019.</text:p>
        </text:list-item>
        <text:list-item>
          <text:p text:style-name="P83"><text:span text:style-name="T7">Jean-François Erdelyi</text:span>, dirigé par B. Gaudou et N. Verstaevel, “Multiagent and Multiscale Simulation for Urban Traffic", thèse de l’Université de Toulouse, sur financement industriel, débutée en octobre 2018.</text:p>
        </text:list-item>
        <text:list-item>
          <text:p text:style-name="P83"><text:span text:style-name="T7">Youssef El Hansali</text:span>, dirigé par Y. Ansar (Université de Hasselt, Belgique) et F. Outay (Zayed University, Emirats Arabes Unis), “Future of Traffic Enforcement in Transition Time to Autonomous Vehicles", thèse de l’Université de Hasselt, sur financement industriel, débutée en octobre 2018.</text:p>
        </text:list-item>
      </text:list>
      <text:h text:style-name="Heading_20_3" text:outline-level="3">A3.4. Thèses abandonnées</text:h>
      <text:list xml:id="list4122926847" text:style-name="WWNum13">
        <text:list-item>
          <text:p text:style-name="P121"><text:span text:style-name="T7">Florian Béhé </text:span>(en 2013, ingénieur informatique chez EuroDisney), co-encadré à 33% avec A. KOUKAM et C. NICOLLE, ”Modèles de comportement d’agent et d’environnement informé pour la simulation microscopique de bâtiments en 3D : Application à la gestion technique de patrimoine”, thèse de l’Université de Technologie de Belfort-Montbéliard, sur financement Région Franche-Comté, débutée en octobre 2010, abandonné en 2013 par le doctorant pour raison personnelle. 7 publications : 1 journal international (J19), 3 conférences internationales (C48, C49, C50), 1 chapitre <text:soft-page-break/>d’ouvrage (O1), 2 conférences nationales sans acte (C101, C105).</text:p>
        </text:list-item>
        <text:list-item>
          <text:p text:style-name="P121"><text:span text:style-name="T7">Thomas Piotrowski</text:span> (en 2019, consultant chez Altran). <text:span text:style-name="T37">J’étais le directeur de thèse (100%). ”Model-driven multiagent approach for the simulation in mixed reality universe. </text:span>Application to prototyping and validation of embedded algorithms in ground vehicles”, thèse de l’Université Bourgogne Franche-Comté, sur financement MESR, débutée en Novembre 2016, abandonnée le 19 Octobre 2019 pour raison de santé.</text:p>
        </text:list-item>
        <text:list-item>
          <text:p text:style-name="P121"><text:span text:style-name="T7">Dimitry Ngounou Ntoukam</text:span> « Modélisation et simulation de populations d’insectes sociaux – application du génie logiciel orienté agent. », thèse de l’Université de Ngaoundéré, Cameroun, débutée en Septembre 2018), sur financement du ministère de l’éducation nationale du Cameroun. Directeur de thèse : J.C. KAMGANG (Université de Ngaoundéré, Cameroun). Je suis co-directeur de thèse (50%). Thèse arrêtée à la suite du décès du doctorant en 2019. 3 publications : 1 conférence internationale (C8), 2 conférences nationales (C86, C88).</text:p>
        </text:list-item>
        <text:list-item>
          <text:p text:style-name="P121"><text:span text:style-name="T7">Olivier Lamotte</text:span> (en 2021, Ingénieur de recherche titulaire à l’UTBM), co-encadré à de thèse (50%) avec A. KOUKAM (Directeur de thèse principal). ”Approches et outils de génération d'univers 3D pour la modélisation et la simulation de systèmes de transport terrestre”, thèse de l’Université Bourgogne Franche-Comté, sur financement propre UTBM, débutée en Novembre 2015, abandonnée pour raison de santé par le doctorant en décembre 2020. 2 publications : 1 journal international (J10), 1 conférence internationale (C96).</text:p>
        </text:list-item>
      </text:list>
      <text:h text:style-name="Heading_20_3" text:outline-level="3">A3.5. Etudiants de niveau Master</text:h>
      <text:p text:style-name="P16">Le <text:bookmark-ref text:reference-format="text" text:ref-name="_Ref94466362">Tableau 4</text:bookmark-ref><text:s/>fournit une liste exhaustive de mes encadrements de stages de Master durant l’ensemble de ma carrière, soit 18 étudiants : 8 étudiants de l’UTBM, 4 étudiants de l’Université de Hasselt (Belgique), 2 étudiants du Royal Melbourne Institute of Technologie (Australie), 1 étudiant de l’Ecole Nationale des Sciences Appliquées (Maroc), 1 étudiant de l’Université de Cracovie (Pologne), 1 étudiant du Conservatoire National des Arts et Métiers, 1 étudiant de l’Université de Franche-Comté, 1 étudiant de l’Ecole Internationale des Sciences du Traitement de l’Information d’Evry.</text:p>
      <text:p text:style-name="caption"><text:bookmark-start text:name="_Ref94466362"/>Tableau <text:sequence text:ref-name="refTable3" text:name="Table" text:formula="ooow:Table+1" style:num-format="1">4</text:sequence><text:bookmark-end text:name="_Ref94466362"/><text:s/>Liste de mes encadrements de stages de Master</text:p>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1">Années</text:p>
            </table:table-cell>
            <table:table-cell table:style-name="Tableau13.A1" office:value-type="string">
              <text:p text:style-name="P61">Noms</text:p>
            </table:table-cell>
            <table:table-cell table:style-name="Tableau13.A1" office:value-type="string">
              <text:p text:style-name="P61">Détails</text:p>
            </table:table-cell>
          </table:table-row>
        </table:table-header-rows>
        <table:table-row table:style-name="Tableau13.1">
          <table:table-cell table:style-name="Tableau13.A2" office:value-type="string">
            <text:p text:style-name="P69">2021-2022</text:p>
          </table:table-cell>
          <table:table-cell table:style-name="Tableau13.B2" office:value-type="string">
            <text:p text:style-name="P72">Andrew Davey </text:p>
          </table:table-cell>
          <table:table-cell table:style-name="Tableau13.B2" office:value-type="string">
            <text:p text:style-name="P73">Design and implementation of a multiagent simulator for aerial drones.</text:p>
            <text:p text:style-name="P10"><text:span text:style-name="T74">Master Computer Science de la </text:span><text:span text:style-name="T78">Royal Melbourne Institute of Technology</text:span><text:span text:style-name="T74"> (RMIT), Australie, Programme d’échanges Nicolas Baudin.</text:span></text:p>
          </table:table-cell>
        </table:table-row>
        <table:table-row table:style-name="Tableau13.1">
          <table:table-cell table:style-name="Tableau13.A2" office:value-type="string">
            <text:p text:style-name="P69">2021-2022</text:p>
          </table:table-cell>
          <table:table-cell table:style-name="Tableau13.B2" office:value-type="string">
            <text:p text:style-name="P72">Shreyas Walujkar</text:p>
          </table:table-cell>
          <table:table-cell table:style-name="Tableau13.B2" office:value-type="string">
            <text:p text:style-name="P73">Design and implementation of a multiagent simulator for green traffic.</text:p>
            <text:p text:style-name="P10"><text:span text:style-name="T74">Master Computer Science de la </text:span><text:span text:style-name="T78">Royal Melbourne Institute of Technology</text:span><text:span text:style-name="T74"> (RMIT), Australie, Programme d’échanges Nicolas Baudin.</text:span></text:p>
          </table:table-cell>
        </table:table-row>
        <table:table-row table:style-name="Tableau13.1">
          <table:table-cell table:style-name="Tableau13.A2" office:value-type="string">
            <text:p text:style-name="P69">2021</text:p>
          </table:table-cell>
          <table:table-cell table:style-name="Tableau13.B2" office:value-type="string">
            <text:p text:style-name="P72">Ayoub Ruichek</text:p>
          </table:table-cell>
          <table:table-cell table:style-name="Tableau13.B2" office:value-type="string">
            <text:p text:style-name="P76">Modélisation d’écoulement de luide dans les canaux de pile à combustible à membrane échangeuses de protons.</text:p>
            <text:p text:style-name="P10"><text:span text:style-name="T74">License Sciences pour l’ingénieur, </text:span><text:span text:style-name="T78">Université de Franche-Comté</text:span><text:span text:style-name="T74">.</text:span></text:p>
            <text:p text:style-name="P75">Stage co-encadré à 15% avec D. Chrenko (FEMTO-ST)</text:p>
          </table:table-cell>
        </table:table-row>
        <table:table-row table:style-name="Tableau13.1">
          <table:table-cell table:style-name="Tableau13.A2" office:value-type="string">
            <text:p text:style-name="P69">2021</text:p>
          </table:table-cell>
          <table:table-cell table:style-name="Tableau13.B2" office:value-type="string">
            <text:p text:style-name="P72">Marie Louise Mizero</text:p>
          </table:table-cell>
          <table:table-cell table:style-name="Tableau13.B2" office:value-type="string">
            <text:p text:style-name="P74">State of the art and evaluation of simulation models for fuel and electric-based vehicles energy consumption and CO2 emissions.</text:p>
            <text:p text:style-name="P10"><text:span text:style-name="T76">Master Eramus, School for Transportation Sciences, </text:span><text:span text:style-name="T77">Hasselt University</text:span><text:span text:style-name="T76">, Belgium.</text:span></text:p>
          </table:table-cell>
        </table:table-row>
        <table:table-row table:style-name="Tableau13.1">
          <table:table-cell table:style-name="Tableau13.A2" office:value-type="string">
            <text:p text:style-name="P69">2020</text:p>
          </table:table-cell>
          <table:table-cell table:style-name="Tableau13.B2" office:value-type="string">
            <text:p text:style-name="P72">Vishal Angelo Gracian</text:p>
          </table:table-cell>
          <table:table-cell table:style-name="Tableau13.B2" office:value-type="string">
            <text:p text:style-name="P10"><text:span text:style-name="T75">Survey of Behavior Models for Drivers in Development Countries and Implementation of a Driver Behavior in a Multiagent Simulator.</text:span><text:span text:style-name="T34"><text:line-break/></text:span><text:span text:style-name="T76">Master Eramus, School for Transportation Sciences, </text:span><text:span text:style-name="T77">Hasselt University</text:span><text:span text:style-name="T76">, Belgium.</text:span></text:p>
          </table:table-cell>
        </table:table-row>
        <text:soft-page-break/>
        <table:table-row table:style-name="Tableau13.1">
          <table:table-cell table:style-name="Tableau13.A2" office:value-type="string">
            <text:p text:style-name="P69">2020</text:p>
          </table:table-cell>
          <table:table-cell table:style-name="Tableau13.B2" office:value-type="string">
            <text:p text:style-name="P69">Olive Ladouce Nsengiyunva</text:p>
          </table:table-cell>
          <table:table-cell table:style-name="Tableau13.B2" office:value-type="string">
            <text:p text:style-name="P69">Langage informatique descriptif de politiques de mobilités pour la simulation d’aménagements urbains dans les villes intelligentes.</text:p>
            <text:p text:style-name="P10"><text:span text:style-name="T34">Master Eramus in Transportation Science, </text:span><text:span text:style-name="T35">Hasselt University</text:span><text:span text:style-name="T34">, Belgium.</text:span></text:p>
          </table:table-cell>
        </table:table-row>
        <table:table-row table:style-name="Tableau13.1">
          <table:table-cell table:style-name="Tableau13.A2" office:value-type="string">
            <text:p text:style-name="P69">2019</text:p>
          </table:table-cell>
          <table:table-cell table:style-name="Tableau13.B2" office:value-type="string">
            <text:p text:style-name="P69">Rahul Parmar</text:p>
          </table:table-cell>
          <table:table-cell table:style-name="Tableau13.B2" office:value-type="string">
            <text:p text:style-name="P70">State of art of applications of machine learning and multiagent systems in smart city applications.</text:p>
            <text:p text:style-name="P10"><text:span text:style-name="T33">Master recherche</text:span><text:span text:style-name="T36">, Ecole Internationale des Sciences du Traitement de l’Information</text:span><text:span text:style-name="T33">, E</text:span><text:span text:style-name="T28">vry, </text:span><text:span text:style-name="T33">France.</text:span></text:p>
          </table:table-cell>
        </table:table-row>
        <table:table-row table:style-name="Tableau13.1">
          <table:table-cell table:style-name="Tableau13.A2" office:value-type="string">
            <text:p text:style-name="P69">2017</text:p>
          </table:table-cell>
          <table:table-cell table:style-name="Tableau13.B2" office:value-type="string">
            <text:p text:style-name="P69">Andre Matsushita</text:p>
          </table:table-cell>
          <table:table-cell table:style-name="Tableau13.B2" office:value-type="string">
            <text:p text:style-name="P70">Study of the models and software for the drone simulation in the context of urban cities.</text:p>
            <text:p text:style-name="P10"><text:bookmark text:name="ctsh-20-description"/><text:span text:style-name="T34">Master Research, School for Transportation Sciences, </text:span><text:span text:style-name="T35">Hasselt University</text:span><text:span text:style-name="T34">, Belgium.</text:span></text:p>
          </table:table-cell>
        </table:table-row>
        <table:table-row table:style-name="Tableau13.1">
          <table:table-cell table:style-name="Tableau13.A2" office:value-type="string">
            <text:p text:style-name="P69">2015</text:p>
          </table:table-cell>
          <table:table-cell table:style-name="Tableau13.B2" office:value-type="string">
            <text:p text:style-name="P69">Simon Pageaud</text:p>
          </table:table-cell>
          <table:table-cell table:style-name="Tableau13.B2" office:value-type="string">
            <text:p text:style-name="P70">Distributed Interaction Spaces for collaborative and contextualized learning situations.</text:p>
            <text:p text:style-name="P10"><text:bookmark text:name="ctsh-21-description"/><text:span text:style-name="T34">Master Research, </text:span><text:span text:style-name="T35">U</text:span><text:span text:style-name="T29">TBM</text:span><text:span text:style-name="T30">, </text:span><text:span text:style-name="T34">LIRIS Laboratory (Villeurbanne, France), Jury.</text:span></text:p>
          </table:table-cell>
        </table:table-row>
        <table:table-row table:style-name="Tableau13.1">
          <table:table-cell table:style-name="Tableau13.A2" office:value-type="string">
            <text:p text:style-name="P69">2012</text:p>
          </table:table-cell>
          <table:table-cell table:style-name="Tableau13.B2" office:value-type="string">
            <text:p text:style-name="P69">Andres Iraolagoitia</text:p>
          </table:table-cell>
          <table:table-cell table:style-name="Tableau13.B2" office:value-type="string">
            <text:p text:style-name="P70">Analysis, design and implementation of advanced 3D models for pedagogical study cases.</text:p>
            <text:p text:style-name="P10"><text:bookmark text:name="ctsh-22-description"/><text:span text:style-name="T33">Master Research, Systems and Transport Laboratory - </text:span><text:span text:style-name="T36">Université de Technologie de Belfort-Montbéliard</text:span><text:span text:style-name="T33">, Voxelia S.A.S (Cravanche, France).</text:span></text:p>
          </table:table-cell>
        </table:table-row>
        <table:table-row table:style-name="Tableau13.1">
          <table:table-cell table:style-name="Tableau13.A2" office:value-type="string">
            <text:p text:style-name="P69">2011</text:p>
          </table:table-cell>
          <table:table-cell table:style-name="Tableau13.B2" office:value-type="string">
            <text:p text:style-name="P69">Charles Gaumet</text:p>
          </table:table-cell>
          <table:table-cell table:style-name="Tableau13.B2" office:value-type="string">
            <text:p text:style-name="P70">Native Compilation of the Multiagent Platform JaSIM.</text:p>
            <text:p text:style-name="P10"><text:bookmark text:name="ctsh-23-description"/><text:span text:style-name="T33">Master Research, Systems and Transport Laboratory - </text:span><text:span text:style-name="T36">Université de Technologie de Belfort-Montbéliard</text:span><text:span text:style-name="T33">, Voxelia S.A.S (Cravanche, France).</text:span></text:p>
          </table:table-cell>
        </table:table-row>
        <table:table-row table:style-name="Tableau13.1">
          <table:table-cell table:style-name="Tableau13.A2" office:value-type="string">
            <text:p text:style-name="P69">2010</text:p>
          </table:table-cell>
          <table:table-cell table:style-name="Tableau13.B2" office:value-type="string">
            <text:p text:style-name="P69">Arnaud Grosjean</text:p>
          </table:table-cell>
          <table:table-cell table:style-name="Tableau13.B2" office:value-type="string">
            <text:p text:style-name="P70">Toward the edition of scenarios for 3D or virtual reality agent-based simulations.</text:p>
            <text:p text:style-name="P10"><text:bookmark text:name="ctsh-24-description"/><text:span text:style-name="T33">Master Research, Systems and Transport Laboratory - </text:span><text:span text:style-name="T36">Université de Technologie de Belfort-Montbéliard</text:span><text:span text:style-name="T33">, Voxelia S.A.S (Cravanche, France).</text:span></text:p>
          </table:table-cell>
        </table:table-row>
        <table:table-row table:style-name="Tableau13.1">
          <table:table-cell table:style-name="Tableau13.A2" office:value-type="string">
            <text:p text:style-name="P69">2010</text:p>
          </table:table-cell>
          <table:table-cell table:style-name="Tableau13.B2" office:value-type="string">
            <text:p text:style-name="P69">Jérémie Jost</text:p>
          </table:table-cell>
          <table:table-cell table:style-name="Tableau13.B2" office:value-type="string">
            <text:p text:style-name="P70">Design of software componants for 3D simulation.</text:p>
            <text:p text:style-name="P10"><text:bookmark text:name="ctsh-27-description"/><text:span text:style-name="T33">Master Research, Systems and Transport Laboratory - </text:span><text:span text:style-name="T36">Université de Technologie de Belfort-Montbéliard</text:span><text:span text:style-name="T33">, Voxelia S.A.S (Cravanche, France).</text:span></text:p>
          </table:table-cell>
        </table:table-row>
        <table:table-row table:style-name="Tableau13.1">
          <table:table-cell table:style-name="Tableau13.A2" office:value-type="string">
            <text:p text:style-name="P69">2006</text:p>
          </table:table-cell>
          <table:table-cell table:style-name="Tableau13.B2" office:value-type="string">
            <text:p text:style-name="P69">Nikodem Jura</text:p>
          </table:table-cell>
          <table:table-cell table:style-name="Tableau13.B2" office:value-type="string">
            <text:p text:style-name="P69">Attribute Edition Improvement in MetroB Application.</text:p>
            <text:p text:style-name="P10"><text:bookmark text:name="ctsh-28-description"/><text:span text:style-name="T33">Master Research, Systems and Transport Laboratory - </text:span><text:span text:style-name="T36">Université de Technologie de Belfort-Montbéliard</text:span><text:span text:style-name="T33">, Krakow University (Poland).</text:span></text:p>
          </table:table-cell>
        </table:table-row>
        <table:table-row table:style-name="Tableau13.1">
          <table:table-cell table:style-name="Tableau13.A2" office:value-type="string">
            <text:p text:style-name="P69">2006-2007</text:p>
          </table:table-cell>
          <table:table-cell table:style-name="Tableau13.B2" office:value-type="string">
            <text:p text:style-name="P69">Thomas Monnin</text:p>
          </table:table-cell>
          <table:table-cell table:style-name="Tableau13.B2" office:value-type="string">
            <text:p text:style-name="P70">Urban simulation in virtual reality - holonic simulation of vehicles and pedestrians.</text:p>
            <text:p text:style-name="P10"><text:bookmark text:name="ctsh-29-description"/><text:span text:style-name="T33">Master Research, </text:span><text:span text:style-name="T36">Conservatoire National des Arts et Métiers</text:span><text:span text:style-name="T33"> de Belfort.</text:span></text:p>
          </table:table-cell>
        </table:table-row>
        <table:table-row table:style-name="Tableau13.1">
          <table:table-cell table:style-name="Tableau13.A2" office:value-type="string">
            <text:p text:style-name="P69">2006</text:p>
          </table:table-cell>
          <table:table-cell table:style-name="Tableau13.B2" office:value-type="string">
            <text:p text:style-name="P69">Mohamed A. Ajouad</text:p>
          </table:table-cell>
          <table:table-cell table:style-name="Tableau13.B2" office:value-type="string">
            <text:p text:style-name="P70">Bus Scheduling in Metro-B Simulator.</text:p>
            <text:p text:style-name="P10"><text:bookmark text:name="ctsh-30-description"/><text:span text:style-name="T34">Master Research, </text:span><text:span text:style-name="T35">Ecole Nationale des Sciences Appliquées, </text:span><text:span text:style-name="T34">Marrakech, Marocco.</text:span></text:p>
          </table:table-cell>
        </table:table-row>
        <table:table-row table:style-name="Tableau13.1">
          <table:table-cell table:style-name="Tableau13.A2" office:value-type="string">
            <text:p text:style-name="P69">2004</text:p>
          </table:table-cell>
          <table:table-cell table:style-name="Tableau13.B2" office:value-type="string">
            <text:p text:style-name="P69">Philippe Ehrhart</text:p>
          </table:table-cell>
          <table:table-cell table:style-name="Tableau13.B2" office:value-type="string">
            <text:p text:style-name="P70">Online and intelligent bets for the Chess world championship 2005.</text:p>
            <text:p text:style-name="P10"><text:bookmark text:name="ctsh-32-description"/><text:span text:style-name="T34">Master Research, Systems and Transport Laboratory - </text:span><text:span text:style-name="T35">Université de Technologie de Belfort-Montbéliard</text:span><text:span text:style-name="T34">, Young 2005 World Chess Championship Organization Committee.</text:span></text:p>
          </table:table-cell>
        </table:table-row>
        <table:table-row table:style-name="Tableau13.1">
          <table:table-cell table:style-name="Tableau13.A2" office:value-type="string">
            <text:p text:style-name="P69">2004</text:p>
          </table:table-cell>
          <table:table-cell table:style-name="Tableau13.B2" office:value-type="string">
            <text:p text:style-name="P69">Nicolas Froehly</text:p>
          </table:table-cell>
          <table:table-cell table:style-name="Tableau13.B2" office:value-type="string">
            <text:p text:style-name="P70">Realtime project on cinema screens for an international chess championship.</text:p>
            <text:p text:style-name="P10"><text:bookmark text:name="ctsh-33-description"/><text:span text:style-name="T34">Master Research, Systems and Transport Laboratory - </text:span><text:span text:style-name="T35">Université de Technologie de Belfort-Montbéliard</text:span><text:span text:style-name="T34">, Young 2005 World Chess Championship Organization Committee.</text:span></text:p>
          </table:table-cell>
        </table:table-row>
      </table:table>
      <text:p text:style-name="P45"/>
      <text:p text:style-name="P44"/>
      <text:h text:style-name="P12" text:outline-level="2">A4. Liste de mes expertises entre 2018 et 2021</text:h>
      <text:h text:style-name="Heading_20_3" text:outline-level="3">A4.1. Expertises réalisées en 2018</text:h>
      <text:list xml:id="list1708178259" text:style-name="WWNum16">
        <text:list-item>
          <text:p text:style-name="P122">Expert/Auditeur auprès de la <text:span text:style-name="T7">Société Allucyne</text:span> (Sévenans, France, <text:a xlink:type="simple" xlink:href="https://www.allucyne.com/" text:style-name="Internet_20_link" text:visited-style-name="Visited_20_Internet_20_Link"><text:span text:style-name="Internet_20_link">https://www.allucyne.com</text:span></text:a>), 1 projet expertisé. J’ai été mandaté par la société Allucyne, située à Meroux-Moval (90), comme expert externe afin d’auditer le code réaliser dans le cadre de l’un de leurs projets. J’ai audité le code et fourni mes recommandations.</text:p>
        </text:list-item>
        <text:list-item>
          <text:p text:style-name="P122">Expert externe auprès de l’<text:span text:style-name="T7">Université de Hasselt</text:span> (Belgique, <text:a xlink:type="simple" xlink:href="https://www.uhasselt.be/" text:style-name="Internet_20_link" text:visited-style-name="Visited_20_Internet_20_Link"><text:span text:style-name="Internet_20_link">https://www.uhasselt.be</text:span></text:a>), 1 dossier de promotion interne évalué. Dans le cadre d’une procédure de promotion interne (passage de professeur associé à professeur à plein temps) d’un chercheur de l’institut sur la Mobilité (IMOB) de l’Université de Hasselt, j’ai été mandaté par le recteur de l’université pour expertiser le dossier de candidature. J’ai analysé le dossier, et fourni un avis au recteur.</text:p>
        </text:list-item>
      </text:list>
      <text:h text:style-name="Heading_20_3" text:outline-level="3">A4.2. Expertises réalisées en 2019</text:h>
      <text:list xml:id="list3783166642" text:style-name="WWNum17">
        <text:list-item>
          <text:p text:style-name="P123">Expert pour la <text:span text:style-name="T7">British Society of Computer Science</text:span> (BSCS, UK, <text:a xlink:type="simple" xlink:href="https://www.bcs.org/" text:style-name="Internet_20_link" text:visited-style-name="Visited_20_Internet_20_Link"><text:span text:style-name="Internet_20_link">https://www.bcs.org</text:span></text:a>), 1 dossier de candidature expertisé. Dans la cadre de l’intégration de ses nouveaux membres chercheurs situés hors UK, la BSCS demande à des experts externes internationaux d’évaluer les dossiers de candidature et d’émettre à avis. J’ai été mandaté par la BSCS pour évaluer la candidature d’un chercheur belge de l’Université de Hasselt pour intégrer la BSCS.</text:p>
        </text:list-item>
        <text:list-item>
          <text:p text:style-name="P123">Expert/auditeur pour la <text:span text:style-name="T7">Purdue University</text:span> (USA, <text:a xlink:type="simple" xlink:href="https://www.purdue.edu/" text:style-name="Internet_20_link" text:visited-style-name="Visited_20_Internet_20_Link"><text:span text:style-name="Internet_20_link">https://www.purdue.edu</text:span></text:a>), 1 dossier d’étudiant de master évalué. L’université de Purdue m’a mandaté pour évaluer la qualité de la thèse de Master d’un de ses étudiants. Dans ce cadre, j’ai évalué les propositions du candidat et rapporté sur sa thèse de Master.</text:p>
        </text:list-item>
      </text:list>
      <text:h text:style-name="Heading_20_3" text:outline-level="3">A4.3. Expertises réalisées en 2020</text:h>
      <text:list xml:id="list2425807741" text:style-name="WWNum18">
        <text:list-item>
          <text:p text:style-name="P124"><text:span text:style-name="T7">Expert européen H2020 ICT</text:span>, 6 projets expertisés. J’ai été recruté par la commission européenne comme expert afin d’évaluer les projets soumis à l’appel à projet H2020 Information and Communication Technologies. Dans ce cadre, durant une phase d’évaluation réalisée à distance, j’ai expertisé et rapporté sur 6 dossiers de projets. Enfin, durant une semaine de travail conjoint en distancielle entre la Commission Européenne et les experts, j’ai participé aux différents comités de sélection et contribué à l’évaluation de tous les projets déposés dans le cadre de cet appel. (<text:a xlink:type="simple" xlink:href="https://ec.europa.eu/programmes/horizon2020/en/area/ict-research-innovation" text:style-name="Internet_20_link" text:visited-style-name="Visited_20_Internet_20_Link"><text:span text:style-name="Internet_20_link">https://ec.europa.eu/programmes/horizon2020/en/area/ict-research-innovation</text:span></text:a>).</text:p>
        </text:list-item>
        <text:list-item>
          <text:p text:style-name="P124">Expertise d’une candidature à une thèse <text:span text:style-name="T7">CIFRE pour l’ANRT</text:span> (<text:a xlink:type="simple" xlink:href="http://www.anrt.asso.fr/" text:style-name="Internet_20_link" text:visited-style-name="Visited_20_Internet_20_Link"><text:span text:style-name="Internet_20_link">http://www.anrt.asso.fr</text:span></text:a>). Dans le cadre de la procédure de financement de thèses CIFRE par l’Agence Nationale Recherche Technologie, j’ai été mandaté par l’ANRT pour expertiser et rapporter sur le dossier de candidature. Dans ce cadre, j’ai évalué la qualité du projet scientifique de l’entreprise, de l’équipe d’encadrement, et du candidat au doctorat. J’ai émis un avis argumenté.</text:p>
        </text:list-item>
        <text:list-item>
          <text:p text:style-name="P124">Expertise d’un projet pour l’appel à <text:span text:style-name="T7">projet COMET de l’Agence de recherche autrichienne</text:span> (FFG, <text:a xlink:type="simple" xlink:href="https://www.ffg.at/program/comet-competence-centers-excellent-technologies" text:style-name="Internet_20_link" text:visited-style-name="Visited_20_Internet_20_Link"><text:span text:style-name="Internet_20_link">https://www.ffg.at/program/comet-competence-centers-excellent-technologies</text:span></text:a>), 1 projet expertisé. J’ai été mandaté par la FFG comme expert afin d’évaluer un projet soumis à l’appel à projet COMET. Dans ce cadre, j’ai évalué la qualité scientifique et de valorisation de la proposition, et soumis mon avis à la FFG.</text:p>
        </text:list-item>
        <text:list-item>
          <text:p text:style-name="P124">Expertise d’un dossier de <text:span text:style-name="T7">progression de carrière d’un Professeur de l’Université de Hasselt</text:span> (Belgique, <text:a xlink:type="simple" xlink:href="http://www.uhasselt.be/" text:style-name="Internet_20_link" text:visited-style-name="Visited_20_Internet_20_Link"><text:span text:style-name="Internet_20_link">http://www.uhasselt.be</text:span></text:a>), 1 dossier de promotion interne évalué. Dans le cadre d’une procédure de promotion interne (passage de professeur associé à professeur à plein temps) d’un chercheur de l’institut sur la Mobilité (IMOB) de l’Université de Hasselt, j’ai été mandaté par le recteur de l’université pour expertiser le dossier de candidature. J’ai analysé le dossier, et fourni un avis au recteur.</text:p>
        </text:list-item>
        <text:list-item>
          <text:p text:style-name="P124">Expertise d’un dossier de <text:span text:style-name="T7">progression de carrière d’un Professeur de l’Université </text:span><text:soft-page-break/><text:span text:style-name="T7">Germanique de Technologie à Oman</text:span> (Gutech, <text:a xlink:type="simple" xlink:href="https://www.gutech.edu.om/" text:style-name="Internet_20_link" text:visited-style-name="Visited_20_Internet_20_Link"><text:span text:style-name="Internet_20_link">https://www.gutech.edu.om</text:span></text:a>), 1 dossier de promotion interne évalué. Dans le cadre d’une procédure de promotion interne (passage de professeur associé à professeur à plein temps) d’un chercheur de Gutech, j’ai été mandaté par le recteur de l’université pour expertiser le dossier de candidature. J’ai analysé le dossier, et fourni un avis au recteur.</text:p>
        </text:list-item>
        <text:list-item>
          <text:p text:style-name="P124">Expertise de dossiers de candidatures locales à la <text:span text:style-name="T7">PEDR pour l’Université de Toulouse 1</text:span> au titre de la campagne 2020, (<text:a xlink:type="simple" xlink:href="https://www.ut-capitole.fr/" text:style-name="Internet_20_link" text:visited-style-name="Visited_20_Internet_20_Link"><text:span text:style-name="Internet_20_link">https://www.ut-capitole.fr</text:span></text:a>). Dans le cadre de l’attribution d’une PEDR par la Commission Recherche de l’université, j’ai été désigné comme expert externe et rapporteur sur un dossier de candidature. J’ai évalué et rapporté sur ce dossier de PEDR et ai fourni mon avis à la Présidence de l’université.</text:p>
        </text:list-item>
      </text:list>
      <text:h text:style-name="Heading_20_3" text:outline-level="3">A4.4. Expertises réalisées en 2021</text:h>
      <text:list xml:id="list2375257012" text:style-name="WWNum19">
        <text:list-item>
          <text:p text:style-name="P125">Expert externe auprès de la <text:span text:style-name="T7">région de Wallonie</text:span> (Belgique, <text:a xlink:type="simple" xlink:href="https://recherche.wallonie.be/win2wal" text:style-name="Internet_20_link" text:visited-style-name="Visited_20_Internet_20_Link"><text:span text:style-name="Internet_20_link">https://recherche.wallonie.be/win2wal</text:span></text:a>) dans le cadre de l’<text:span text:style-name="T7">appel à projet Win2Wal</text:span>, 1 projet évalué. Dans le cadre la procédure d’évaluation intermédiaire des projets financés, j’ai été mandaté par la région de Wallonie pour expertiser les livrables et les perspectives de travaux du projet.</text:p>
        </text:list-item>
        <text:list-item>
          <text:p text:style-name="P125">Depuis 2021, je suis membre expert externe du comité d’évaluation et de suivi dans le cadre du <text:span text:style-name="T7">Marché Global de Performance Readaptic, porté par le Centre Hospitalier de Dijon</text:span> (<text:a xlink:type="simple" xlink:href="https://www.chu-dijon.fr/" text:style-name="Internet_20_link" text:visited-style-name="Visited_20_Internet_20_Link"><text:span text:style-name="Internet_20_link">https://www.chu-dijon.fr/</text:span></text:a>). Dans ce cadre, je participe à l’évaluation des offres et des propositions visant à transformer la prise en charge en rééducation dans l’établissement hospitalier en intégrant les nouvelles technologies (Internet des objets, Intelligence artificielle, etc.).</text:p>
        </text:list-item>
        <text:list-item>
          <text:p text:style-name="P125">Expertise d’une candidature à une thèse <text:span text:style-name="T7">CIFRE pour l’ANRT</text:span> (<text:a xlink:type="simple" xlink:href="http://www.anrt.asso.fr/" text:style-name="Internet_20_link" text:visited-style-name="Visited_20_Internet_20_Link"><text:span text:style-name="Internet_20_link">http://www.anrt.asso.fr</text:span></text:a>). Dans le cadre de la procédure de financement de thèses CIFRE par l’Agence Nationale Recherche Technologie, j’ai été mandaté par l’ANRT pour expertiser et rapporter sur le dossier de candidature. Dans ce cadre, j’ai évalué la qualité du projet scientifique de l’entreprise, de l’équipe d’encadrement, et du candidat au doctorat. J’ai émis un avis argumenté.</text:p>
        </text:list-item>
        <text:list-item>
          <text:p text:style-name="P125">Expertise d’un dossier de <text:span text:style-name="T7">progression de carrière d’un Professeur de l’Université de Hasselt</text:span> (Belgique, <text:a xlink:type="simple" xlink:href="http://www.uhasselt.be/" text:style-name="Internet_20_link" text:visited-style-name="Visited_20_Internet_20_Link"><text:span text:style-name="Internet_20_link">http://www.uhasselt.be</text:span></text:a>), 1 dossier de promotion interne évalué. Dans le cadre d’une procédure de promotion interne (passage de professeur associé à professeur à plein temps) d’un chercheur de l’institut sur la Mobilité (IMOB) de l’Université de Hasselt, j’ai été mandaté par le recteur de l’université pour expertiser le dossier de candidature. J’ai analysé le dossier, et fourni un avis au recteur.</text:p>
        </text:list-item>
      </text:list>
      <text:p text:style-name="P46"/>
      <text:h text:style-name="P12" text:outline-level="2">A5. Liste de mes activités éditoriales entre 2018 et 2021</text:h>
      <text:h text:style-name="Heading_20_3" text:outline-level="3">A5.1. Participations à l’édition de numéro spéciaux de journaux</text:h>
      <text:p text:style-name="Standard_20__28_user_29_">Depuis le début de ma carrière, j’ai été éditeur de <text:span text:style-name="T7">5 numéros spéciaux de journaux internationaux</text:span>, dont <text:span text:style-name="T7">3 entre 2018 et 2021</text:span> :</text:p>
      <text:list xml:id="list1853717648" text:style-name="WWNum20">
        <text:list-item>
          <text:p text:style-name="P126">Editeur du numéro spécial "Future Trends and Transitions in Connected and Autonomous Transportation" du journal Frontiers 2020-2021. Mes co-éditeurs sont A. Yasar (Hasselt University, Belgique), H. Malik (Marshall University, USA), F. Outay (Zayed University, UEA).</text:p>
        </text:list-item>
      </text:list>
      <text:p text:style-name="P52"><text:a xlink:type="simple" xlink:href="https://www.frontiersin.org/research-topics/17692/future-trends-and-transitions-in-connected-and-autonomous-transportation" text:style-name="Internet_20_link" text:visited-style-name="Visited_20_Internet_20_Link"><text:span text:style-name="Internet_20_link">https://www.frontiersin.org/research-topics/17692/future-trends-and-transitions-in-connected-and-autonomous-transportation</text:span></text:a> <text:s/></text:p>
      <text:list xml:id="list115805232578519" text:continue-numbering="true" text:style-name="WWNum20">
        <text:list-item>
          <text:p text:style-name="P126">Editeur du numéro spécial "Simulated Analysis of Sustainable Intelligent Transportation Solutions" du journal Sustainability 2020-2021, MDPI. Mon co-éditeur est A. Yasar (Hasselt University, Belgique).</text:p>
        </text:list-item>
      </text:list>
      <text:p text:style-name="P53"><text:a xlink:type="simple" xlink:href="https://www.mdpi.com/journal/sustainability/special_issues/Simulated_Analysis_Intelligent_Transportation_Solutions" text:style-name="Internet_20_link" text:visited-style-name="Visited_20_Internet_20_Link"><text:span text:style-name="Internet_20_link">https://www.mdpi.com/journal/sustainability/special_issues/Simulated_Analysis_Intelligent_Transportation_Solutions</text:span></text:a> <text:s text:c="2"/></text:p>
      <text:list xml:id="list115804317025472" text:continue-numbering="true" text:style-name="WWNum20">
        <text:list-item>
          <text:p text:style-name="P126"><text:span text:style-name="T37">Editeur du numéro spécial "Ubiquitous Systems and Pervasive Networks" de l’International Journal of Ubiquitous Systems and Pervasive Networks, 2020. </text:span>Mon co-éditeur est E. SHAKSHUKI (Acadia University, Canada).</text:p>
        </text:list-item>
      </text:list>
      <text:h text:style-name="Heading_20_3" text:outline-level="3">A5.2. Participations à des comités de sélection er relectures de journaux</text:h>
      <text:p text:style-name="Standard_20__28_user_29_">J’ai été membre (reviewer) de <text:span text:style-name="T7">17 comités de sélection entre 2018 et 2021</text:span>. Le <text:bookmark-ref text:reference-format="text" text:ref-name="_Ref94357500">Tableau 5</text:bookmark-ref><text:s/>synthétise mes participations à ces comités et mentionne le nombre d’articles relus par année et par journal.</text:p>
      <text:p text:style-name="Standard_20__28_user_29_"/>
      <text:p text:style-name="caption"><text:bookmark-start text:name="_Ref94357500"/>Tableau <text:sequence text:ref-name="refTable4" text:name="Table" text:formula="ooow:Table+1" style:num-format="1">5</text:sequence><text:bookmark-end text:name="_Ref94357500"/><text:s/>Synthèse des participations à des comités de sélection de journaux entre 2018 et 2021</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style-name="Tableau14.1">
            <table:table-cell table:style-name="Tableau14.A1" office:value-type="string">
              <text:p text:style-name="P56">Journaux</text:p>
            </table:table-cell>
            <table:table-cell table:style-name="Tableau14.A1" office:value-type="string">
              <text:p text:style-name="P56">2018</text:p>
            </table:table-cell>
            <table:table-cell table:style-name="Tableau14.A1" office:value-type="string">
              <text:p text:style-name="P56">2019</text:p>
            </table:table-cell>
            <table:table-cell table:style-name="Tableau14.D1" office:value-type="string">
              <text:p text:style-name="P56">2020</text:p>
            </table:table-cell>
            <table:table-cell table:style-name="Tableau14.D1" office:value-type="string">
              <text:p text:style-name="P56">2021</text:p>
            </table:table-cell>
          </table:table-row>
        </table:table-header-rows>
        <table:table-row table:style-name="Tableau14.1">
          <table:table-cell table:style-name="Tableau14.A2" office:value-type="string">
            <text:p text:style-name="P7"><text:span text:style-name="Internet_20_link"><text:span text:style-name="T55">Engineering Applications of Artificial Intelligence (EAAI)</text:span></text:span></text:p>
            <text:p text:style-name="P7"><text:a xlink:type="simple" xlink:href="https://www.journals.elsevier.com/engineering-applications-of-artificial-intelligence" text:style-name="Internet_20_link" text:visited-style-name="Visited_20_Internet_20_Link"><text:span text:style-name="Internet_20_link"><text:span text:style-name="T30">https://www.journals.elsevier.com/engineering-applications-of-artificial-intelligence</text:span></text:span></text:a><text:span text:style-name="T30"> </text:span></text:p>
          </table:table-cell>
          <table:table-cell table:style-name="Tableau14.B2" office:value-type="string">
            <text:p text:style-name="P59"/>
          </table:table-cell>
          <table:table-cell table:style-name="Tableau14.C2" office:value-type="string">
            <text:p text:style-name="P59"/>
          </table:table-cell>
          <table:table-cell table:style-name="Tableau14.D2" office:value-type="string">
            <text:p text:style-name="P59">3</text:p>
          </table:table-cell>
          <table:table-cell table:style-name="Tableau14.D2" office:value-type="string">
            <text:p text:style-name="P59">2</text:p>
          </table:table-cell>
        </table:table-row>
        <table:table-row table:style-name="Tableau14.1">
          <table:table-cell table:style-name="Tableau14.A3" office:value-type="string">
            <text:p text:style-name="P37">Autonomous Agents and Multi-Agent Systems (JAAMAS)</text:p>
            <text:p text:style-name="P10"><text:a xlink:type="simple" xlink:href="https://www.springer.com/journal/10458" text:style-name="Internet_20_link" text:visited-style-name="Visited_20_Internet_20_Link"><text:span text:style-name="Internet_20_link"><text:span text:style-name="T30">https://www.springer.com/journal/10458</text:span></text:span></text:a><text:span text:style-name="T30"> </text:span></text:p>
          </table:table-cell>
          <table:table-cell table:style-name="Tableau14.B3" office:value-type="string">
            <text:p text:style-name="P59"/>
          </table:table-cell>
          <table:table-cell table:style-name="Tableau14.C3" office:value-type="string">
            <text:p text:style-name="P59"/>
          </table:table-cell>
          <table:table-cell table:style-name="Tableau14.D2" office:value-type="string">
            <text:p text:style-name="P59">1</text:p>
          </table:table-cell>
          <table:table-cell table:style-name="Tableau14.E3" office:value-type="string">
            <text:p text:style-name="P31"/>
          </table:table-cell>
        </table:table-row>
        <table:table-row table:style-name="Tableau14.1">
          <table:table-cell table:style-name="Tableau14.A4" office:value-type="string">
            <text:p text:style-name="P7"><text:span text:style-name="Internet_20_link"><text:span text:style-name="T55">Ubiquitous Systems and Pervasive Networks (JUSPN)</text:span></text:span></text:p>
            <text:p text:style-name="P7"><text:a xlink:type="simple" xlink:href="http://iasks.org/juspn" text:style-name="Internet_20_link" text:visited-style-name="Visited_20_Internet_20_Link"><text:span text:style-name="Internet_20_link"><text:span text:style-name="T30">http://iasks.org/juspn</text:span></text:span></text:a><text:span text:style-name="T30"> </text:span></text:p>
          </table:table-cell>
          <table:table-cell table:style-name="Tableau14.B4" office:value-type="string">
            <text:p text:style-name="P59"/>
          </table:table-cell>
          <table:table-cell table:style-name="Tableau14.C4" office:value-type="string">
            <text:p text:style-name="P59">1</text:p>
          </table:table-cell>
          <table:table-cell table:style-name="Tableau14.D2" office:value-type="string">
            <text:p text:style-name="P60"><text:tab/><text:tab/>1</text:p>
          </table:table-cell>
          <table:table-cell table:style-name="Tableau14.D2" office:value-type="string">
            <text:p text:style-name="P59">1</text:p>
          </table:table-cell>
        </table:table-row>
        <table:table-row table:style-name="Tableau14.1">
          <table:table-cell table:style-name="Tableau14.A5" office:value-type="string">
            <text:p text:style-name="P7"><text:span text:style-name="Internet_20_link"><text:span text:style-name="T55">Simulation Modelling Practice and Theory (SIMPAT)</text:span></text:span></text:p>
            <text:p text:style-name="P7"><text:a xlink:type="simple" xlink:href="https://ees.elsevier.com/simpat/" text:style-name="Internet_20_link" text:visited-style-name="Visited_20_Internet_20_Link"><text:span text:style-name="Internet_20_link"><text:span text:style-name="T30">https://ees.elsevier.com/simpat</text:span></text:span></text:a></text:p>
          </table:table-cell>
          <table:table-cell table:style-name="Tableau14.C4" office:value-type="string">
            <text:p text:style-name="P59">1</text:p>
          </table:table-cell>
          <table:table-cell table:style-name="Tableau14.C5" office:value-type="string">
            <text:p text:style-name="P59"/>
          </table:table-cell>
          <table:table-cell table:style-name="Tableau14.D2" office:value-type="string">
            <text:p text:style-name="P59">1</text:p>
          </table:table-cell>
          <table:table-cell table:style-name="Tableau14.D2" office:value-type="string">
            <text:p text:style-name="P59">1</text:p>
          </table:table-cell>
        </table:table-row>
        <table:table-row table:style-name="Tableau14.1">
          <table:table-cell table:style-name="Tableau14.A6" office:value-type="string">
            <text:p text:style-name="P22">ACM Transactions on Autonomous and Adaptive Systems</text:p>
            <text:p text:style-name="P10"><text:a xlink:type="simple" xlink:href="https://dl.acm.org/journal/taas" text:style-name="Internet_20_link" text:visited-style-name="Visited_20_Internet_20_Link"><text:span text:style-name="Internet_20_link"><text:span text:style-name="T28">https://dl.acm.org/journal/taas</text:span></text:span></text:a><text:span text:style-name="T28"> </text:span></text:p>
          </table:table-cell>
          <table:table-cell table:style-name="Tableau14.B6" office:value-type="string">
            <text:p text:style-name="P58"/>
          </table:table-cell>
          <table:table-cell table:style-name="Tableau14.C6" office:value-type="string">
            <text:p text:style-name="P58"/>
          </table:table-cell>
          <table:table-cell table:style-name="Tableau14.D2" office:value-type="string">
            <text:p text:style-name="P58">1</text:p>
          </table:table-cell>
          <table:table-cell table:style-name="Tableau14.E3" office:value-type="string">
            <text:p text:style-name="P28"/>
          </table:table-cell>
        </table:table-row>
        <table:table-row table:style-name="Tableau14.1">
          <table:table-cell table:style-name="Tableau14.A7" office:value-type="string">
            <text:p text:style-name="P7"><text:span text:style-name="Internet_20_link"><text:span text:style-name="T55">Transportation Research – Part A (TR-A)</text:span></text:span></text:p>
            <text:p text:style-name="P7"><text:a xlink:type="simple" xlink:href="https://www.journals.elsevier.com/transportation-research-part-a-policy-and-practice" text:style-name="Internet_20_link" text:visited-style-name="Visited_20_Internet_20_Link"><text:span text:style-name="Internet_20_link"><text:span text:style-name="T30">https://www.journals.elsevier.com/transportation-research-part-a-policy-and-practice</text:span></text:span></text:a></text:p>
          </table:table-cell>
          <table:table-cell table:style-name="Tableau14.C4" office:value-type="string">
            <text:p text:style-name="P59">1</text:p>
          </table:table-cell>
          <table:table-cell table:style-name="Tableau14.C7" office:value-type="string">
            <text:p text:style-name="P59"/>
          </table:table-cell>
          <table:table-cell table:style-name="Tableau14.D2" office:value-type="string">
            <text:p text:style-name="P59">2</text:p>
          </table:table-cell>
          <table:table-cell table:style-name="Tableau14.E3" office:value-type="string">
            <text:p text:style-name="P31"/>
          </table:table-cell>
        </table:table-row>
        <table:table-row table:style-name="Tableau14.1">
          <table:table-cell table:style-name="Tableau14.A8" office:value-type="string">
            <text:p text:style-name="P7"><text:span text:style-name="Internet_20_link"><text:span text:style-name="T55">Computing and Digital Systems (IJCDS)</text:span></text:span></text:p>
            <text:p text:style-name="P7"><text:a xlink:type="simple" xlink:href="https://journal.uob.edu.bh/handle/123456789/12" text:style-name="Internet_20_link" text:visited-style-name="Visited_20_Internet_20_Link"><text:span text:style-name="Internet_20_link"><text:span text:style-name="T30">https://journal.uob.edu.bh/handle/123456789/12</text:span></text:span></text:a><text:span text:style-name="T30"> </text:span></text:p>
          </table:table-cell>
          <table:table-cell table:style-name="Tableau14.B8" office:value-type="string">
            <text:p text:style-name="P59"/>
          </table:table-cell>
          <table:table-cell table:style-name="Tableau14.C4" office:value-type="string">
            <text:p text:style-name="P59">3</text:p>
          </table:table-cell>
          <table:table-cell table:style-name="Tableau14.D8" office:value-type="string">
            <text:p text:style-name="P59"/>
          </table:table-cell>
          <table:table-cell table:style-name="Tableau14.E3" office:value-type="string">
            <text:p text:style-name="P31"/>
          </table:table-cell>
        </table:table-row>
        <table:table-row table:style-name="Tableau14.1">
          <table:table-cell table:style-name="Tableau14.A9" office:value-type="string">
            <text:p text:style-name="P7"><text:span text:style-name="Internet_20_link"><text:span text:style-name="T56">IEEE Intelligent Transportation Systems Magazine (ITSM)</text:span></text:span></text:p>
            <text:p text:style-name="P7"><text:a xlink:type="simple" xlink:href="https://www.ieee-itss.org/its-magazine" text:style-name="Internet_20_link" text:visited-style-name="Visited_20_Internet_20_Link"><text:span text:style-name="Internet_20_link"><text:span text:style-name="T28">https://www.ieee-itss.org/its-magazine</text:span></text:span></text:a><text:span text:style-name="T28"> </text:span></text:p>
          </table:table-cell>
          <table:table-cell table:style-name="Tableau14.B9" office:value-type="string">
            <text:p text:style-name="P58"/>
          </table:table-cell>
          <table:table-cell table:style-name="Tableau14.C4" office:value-type="string">
            <text:p text:style-name="P58">1</text:p>
          </table:table-cell>
          <table:table-cell table:style-name="Tableau14.D9" office:value-type="string">
            <text:p text:style-name="P58"/>
          </table:table-cell>
          <table:table-cell table:style-name="Tableau14.E3" office:value-type="string">
            <text:p text:style-name="P28"/>
          </table:table-cell>
        </table:table-row>
        <table:table-row table:style-name="Tableau14.1">
          <table:table-cell table:style-name="Tableau14.A10" office:value-type="string">
            <text:p text:style-name="P7"><text:span text:style-name="Internet_20_link"><text:span text:style-name="T56">Revue d'Intelligence Artificielle</text:span></text:span></text:p>
            <text:p text:style-name="P7"><text:a xlink:type="simple" xlink:href="https://ria.revuesonline.com/" text:style-name="Internet_20_link" text:visited-style-name="Visited_20_Internet_20_Link"><text:span text:style-name="Internet_20_link"><text:span text:style-name="T28">https://ria.revuesonline.com</text:span></text:span></text:a><text:span text:style-name="T28"> </text:span></text:p>
          </table:table-cell>
          <table:table-cell table:style-name="Tableau14.C4" office:value-type="string">
            <text:p text:style-name="P58">1</text:p>
          </table:table-cell>
          <table:table-cell table:style-name="Tableau14.C4" office:value-type="string">
            <text:p text:style-name="P58">1</text:p>
          </table:table-cell>
          <table:table-cell table:style-name="Tableau14.D10" office:value-type="string">
            <text:p text:style-name="P58"/>
          </table:table-cell>
          <table:table-cell table:style-name="Tableau14.E3" office:value-type="string">
            <text:p text:style-name="P28"/>
          </table:table-cell>
        </table:table-row>
        <table:table-row table:style-name="Tableau14.1">
          <table:table-cell table:style-name="Tableau14.A11" office:value-type="string">
            <text:p text:style-name="P8"><text:span text:style-name="Internet_20_link"><text:span text:style-name="T56">IEEE Intelligent Transportation Systems Transactions (ITST)</text:span></text:span></text:p>
            <text:p text:style-name="P8"><text:a xlink:type="simple" xlink:href="https://www.ieee-itss.org/its-transactions" text:style-name="Internet_20_link" text:visited-style-name="Visited_20_Internet_20_Link"><text:span text:style-name="Internet_20_link"><text:span text:style-name="T28">https://www.ieee-itss.org/its-transactions</text:span></text:span></text:a><text:span text:style-name="T28"> </text:span></text:p>
          </table:table-cell>
          <table:table-cell table:style-name="Tableau14.B11" office:value-type="string">
            <text:p text:style-name="P58"/>
          </table:table-cell>
          <table:table-cell table:style-name="Tableau14.C4" office:value-type="string">
            <text:p text:style-name="P58">1</text:p>
          </table:table-cell>
          <table:table-cell table:style-name="Tableau14.D11" office:value-type="string">
            <text:p text:style-name="P58"/>
          </table:table-cell>
          <table:table-cell table:style-name="Tableau14.E3" office:value-type="string">
            <text:p text:style-name="P28"/>
          </table:table-cell>
        </table:table-row>
        <text:soft-page-break/>
        <table:table-row table:style-name="Tableau14.1">
          <table:table-cell table:style-name="Tableau14.A12" office:value-type="string">
            <text:p text:style-name="P7"><text:span text:style-name="Internet_20_link"><text:span text:style-name="T56">IEEE Transactions on Services Computing</text:span></text:span></text:p>
            <text:p text:style-name="P7"><text:a xlink:type="simple" xlink:href="https://www.computer.org/csdl/journal/sc" text:style-name="Internet_20_link" text:visited-style-name="Visited_20_Internet_20_Link"><text:span text:style-name="Internet_20_link"><text:span text:style-name="T28">https://www.computer.org/csdl/journal/sc</text:span></text:span></text:a><text:span text:style-name="T28"> </text:span></text:p>
          </table:table-cell>
          <table:table-cell table:style-name="Tableau14.B12" office:value-type="string">
            <text:p text:style-name="P58"/>
          </table:table-cell>
          <table:table-cell table:style-name="Tableau14.C4" office:value-type="string">
            <text:p text:style-name="P58">1</text:p>
          </table:table-cell>
          <table:table-cell table:style-name="Tableau14.D12" office:value-type="string">
            <text:p text:style-name="P58"/>
          </table:table-cell>
          <table:table-cell table:style-name="Tableau14.E3" office:value-type="string">
            <text:p text:style-name="P28"/>
          </table:table-cell>
        </table:table-row>
        <table:table-row table:style-name="Tableau14.1">
          <table:table-cell table:style-name="Tableau14.A13" office:value-type="string">
            <text:p text:style-name="P7"><text:span text:style-name="Internet_20_link"><text:span text:style-name="T55"><text:s/>Personal and Ubiquitous Computing (PUC)</text:span></text:span></text:p>
            <text:p text:style-name="P7"><text:a xlink:type="simple" xlink:href="https://www.springer.com/journal/779" text:style-name="Internet_20_link" text:visited-style-name="Visited_20_Internet_20_Link"><text:span text:style-name="Internet_20_link"><text:span text:style-name="T30">https://www.springer.com/journal/779</text:span></text:span></text:a><text:span text:style-name="T30"> </text:span></text:p>
          </table:table-cell>
          <table:table-cell table:style-name="Tableau14.C4" office:value-type="string">
            <text:p text:style-name="P59">2</text:p>
          </table:table-cell>
          <table:table-cell table:style-name="Tableau14.C13" office:value-type="string">
            <text:p text:style-name="P59"/>
          </table:table-cell>
          <table:table-cell table:style-name="Tableau14.D13" office:value-type="string">
            <text:p text:style-name="P59"/>
          </table:table-cell>
          <table:table-cell table:style-name="Tableau14.E3" office:value-type="string">
            <text:p text:style-name="P31"/>
          </table:table-cell>
        </table:table-row>
        <table:table-row table:style-name="Tableau14.1">
          <table:table-cell table:style-name="Tableau14.A14" office:value-type="string">
            <text:p text:style-name="P9"><text:span text:style-name="Internet_20_link"><text:span text:style-name="T56">Geo-Information (</text:span></text:span><text:a xlink:type="simple" xlink:href="http://www.mdpi.com/journal/ijgi/" text:style-name="Internet_20_link" text:visited-style-name="Visited_20_Internet_20_Link"><text:span text:style-name="Internet_20_link"><text:span text:style-name="T80">ISPRS</text:span></text:span></text:a><text:span text:style-name="Internet_20_link"><text:span text:style-name="T56">)</text:span></text:span></text:p>
            <text:p text:style-name="P9"><text:a xlink:type="simple" xlink:href="http://www.mdpi.com/journal/ijgi/" text:style-name="Internet_20_link" text:visited-style-name="Visited_20_Internet_20_Link"><text:span text:style-name="Internet_20_link"><text:span text:style-name="T28">http://www.mdpi.com/journal/ijgi/</text:span></text:span></text:a><text:span text:style-name="T28"> </text:span></text:p>
          </table:table-cell>
          <table:table-cell table:style-name="Tableau14.C4" office:value-type="string">
            <text:p text:style-name="P58">1</text:p>
          </table:table-cell>
          <table:table-cell table:style-name="Tableau14.C14" office:value-type="string">
            <text:p text:style-name="P58"/>
          </table:table-cell>
          <table:table-cell table:style-name="Tableau14.D14" office:value-type="string">
            <text:p text:style-name="P58"/>
          </table:table-cell>
          <table:table-cell table:style-name="Tableau14.E3" office:value-type="string">
            <text:p text:style-name="P28"/>
          </table:table-cell>
        </table:table-row>
        <table:table-row table:style-name="Tableau14.1">
          <table:table-cell table:style-name="Tableau14.A15" office:value-type="string">
            <text:p text:style-name="P9"><text:span text:style-name="Internet_20_link"><text:span text:style-name="T56">ETRI Journal</text:span></text:span></text:p>
            <text:p text:style-name="P9"><text:a xlink:type="simple" xlink:href="https://publons.com/in/wiley/?msg_guid=mPkGXoKF2AYLt6GvieX1pEjgvyD" text:style-name="Internet_20_link" text:visited-style-name="Visited_20_Internet_20_Link"><text:span text:style-name="Internet_20_link"><text:span text:style-name="T28">https://publons.com/in/wiley/?msg_guid=mPkGXoKF2AYLt6GvieX1pEjgvyD</text:span></text:span></text:a><text:span text:style-name="T28"> </text:span></text:p>
          </table:table-cell>
          <table:table-cell table:style-name="Tableau14.C4" office:value-type="string">
            <text:p text:style-name="P58">1</text:p>
          </table:table-cell>
          <table:table-cell table:style-name="Tableau14.C15" office:value-type="string">
            <text:p text:style-name="P58"/>
          </table:table-cell>
          <table:table-cell table:style-name="Tableau14.D15" office:value-type="string">
            <text:p text:style-name="P58"/>
          </table:table-cell>
          <table:table-cell table:style-name="Tableau14.E3" office:value-type="string">
            <text:p text:style-name="P28"/>
          </table:table-cell>
        </table:table-row>
        <table:table-row table:style-name="Tableau14.1">
          <table:table-cell table:style-name="Tableau14.A16" office:value-type="string">
            <text:p text:style-name="P9"><text:span text:style-name="Internet_20_link"><text:span text:style-name="T55">Ambient Intelligence and Humanized Computing (AIHC)</text:span></text:span></text:p>
            <text:p text:style-name="P9"><text:a xlink:type="simple" xlink:href="https://www.springer.com/journal/12652" text:style-name="Internet_20_link" text:visited-style-name="Visited_20_Internet_20_Link"><text:span text:style-name="Internet_20_link"><text:span text:style-name="T30">https://www.springer.com/journal/12652</text:span></text:span></text:a><text:span text:style-name="T30"> </text:span></text:p>
          </table:table-cell>
          <table:table-cell table:style-name="Tableau14.C4" office:value-type="string">
            <text:p text:style-name="P59">1</text:p>
          </table:table-cell>
          <table:table-cell table:style-name="Tableau14.C16" office:value-type="string">
            <text:p text:style-name="P59"/>
          </table:table-cell>
          <table:table-cell table:style-name="Tableau14.D16" office:value-type="string">
            <text:p text:style-name="P59"/>
          </table:table-cell>
          <table:table-cell table:style-name="Tableau14.E3" office:value-type="string">
            <text:p text:style-name="P31"/>
          </table:table-cell>
        </table:table-row>
        <table:table-row table:style-name="Tableau14.17">
          <table:table-cell table:style-name="Tableau14.A17" office:value-type="string">
            <text:p text:style-name="P9"><text:span text:style-name="Internet_20_link"><text:span text:style-name="T55">Future Generation Computer Systems (FGCS)</text:span></text:span></text:p>
            <text:p text:style-name="P9"><text:a xlink:type="simple" xlink:href="https://www.journals.elsevier.com/future-generation-computer-systems" text:style-name="Internet_20_link" text:visited-style-name="Visited_20_Internet_20_Link"><text:span text:style-name="Internet_20_link"><text:span text:style-name="T30">https://www.journals.elsevier.com/future-generation-computer-systems</text:span></text:span></text:a><text:span text:style-name="T30"> </text:span></text:p>
          </table:table-cell>
          <table:table-cell table:style-name="Tableau14.B17" office:value-type="string">
            <text:p text:style-name="P59"/>
          </table:table-cell>
          <table:table-cell table:style-name="Tableau14.C17" office:value-type="string">
            <text:p text:style-name="P59"/>
          </table:table-cell>
          <table:table-cell table:style-name="Tableau14.D17" office:value-type="string">
            <text:p text:style-name="P59"/>
          </table:table-cell>
          <table:table-cell table:style-name="Tableau14.D2" office:value-type="string">
            <text:p text:style-name="P59">1</text:p>
          </table:table-cell>
        </table:table-row>
        <table:table-row table:style-name="Tableau14.1">
          <table:table-cell table:style-name="Tableau14.A18" office:value-type="string">
            <text:p text:style-name="P9"><text:span text:style-name="Internet_20_link"><text:span text:style-name="T56">Symmetry</text:span></text:span></text:p>
            <text:p text:style-name="P9"><text:a xlink:type="simple" xlink:href="https://www.mdpi.com/journal/Symmetry" text:style-name="Internet_20_link" text:visited-style-name="Visited_20_Internet_20_Link"><text:span text:style-name="Internet_20_link"><text:span text:style-name="T28">https://www.mdpi.com/journal/Symmetry</text:span></text:span></text:a><text:span text:style-name="Internet_20_link"><text:span text:style-name="T56"> </text:span></text:span></text:p>
          </table:table-cell>
          <table:table-cell table:style-name="Tableau14.B18" office:value-type="string">
            <text:p text:style-name="P58"/>
          </table:table-cell>
          <table:table-cell table:style-name="Tableau14.C18" office:value-type="string">
            <text:p text:style-name="P58"/>
          </table:table-cell>
          <table:table-cell table:style-name="Tableau14.D18" office:value-type="string">
            <text:p text:style-name="P58"/>
          </table:table-cell>
          <table:table-cell table:style-name="Tableau14.E18" office:value-type="string">
            <text:p text:style-name="P59">1</text:p>
          </table:table-cell>
        </table:table-row>
      </table:table>
      <text:h text:style-name="Heading_20_3" text:outline-level="3"><text:bookmark-start text:name="__RefHeading___Toc9271_2816575212"/><text:bookmark-start text:name="_Toc510112989"/><text:bookmark-start text:name="_Toc36809409"/>A5.3. Participations à comités de programme de conférences internationales<text:bookmark-end text:name="__RefHeading___Toc9271_2816575212"/><text:bookmark-end text:name="_Toc510112989"/><text:bookmark-end text:name="_Toc36809409"/></text:h>
      <text:p text:style-name="Standard_20__28_user_29_">J’ai été membre (TPC member) de <text:span text:style-name="T7">33 comités entre 2018 et 2021</text:span>. Le <text:bookmark-ref text:reference-format="text" text:ref-name="_Ref94358334">Tableau 6</text:bookmark-ref><text:s/>synthétise mes participations à ces comités et mentionne le nombre d’articles relus par année et par conférence.</text:p>
      <text:p text:style-name="Standard"/>
      <text:p text:style-name="caption"><text:bookmark-start text:name="_Ref94358334"/>Tableau <text:sequence text:ref-name="refTable5" text:name="Table" text:formula="ooow:Table+1" style:num-format="1">6</text:sequence><text:bookmark-end text:name="_Ref94358334"/><text:s/>Synthèse de mes participations à des comités de programme de conférences internationales et nationales</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header-rows>
          <table:table-row table:style-name="Tableau15.1">
            <table:table-cell table:style-name="Tableau15.A1" office:value-type="string">
              <text:p text:style-name="P56">Conférences</text:p>
            </table:table-cell>
            <table:table-cell table:style-name="Tableau15.A1" office:value-type="string">
              <text:p text:style-name="P56">2018</text:p>
            </table:table-cell>
            <table:table-cell table:style-name="Tableau15.A1" office:value-type="string">
              <text:p text:style-name="P56">2019</text:p>
            </table:table-cell>
            <table:table-cell table:style-name="Tableau15.D1" office:value-type="string">
              <text:p text:style-name="P56">2020</text:p>
            </table:table-cell>
            <table:table-cell table:style-name="Tableau15.D1" office:value-type="string">
              <text:p text:style-name="P56">2021</text:p>
            </table:table-cell>
          </table:table-row>
        </table:table-header-rows>
        <table:table-row table:style-name="Tableau15.1">
          <table:table-cell table:style-name="Tableau15.A2" office:value-type="string">
            <text:p text:style-name="P34">International Conference on Innovation and Intelligence for Informatics, Computing, and Technologies (3ICT)</text:p>
          </table:table-cell>
          <table:table-cell table:style-name="Tableau15.B2" office:value-type="string">
            <text:p text:style-name="P59">1</text:p>
          </table:table-cell>
          <table:table-cell table:style-name="Tableau15.B2" office:value-type="string">
            <text:p text:style-name="P59">1</text:p>
          </table:table-cell>
          <table:table-cell table:style-name="Tableau15.D2" office:value-type="string">
            <text:p text:style-name="P59">1</text:p>
          </table:table-cell>
          <table:table-cell table:style-name="Tableau15.E2" office:value-type="string">
            <text:p text:style-name="P31"/>
          </table:table-cell>
        </table:table-row>
        <table:table-row table:style-name="Tableau15.1">
          <table:table-cell table:style-name="Tableau15.A3" office:value-type="string">
            <text:p text:style-name="P34">International Conference on Autonomous Agents and Multi-Agent Systems (AAMAS)</text:p>
          </table:table-cell>
          <table:table-cell table:style-name="Tableau15.B3" office:value-type="string">
            <text:p text:style-name="P59"/>
          </table:table-cell>
          <table:table-cell table:style-name="Tableau15.C3" office:value-type="string">
            <text:p text:style-name="P59"/>
          </table:table-cell>
          <table:table-cell table:style-name="Tableau15.D2" office:value-type="string">
            <text:p text:style-name="P59">5</text:p>
          </table:table-cell>
          <table:table-cell table:style-name="Tableau15.D2" office:value-type="string">
            <text:p text:style-name="P59">2</text:p>
          </table:table-cell>
        </table:table-row>
        <table:table-row table:style-name="Tableau15.1">
          <table:table-cell table:style-name="Tableau15.A4" office:value-type="string">
            <text:p text:style-name="P34">International Workshop on Agent-based Mobility, Traffic and Transportation Models, Methodologies and Applications (ABMTRANS)</text:p>
          </table:table-cell>
          <table:table-cell table:style-name="Tableau15.B2" office:value-type="string">
            <text:p text:style-name="P59">4</text:p>
          </table:table-cell>
          <table:table-cell table:style-name="Tableau15.B2" office:value-type="string">
            <text:p text:style-name="P59">4</text:p>
          </table:table-cell>
          <table:table-cell table:style-name="Tableau15.D2" office:value-type="string">
            <text:p text:style-name="P59">4</text:p>
          </table:table-cell>
          <table:table-cell table:style-name="Tableau15.D2" office:value-type="string">
            <text:p text:style-name="P59">3</text:p>
          </table:table-cell>
        </table:table-row>
        <table:table-row table:style-name="Tableau15.1">
          <table:table-cell table:style-name="Tableau15.A5" office:value-type="string">
            <text:p text:style-name="P34">International Conference on Ambient Systems, Networks and Technologies (ANT)</text:p>
          </table:table-cell>
          <table:table-cell table:style-name="Tableau15.B2" office:value-type="string">
            <text:p text:style-name="P59">4</text:p>
          </table:table-cell>
          <table:table-cell table:style-name="Tableau15.B2" office:value-type="string">
            <text:p text:style-name="P59">4</text:p>
          </table:table-cell>
          <table:table-cell table:style-name="Tableau15.D2" office:value-type="string">
            <text:p text:style-name="P59">4</text:p>
          </table:table-cell>
          <table:table-cell table:style-name="Tableau15.D2" office:value-type="string">
            <text:p text:style-name="P59">5</text:p>
          </table:table-cell>
        </table:table-row>
        <table:table-row table:style-name="Tableau15.1">
          <table:table-cell table:style-name="Tableau15.A6" office:value-type="string">
            <text:p text:style-name="P38">International Workshop on Blockchain Technologies for Multi-Agent Systems (BCT4MAS)</text:p>
          </table:table-cell>
          <table:table-cell table:style-name="Tableau15.B2" office:value-type="string">
            <text:p text:style-name="P59">1</text:p>
          </table:table-cell>
          <table:table-cell table:style-name="Tableau15.B2" office:value-type="string">
            <text:p text:style-name="P59">1</text:p>
          </table:table-cell>
          <table:table-cell table:style-name="Tableau15.D2" office:value-type="string">
            <text:p text:style-name="P59">1</text:p>
          </table:table-cell>
          <table:table-cell table:style-name="Tableau15.E2" office:value-type="string">
            <text:p text:style-name="P31"/>
          </table:table-cell>
        </table:table-row>
        <table:table-row table:style-name="Tableau15.1">
          <table:table-cell table:style-name="Tableau15.A7" office:value-type="string">
            <text:p text:style-name="P34">International Workshop on Agent-Based Modelling of Urban Systems (ABMUS)</text:p>
          </table:table-cell>
          <table:table-cell table:style-name="Tableau15.B2" office:value-type="string">
            <text:p text:style-name="P59">1</text:p>
          </table:table-cell>
          <table:table-cell table:style-name="Tableau15.B2" office:value-type="string">
            <text:p text:style-name="P59">2</text:p>
          </table:table-cell>
          <table:table-cell table:style-name="Tableau15.D7" office:value-type="string">
            <text:p text:style-name="P59"/>
          </table:table-cell>
          <table:table-cell table:style-name="Tableau15.E2" office:value-type="string">
            <text:p text:style-name="P31"/>
          </table:table-cell>
        </table:table-row>
        <table:table-row table:style-name="Tableau15.1">
          <table:table-cell table:style-name="Tableau15.A8" office:value-type="string">
            <text:p text:style-name="P24">AGERE Workshop</text:p>
          </table:table-cell>
          <table:table-cell table:style-name="Tableau15.B8" office:value-type="string">
            <text:p text:style-name="P58"/>
          </table:table-cell>
          <table:table-cell table:style-name="Tableau15.B2" office:value-type="string">
            <text:p text:style-name="P58">1</text:p>
          </table:table-cell>
          <table:table-cell table:style-name="Tableau15.D8" office:value-type="string">
            <text:p text:style-name="P58"/>
          </table:table-cell>
          <table:table-cell table:style-name="Tableau15.E2" office:value-type="string">
            <text:p text:style-name="P28"/>
          </table:table-cell>
        </table:table-row>
        <table:table-row table:style-name="Tableau15.1">
          <table:table-cell table:style-name="Tableau15.A9" office:value-type="string">
            <text:p text:style-name="P24">Central European Conference on Information and Intelligent Systems (CECIIS)</text:p>
          </table:table-cell>
          <table:table-cell table:style-name="Tableau15.B2" office:value-type="string">
            <text:p text:style-name="P58">2</text:p>
          </table:table-cell>
          <table:table-cell table:style-name="Tableau15.C9" office:value-type="string">
            <text:p text:style-name="P58"/>
          </table:table-cell>
          <table:table-cell table:style-name="Tableau15.D9" office:value-type="string">
            <text:p text:style-name="P58"/>
          </table:table-cell>
          <table:table-cell table:style-name="Tableau15.E2" office:value-type="string">
            <text:p text:style-name="P28"/>
          </table:table-cell>
        </table:table-row>
        <table:table-row table:style-name="Tableau15.1">
          <table:table-cell table:style-name="Tableau15.A10" office:value-type="string">
            <text:p text:style-name="P34">International Workshop on Collaboration of Humans, Agents, Robots, Machines and Sensors (CHARMS)</text:p>
          </table:table-cell>
          <table:table-cell table:style-name="Tableau15.B2" office:value-type="string">
            <text:p text:style-name="P59">2</text:p>
          </table:table-cell>
          <table:table-cell table:style-name="Tableau15.B2" office:value-type="string">
            <text:p text:style-name="P59">2</text:p>
          </table:table-cell>
          <table:table-cell table:style-name="Tableau15.D2" office:value-type="string">
            <text:p text:style-name="P59">1</text:p>
          </table:table-cell>
          <table:table-cell table:style-name="Tableau15.E2" office:value-type="string">
            <text:p text:style-name="P31"/>
          </table:table-cell>
        </table:table-row>
        <table:table-row table:style-name="Tableau15.1">
          <table:table-cell table:style-name="Tableau15.A11" office:value-type="string">
            <text:p text:style-name="P34">International Event on Cyber Physical Production Systems : Theory and Practices (CPPS)</text:p>
          </table:table-cell>
          <table:table-cell table:style-name="Tableau15.B2" office:value-type="string">
            <text:p text:style-name="P59">1</text:p>
          </table:table-cell>
          <table:table-cell table:style-name="Tableau15.C9" office:value-type="string">
            <text:p text:style-name="P59"/>
          </table:table-cell>
          <table:table-cell table:style-name="Tableau15.E2" office:value-type="string">
            <text:p text:style-name="P59"/>
          </table:table-cell>
          <table:table-cell table:style-name="Tableau15.E2" office:value-type="string">
            <text:p text:style-name="P31"/>
          </table:table-cell>
        </table:table-row>
        <table:table-row table:style-name="Tableau15.1">
          <table:table-cell table:style-name="Tableau15.A12" office:value-type="string">
            <text:p text:style-name="P34">International Conference on Emerging Data and Industry 4.0 (EDI-4.0)</text:p>
          </table:table-cell>
          <table:table-cell table:style-name="Tableau15.B12" office:value-type="string">
            <text:p text:style-name="P59"/>
          </table:table-cell>
          <table:table-cell table:style-name="Tableau15.B2" office:value-type="string">
            <text:p text:style-name="P59">2</text:p>
          </table:table-cell>
          <table:table-cell table:style-name="Tableau15.D2" office:value-type="string">
            <text:p text:style-name="P59">1</text:p>
          </table:table-cell>
          <table:table-cell table:style-name="Tableau15.D2" office:value-type="string">
            <text:p text:style-name="P59">1</text:p>
          </table:table-cell>
        </table:table-row>
        <table:table-row table:style-name="Tableau15.1">
          <table:table-cell table:style-name="Tableau15.A13" office:value-type="string">
            <text:p text:style-name="P34">Engineering Multiagent Systems (EMAS)</text:p>
          </table:table-cell>
          <table:table-cell table:style-name="Tableau15.B13" office:value-type="string">
            <text:p text:style-name="P59"/>
          </table:table-cell>
          <table:table-cell table:style-name="Tableau15.C9" office:value-type="string">
            <text:p text:style-name="P59"/>
          </table:table-cell>
          <table:table-cell table:style-name="Tableau15.E2" office:value-type="string">
            <text:p text:style-name="P59"/>
          </table:table-cell>
          <table:table-cell table:style-name="Tableau15.D2" office:value-type="string">
            <text:p text:style-name="P59">2</text:p>
          </table:table-cell>
        </table:table-row>
        <text:soft-page-break/>
        <table:table-row table:style-name="Tableau15.1">
          <table:table-cell table:style-name="Tableau15.A14" office:value-type="string">
            <text:p text:style-name="P34">International Conference on Evaluation of novel approaches to Software Engineering (ENASE)</text:p>
          </table:table-cell>
          <table:table-cell table:style-name="Tableau15.B2" office:value-type="string">
            <text:p text:style-name="P59">4</text:p>
          </table:table-cell>
          <table:table-cell table:style-name="Tableau15.B2" office:value-type="string">
            <text:p text:style-name="P59">4</text:p>
          </table:table-cell>
          <table:table-cell table:style-name="Tableau15.D2" office:value-type="string">
            <text:p text:style-name="P59">4</text:p>
          </table:table-cell>
          <table:table-cell table:style-name="Tableau15.D2" office:value-type="string">
            <text:p text:style-name="P59">2</text:p>
          </table:table-cell>
        </table:table-row>
        <table:table-row table:style-name="Tableau15.1">
          <table:table-cell table:style-name="Tableau15.A15" office:value-type="string">
            <text:p text:style-name="P35">International Conference on Emerging Ubiquitous Systems and Pervasive Networks (EUSPN)</text:p>
          </table:table-cell>
          <table:table-cell table:style-name="Tableau15.B2" office:value-type="string">
            <text:p text:style-name="P59">2</text:p>
          </table:table-cell>
          <table:table-cell table:style-name="Tableau15.B2" office:value-type="string">
            <text:p text:style-name="P59">2</text:p>
          </table:table-cell>
          <table:table-cell table:style-name="Tableau15.D2" office:value-type="string">
            <text:p text:style-name="P59">2</text:p>
          </table:table-cell>
          <table:table-cell table:style-name="Tableau15.E2" office:value-type="string">
            <text:p text:style-name="P31"/>
          </table:table-cell>
        </table:table-row>
        <table:table-row table:style-name="Tableau15.1">
          <table:table-cell table:style-name="Tableau15.A16" office:value-type="string">
            <text:p text:style-name="P34">International Workshop on EXplainable, TRansparent Agent and Multi-Agent Systems (EXTRAMAS)</text:p>
          </table:table-cell>
          <table:table-cell table:style-name="Tableau15.B16" office:value-type="string">
            <text:p text:style-name="P59"/>
          </table:table-cell>
          <table:table-cell table:style-name="Tableau15.B2" office:value-type="string">
            <text:p text:style-name="P59">1</text:p>
          </table:table-cell>
          <table:table-cell table:style-name="Tableau15.D2" office:value-type="string">
            <text:p text:style-name="P59">1</text:p>
          </table:table-cell>
          <table:table-cell table:style-name="Tableau15.D2" office:value-type="string">
            <text:p text:style-name="P59">3</text:p>
          </table:table-cell>
        </table:table-row>
        <table:table-row table:style-name="Tableau15.1">
          <table:table-cell table:style-name="Tableau15.A17" office:value-type="string">
            <text:p text:style-name="P34">French Regional Conference on Complex Systems (FRCSS)</text:p>
          </table:table-cell>
          <table:table-cell table:style-name="Tableau15.B17" office:value-type="string">
            <text:p text:style-name="P59"/>
          </table:table-cell>
          <table:table-cell table:style-name="Tableau15.C9" office:value-type="string">
            <text:p text:style-name="P59"/>
          </table:table-cell>
          <table:table-cell table:style-name="Tableau15.E2" office:value-type="string">
            <text:p text:style-name="P59"/>
          </table:table-cell>
          <table:table-cell table:style-name="Tableau15.D2" office:value-type="string">
            <text:p text:style-name="P59">2</text:p>
          </table:table-cell>
        </table:table-row>
        <table:table-row table:style-name="Tableau15.1">
          <table:table-cell table:style-name="Tableau15.A18" office:value-type="string">
            <text:p text:style-name="P34">International Conference on Future Networks and Communication (FNC)</text:p>
          </table:table-cell>
          <table:table-cell table:style-name="Tableau15.B2" office:value-type="string">
            <text:p text:style-name="P59">1</text:p>
          </table:table-cell>
          <table:table-cell table:style-name="Tableau15.B2" office:value-type="string">
            <text:p text:style-name="P59">1</text:p>
          </table:table-cell>
          <table:table-cell table:style-name="Tableau15.D2" office:value-type="string">
            <text:p text:style-name="P59">1</text:p>
          </table:table-cell>
          <table:table-cell table:style-name="Tableau15.D2" office:value-type="string">
            <text:p text:style-name="P59">1</text:p>
          </table:table-cell>
        </table:table-row>
        <table:table-row table:style-name="Tableau15.1">
          <table:table-cell table:style-name="Tableau15.A19" office:value-type="string">
            <text:p text:style-name="P24">International Conference on Symmetry (ICS)</text:p>
          </table:table-cell>
          <table:table-cell table:style-name="Tableau15.C9" office:value-type="string">
            <text:p text:style-name="P59"/>
          </table:table-cell>
          <table:table-cell table:style-name="Tableau15.B2" office:value-type="string">
            <text:p text:style-name="P58">2</text:p>
          </table:table-cell>
          <table:table-cell table:style-name="Tableau15.E2" office:value-type="string">
            <text:p text:style-name="P59"/>
          </table:table-cell>
          <table:table-cell table:style-name="Tableau15.E2" office:value-type="string">
            <text:p text:style-name="P59"/>
          </table:table-cell>
        </table:table-row>
        <table:table-row table:style-name="Tableau15.1">
          <table:table-cell table:style-name="Tableau15.A20" office:value-type="string">
            <text:p text:style-name="P36">International Conference on Current and Future Trends of Information and Communication Technologies in Healthcare (ICTH)</text:p>
          </table:table-cell>
          <table:table-cell table:style-name="Tableau15.B2" office:value-type="string">
            <text:p text:style-name="P59">1</text:p>
          </table:table-cell>
          <table:table-cell table:style-name="Tableau15.B2" office:value-type="string">
            <text:p text:style-name="P59">1</text:p>
          </table:table-cell>
          <table:table-cell table:style-name="Tableau15.D2" office:value-type="string">
            <text:p text:style-name="P59">1</text:p>
          </table:table-cell>
          <table:table-cell table:style-name="Tableau15.D2" office:value-type="string">
            <text:p text:style-name="P59">1</text:p>
          </table:table-cell>
        </table:table-row>
        <table:table-row table:style-name="Tableau15.1">
          <table:table-cell table:style-name="Tableau15.A21" office:value-type="string">
            <text:p text:style-name="P36">IEEE International Conference on Robotic Computing (IRC)</text:p>
          </table:table-cell>
          <table:table-cell table:style-name="Tableau15.B21" office:value-type="string">
            <text:p text:style-name="P59"/>
          </table:table-cell>
          <table:table-cell table:style-name="Tableau15.B2" office:value-type="string">
            <text:p text:style-name="P59">1</text:p>
          </table:table-cell>
          <table:table-cell table:style-name="Tableau15.D2" office:value-type="string">
            <text:p text:style-name="P59">3</text:p>
          </table:table-cell>
          <table:table-cell table:style-name="Tableau15.D2" office:value-type="string">
            <text:p text:style-name="P59">2</text:p>
          </table:table-cell>
        </table:table-row>
        <table:table-row table:style-name="Tableau15.1">
          <table:table-cell table:style-name="Tableau15.A22" office:value-type="string">
            <text:p text:style-name="P25">Journées Francophones de la Modélisation et de la Simulation (JFMS)</text:p>
          </table:table-cell>
          <table:table-cell table:style-name="Tableau15.B22" office:value-type="string">
            <text:p text:style-name="P58"/>
          </table:table-cell>
          <table:table-cell table:style-name="Tableau15.C9" office:value-type="string">
            <text:p text:style-name="P58"/>
          </table:table-cell>
          <table:table-cell table:style-name="Tableau15.D2" office:value-type="string">
            <text:p text:style-name="P58">1</text:p>
          </table:table-cell>
          <table:table-cell table:style-name="Tableau15.E2" office:value-type="string">
            <text:p text:style-name="P59"/>
          </table:table-cell>
        </table:table-row>
        <table:table-row table:style-name="Tableau15.1">
          <table:table-cell table:style-name="Tableau15.A23" office:value-type="string">
            <text:p text:style-name="P25">Journées Francophones sur les Systèmes Multi-Agents (JFSMA)</text:p>
          </table:table-cell>
          <table:table-cell table:style-name="Tableau15.B2" office:value-type="string">
            <text:p text:style-name="P58">4</text:p>
          </table:table-cell>
          <table:table-cell table:style-name="Tableau15.B2" office:value-type="string">
            <text:p text:style-name="P58">2</text:p>
          </table:table-cell>
          <table:table-cell table:style-name="Tableau15.D2" office:value-type="string">
            <text:p text:style-name="P58">2</text:p>
          </table:table-cell>
          <table:table-cell table:style-name="Tableau15.D2" office:value-type="string">
            <text:p text:style-name="P59">2</text:p>
          </table:table-cell>
        </table:table-row>
        <table:table-row table:style-name="Tableau15.1">
          <table:table-cell table:style-name="Tableau15.A24" office:value-type="string">
            <text:p text:style-name="P25">International Conference on Mobile Services, Resources, and Users (MOBILITY)</text:p>
          </table:table-cell>
          <table:table-cell table:style-name="Tableau15.B2" office:value-type="string">
            <text:p text:style-name="P58">1</text:p>
          </table:table-cell>
          <table:table-cell table:style-name="Tableau15.B2" office:value-type="string">
            <text:p text:style-name="P58">1</text:p>
          </table:table-cell>
          <table:table-cell table:style-name="Tableau15.D24" office:value-type="string">
            <text:p text:style-name="P58"/>
          </table:table-cell>
          <table:table-cell table:style-name="Tableau15.E2" office:value-type="string">
            <text:p text:style-name="P28"/>
          </table:table-cell>
        </table:table-row>
        <table:table-row table:style-name="Tableau15.1">
          <table:table-cell table:style-name="Tableau15.A25" office:value-type="string">
            <text:p text:style-name="P25">International Conference on Modern Intelligent Systems Concepts (MISC)</text:p>
          </table:table-cell>
          <table:table-cell table:style-name="Tableau15.B2" office:value-type="string">
            <text:p text:style-name="P58">4</text:p>
          </table:table-cell>
          <table:table-cell table:style-name="Tableau15.C25" office:value-type="string">
            <text:p text:style-name="P58"/>
          </table:table-cell>
          <table:table-cell table:style-name="Tableau15.D25" office:value-type="string">
            <text:p text:style-name="P58"/>
          </table:table-cell>
          <table:table-cell table:style-name="Tableau15.E2" office:value-type="string">
            <text:p text:style-name="P28"/>
          </table:table-cell>
        </table:table-row>
        <table:table-row table:style-name="Tableau15.1">
          <table:table-cell table:style-name="Tableau15.A26" office:value-type="string">
            <text:p text:style-name="P36">International Conference on Mobile Systems and Pervasive Computing (MobiSPC)</text:p>
          </table:table-cell>
          <table:table-cell table:style-name="Tableau15.C9" office:value-type="string">
            <text:p text:style-name="P59"/>
          </table:table-cell>
          <table:table-cell table:style-name="Tableau15.C26" office:value-type="string">
            <text:p text:style-name="P59"/>
          </table:table-cell>
          <table:table-cell table:style-name="Tableau15.D26" office:value-type="string">
            <text:p text:style-name="P59"/>
          </table:table-cell>
          <table:table-cell table:style-name="Tableau15.D2" office:value-type="string">
            <text:p text:style-name="P59">3</text:p>
          </table:table-cell>
        </table:table-row>
        <table:table-row table:style-name="Tableau15.1">
          <table:table-cell table:style-name="Tableau15.A27" office:value-type="string">
            <text:p text:style-name="P36">M&amp;S of Complexity for Intelligent, Adaptive and Autonomous Systems Symposium (MSCIAAS)</text:p>
          </table:table-cell>
          <table:table-cell table:style-name="Tableau15.B2" office:value-type="string">
            <text:p text:style-name="P59">2</text:p>
          </table:table-cell>
          <table:table-cell table:style-name="Tableau15.C27" office:value-type="string">
            <text:p text:style-name="P59"/>
          </table:table-cell>
          <table:table-cell table:style-name="Tableau15.D27" office:value-type="string">
            <text:p text:style-name="P59"/>
          </table:table-cell>
          <table:table-cell table:style-name="Tableau15.E2" office:value-type="string">
            <text:p text:style-name="P31"/>
          </table:table-cell>
        </table:table-row>
        <table:table-row table:style-name="Tableau15.1">
          <table:table-cell table:style-name="Tableau15.A28" office:value-type="string">
            <text:p text:style-name="P36">International Conference on Practical Applications of Agents and Multi-Agent Systems (PAAMS)</text:p>
          </table:table-cell>
          <table:table-cell table:style-name="Tableau15.C9" office:value-type="string">
            <text:p text:style-name="P59"/>
          </table:table-cell>
          <table:table-cell table:style-name="Tableau15.B2" office:value-type="string">
            <text:p text:style-name="P59">1</text:p>
          </table:table-cell>
          <table:table-cell table:style-name="Tableau15.D2" office:value-type="string">
            <text:p text:style-name="P59">2</text:p>
          </table:table-cell>
          <table:table-cell table:style-name="Tableau15.D2" office:value-type="string">
            <text:p text:style-name="P59">1</text:p>
          </table:table-cell>
        </table:table-row>
        <table:table-row table:style-name="Tableau15.1">
          <table:table-cell table:style-name="Tableau15.A29" office:value-type="string">
            <text:p text:style-name="P36">International Workshop on Real-Time compliant Multi-Agent Systems (RTcMAS)</text:p>
          </table:table-cell>
          <table:table-cell table:style-name="Tableau15.B2" office:value-type="string">
            <text:p text:style-name="P59">1</text:p>
          </table:table-cell>
          <table:table-cell table:style-name="Tableau15.C29" office:value-type="string">
            <text:p text:style-name="P59"/>
          </table:table-cell>
          <table:table-cell table:style-name="Tableau15.D29" office:value-type="string">
            <text:p text:style-name="P59"/>
          </table:table-cell>
          <table:table-cell table:style-name="Tableau15.E2" office:value-type="string">
            <text:p text:style-name="P31"/>
          </table:table-cell>
        </table:table-row>
        <table:table-row table:style-name="Tableau15.1">
          <table:table-cell table:style-name="Tableau15.A30" office:value-type="string">
            <text:p text:style-name="P36">International Conference on Recent Theories and Applications in Transportation and Mobility (RTATM)</text:p>
          </table:table-cell>
          <table:table-cell table:style-name="Tableau15.C9" office:value-type="string">
            <text:p text:style-name="P59"/>
          </table:table-cell>
          <table:table-cell table:style-name="Tableau15.C30" office:value-type="string">
            <text:p text:style-name="P59"/>
          </table:table-cell>
          <table:table-cell table:style-name="Tableau15.D30" office:value-type="string">
            <text:p text:style-name="P59"/>
          </table:table-cell>
          <table:table-cell table:style-name="Tableau15.D2" office:value-type="string">
            <text:p text:style-name="P59">2</text:p>
          </table:table-cell>
        </table:table-row>
        <table:table-row table:style-name="Tableau15.1">
          <table:table-cell table:style-name="Tableau15.A31" office:value-type="string">
            <text:p text:style-name="P25">Summer Simulation Conference (SCSC)</text:p>
          </table:table-cell>
          <table:table-cell table:style-name="Tableau15.B2" office:value-type="string">
            <text:p text:style-name="P58">2</text:p>
          </table:table-cell>
          <table:table-cell table:style-name="Tableau15.C31" office:value-type="string">
            <text:p text:style-name="P58"/>
          </table:table-cell>
          <table:table-cell table:style-name="Tableau15.D31" office:value-type="string">
            <text:p text:style-name="P58"/>
          </table:table-cell>
          <table:table-cell table:style-name="Tableau15.E2" office:value-type="string">
            <text:p text:style-name="P28"/>
          </table:table-cell>
        </table:table-row>
        <table:table-row table:style-name="Tableau15.1">
          <table:table-cell table:style-name="Tableau15.A32" office:value-type="string">
            <text:p text:style-name="P36"><text:s/>International Sustainability and Resilience Conference (SRC)</text:p>
          </table:table-cell>
          <table:table-cell table:style-name="Tableau15.C9" office:value-type="string">
            <text:p text:style-name="P59"/>
          </table:table-cell>
          <table:table-cell table:style-name="Tableau15.C9" office:value-type="string">
            <text:p text:style-name="P59"/>
          </table:table-cell>
          <table:table-cell table:style-name="Tableau15.D2" office:value-type="string">
            <text:p text:style-name="P59">1</text:p>
          </table:table-cell>
          <table:table-cell table:style-name="Tableau15.D2" office:value-type="string">
            <text:p text:style-name="P59">3</text:p>
          </table:table-cell>
        </table:table-row>
        <table:table-row table:style-name="Tableau15.1">
          <table:table-cell table:style-name="Tableau15.A33" office:value-type="string">
            <text:p text:style-name="P25">International Conference on Mobile Ubiquitous Computing, Systems, Services and Technologies (UBICOMM)</text:p>
          </table:table-cell>
          <table:table-cell table:style-name="Tableau15.C9" office:value-type="string">
            <text:p text:style-name="P59"/>
          </table:table-cell>
          <table:table-cell table:style-name="Tableau15.C9" office:value-type="string">
            <text:p text:style-name="P59"/>
          </table:table-cell>
          <table:table-cell table:style-name="Tableau15.D2" office:value-type="string">
            <text:p text:style-name="P58">1</text:p>
          </table:table-cell>
          <table:table-cell table:style-name="Tableau15.E2" office:value-type="string">
            <text:p text:style-name="P31"/>
          </table:table-cell>
        </table:table-row>
        <table:table-row table:style-name="Tableau15.1">
          <table:table-cell table:style-name="Tableau15.A34" office:value-type="string">
            <text:p text:style-name="P25">Winter Simulation Conference (WSC)</text:p>
          </table:table-cell>
          <table:table-cell table:style-name="Tableau15.B2" office:value-type="string">
            <text:p text:style-name="P58">2</text:p>
          </table:table-cell>
          <table:table-cell table:style-name="Tableau15.C9" office:value-type="string">
            <text:p text:style-name="P59"/>
          </table:table-cell>
          <table:table-cell table:style-name="Tableau15.E2" office:value-type="string">
            <text:p text:style-name="P59"/>
          </table:table-cell>
          <table:table-cell table:style-name="Tableau15.E2" office:value-type="string">
            <text:p text:style-name="P31"/>
          </table:table-cell>
        </table:table-row>
      </table:table>
      <text:p text:style-name="P47"><text:span text:style-name="Internet_20_link"><text:span text:style-name="T58"/></text:span></text:p>
      <text:p text:style-name="P47"><text:span text:style-name="Internet_20_link"><text:span text:style-name="T58"/></text:span></text:p>
      <text:h text:style-name="P63" text:outline-level="2">A6. Distinction « High Level Talent » de Shanghai</text:h>
      <text:p text:style-name="Standard_20__28_user_29_"><text:span text:style-name="T37">Le 21 août 2019, j’ai été certifié « High Level Talent (category A) » dans le cadre du programme national chinois « Implementation Measures for Foreign Talents R Visa Categories for Foreigners Working in China ». </text:span>J’ai obtenu ma certification auprès de l’Administration des affaires aux experts étrangers de la province de Shanghai. Le document ci-dessous est une copie de cette certificatio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NewPSMT" svg:font-family="CourierNewPSMT"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tarSymbol" svg:font-family="StarSymbol"/>
    <style:font-face style:name="StarSymbol1" svg:font-family="Star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fr" fo:country="FR" style:letter-kerning="false" style:font-name-asian="DejaVu Sans1" style:font-size-asian="10pt" style:language-asian="fr" style:country-asian="FR"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fr" fo:country="FR" style:letter-kerning="false" style:font-name-asian="DejaVu Sans1" style:font-size-asian="10pt" style:language-asian="fr" style:country-asian="FR"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font-name="Times New Roman" fo:font-family="'Times New Roman'" style:font-family-generic="roman" style:font-pitch="variable"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0.494cm" fo:text-align="justify" style:justify-single-word="false"/>
      <style:text-properties style:font-name="Arial" fo:font-family="Arial" style:font-family-generic="roman" style:font-pitch="variable" fo:font-size="9pt" fo:letter-spacing="-0.002cm" style:font-size-asian="9pt" style:font-name-complex="Arial1" style:font-family-complex="Arial" style:font-family-generic-complex="system" style:font-pitch-complex="variable" style:font-size-complex="9pt"/>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0ac2e"/>
      <style:paragraph-properties fo:margin-top="0.42cm" fo:margin-bottom="0.3cm" style:contextual-spacing="false" fo:line-height="0.494cm" fo:background-color="#70ac2e" fo:padding-left="0.141cm" fo:padding-right="0.141cm" fo:padding-top="0.035cm" fo:padding-bottom="0.035cm" fo:border="3pt solid #70ac2e" style:shadow="none" fo:keep-with-next="always"/>
      <style:text-properties fo:font-variant="small-caps" fo:color="#ffffff" loext:opacity="100%" fo:font-size="14pt" fo:font-weight="bold" style:letter-kerning="true"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Title" style:next-style-name="Text_20_body" style:default-outline-level="2" style:list-style-name="" style:class="text">
      <style:paragraph-properties fo:margin-top="0.212cm" fo:margin-bottom="0cm" style:contextual-spacing="false" fo:line-height="0.494cm" fo:text-align="justify" style:justify-single-word="false"/>
      <style:text-properties fo:color="#70ac2e" loext:opacity="100%" fo:font-size="12pt" style:text-underline-style="solid" style:text-underline-width="auto" style:text-underline-color="font-color" fo:font-weight="normal" style:font-size-asian="12pt" style:font-weight-asian="normal" style:font-weight-complex="normal"/>
    </style:style>
    <style:style style:name="Title" style:family="paragraph" style:parent-style-name="Style_20_1" style:next-style-name="Text_20_body" style:class="chapter">
      <style:paragraph-properties fo:margin-top="0.423cm" fo:margin-bottom="0.423cm" style:contextual-spacing="false" fo:text-align="center" style:justify-single-word="false"/>
      <style:text-properties style:font-name="Arial Narrow" fo:font-family="'Arial Narrow'" style:font-family-generic="swiss" style:font-pitch="variable" fo:font-size="16pt" fo:letter-spacing="0.005cm" fo:font-weight="bold" style:font-size-asian="16pt" style:font-weight-asian="bold" style:font-name-complex="Arial Narrow1" style:font-family-complex="'Arial Narrow'"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left="1.75cm" fo:margin-right="0cm" fo:keep-together="always" fo:text-indent="-1.75cm" style:auto-text-indent="false" fo:keep-with-next="always">
        <style:tab-stops>
          <style:tab-stop style:position="1.752cm"/>
        </style:tab-stops>
      </style:paragraph-properties>
      <style:text-properties fo:color="#70ac2e" loext:opacity="100%" fo:font-style="italic" style:text-underline-style="solid" style:text-underline-width="auto" style:text-underline-color="font-color" style:font-name-asian="DejaVu Sans1" style:font-family-asian="'DejaVu Sans'" style:font-family-generic-asian="system" style:font-pitch-asian="variable" style:font-style-asian="italic"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70ac2e" loext:opacity="100%" style:font-name="Cambria" fo:font-family="Cambria" style:font-family-generic="roman" style:font-pitch="variable" fo:font-style="italic" style:font-name-asian="DejaVu Sans1" style:font-family-asian="'DejaVu Sans'" style:font-family-generic-asian="system" style:font-pitch-asian="variable" style:font-style-asian="italic" style:font-name-complex="Mangal" style:font-family-complex="Mangal" style:font-family-generic-complex="system" style:font-pitch-complex="variable" style:font-size-complex="10.5pt" style:font-style-complex="italic" style:font-weight-complex="bold"/>
    </style:style>
    <style:style style:name="caption" style:family="paragraph" style:parent-style-name="Standard">
      <style:paragraph-properties fo:margin-top="0.212cm" fo:margin-bottom="0.212cm" style:contextual-spacing="false" fo:text-align="center" style:justify-single-word="false" fo:keep-with-next="always" text:number-lines="false" text:line-number="0"/>
      <style:text-properties fo:font-style="italic" style:font-style-asian="italic" style:font-name-complex="Lohit Devanagari1" style:font-family-complex="'Lohit Devanagari'" style:font-family-generic-complex="system" style:font-pitch-complex="variable" style:font-style-complex="italic"/>
    </style:style>
    <style:style style:name="Style_20_1" style:display-name="Style 1" style:family="paragraph" style:parent-style-name="Standard">
      <style:paragraph-properties style:line-height-at-least="0.508cm" fo:text-align="justify" style:justify-single-word="false"/>
    </style:style>
    <style:style style:name="Style_20_3" style:display-name="Style 3" style:family="paragraph" style:parent-style-name="Standard">
      <style:paragraph-properties fo:margin-left="1.27cm" fo:margin-right="0cm" fo:line-height="150%" fo:text-indent="-0.635cm" style:auto-text-indent="false">
        <style:tab-stops>
          <style:tab-stop style:position="1.334cm"/>
        </style:tab-stops>
      </style:paragraph-properties>
    </style:style>
    <style:style style:name="Style_20_2" style:display-name="Style 2" style:family="paragraph" style:parent-style-name="Standard">
      <style:paragraph-properties fo:margin-left="1.143cm" fo:margin-right="0cm" style:line-height-at-least="0.508cm" fo:text-indent="0cm" style:auto-text-indent="false"/>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size-asian="12pt" style:font-size-complex="12pt" fo:hyphenate="false" fo:hyphenation-remain-char-count="2" fo:hyphenation-push-char-count="2" loext:hyphenation-no-caps="false"/>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Standard_20__28_user_29_" style:display-name="Standard (user)" style:family="paragraph">
      <style:paragraph-properties fo:margin-top="0cm" fo:margin-bottom="0.212cm" style:contextual-spacing="false" fo:text-align="justify"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Droid Sans" style:font-family-asian="'Droid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fo:margin-top="0.176cm" fo:margin-bottom="0.176cm" style:contextual-spacing="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font-size-complex="10.5pt"/>
    </style:style>
    <style:style style:name="Table_20_Heading" style:display-name="Table Heading" style:family="paragraph" style:parent-style-name="Table_20_Contents" style:class="extra"/>
    <style:style style:name="List_20_Bullet_20_2" style:display-name="List Bullet 2" style:family="paragraph" style:parent-style-name="Standard" style:list-style-name="WWNum1">
      <style:paragraph-properties fo:margin-left="1.134cm" fo:margin-right="0cm" fo:margin-top="0cm" fo:margin-bottom="0cm" style:contextual-spacing="true" fo:orphans="2" fo:widows="2" fo:hyphenation-ladder-count="no-limit" fo:text-indent="0cm" style:auto-text-indent="false">
        <style:tab-stops>
          <style:tab-stop style:position="1.134cm"/>
          <style:tab-stop style:position="1.633cm"/>
        </style:tab-stops>
      </style:paragraph-properties>
      <style:text-properties style:font-name-asian="Times New Roman1" style:font-family-asian="'Times New Roman'" style:font-family-generic-asian="system" style:font-pitch-asian="variable" fo:hyphenate="true" fo:hyphenation-remain-char-count="2" fo:hyphenation-push-char-count="2" loext:hyphenation-no-caps="false"/>
    </style:style>
    <style:style style:name="List_20_Bullet" style:display-name="List Bullet" style:family="paragraph" style:parent-style-name="Standard" style:list-style-name="WWNum14">
      <style:paragraph-properties fo:margin-top="0cm" fo:margin-bottom="0cm" style:contextual-spacing="true"/>
    </style:style>
    <style:style style:name="List_20_Bullet_20_3" style:display-name="List Bullet 3" style:family="paragraph" style:parent-style-name="Standard" style:list-style-name="WWNum15">
      <style:paragraph-properties fo:margin-top="0cm" fo:margin-bottom="0cm" style:contextual-spacing="tru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align="justify" style:justify-single-word="false" fo:orphans="2" fo:widows="2" fo:text-indent="0cm" style:auto-text-indent="false"/>
      <style:text-properties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style:font-size-asian="12pt" style:font-size-complex="12pt"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aire_20_Car" style:display-name="Commentaire Car" style:family="text" style:parent-style-name="Default_20_Paragraph_20_Font" loext:linked-style-name="annotation_20_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3_20_Car" style:display-name="Titre 3 Car" style:family="text" style:parent-style-name="Default_20_Paragraph_20_Font">
      <style:text-properties fo:color="#70ac2e" loext:opacity="100%" style:font-name="Times New Roman" fo:font-family="'Times New Roman'" style:font-family-generic="roman" style:font-pitch="variable" fo:font-size="12pt" fo:font-style="italic" style:text-underline-style="solid" style:text-underline-width="auto" style:text-underline-color="font-color" style:font-name-asian="DejaVu Sans1" style:font-family-asian="'DejaVu Sans'" style:font-family-generic-asian="system" style:font-pitch-asian="variable" style:font-size-asian="12pt" style:font-style-asian="italic" style:font-name-complex="Mangal" style:font-family-complex="Mangal" style:font-family-generic-complex="system" style:font-pitch-complex="variable" style:font-size-complex="10.5pt" style:font-weight-complex="bold"/>
    </style:style>
    <style:style style:name="Footnote_20_Symbol" style:display-name="Foot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nse_20_Emphasis" style:display-name="Intense Emphasis" style:family="text" style:parent-style-name="Default_20_Paragraph_20_Font">
      <style:text-properties fo:color="#70ac2e" loext:opacity="100%" fo:font-style="italic" fo:font-weight="bold" style:font-style-asian="italic" style:font-weight-asian="bold" style:font-style-complex="italic" style:font-weight-complex="bold"/>
    </style:style>
    <style:style style:name="Definition" style:family="text"/>
    <style:style style:name="Strong_20_Emphasis" style:display-name="Strong Emphasis" style:family="text">
      <style:text-properties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9pt" style:font-size-asian="9pt" style:font-size-complex="9pt"/>
    </style:style>
    <style:style style:name="ListLabel_20_47" style:display-name="ListLabel 4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8" style:display-name="ListLabel 4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9" style:display-name="ListLabel 4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0" style:display-name="ListLabel 50"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1" style:display-name="ListLabel 5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2" style:display-name="ListLabel 5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3" style:display-name="ListLabel 5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4" style:display-name="ListLabel 5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9pt" style:font-size-asian="9pt" style:font-size-complex="9pt"/>
    </style:style>
    <style:style style:name="ListLabel_20_92" style:display-name="ListLabel 9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3" style:display-name="ListLabel 9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4" style:display-name="ListLabel 9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5" style:display-name="ListLabel 95"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6" style:display-name="ListLabel 9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7" style:display-name="ListLabel 9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8" style:display-name="ListLabel 9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9" style:display-name="ListLabel 9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0" style:display-name="ListLabel 100" style:family="text">
      <style:text-properties fo:font-size="9pt" style:font-size-asian="9pt" style:font-size-complex="9pt"/>
    </style:style>
    <style:style style:name="ListLabel_20_101" style:display-name="ListLabel 10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9" style:display-name="ListLabel 109" style:family="text">
      <style:text-properties fo:font-size="9pt" style:font-size-asian="9pt" style:font-size-complex="9pt"/>
    </style:style>
    <style:style style:name="ListLabel_20_110" style:display-name="ListLabel 110"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omplex="Courier New" style:font-family-complex="'Courier New'"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Courier New"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complex="Courier New" style:font-family-complex="'Courier New'" style:font-family-generic-complex="system" style:font-pitch-complex="variable"/>
    </style:style>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Courier New" style:font-family-complex="'Courier New'" style:font-family-generic-complex="system" style:font-pitch-complex="variable"/>
    </style:style>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Courier New" style:font-family-complex="'Courier New'"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Courier New"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omplex="Courier New"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66" style:display-name="ListLabel 166" style:family="text">
      <style:text-properties style:font-name-asian="DejaVu Sans1" style:font-family-asian="'DejaVu Sans'" style:font-family-generic-asian="system" style:font-pitch-asian="variable" style:font-name-complex="CourierNewPSMT" style:font-family-complex="CourierNewPSMT"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omplex="Courier New" style:font-family-complex="'Courier New'"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Courier New" style:font-family-complex="'Courier New'"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style style:name="ListLabel_20_222" style:display-name="ListLabel 222" style:family="text"/>
    <style:style style:name="ListLabel_20_223" style:display-name="ListLabel 223" style:family="text">
      <style:text-properties style:font-name-complex="Courier New" style:font-family-complex="'Courier New'"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Courier New" style:font-family-complex="'Courier New'" style:font-family-generic-complex="system" style:font-pitch-complex="variable"/>
    </style:style>
    <style:style style:name="ListLabel_20_227" style:display-name="ListLabel 227" style:family="text"/>
    <style:style style:name="ListLabel_20_228" style:display-name="ListLabel 228"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29" style:display-name="ListLabel 229" style:family="text">
      <style:text-properties style:font-name-complex="Courier New" style:font-family-complex="'Courier New'" style:font-family-generic-complex="system" style:font-pitch-complex="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complex="Courier New" style:font-family-complex="'Courier New'"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Courier New" style:font-family-complex="'Courier New'" style:font-family-generic-complex="system" style:font-pitch-complex="variable"/>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style style:name="ListLabel_20_255" style:display-name="ListLabel 255"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omplex="Courier New" style:font-family-complex="'Courier New'"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Courier New" style:font-family-complex="'Courier New'" style:font-family-generic-complex="system" style:font-pitch-complex="variable"/>
    </style:style>
    <style:style style:name="ListLabel_20_263" style:display-name="ListLabel 263" style:family="text"/>
    <style:style style:name="ListLabel_20_264" style:display-name="ListLabel 264"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65" style:display-name="ListLabel 265" style:family="text">
      <style:text-properties style:font-name-complex="Courier New" style:font-family-complex="'Courier New'" style:font-family-generic-complex="system" style:font-pitch-complex="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complex="Courier New" style:font-family-complex="'Courier New'"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Courier New" style:font-family-complex="'Courier New'" style:font-family-generic-complex="system" style:font-pitch-complex="variable"/>
    </style:style>
    <style:style style:name="ListLabel_20_272" style:display-name="ListLabel 272" style:family="text"/>
    <style:style style:name="ListLabel_20_273" style:display-name="ListLabel 273"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style style:name="ListLabel_20_282" style:display-name="ListLabel 282"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style style:name="ListLabel_20_291" style:display-name="ListLabel 291"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text-properties style:font-name-complex="Courier New" style:font-family-complex="'Courier New'"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Courier New" style:font-family-complex="'Courier New'" style:font-family-generic-complex="system" style:font-pitch-complex="variable"/>
    </style:style>
    <style:style style:name="ListLabel_20_299" style:display-name="ListLabel 299" style:family="text"/>
    <style:style style:name="ListLabel_20_300" style:display-name="ListLabel 300"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01" style:display-name="ListLabel 301" style:family="text">
      <style:text-properties style:font-name-complex="Courier New" style:font-family-complex="'Courier New'" style:font-family-generic-complex="system" style:font-pitch-complex="variable"/>
    </style:style>
    <style:style style:name="ListLabel_20_302" style:display-name="ListLabel 302" style:family="text"/>
    <style:style style:name="ListLabel_20_303" style:display-name="ListLabel 303" style:family="text"/>
    <style:style style:name="ListLabel_20_304" style:display-name="ListLabel 304" style:family="text">
      <style:text-properties style:font-name-complex="Courier New" style:font-family-complex="'Courier New'"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Courier New" style:font-family-complex="'Courier New'" style:font-family-generic-complex="system" style:font-pitch-complex="variable"/>
    </style:style>
    <style:style style:name="ListLabel_20_308" style:display-name="ListLabel 308" style:family="text"/>
    <style:style style:name="ListLabel_20_309" style:display-name="ListLabel 309"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10" style:display-name="ListLabel 310" style:family="text">
      <style:text-properties style:font-name-complex="Courier New" style:font-family-complex="'Courier New'" style:font-family-generic-complex="system" style:font-pitch-complex="variable"/>
    </style:style>
    <style:style style:name="ListLabel_20_311" style:display-name="ListLabel 311" style:family="text"/>
    <style:style style:name="ListLabel_20_312" style:display-name="ListLabel 312" style:family="text"/>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style style:name="ListLabel_20_318" style:display-name="ListLabel 318"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style style:name="ListLabel_20_321" style:display-name="ListLabel 321" style:family="text"/>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style style:name="ListLabel_20_327" style:display-name="ListLabel 327"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text-properties style:font-name-complex="Courier New" style:font-family-complex="'Courier New'"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Courier New" style:font-family-complex="'Courier New'" style:font-family-generic-complex="system" style:font-pitch-complex="variable"/>
    </style:style>
    <style:style style:name="ListLabel_20_335" style:display-name="ListLabel 335" style:family="text"/>
    <style:style style:name="ListLabel_20_336" style:display-name="ListLabel 336"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37" style:display-name="ListLabel 337" style:family="text">
      <style:text-properties style:font-name-complex="Courier New" style:font-family-complex="'Courier New'" style:font-family-generic-complex="system" style:font-pitch-complex="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complex="Courier New" style:font-family-complex="'Courier New'"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Courier New" style:font-family-complex="'Courier New'" style:font-family-generic-complex="system" style:font-pitch-complex="variable"/>
    </style:style>
    <style:style style:name="ListLabel_20_344" style:display-name="ListLabel 344" style:family="text"/>
    <style:style style:name="ListLabel_20_345" style:display-name="ListLabel 345"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style style:name="ListLabel_20_348" style:display-name="ListLabel 348" style:family="text"/>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style style:name="ListLabel_20_354" style:display-name="ListLabel 354"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style style:name="ListLabel_20_357" style:display-name="ListLabel 357" style:family="text"/>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style style:name="ListLabel_20_363" style:display-name="ListLabel 363"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style style:name="ListLabel_20_366" style:display-name="ListLabel 366" style:family="text"/>
    <style:style style:name="ListLabel_20_367" style:display-name="ListLabel 367" style:family="text">
      <style:text-properties style:font-name-complex="Courier New" style:font-family-complex="'Courier New'"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Courier New" style:font-family-complex="'Courier New'" style:font-family-generic-complex="system" style:font-pitch-complex="variable"/>
    </style:style>
    <style:style style:name="ListLabel_20_371" style:display-name="ListLabel 371" style:family="text"/>
    <style:style style:name="ListLabel_20_372" style:display-name="ListLabel 372" style:family="text">
      <style:text-properties style:font-name-asian="DejaVu Sans1"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73" style:display-name="ListLabel 373" style:family="text">
      <style:text-properties style:font-name-complex="Courier New" style:font-family-complex="'Courier New'" style:font-family-generic-complex="system" style:font-pitch-complex="variable"/>
    </style:style>
    <style:style style:name="ListLabel_20_374" style:display-name="ListLabel 374" style:family="text"/>
    <style:style style:name="ListLabel_20_375" style:display-name="ListLabel 375" style:family="text"/>
    <style:style style:name="ListLabel_20_376" style:display-name="ListLabel 376" style:family="text">
      <style:text-properties style:font-name-complex="Courier New" style:font-family-complex="'Courier New'"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Courier New" style:font-family-complex="'Courier New'" style:font-family-generic-complex="system" style:font-pitch-complex="variable"/>
    </style:style>
    <style:style style:name="ListLabel_20_380" style:display-name="ListLabel 38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651cm" fo:text-indent="-0.572cm" fo:margin-left="1.651cm"/>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CI%1%." style:num-prefix="CI"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AV%1%." style:num-prefix="AV"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COS%1%." style:num-prefix="COS" style:num-suffix="." style:num-format="1">
        <style:list-level-properties text:list-level-position-and-space-mode="label-alignment">
          <style:list-level-label-alignment text:label-followed-by="listtab"/>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J%1%." style:num-prefix="J"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J%1%." style:num-prefix="J" style:num-suffix="." style:num-format="1" text:start-value="29">
        <style:list-level-properties text:list-level-position-and-space-mode="label-alignment">
          <style:list-level-label-alignment text:label-followed-by="listtab"/>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6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8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92" loext:num-list-format="C%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1" loext:num-list-format="CI%1%." style:num-prefix="CI" style:num-suffix="." style:num-format="1" text:start-value="8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0" loext:num-list-format="CN%1%." style:num-prefix="C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2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37" loext:num-list-format="OS%1%." style:num-prefix="OS" style:num-suffix="." style:num-format="1">
        <style:list-level-properties text:list-level-position-and-space-mode="label-alignment">
          <style:list-level-label-alignment text:label-followed-by="listtab"/>
        </style:list-level-properties>
      </text:list-level-style-number>
      <text:list-level-style-number text:level="2" text:style-name="ListLabel_20_2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5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64"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73"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8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9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1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2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2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3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4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54"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63"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7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orphans="2" fo:widows="2"/>
    </style:style>
    <style:style style:name="MP2" style:family="paragraph" style:parent-style-name="Footer">
      <style:paragraph-properties fo:text-align="center" style:justify-single-word="false"/>
    </style:style>
    <style:style style:name="MP3" style:family="paragraph" style:parent-style-name="Standard">
      <style:paragraph-properties fo:keep-together="always" fo:keep-with-next="always">
        <style:tab-stops>
          <style:tab-stop style:position="7.558cm"/>
        </style:tab-stops>
      </style:paragraph-properties>
    </style:style>
    <style:page-layout style:name="Mpm1">
      <style:page-layout-properties fo:page-width="21.001cm" fo:page-height="29.7cm" style:num-format="1" style:print-orientation="portrait" fo:margin-top="0cm" fo:margin-bottom="1.229cm" fo:margin-left="2cm" fo:margin-right="2cm" style:writing-mode="lr-tb" style:layout-grid-color="#c0c0c0" style:layout-grid-lines="15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4</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istration centrale</meta:initial-creator>
    <meta:editing-cycles>23</meta:editing-cycles>
    <meta:print-date>2022-04-01T12:38:00</meta:print-date>
    <meta:creation-date>2022-04-01T12:17:00</meta:creation-date>
    <dc:date>2023-04-09T11:57:34.077101092</dc:date>
    <dc:language>fr-FR</dc:language>
    <meta:editing-duration>PT30M25S</meta:editing-duration>
    <meta:generator>LibreOffice/7.3.7.2$Linux_X86_64 LibreOffice_project/30$Build-2</meta:generator>
    <meta:document-statistic meta:table-count="15" meta:image-count="0" meta:object-count="0" meta:page-count="42" meta:paragraph-count="1490" meta:word-count="17818" meta:character-count="126024" meta:non-whitespace-character-count="109929"/>
    <meta:user-defined meta:name="AppVersion">16.0000</meta:user-defined>
    <meta:user-defined meta:name="Company">Ministere de l'Education Nationa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